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4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47.29mm"/>
    </style:style>
    <style:style style:name="co4" style:family="table-column">
      <style:table-column-properties fo:break-before="auto" style:column-width="12.56mm"/>
    </style:style>
    <style:style style:name="co5" style:family="table-column">
      <style:table-column-properties fo:break-before="auto" style:column-width="9.63mm"/>
    </style:style>
    <style:style style:name="co6" style:family="table-column">
      <style:table-column-properties fo:break-before="auto" style:column-width="14.31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1.56mm"/>
    </style:style>
    <style:style style:name="co9" style:family="table-column">
      <style:table-column-properties fo:break-before="auto" style:column-width="18.4mm"/>
    </style:style>
    <style:style style:name="co10" style:family="table-column">
      <style:table-column-properties fo:break-before="auto" style:column-width="18.1mm"/>
    </style:style>
    <style:style style:name="co11" style:family="table-column">
      <style:table-column-properties fo:break-before="auto" style:column-width="26.86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6.32mm" fo:break-before="auto" style:use-optimal-row-height="false"/>
    </style:style>
    <style:style style:name="ro6" style:family="table-row">
      <style:table-row-properties style:row-height="11.84mm" fo:break-before="auto" style:use-optimal-row-height="fals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18.94mm" fo:break-before="auto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14.73mm" fo:break-before="auto" style:use-optimal-row-height="false"/>
    </style:style>
    <style:style style:name="ro11" style:family="table-row">
      <style:table-row-properties style:row-height="17.89mm" fo:break-before="auto" style:use-optimal-row-height="false"/>
    </style:style>
    <style:style style:name="ro12" style:family="table-row">
      <style:table-row-properties style:row-height="14.2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14.99mm" fo:break-before="auto" style:use-optimal-row-height="false"/>
    </style:style>
    <style:style style:name="ro15" style:family="table-row">
      <style:table-row-properties style:row-height="17.11mm" fo:break-before="auto" style:use-optimal-row-height="false"/>
    </style:style>
    <style:style style:name="ro16" style:family="table-row">
      <style:table-row-properties style:row-height="11.57mm" fo:break-before="auto" style:use-optimal-row-height="false"/>
    </style:style>
    <style:style style:name="ro17" style:family="table-row">
      <style:table-row-properties style:row-height="16.85mm" fo:break-before="auto" style:use-optimal-row-height="false"/>
    </style:style>
    <style:style style:name="ro18" style:family="table-row">
      <style:table-row-properties style:row-height="13.16mm" fo:break-before="auto" style:use-optimal-row-height="false"/>
    </style:style>
    <style:style style:name="ro19" style:family="table-row">
      <style:table-row-properties style:row-height="5.52mm" fo:break-before="auto" style:use-optimal-row-height="false"/>
    </style:style>
    <style:style style:name="ro20" style:family="table-row">
      <style:table-row-properties style:row-height="12.63mm" fo:break-before="auto" style:use-optimal-row-height="false"/>
    </style:style>
    <style:style style:name="ro21" style:family="table-row">
      <style:table-row-properties style:row-height="8.68mm" fo:break-before="auto" style:use-optimal-row-height="false"/>
    </style:style>
    <style:style style:name="ro22" style:family="table-row">
      <style:table-row-properties style:row-height="13.42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4.73mm" fo:break-before="auto" style:use-optimal-row-height="false"/>
    </style:style>
    <style:style style:name="ro26" style:family="table-row">
      <style:table-row-properties style:row-height="5.17mm" fo:break-before="auto" style:use-optimal-row-height="true"/>
    </style:style>
    <style:style style:name="ro27" style:family="table-row">
      <style:table-row-properties style:row-height="8.15mm" fo:break-before="auto" style:use-optimal-row-height="false"/>
    </style:style>
    <style:style style:name="ro28" style:family="table-row">
      <style:table-row-properties style:row-height="11.04mm" fo:break-before="auto" style:use-optimal-row-height="false"/>
    </style:style>
    <style:style style:name="ro29" style:family="table-row">
      <style:table-row-properties style:row-height="7.36mm" fo:break-before="auto" style:use-optimal-row-height="false"/>
    </style:style>
    <style:style style:name="ro30" style:family="table-row">
      <style:table-row-properties style:row-height="15.79mm" fo:break-before="auto" style:use-optimal-row-height="false"/>
    </style:style>
    <style:style style:name="ro31" style:family="table-row">
      <style:table-row-properties style:row-height="9.47mm" fo:break-before="auto" style:use-optimal-row-height="false"/>
    </style:style>
    <style:style style:name="ro32" style:family="table-row">
      <style:table-row-properties style:row-height="14.46mm" fo:break-before="auto" style:use-optimal-row-height="false"/>
    </style:style>
    <style:style style:name="ro33" style:family="table-row">
      <style:table-row-properties style:row-height="6.83mm" fo:break-before="auto" style:use-optimal-row-height="false"/>
    </style:style>
    <style:style style:name="ro34" style:family="table-row">
      <style:table-row-properties style:row-height="5.27mm" fo:break-before="auto" style:use-optimal-row-height="false"/>
    </style:style>
    <style:style style:name="ro35" style:family="table-row">
      <style:table-row-properties style:row-height="7.14mm" fo:break-before="auto" style:use-optimal-row-height="false"/>
    </style:style>
    <style:style style:name="ro36" style:family="table-row">
      <style:table-row-properties style:row-height="7.46mm" fo:break-before="auto" style:use-optimal-row-height="false"/>
    </style:style>
    <style:style style:name="ta1" style:family="table" style:master-page-name="PageStyle_5f_Мат._20_ведомость">
      <style:table-properties table:display="true" style:writing-mode="lr-tb"/>
    </style:style>
    <style:style style:name="ta2" style:family="table" style:master-page-name="PageStyle_5f_Первый_20_лист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wrap" fo:border-left="0.06pt solid #666666" style:direction="ltr" fo:padding="0.71mm" fo:border-right="0.06pt solid #808080" style:rotation-angle="0" style:rotation-align="none" style:shrink-to-fit="false" fo:border-top="0.06pt solid #808080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wrap" fo:border-left="0.06pt solid #666666" style:direction="ltr" fo:padding="0.71mm" fo:border-right="0.06pt solid #808080" style:rotation-angle="0" style:rotation-align="none" style:shrink-to-fit="false" fo:border-top="0.06pt solid #808080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wrap" fo:border-left="0.06pt solid #666666" style:direction="ltr" fo:padding="0.71mm" fo:border-right="0.06pt solid #808080" style:rotation-angle="0" style:rotation-align="none" style:shrink-to-fit="false" fo:border-top="0.06pt solid #80808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border="0.06pt solid #1c1c1c" fo:padding="0.71mm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0.06pt solid #1c1c1c" fo:padding="0.71mm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fo:wrap-option="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="0.06pt solid #1c1c1c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ext-properties style:font-name="Times New Roman" fo:font-size="12pt" style:font-size-asian="12pt" style:font-size-complex="12pt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ext-properties style:text-line-through-style="solid" style:text-line-through-type="single"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8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3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7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0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1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2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80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119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5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8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9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2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5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19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1" style:family="table-cell" style:parent-style-name="Default" style:data-style-name="N121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 style:data-style-name="N119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4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5" style:family="table-cell" style:parent-style-name="Default" style:data-style-name="N119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8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0" style:family="table-cell" style:parent-style-name="Default" style:data-style-name="N120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1" style:family="table-cell" style:parent-style-name="Default" style:data-style-name="N2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3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2">
      <style:table-cell-properties fo:background-color="#ffffff" style:text-align-source="fix" style:repeat-content="false" fo:wrap-option="no-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0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119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5" style:family="table-cell" style:parent-style-name="Default" style:data-style-name="N143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 style:data-style-name="N119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 style:data-style-name="N121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 style:data-style-name="N2">
      <style:table-cell-properties fo:background-color="#ffffff" style:text-align-source="fix" style:repeat-content="false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9" style:family="table-cell" style:parent-style-name="Default" style:data-style-name="N120">
      <style:table-cell-properties fo:background-color="#ffffff" style:text-align-source="fix" style:repeat-content="false" fo:border="0.06pt solid #1c1c1c" fo:padding="0.71mm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20">
      <style:table-cell-properties fo:background-color="#ffffff" style:text-align-source="fix" style:repeat-content="false" fo:border="0.06pt solid #1c1c1c" fo:padding="0.71mm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3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54" style:family="table-cell" style:parent-style-name="Default">
      <style:table-cell-properties style:vertical-align="middl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9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3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7" style:family="table-cell" style:parent-style-name="Default" style:data-style-name="N119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4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3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5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6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3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3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3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3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7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20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2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3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Default" style:data-style-name="N120">
      <style:table-cell-properties fo:background-color="#ffffff" style:text-align-source="fix" style:repeat-content="false" fo:border="0.06pt solid #1c1c1c" fo:padding="0.71mm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6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6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3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0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1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2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3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1pt 1pt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8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21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 style:data-style-name="N121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21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fo:wrap-option="no-wrap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border="0.06pt solid #999999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fo:border="0.06pt solid #999999" fo:padding="0.71mm"/>
      <style:text-properties fo:color="#000000"/>
    </style:style>
    <style:style style:name="ce166" style:family="table-cell" style:parent-style-name="Default">
      <style:table-cell-properties fo:background-color="#ffffff" fo:wrap-option="no-wrap" fo:border="0.06pt solid #999999" fo:padding="0.71mm"/>
      <style:text-properties fo:color="#000000"/>
    </style:style>
    <style:style style:name="ce167" style:family="table-cell" style:parent-style-name="Default">
      <style:table-cell-properties fo:background-color="#ffffff" fo:border="0.06pt solid #999999"/>
      <style:text-properties fo:color="#000000"/>
    </style:style>
    <style:style style:name="ce168" style:family="table-cell" style:parent-style-name="Default">
      <style:table-cell-properties fo:background-color="#ffffff" fo:wrap-option="no-wrap" fo:border="0.06pt solid #999999"/>
      <style:text-properties fo:color="#000000"/>
    </style:style>
    <style:style style:name="ce232" style:family="table-cell" style:parent-style-name="Default">
      <style:table-cell-properties fo:padding="0.71mm"/>
      <style:text-properties style:font-name="Times New Roman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Arial Cyr" style:font-size-complex="24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type="none" style:font-weight-asian="bold" style:font-weight-complex="bold"/>
    </style:style>
    <style:style style:name="T4" style:family="text">
      <style:text-properties style:font-weight-asian="bold" style:font-weight-complex="bold"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font-weight="bold" style:text-line-through-type="none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text-underline-style="none" style:text-underline-color="font-color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style:text-underline-style="none" style:text-underline-color="font-color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text-line-through-type="none" style:font-weight-asian="bold" style:font-weight-complex="bold"/>
    </style:style>
    <style:style style:name="T10" style:family="text">
      <style:text-properties style:font-name="Times New Roman" fo:font-size="12pt" style:text-underline-style="none" style:text-underline-color="font-color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text-line-through-type="none" fo:font-weight="normal" style:font-weight-asian="normal" style:font-weight-complex="normal"/>
    </style:style>
    <style:style style:name="T11" style:family="text">
      <style:text-properties style:font-name="Times New Roman" fo:font-size="12pt" style:text-underline-style="none" style:text-underline-color="font-color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line-through-type="single"/>
    </style:style>
    <style:style style:name="T12" style:family="text">
      <style:text-properties fo:font-weight="normal" style:text-line-through-type="none" style:font-weight-asian="normal" style:font-weight-complex="normal"/>
    </style:style>
    <style:style style:name="T13" style:family="text">
      <style:text-properties fo:font-weight="normal" style:font-weight-asian="normal" style:font-weight-complex="normal" style:text-line-through-type="single"/>
    </style:style>
    <style:style style:name="T1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/>
    </style:style>
    <style:style style:name="T16" style:family="text">
      <style:text-properties style:text-line-through-type="single" fo:text-shadow="none"/>
    </style:style>
    <style:style style:name="T17" style:family="text">
      <style:text-properties fo:text-shadow="none" style:text-line-through-type="none" style:font-weight-asian="bold" style:font-weight-complex="bold"/>
    </style:style>
    <style:style style:name="T18" style:family="text">
      <style:text-properties style:text-position="33% 58%"/>
    </style:style>
    <style:style style:name="T19" style:family="text">
      <style:text-properties style:font-name="Times New Roman" fo:font-weight="normal" style:text-line-through-type="none" style:font-weight-asian="normal" style:font-weight-complex="normal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text-line-through-type="none" style:font-name="Liberation Serif"/>
    </style:style>
    <style:style style:name="T22" style:family="text">
      <style:text-properties style:text-line-through-type="none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Times New Roman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text-position="0% 100%"/>
    </style:style>
    <style:style style:name="T28" style:family="text">
      <style:text-properties style:font-name="Arial Cyr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precision-as-shown="true" table:use-regular-expressions="false"/>
      <table:table table:name="Мат. ведомость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1013" table:default-cell-style-name="Default"/>
        <table:table-header-rows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Код</text:p>
            </table:table-cell>
            <table:table-cell table:style-name="ce183" office:value-type="string" calcext:value-type="string" table:number-columns-spanned="2" table:number-rows-spanned="1">
              <text:p>Масса чист</text:p>
            </table:table-cell>
            <table:covered-table-cell table:style-name="ce183"/>
            <table:table-cell table:style-name="ce115" office:value-type="string" calcext:value-type="string">
              <text:p>Материал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Маршрут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№ </text:p>
            </table:table-cell>
            <table:table-cell table:style-name="ce26" office:value-type="string" calcext:value-type="string">
              <text:p>Обозначение</text:p>
            </table:table-cell>
            <table:table-cell table:style-name="ce26" office:value-type="string" calcext:value-type="string">
              <text:p>Наименование</text:p>
            </table:table-cell>
            <table:table-cell table:style-name="ce26" office:value-type="string" calcext:value-type="string">
              <text:p>Кол-</text:p>
            </table:table-cell>
            <table:table-cell table:style-name="ce10" office:value-type="string" calcext:value-type="string">
              <text:p>един.</text:p>
            </table:table-cell>
            <table:table-cell table:style-name="ce66"/>
            <table:table-cell table:style-name="ce100"/>
            <table:table-cell table:style-name="ce115" office:value-type="string" calcext:value-type="string">
              <text:p>Заготовка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по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стр.</text:p>
            </table:table-cell>
            <table:table-cell table:style-name="ce26" table:number-columns-repeated="2"/>
            <table:table-cell table:style-name="ce26" office:value-type="string" calcext:value-type="string">
              <text:p>во</text:p>
            </table:table-cell>
            <table:table-cell table:style-name="ce10" office:value-type="string" calcext:value-type="string">
              <text:p>вели-</text:p>
            </table:table-cell>
            <table:table-cell table:style-name="ce66" office:value-type="string" calcext:value-type="string">
              <text:p>дет.</text:p>
            </table:table-cell>
            <table:table-cell table:style-name="ce100" office:value-type="string" calcext:value-type="string">
              <text:p>на изд.</text:p>
            </table:table-cell>
            <table:table-cell table:style-name="ce10" office:value-type="string" calcext:value-type="string">
              <text:p>Вид и обозначение <text:s text:c="3"/></text:p>
            </table:table-cell>
            <table:table-cell table:style-name="ce183" office:value-type="string" calcext:value-type="string" table:number-columns-spanned="2" table:number-rows-spanned="1">
              <text:p>норма расхода</text:p>
            </table:table-cell>
            <table:covered-table-cell table:style-name="ce396"/>
            <table:table-cell table:style-name="ce10" office:value-type="string" calcext:value-type="string">
              <text:p>цехам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чин</text:p>
            </table:table-cell>
            <table:table-cell table:style-name="ce66"/>
            <table:table-cell table:style-name="ce100"/>
            <table:table-cell table:style-name="ce10" office:value-type="string" calcext:value-type="string">
              <text:p>Профиль и размеры</text:p>
            </table:table-cell>
            <table:table-cell table:style-name="ce183" office:value-type="string" calcext:value-type="string">
              <text:p>на дет</text:p>
            </table:table-cell>
            <table:table-cell table:style-name="ce396" office:value-type="string" calcext:value-type="string">
              <text:p>на изд</text:p>
            </table:table-cell>
            <table:table-cell table:style-name="ce10"/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</table:table-header-rows>
        <table:table-row table:style-name="ro2">
          <table:table-cell table:style-name="ce11"/>
          <table:table-cell table:style-name="Default" table:number-columns-repeated="4"/>
          <table:table-cell table:style-name="ce67" table:number-columns-repeated="2"/>
          <table:table-cell table:style-name="ce116"/>
          <table:table-cell table:style-name="ce131"/>
          <table:table-cell table:style-name="ce146"/>
          <table:table-cell table:style-name="ce116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8" office:value-type="string" calcext:value-type="string">
            <text:p>884-01-3 СБ</text:p>
          </table:table-cell>
          <table:table-cell table:style-name="ce79" office:value-type="string" calcext:value-type="string">
            <text:p>Система охлаждения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2" calcext:value-type="float">
            <text:p>2</text:p>
          </table:table-cell>
          <table:table-cell table:style-name="ce161" table:number-columns-repeated="1012"/>
          <table:table-cell table:style-name="ce167"/>
        </table:table-row>
        <table:table-row table:style-name="ro3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борочные единицы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Default" table:number-columns-repeated="3"/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–01-3-1</text:p>
          </table:table-cell>
          <table:table-cell table:style-name="ce74" office:value-type="string" calcext:value-type="string">
            <text:p>Блок АВО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2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01-3-3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01-3-4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884-01-3-5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884-01-3-6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884-01-3-7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884-01-3-8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884-01-3-9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884-01-3-10</text:p>
          </table:table-cell>
          <table:table-cell table:style-name="ce74" office:value-type="string" calcext:value-type="string">
            <text:p>Трубопровод DN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884-01-3-11</text:p>
          </table:table-cell>
          <table:table-cell table:style-name="ce74" office:value-type="string" calcext:value-type="string">
            <text:p>Трубопровод DN2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8<text:span text:style-name="T1">84-01-3-12</text:span> <text:span text:style-name="T2">884-3-12</text:span></text:p>
          </table:table-cell>
          <table:table-cell table:style-name="ce74" office:value-type="string" calcext:value-type="string">
            <text:p>Трубопровод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59" office:value-type="string" calcext:value-type="string">
            <text:p>8<text:span text:style-name="T1">84-01-3-12-</text:span>01 <text:span text:style-name="T2">884-3-12-01</text:span></text:p>
          </table:table-cell>
          <table:table-cell table:style-name="ce74" office:value-type="string" calcext:value-type="string">
            <text:p>Трубопровод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59" office:value-type="string" calcext:value-type="string">
            <text:p><text:span text:style-name="T3">8</text:span><text:span text:style-name="T4">84-01-3-13</text:span></text:p>
          </table:table-cell>
          <table:table-cell table:style-name="ce78" office:value-type="string" calcext:value-type="string">
            <text:p>Трубопровод</text:p>
          </table:table-cell>
          <table:table-cell table:style-name="ce119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28" office:value-type="string" calcext:value-type="string">
            <text:p>884-3-13</text:p>
          </table:table-cell>
          <table:table-cell table:style-name="ce79" office:value-type="string" calcext:value-type="string">
            <text:p>Трубопровод 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884-01-3-16</text:p>
          </table:table-cell>
          <table:table-cell table:style-name="ce74" office:value-type="string" calcext:value-type="string">
            <text:p>Опора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884-01-3-17</text:p>
          </table:table-cell>
          <table:table-cell table:style-name="ce74" office:value-type="string" calcext:value-type="string">
            <text:p>Трубопровод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884-01-3-20</text:p>
          </table:table-cell>
          <table:table-cell table:style-name="ce74" office:value-type="string" calcext:value-type="string">
            <text:p>Бак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Стр.</text:p>
          </table:table-cell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table:style-name="ce29"/>
          <table:table-cell table:style-name="ce74" office:value-type="string" calcext:value-type="string">
            <text:p>Отвод 45-57х3,5-12Х18Н10Т ГОСТ 17375-2001 +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6">
          <table:table-cell table:style-name="ce12" office:value-type="float" office:value="23" calcext:value-type="float">
            <text:p>23</text:p>
          </table:table-cell>
          <table:table-cell table:style-name="ce29"/>
          <table:table-cell table:style-name="ce74" office:value-type="string" calcext:value-type="string">
            <text:p>Прокладка А-50-10-ПМБ ГОСТ 15180-86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88" office:value-type="float" office:value="0.026" calcext:value-type="float">
            <text:p>0,0260</text:p>
          </table:table-cell>
          <table:table-cell table:style-name="ce71" office:value-type="float" office:value="0.052" calcext:value-type="float">
            <text:p>0,0520</text:p>
          </table:table-cell>
          <table:table-cell table:style-name="ce155" office:value-type="string" calcext:value-type="string">
            <text:p>Паронит <text:s/>ПМБ-2,0 <text:s/>ГОСТ481-80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76" office:value-type="float" office:value="0.106" calcext:value-type="float">
            <text:p>0,10600</text:p>
          </table:table-cell>
          <table:table-cell table:style-name="ce117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4" calcext:value-type="float">
            <text:p>24</text:p>
          </table:table-cell>
          <table:table-cell table:style-name="ce29"/>
          <table:table-cell table:style-name="ce74" office:value-type="string" calcext:value-type="string">
            <text:p>Прокладка А-50-16-ПМБ ГОСТ15180-86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188" office:value-type="float" office:value="0.026" calcext:value-type="float">
            <text:p>0,0260</text:p>
          </table:table-cell>
          <table:table-cell table:style-name="ce71" office:value-type="float" office:value="0.052" calcext:value-type="float">
            <text:p>0,0520</text:p>
          </table:table-cell>
          <table:table-cell table:style-name="ce155" office:value-type="string" calcext:value-type="string">
            <text:p>Паронит <text:s/>ПМБ-2,0 <text:s/>ГОСТ481-80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76" office:value-type="float" office:value="0.106" calcext:value-type="float">
            <text:p>0,10600</text:p>
          </table:table-cell>
          <table:table-cell table:style-name="ce117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188"/>
          <table:table-cell table:style-name="ce71"/>
          <table:table-cell table:style-name="ce155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6" calcext:value-type="float">
            <text:p>26</text:p>
          </table:table-cell>
          <table:table-cell table:style-name="ce29"/>
          <table:table-cell table:style-name="ce74" office:value-type="string" calcext:value-type="string">
            <text:p>Вентиль запорный «Гранвент» серии KV35, DN50,PN1,6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27" calcext:value-type="float">
            <text:p>27</text:p>
          </table:table-cell>
          <table:table-cell table:style-name="ce29"/>
          <table:table-cell table:style-name="ce74" office:value-type="string" calcext:value-type="string">
            <text:p>Воздухоотводчик автоматический поплавковый VT.502.NH.0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8" calcext:value-type="float">
            <text:p>28</text:p>
          </table:table-cell>
          <table:table-cell table:style-name="ce29"/>
          <table:table-cell table:style-name="ce74" office:value-type="string" calcext:value-type="string">
            <text:p>Клапан обратный CVS0.04.50 DF 03В36241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9" calcext:value-type="float">
            <text:p>29</text:p>
          </table:table-cell>
          <table:table-cell table:style-name="ce29"/>
          <table:table-cell table:style-name="ce74" office:value-type="string" calcext:value-type="string">
            <text:p>Клапан трехходовой смесительный STOUT 2“ KVs4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0" calcext:value-type="float">
            <text:p>30</text:p>
          </table:table-cell>
          <table:table-cell table:style-name="ce29"/>
          <table:table-cell table:style-name="ce74" office:value-type="string" calcext:value-type="string">
            <text:p>Кран шаровой ЗАРДП 050.016.21Р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1" calcext:value-type="float">
            <text:p>31</text:p>
          </table:table-cell>
          <table:table-cell table:style-name="ce29"/>
          <table:table-cell table:style-name="ce74" office:value-type="string" calcext:value-type="string">
            <text:p>Металлорукав РГМ 50-30-0,65м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2" calcext:value-type="float">
            <text:p>32</text:p>
          </table:table-cell>
          <table:table-cell table:style-name="ce29"/>
          <table:table-cell table:style-name="ce74" office:value-type="string" calcext:value-type="string">
            <text:p>Металлорукав РГМ 50-30-0,8м 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3" calcext:value-type="float">
            <text:p>33</text:p>
          </table:table-cell>
          <table:table-cell table:style-name="ce29"/>
          <table:table-cell table:style-name="ce74" office:value-type="string" calcext:value-type="string">
            <text:p>Фильтр сетчатый IS16. F Ду5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Default" table:number-columns-repeated="2"/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4" calcext:value-type="float">
            <text:p>34</text:p>
          </table:table-cell>
          <table:table-cell table:style-name="ce29"/>
          <table:table-cell table:style-name="ce79" office:value-type="string" calcext:value-type="string">
            <text:p>Электронасос 1ЦГ 12,5.50К-4-2-У2</text:p>
          </table:table-cell>
          <table:table-cell table:style-name="ce120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1"/>
          <table:table-cell table:style-name="ce28"/>
          <table:table-cell table:style-name="ce44"/>
          <table:table-cell table:style-name="ce11" table:number-columns-repeated="2"/>
          <table:table-cell table:style-name="ce67" table:number-columns-repeated="2"/>
          <table:table-cell table:style-name="ce116"/>
          <table:table-cell table:style-name="ce131"/>
          <table:table-cell table:style-name="ce146"/>
          <table:table-cell table:style-name="ce11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1 СБ</text:p>
          </table:table-cell>
          <table:table-cell table:style-name="ce44" office:value-type="string" calcext:value-type="string">
            <text:p>Блок АВО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67"/>
          <table:table-cell table:style-name="ce68"/>
          <table:table-cell table:style-name="ce116" office:value-type="string" calcext:value-type="string">
            <text:p>Разный <text:s/></text:p>
          </table:table-cell>
          <table:table-cell table:style-name="ce132"/>
          <table:table-cell table:style-name="ce147"/>
          <table:table-cell table:style-name="ce117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борочные единицы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1-1</text:p>
          </table:table-cell>
          <table:table-cell table:style-name="ce45" office:value-type="string" calcext:value-type="string">
            <text:p>Блок охлаждения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3-1-2</text:p>
          </table:table-cell>
          <table:table-cell table:style-name="ce45" office:value-type="string" calcext:value-type="string">
            <text:p>Колонна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884-3-1-0-0-1</text:p>
          </table:table-cell>
          <table:table-cell table:style-name="ce45" office:value-type="string" calcext:value-type="string">
            <text:p>Платик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1.8" calcext:value-type="float">
            <text:p>1,800</text:p>
          </table:table-cell>
          <table:table-cell table:style-name="ce205" office:value-type="float" office:value="7.2" calcext:value-type="float">
            <text:p>7,200</text:p>
          </table:table-cell>
          <table:table-cell table:style-name="ce117" office:value-type="string" calcext:value-type="string">
            <text:p>Лист Б-ПН-0-10 ГОСТ19903-2015/ <text:s text:c="8"/>345-09Г2С-св-12 ГОСТ19281-2014 <text:s text:c="9"/>141х230/1 эскиз</text:p>
          </table:table-cell>
          <table:table-cell table:style-name="ce247" office:value-type="float" office:value="2.717" calcext:value-type="float">
            <text:p>2,7170</text:p>
          </table:table-cell>
          <table:table-cell table:style-name="ce247" office:value-type="float" office:value="10.868" calcext:value-type="float">
            <text:p>10,8680</text:p>
          </table:table-cell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884-3-1-2-0-2</text:p>
          </table:table-cell>
          <table:table-cell table:style-name="ce45" office:value-type="string" calcext:value-type="string">
            <text:p>Платик <text:s/>+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54" calcext:value-type="float">
            <text:p>0,5400</text:p>
          </table:table-cell>
          <table:table-cell table:style-name="ce68" office:value-type="float" office:value="4.32" calcext:value-type="float">
            <text:p>4,3200</text:p>
          </table:table-cell>
          <table:table-cell table:style-name="ce117" office:value-type="string" calcext:value-type="string">
            <text:p>Лист Б-ПН-0-5 ГОСТ19903-2015/ <text:s text:c="8"/>345-09Г2С-св-12 ГОСТ19281-2014 <text:s text:c="9"/>136х136/1 <text:s text:c="2"/>эскиз</text:p>
          </table:table-cell>
          <table:table-cell table:style-name="ce247" office:value-type="float" office:value="0.73" calcext:value-type="float">
            <text:p>0,7300</text:p>
          </table:table-cell>
          <table:table-cell table:style-name="ce247" office:value-type="float" office:value="5.84" calcext:value-type="float">
            <text:p>5,8400</text:p>
          </table:table-cell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2"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Н533-1-01</text:p>
          </table:table-cell>
          <table:table-cell table:style-name="ce45" office:value-type="string" calcext:value-type="string">
            <text:p>Бобышка 1-М6 -09Г2С 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191" office:value-type="float" office:value="0.02" calcext:value-type="float">
            <text:p>0,02</text:p>
          </table:table-cell>
          <table:table-cell table:style-name="ce238" office:value-type="float" office:value="0.08" calcext:value-type="float">
            <text:p>0,08</text:p>
          </table:table-cell>
          <table:table-cell table:style-name="ce238" office:value-type="string" calcext:value-type="string">
            <text:p>Круг 16-В ГОСТ 2590-2006/ <text:s text:c="25"/>09Г2С ГОСТ 19281-2014 <text:s text:c="21"/>L=45/2 <text:s/></text:p>
          </table:table-cell>
          <table:table-cell table:style-name="ce365" office:value-type="float" office:value="0.037" calcext:value-type="float">
            <text:p>0,037</text:p>
          </table:table-cell>
          <table:table-cell table:style-name="ce366" office:value-type="float" office:value="0.148" calcext:value-type="float">
            <text:p>0,15</text:p>
          </table:table-cell>
          <table:table-cell table:style-name="ce238" office:value-type="string" calcext:value-type="string">
            <text:p>Заг,1,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4" office:value-type="string" calcext:value-type="string">
            <text:p>Стандартные <text:s/>изделия </text:p>
          </table:table-cell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5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45" office:value-type="string" calcext:value-type="string">
            <text:p>Болт 1.1.М20х500 ГОСТ24379.1-20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5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5" calcext:value-type="float">
            <text:p>15</text:p>
          </table:table-cell>
          <table:table-cell table:style-name="ce29"/>
          <table:table-cell table:style-name="ce45" office:value-type="string" calcext:value-type="string">
            <text:p>Винт с шестигранной головкой ГОСТ Р ИСО 4017 М6х16-8.8-Р2L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0593" calcext:value-type="float">
            <text:p>0,0059</text:p>
          </table:table-cell>
          <table:table-cell table:style-name="ce200" office:value-type="float" office:value="0.0236" calcext:value-type="float">
            <text:p>0,0236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6" calcext:value-type="float">
            <text:p>16</text:p>
          </table:table-cell>
          <table:table-cell table:style-name="ce29"/>
          <table:table-cell table:style-name="ce45" office:value-type="string" calcext:value-type="string">
            <text:p>Винт с шестигранной головкой ГОСТ Р ИСО 4017 М12х40-8.8-Р2L <text:s/>+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4978" calcext:value-type="float">
            <text:p>0,0498</text:p>
          </table:table-cell>
          <table:table-cell table:style-name="ce200" office:value-type="float" office:value="0.7968" calcext:value-type="float">
            <text:p>0,7968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8" calcext:value-type="float">
            <text:p>18</text:p>
          </table:table-cell>
          <table:table-cell table:style-name="ce29"/>
          <table:table-cell table:style-name="ce45" office:value-type="string" calcext:value-type="string">
            <text:p>Гайка шестигранная нормальная ГОСТ ISO 4032-М12-8-Р2L <text:s/>+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1567" calcext:value-type="float">
            <text:p>0,0157</text:p>
          </table:table-cell>
          <table:table-cell table:style-name="ce200" office:value-type="float" office:value="0.2512" calcext:value-type="float">
            <text:p>0,2512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0" calcext:value-type="float">
            <text:p>20</text:p>
          </table:table-cell>
          <table:table-cell table:style-name="ce29"/>
          <table:table-cell table:style-name="ce45" office:value-type="string" calcext:value-type="string">
            <text:p>Шайба 6.65Г 019 ГОСТ6402-70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199" office:value-type="float" office:value="0.000376" calcext:value-type="float">
            <text:p>0,00038</text:p>
          </table:table-cell>
          <table:table-cell table:style-name="ce200" office:value-type="float" office:value="0.00152" calcext:value-type="float">
            <text:p>0,0015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1" calcext:value-type="float">
            <text:p>21</text:p>
          </table:table-cell>
          <table:table-cell table:style-name="ce29"/>
          <table:table-cell table:style-name="ce45" office:value-type="string" calcext:value-type="string">
            <text:p>Шайба 12.65Г 019 ГОСТ 6402-70 <text:s/>+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0345" calcext:value-type="float">
            <text:p>0,0035</text:p>
          </table:table-cell>
          <table:table-cell table:style-name="ce200" office:value-type="float" office:value="0.056" calcext:value-type="float">
            <text:p>0,0560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3" calcext:value-type="float">
            <text:p>23</text:p>
          </table:table-cell>
          <table:table-cell table:style-name="ce29"/>
          <table:table-cell table:style-name="ce45" office:value-type="string" calcext:value-type="string">
            <text:p>Шайба С.6.02.019 ГОСТ11371-78 <text:s text:c="2"/>+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0099" calcext:value-type="float">
            <text:p>0,0010</text:p>
          </table:table-cell>
          <table:table-cell table:style-name="ce200" office:value-type="float" office:value="0.008" calcext:value-type="float">
            <text:p>0,0080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4" calcext:value-type="float">
            <text:p>24</text:p>
          </table:table-cell>
          <table:table-cell table:style-name="ce29"/>
          <table:table-cell table:style-name="ce45" office:value-type="string" calcext:value-type="string">
            <text:p>Шайба С.12.02.05 ГОСТ11371-78 <text:s/>+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606" calcext:value-type="float">
            <text:p>0,0061</text:p>
          </table:table-cell>
          <table:table-cell table:style-name="ce200" office:value-type="float" office:value="0.0976" calcext:value-type="float">
            <text:p>0,0976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/>
          <table:table-cell table:style-name="ce200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/>
          <table:table-cell table:style-name="ce29"/>
          <table:table-cell table:style-name="ce44" office:value-type="string" calcext:value-type="string">
            <text:p>Болт 1.1.М20х500 ГОСТ 24379.1-20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1.57" calcext:value-type="float">
            <text:p>1,570</text:p>
          </table:table-cell>
          <table:table-cell table:style-name="ce205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/>
          <table:table-cell table:style-name="ce29" office:value-type="string" calcext:value-type="string">
            <text:p>поз1 </text:p>
          </table:table-cell>
          <table:table-cell table:style-name="ce45" office:value-type="string" calcext:value-type="string">
            <text:p>Шпилька М20х500 ГОСТ 24379.1-2012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198" office:value-type="float" office:value="1.3" calcext:value-type="float">
            <text:p>1,300</text:p>
          </table:table-cell>
          <table:table-cell table:style-name="ce200" office:value-type="float" office:value="5.2" calcext:value-type="float">
            <text:p>5,2000</text:p>
          </table:table-cell>
          <table:table-cell table:style-name="ce117" office:value-type="string" calcext:value-type="string">
            <text:p>Ст3 пс4 ГОСТ 380-2005                         <text:span text:style-name="T7">Ø24 L554/1</text:span></text:p>
          </table:table-cell>
          <table:table-cell table:style-name="ce132" office:value-type="float" office:value="2.036" calcext:value-type="float">
            <text:p>2,0360</text:p>
          </table:table-cell>
          <table:table-cell table:style-name="ce147" office:value-type="float" office:value="8.144" calcext:value-type="float">
            <text:p>8,1440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/>
          <table:table-cell table:style-name="ce29" office:value-type="string" calcext:value-type="string">
            <text:p>поз17</text:p>
          </table:table-cell>
          <table:table-cell table:style-name="ce45" office:value-type="string" calcext:value-type="string">
            <text:p>Шайба М20 ГОСТ 24379.1-2012 <text:s/>+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76" calcext:value-type="float">
            <text:p>0,0760</text:p>
          </table:table-cell>
          <table:table-cell table:style-name="ce200" office:value-type="float" office:value="0.304" calcext:value-type="float">
            <text:p>0,3040</text:p>
          </table:table-cell>
          <table:table-cell table:style-name="ce117" office:value-type="string" calcext:value-type="string">
            <text:p>Ст3сп4 ГОСТ 380-2005                         Лист 8 50х50/<text:span text:style-name="T7">Ø50/1 </text:span></text:p>
          </table:table-cell>
          <table:table-cell table:style-name="ce132" office:value-type="float" office:value="0.192" calcext:value-type="float">
            <text:p>0,1920</text:p>
          </table:table-cell>
          <table:table-cell table:style-name="ce147" office:value-type="float" office:value="0.768" calcext:value-type="float">
            <text:p>0,768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/>
          <table:table-cell table:style-name="ce29" office:value-type="string" calcext:value-type="string">
            <text:p>поз18 </text:p>
          </table:table-cell>
          <table:table-cell table:style-name="ce45" office:value-type="string" calcext:value-type="string">
            <text:p>Гайка <text:s/>М20-6Н.6.05 ГОСТ 5915-70 <text:s/>+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200" office:value-type="float" office:value="0.0714" calcext:value-type="float">
            <text:p>0,0714</text:p>
          </table:table-cell>
          <table:table-cell table:style-name="ce200" office:value-type="float" office:value="0.5712" calcext:value-type="float">
            <text:p>0,5712</text:p>
          </table:table-cell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>
            <draw:frame table:end-cell-address="'Мат. ведомость'.D93" table:end-x="2.29mm" table:end-y="1.65mm" draw:z-index="1" draw:style-name="gr1" draw:text-style-name="P1" svg:width="2mm" svg:height="3.52mm" svg:x="0.29mm" svg:y="4.1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2"/>
          <table:table-cell table:style-name="ce200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9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0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28" office:value-type="string" calcext:value-type="string">
            <text:p>884-01-3-1-1 СБ</text:p>
          </table:table-cell>
          <table:table-cell table:style-name="ce44" office:value-type="string" calcext:value-type="string">
            <text:p>Блок охлаждения</text:p>
          </table:table-cell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91"/>
          <table:table-cell table:style-name="ce23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борочные единицы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9" office:value-type="string" calcext:value-type="string">
            <text:p>879-4-1-5</text:p>
          </table:table-cell>
          <table:table-cell table:style-name="ce65" office:value-type="string" calcext:value-type="string">
            <text:p>Диффузор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9" office:value-type="string" calcext:value-type="string">
            <text:p>879-4-1-6</text:p>
          </table:table-cell>
          <table:table-cell table:style-name="ce65" office:value-type="string" calcext:value-type="string">
            <text:p>Защита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0" office:value-type="string" calcext:value-type="string">
            <text:p>879-4-1-2</text:p>
          </table:table-cell>
          <table:table-cell table:style-name="ce65" office:value-type="string" calcext:value-type="string">
            <text:p>Рама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79-4-1-4</text:p>
          </table:table-cell>
          <table:table-cell table:style-name="ce65" office:value-type="string" calcext:value-type="string">
            <text:p>Опора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65" office:value-type="string" calcext:value-type="string">
            <text:p>879-4-1-0-0-1</text:p>
          </table:table-cell>
          <table:table-cell table:style-name="ce65" office:value-type="string" calcext:value-type="string">
            <text:p>Опора <text:s text:c="2"/>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7.85" calcext:value-type="float">
            <text:p>17,85</text:p>
          </table:table-cell>
          <table:table-cell table:style-name="ce141" office:value-type="float" office:value="19.85" calcext:value-type="float">
            <text:p>19,85</text:p>
          </table:table-cell>
          <table:table-cell table:style-name="ce238" office:value-type="string" calcext:value-type="string">
            <text:p>Лист Б-ПН-0-5 ГОСТ19903-2015/ <text:s text:c="10"/>345-09Г2С-св-14 ГОСТ19281-2014 <text:s text:c="8"/>1283х707/1</text:p>
          </table:table-cell>
          <table:table-cell table:style-name="ce367" office:value-type="float" office:value="36.15" calcext:value-type="float">
            <text:p>36,15</text:p>
          </table:table-cell>
          <table:table-cell table:style-name="ce367" office:value-type="float" office:value="72.3" calcext:value-type="float">
            <text:p>72,3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69" office:value-type="string" calcext:value-type="string">
            <text:p>884-01-3-1-1-1</text:p>
          </table:table-cell>
          <table:table-cell table:style-name="ce65" office:value-type="string" calcext:value-type="string">
            <text:p>Опора                           1278-7х701,5<text:span text:style-name="T7">±0</text:span>,5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7.9" calcext:value-type="float">
            <text:p>17,9</text:p>
          </table:table-cell>
          <table:table-cell table:style-name="ce141" office:value-type="float" office:value="35.8" calcext:value-type="float">
            <text:p>35,8</text:p>
          </table:table-cell>
          <table:table-cell table:style-name="ce238" office:value-type="string" calcext:value-type="string">
            <text:p>Лист Б-ПН-0-5 ГОСТ19903-2015/ <text:s text:c="9"/>345-09Г2С-св-14 ГОСТ19281-2014 <text:s text:c="15"/>1278х701,5/1 </text:p>
          </table:table-cell>
          <table:table-cell table:style-name="ce368" office:value-type="string" calcext:value-type="string">
            <text:p>35,55        0,91 м<text:span text:style-name="T18">2</text:span></text:p>
          </table:table-cell>
          <table:table-cell table:style-name="ce368" office:value-type="string" calcext:value-type="string">
            <text:p>71,1 (1,82 м<text:span text:style-name="T18">2</text:span><text:span text:style-name="T27">)</text:span>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65" office:value-type="string" calcext:value-type="string">
            <text:p>879-4-1-0-0-3</text:p>
          </table:table-cell>
          <table:table-cell table:style-name="ce65" office:value-type="string" calcext:value-type="string">
            <text:p>Платик <text:s text:c="3"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74" calcext:value-type="float">
            <text:p>0,74</text:p>
          </table:table-cell>
          <table:table-cell table:style-name="ce141" office:value-type="float" office:value="2.96" calcext:value-type="float">
            <text:p>2,96</text:p>
          </table:table-cell>
          <table:table-cell table:style-name="ce238" office:value-type="string" calcext:value-type="string">
            <text:p>Лист Б-ПН-0-5 ГОСТ19903-2015/ <text:s text:c="9"/>345-09Г2С-св-14 ГОСТ19281-2014 <text:s text:c="15"/>150х121/1 </text:p>
          </table:table-cell>
          <table:table-cell table:style-name="ce367" office:value-type="float" office:value="0.77" calcext:value-type="float">
            <text:p>0,77</text:p>
          </table:table-cell>
          <table:table-cell table:style-name="ce367" office:value-type="float" office:value="3.08" calcext:value-type="float">
            <text:p>3,0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7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7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65" office:value-type="string" calcext:value-type="string">
            <text:p>Н533-1-01</text:p>
          </table:table-cell>
          <table:table-cell table:style-name="ce65" office:value-type="string" calcext:value-type="string">
            <text:p>Бобышка 1-М6 <text:s/>(09Г2С) +</text:p>
          </table:table-cell>
          <table:table-cell table:style-name="ce121" office:value-type="string" calcext:value-type="string">
            <text:p>2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02" calcext:value-type="float">
            <text:p>0,02</text:p>
          </table:table-cell>
          <table:table-cell table:style-name="ce141" office:value-type="float" office:value="0.44" calcext:value-type="float">
            <text:p>0,44</text:p>
          </table:table-cell>
          <table:table-cell table:style-name="ce238" office:value-type="string" calcext:value-type="string">
            <text:p>Круг 16-В ГОСТ 2590-2006/ <text:s text:c="22"/>09Г2С ГОСТ19281-2014 <text:s text:c="16"/>L45/2 <text:s/></text:p>
          </table:table-cell>
          <table:table-cell table:style-name="ce369" office:value-type="float" office:value="0.037" calcext:value-type="float">
            <text:p>0,037</text:p>
          </table:table-cell>
          <table:table-cell table:style-name="ce369" office:value-type="float" office:value="0.814" calcext:value-type="float">
            <text:p>0,814</text:p>
          </table:table-cell>
          <table:table-cell table:style-name="ce23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тандартные <text:s/>изделия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6х16-8.8-Р2L <text:s/>+</text:p>
          </table:table-cell>
          <table:table-cell table:style-name="ce121" office:value-type="string" calcext:value-type="string">
            <text:p>22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0593" calcext:value-type="float">
            <text:p>0,0059</text:p>
          </table:table-cell>
          <table:table-cell table:style-name="ce308" office:value-type="float" office:value="0.1298" calcext:value-type="float">
            <text:p>0,129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 office:value-type="float" office:value="18" calcext:value-type="float">
            <text:p>18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10х30-8.8-Р2L +</text:p>
          </table:table-cell>
          <table:table-cell table:style-name="ce121" office:value-type="string" calcext:value-type="string">
            <text:p>278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2852" calcext:value-type="float">
            <text:p>0,0285</text:p>
          </table:table-cell>
          <table:table-cell table:style-name="ce308" office:value-type="float" office:value="7.923" calcext:value-type="float">
            <text:p>7,9230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9" calcext:value-type="float">
            <text:p>19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14х35-8.8-Р2L <text:s/>+</text:p>
          </table:table-cell>
          <table:table-cell table:style-name="ce121" office:value-type="string" calcext:value-type="string">
            <text:p>16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652" calcext:value-type="float">
            <text:p>0,0652</text:p>
          </table:table-cell>
          <table:table-cell table:style-name="ce308" office:value-type="float" office:value="1.0432" calcext:value-type="float">
            <text:p>1,0432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0" calcext:value-type="float">
            <text:p>20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16х65-8.8-Р2L <text:s/>+</text:p>
          </table:table-cell>
          <table:table-cell table:style-name="ce121" office:value-type="string" calcext:value-type="string">
            <text:p>16</text:p>
          </table:table-cell>
          <table:table-cell table:style-name="ce141" office:value-type="string" calcext:value-type="string">
            <text:p>кг</text:p>
          </table:table-cell>
          <table:table-cell table:style-name="ce207" office:value-type="float" office:value="0.1373" calcext:value-type="float">
            <text:p>0,1373</text:p>
          </table:table-cell>
          <table:table-cell table:style-name="ce308" office:value-type="float" office:value="2.196" calcext:value-type="float">
            <text:p>2,1960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2" calcext:value-type="float">
            <text:p>22</text:p>
          </table:table-cell>
          <table:table-cell table:style-name="ce65"/>
          <table:table-cell table:style-name="ce65" office:value-type="string" calcext:value-type="string">
            <text:p>Гайка шестигранная нормальная ГОСТ ISO 4032-М10-8-Р2L <text:s/>+</text:p>
          </table:table-cell>
          <table:table-cell table:style-name="ce121" office:value-type="string" calcext:value-type="string">
            <text:p>278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1022" calcext:value-type="float">
            <text:p>0,0102</text:p>
          </table:table-cell>
          <table:table-cell table:style-name="ce308" office:value-type="float" office:value="2.8356" calcext:value-type="float">
            <text:p>2,835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4">
          <table:table-cell table:style-name="ce4" office:value-type="float" office:value="23" calcext:value-type="float">
            <text:p>23</text:p>
          </table:table-cell>
          <table:table-cell table:style-name="ce65"/>
          <table:table-cell table:style-name="ce65" office:value-type="string" calcext:value-type="string">
            <text:p>Гайка шестигранная нормальная ГОСТ ISO 4032-М14-8-Р2L +</text:p>
          </table:table-cell>
          <table:table-cell table:style-name="ce121" office:value-type="string" calcext:value-type="string">
            <text:p>16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253" calcext:value-type="float">
            <text:p>0,0253</text:p>
          </table:table-cell>
          <table:table-cell table:style-name="ce308" office:value-type="float" office:value="0.4048" calcext:value-type="float">
            <text:p>0,404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5">
          <table:table-cell table:style-name="ce4" office:value-type="float" office:value="24" calcext:value-type="float">
            <text:p>24</text:p>
          </table:table-cell>
          <table:table-cell table:style-name="ce65"/>
          <table:table-cell table:style-name="ce65" office:value-type="string" calcext:value-type="string">
            <text:p>Гайка шестигранная нормальная ГОСТ ISO 4032-М16-8-Р2L +</text:p>
          </table:table-cell>
          <table:table-cell table:style-name="ce121" office:value-type="string" calcext:value-type="string">
            <text:p>16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376" calcext:value-type="float">
            <text:p>0,0376</text:p>
          </table:table-cell>
          <table:table-cell table:style-name="ce308" office:value-type="float" office:value="0.6016" calcext:value-type="float">
            <text:p>0,601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6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6">
          <table:table-cell table:style-name="ce4" office:value-type="float" office:value="28" calcext:value-type="float">
            <text:p>28</text:p>
          </table:table-cell>
          <table:table-cell table:style-name="ce65"/>
          <table:table-cell table:style-name="ce65" office:value-type="string" calcext:value-type="string">
            <text:p>Прокладка Б-80-16-ПМБ ГОСТ15180-86 <text:s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209" office:value-type="float" office:value="0.022" calcext:value-type="float">
            <text:p>0,022</text:p>
          </table:table-cell>
          <table:table-cell table:style-name="ce308" office:value-type="float" office:value="0.088" calcext:value-type="float">
            <text:p>0,0880</text:p>
          </table:table-cell>
          <table:table-cell table:style-name="ce238" office:value-type="string" calcext:value-type="string">
            <text:p>Паронит ПМБ-2,0 ГОСТ 481-80</text:p>
          </table:table-cell>
          <table:table-cell table:style-name="ce370" office:value-type="float" office:value="0.0625" calcext:value-type="float">
            <text:p>0,0625</text:p>
          </table:table-cell>
          <table:table-cell table:style-name="ce366" office:value-type="float" office:value="0.25" calcext:value-type="float">
            <text:p>0,25</text:p>
          </table:table-cell>
          <table:table-cell table:style-name="ce238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308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7">
          <table:table-cell table:style-name="ce4" office:value-type="float" office:value="30" calcext:value-type="float">
            <text:p>30</text:p>
          </table:table-cell>
          <table:table-cell table:style-name="ce65"/>
          <table:table-cell table:style-name="ce65" office:value-type="string" calcext:value-type="string">
            <text:p><text:span text:style-name="T8">Фланец </text:span><text:span text:style-name="T9">80 -</text:span><text:span text:style-name="T10">16-11-1-Е-</text:span><text:span text:style-name="T11">09ГIV</text:span><text:span text:style-name="T1">2С-</text:span> <text:span text:style-name="T2">12Х18Н10Т</text:span> ГОСТ33259-2015 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.62" calcext:value-type="float">
            <text:p>1,62</text:p>
          </table:table-cell>
          <table:table-cell table:style-name="ce309" office:value-type="float" office:value="6.48" calcext:value-type="float">
            <text:p>6,48</text:p>
          </table:table-cell>
          <table:table-cell table:style-name="ce238" office:value-type="string" calcext:value-type="string">
            <text:p>Сталь <text:span text:style-name="T1">09Г2С ГОСТ19281-2014</text:span>     12Х18Н10Т            <text:span text:style-name="T5">Ø200 L=58/1 </text:span></text:p>
          </table:table-cell>
          <table:table-cell table:style-name="ce366" office:value-type="float" office:value="17.99" calcext:value-type="float">
            <text:p>17,99</text:p>
          </table:table-cell>
          <table:table-cell table:style-name="ce366" office:value-type="float" office:value="59.2" calcext:value-type="float">
            <text:p>59,2</text:p>
          </table:table-cell>
          <table:table-cell table:style-name="ce238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1" calcext:value-type="float">
            <text:p>31</text:p>
          </table:table-cell>
          <table:table-cell table:style-name="ce65"/>
          <table:table-cell table:style-name="ce65" office:value-type="string" calcext:value-type="string">
            <text:p>Фланец <text:span text:style-name="T6">80</text:span>-16-11-1-F-0<text:span text:style-name="T1">9Г2С-IV</text:span> 1<text:span text:style-name="T2">2Х18Н10Т</text:span> ГОСТ33259-2015 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.62" calcext:value-type="float">
            <text:p>1,62</text:p>
          </table:table-cell>
          <table:table-cell table:style-name="ce310" office:value-type="float" office:value="6.48" calcext:value-type="float">
            <text:p>6,480</text:p>
          </table:table-cell>
          <table:table-cell table:style-name="ce238" office:value-type="string" calcext:value-type="string">
            <text:p>Сталь <text:span text:style-name="T1">09Г2С ГОСТ19281-2014</text:span>  <text:span text:style-name="T6">12Х18Н10Т</text:span>            <text:span text:style-name="T19">Ø200 L58/1 </text:span></text:p>
          </table:table-cell>
          <table:table-cell table:style-name="ce366" office:value-type="float" office:value="17.99" calcext:value-type="float">
            <text:p>17,99</text:p>
          </table:table-cell>
          <table:table-cell table:style-name="ce366" office:value-type="float" office:value="59.2" calcext:value-type="float">
            <text:p>59,2</text:p>
          </table:table-cell>
          <table:table-cell table:style-name="ce238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31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65"/>
          <table:table-cell table:style-name="ce65" office:value-type="string" calcext:value-type="string">
            <text:p>Шайба 6 65Г.019 ГОСТ6402-70 <text:s text:c="2"/>+</text:p>
          </table:table-cell>
          <table:table-cell table:style-name="ce122" office:value-type="string" calcext:value-type="string">
            <text:p>22</text:p>
          </table:table-cell>
          <table:table-cell table:style-name="ce145" office:value-type="string" calcext:value-type="string">
            <text:p>кг</text:p>
          </table:table-cell>
          <table:table-cell table:style-name="ce210" office:value-type="float" office:value="0.000827" calcext:value-type="float">
            <text:p>0,0008</text:p>
          </table:table-cell>
          <table:table-cell table:style-name="ce312" office:value-type="float" office:value="0.0176" calcext:value-type="float">
            <text:p>0,017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65"/>
          <table:table-cell table:style-name="ce65" office:value-type="string" calcext:value-type="string">
            <text:p>Шайба 10 65Г.019 ГОСТ6402-70 +</text:p>
          </table:table-cell>
          <table:table-cell table:style-name="ce122" office:value-type="string" calcext:value-type="string">
            <text:p>278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0298" calcext:value-type="float">
            <text:p>0,0030</text:p>
          </table:table-cell>
          <table:table-cell table:style-name="ce312" office:value-type="float" office:value="0.834" calcext:value-type="float">
            <text:p>0,8340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65"/>
          <table:table-cell table:style-name="ce65" office:value-type="string" calcext:value-type="string">
            <text:p>Шайба 14 65Г.019 ГОСТ6402-70 <text:s/>+</text:p>
          </table:table-cell>
          <table:table-cell table:style-name="ce122" office:value-type="string" calcext:value-type="string">
            <text:p>16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073" calcext:value-type="float">
            <text:p>0,0073</text:p>
          </table:table-cell>
          <table:table-cell table:style-name="ce312" office:value-type="float" office:value="0.1168" calcext:value-type="float">
            <text:p>0,116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65"/>
          <table:table-cell table:style-name="ce65" office:value-type="string" calcext:value-type="string">
            <text:p>Шайба 16 65Г.019 <text:s text:c="11"/>ГОСТ6402-70 <text:s text:c="2"/>+</text:p>
          </table:table-cell>
          <table:table-cell table:style-name="ce122" office:value-type="string" calcext:value-type="string">
            <text:p>16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1056" calcext:value-type="float">
            <text:p>0,0106</text:p>
          </table:table-cell>
          <table:table-cell table:style-name="ce145" office:value-type="float" office:value="0.1696" calcext:value-type="float">
            <text:p>0,17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2"/>
          <table:table-cell table:style-name="ce145"/>
          <table:table-cell table:style-name="ce213"/>
          <table:table-cell table:style-name="ce145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65"/>
          <table:table-cell table:style-name="ce65" office:value-type="string" calcext:value-type="string">
            <text:p>Шайба C6.02.019 ГОСТ11371-78 <text:s/>+</text:p>
          </table:table-cell>
          <table:table-cell table:style-name="ce122" office:value-type="string" calcext:value-type="string">
            <text:p>44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0099" calcext:value-type="float">
            <text:p>0,0010</text:p>
          </table:table-cell>
          <table:table-cell table:style-name="ce313" office:value-type="float" office:value="0.044" calcext:value-type="float">
            <text:p>0,044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65"/>
          <table:table-cell table:style-name="ce65" office:value-type="string" calcext:value-type="string">
            <text:p>Шайба С10.02.019 ГОСТ11371-78 +</text:p>
          </table:table-cell>
          <table:table-cell table:style-name="ce122" office:value-type="string" calcext:value-type="string">
            <text:p>278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0343" calcext:value-type="float">
            <text:p>0,0034</text:p>
          </table:table-cell>
          <table:table-cell table:style-name="ce312" office:value-type="float" office:value="0.9452" calcext:value-type="float">
            <text:p>0,9452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 office:value-type="float" office:value="42" calcext:value-type="float">
            <text:p>42</text:p>
          </table:table-cell>
          <table:table-cell table:style-name="ce65"/>
          <table:table-cell table:style-name="ce65" office:value-type="string" calcext:value-type="string">
            <text:p>Шайба С14.02.019 ГОСТ11371-78 +</text:p>
          </table:table-cell>
          <table:table-cell table:style-name="ce122" office:value-type="string" calcext:value-type="string">
            <text:p>16</text:p>
          </table:table-cell>
          <table:table-cell table:style-name="ce145" office:value-type="string" calcext:value-type="string">
            <text:p>кг</text:p>
          </table:table-cell>
          <table:table-cell table:style-name="ce214" office:value-type="float" office:value="0.00837" calcext:value-type="float">
            <text:p>0,008</text:p>
          </table:table-cell>
          <table:table-cell table:style-name="ce313" office:value-type="float" office:value="0.128" calcext:value-type="float">
            <text:p>0,12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65"/>
          <table:table-cell table:style-name="ce65" office:value-type="string" calcext:value-type="string">
            <text:p>Шайба С16.02.019 ГОСТ11371-78 <text:s/>+</text:p>
          </table:table-cell>
          <table:table-cell table:style-name="ce122" office:value-type="string" calcext:value-type="string">
            <text:p>16</text:p>
          </table:table-cell>
          <table:table-cell table:style-name="ce145" office:value-type="string" calcext:value-type="string">
            <text:p>кг</text:p>
          </table:table-cell>
          <table:table-cell table:style-name="ce211" office:value-type="float" office:value="0.01097" calcext:value-type="float">
            <text:p>0,0110</text:p>
          </table:table-cell>
          <table:table-cell table:style-name="ce313" office:value-type="float" office:value="0.176" calcext:value-type="float">
            <text:p>0,17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314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Прочие изделия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46" calcext:value-type="float">
            <text:p>46</text:p>
          </table:table-cell>
          <table:table-cell table:style-name="ce65"/>
          <table:table-cell table:style-name="ce65" office:value-type="string" calcext:value-type="string">
            <text:p>Вентилятор осевой ВО-06-300-10 2,2 кВт 1000 об/мин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4">
          <table:table-cell table:style-name="ce4" office:value-type="float" office:value="48" calcext:value-type="float">
            <text:p>48</text:p>
          </table:table-cell>
          <table:table-cell table:style-name="ce65"/>
          <table:table-cell table:style-name="ce65" office:value-type="string" calcext:value-type="string">
            <text:p>Ввод кабельный металлический МG-М-32 (КВТ)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65"/>
          <table:table-cell table:style-name="ce65" office:value-type="string" calcext:value-type="string">
            <text:p>Воздухонагреватель ВНВ 123-411-01.22 ТЗ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4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9" office:value-type="string" calcext:value-type="string">
            <text:p>879-4-1-5 СБ</text:p>
          </table:table-cell>
          <table:table-cell table:style-name="ce69" office:value-type="string" calcext:value-type="string">
            <text:p>Диффузор</text:p>
          </table:table-cell>
          <table:table-cell table:style-name="ce123" office:value-type="string" calcext:value-type="string">
            <text:p>2</text:p>
          </table:table-cell>
          <table:table-cell table:style-name="ce148" office:value-type="string" calcext:value-type="string">
            <text:p>кг</text:p>
          </table:table-cell>
          <table:table-cell table:style-name="ce215" office:value-type="float" office:value="70.5" calcext:value-type="float">
            <text:p>70,5</text:p>
          </table:table-cell>
          <table:table-cell table:style-name="ce14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79-4-1-1-0-1</text:p>
          </table:table-cell>
          <table:table-cell table:style-name="ce65" office:value-type="string" calcext:value-type="string">
            <text:p>Сторона <text:s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2.6" calcext:value-type="float">
            <text:p>12,6</text:p>
          </table:table-cell>
          <table:table-cell table:style-name="ce141" office:value-type="float" office:value="5.04" calcext:value-type="float">
            <text:p>5,04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8"/>1629х289/1</text:p>
          </table:table-cell>
          <table:table-cell table:style-name="ce366" office:value-type="float" office:value="15.21" calcext:value-type="float">
            <text:p>15,21</text:p>
          </table:table-cell>
          <table:table-cell table:style-name="ce366" office:value-type="float" office:value="60.84" calcext:value-type="float">
            <text:p>60,8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9" office:value-type="string" calcext:value-type="string">
            <text:p>879-4-1-5-0-2</text:p>
          </table:table-cell>
          <table:table-cell table:style-name="ce65" office:value-type="string" calcext:value-type="string">
            <text:p>Сторона <text:s/>+ 1928х1075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65" calcext:value-type="float">
            <text:p>65</text:p>
          </table:table-cell>
          <table:table-cell table:style-name="ce141" office:value-type="float" office:value="130" calcext:value-type="float">
            <text:p>130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8"/>1933х 1080</text:p>
          </table:table-cell>
          <table:table-cell table:style-name="ce366" office:value-type="float" office:value="66.18" calcext:value-type="float">
            <text:p>66,18</text:p>
          </table:table-cell>
          <table:table-cell table:style-name="ce366" office:value-type="float" office:value="132.36" calcext:value-type="float">
            <text:p>132,36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79-4-1-1-0-3</text:p>
          </table:table-cell>
          <table:table-cell table:style-name="ce65" office:value-type="string" calcext:value-type="string">
            <text:p>Косынка <text:s text:c="2"/>+</text:p>
          </table:table-cell>
          <table:table-cell table:style-name="ce121" office:value-type="string" calcext:value-type="string">
            <text:p>6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3" calcext:value-type="float">
            <text:p>0,3</text:p>
          </table:table-cell>
          <table:table-cell table:style-name="ce141" office:value-type="float" office:value="1.8" calcext:value-type="float">
            <text:p>1,8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8"/>245х45</text:p>
          </table:table-cell>
          <table:table-cell table:style-name="ce366" office:value-type="float" office:value="0.41" calcext:value-type="float">
            <text:p>0,41</text:p>
          </table:table-cell>
          <table:table-cell table:style-name="ce366" office:value-type="float" office:value="2.46" calcext:value-type="float">
            <text:p>2,46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65" office:value-type="string" calcext:value-type="string">
            <text:p>879-4-1-1-0-4</text:p>
          </table:table-cell>
          <table:table-cell table:style-name="ce65" office:value-type="string" calcext:value-type="string">
            <text:p>Косынка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69" calcext:value-type="float">
            <text:p>0,69</text:p>
          </table:table-cell>
          <table:table-cell table:style-name="ce141" office:value-type="float" office:value="5.52" calcext:value-type="float">
            <text:p>5,52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8"/>248х398/2 эскиз</text:p>
          </table:table-cell>
          <table:table-cell table:style-name="ce366" office:value-type="float" office:value="3.28" calcext:value-type="float">
            <text:p>3,28</text:p>
          </table:table-cell>
          <table:table-cell table:style-name="ce366" office:value-type="float" office:value="26.24" calcext:value-type="float">
            <text:p>26,2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5" office:value-type="string" calcext:value-type="string">
            <text:p>879-4-1-1-0-5</text:p>
          </table:table-cell>
          <table:table-cell table:style-name="ce65" office:value-type="string" calcext:value-type="string">
            <text:p>Косынка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39" calcext:value-type="float">
            <text:p>0,39</text:p>
          </table:table-cell>
          <table:table-cell table:style-name="ce141" office:value-type="float" office:value="3.12" calcext:value-type="float">
            <text:p>3,12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8"/>248х323/2 эскиз</text:p>
          </table:table-cell>
          <table:table-cell table:style-name="ce366" office:value-type="float" office:value="2.61" calcext:value-type="float">
            <text:p>2,61</text:p>
          </table:table-cell>
          <table:table-cell table:style-name="ce366" office:value-type="float" office:value="20.88" calcext:value-type="float">
            <text:p>20,8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65" office:value-type="string" calcext:value-type="string">
            <text:p>879-4-1-1-0-6</text:p>
          </table:table-cell>
          <table:table-cell table:style-name="ce65" office:value-type="string" calcext:value-type="string">
            <text:p>Косынка <text:s/></text:p>
          </table:table-cell>
          <table:table-cell table:style-name="ce121" office:value-type="string" calcext:value-type="string">
            <text:p>6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3" calcext:value-type="float">
            <text:p>0,3</text:p>
          </table:table-cell>
          <table:table-cell table:style-name="ce141" office:value-type="float" office:value="1.8" calcext:value-type="float">
            <text:p>1,8</text:p>
          </table:table-cell>
          <table:table-cell table:style-name="ce238" office:value-type="string" calcext:value-type="string">
            <text:p>Лист Б-ПН-0-4,0 ГОСТ19903-2015/ <text:s text:c="14"/>345-09Г2С-св-14 ГОСТ19281-2014 <text:s text:c="7"/>45х245/1</text:p>
          </table:table-cell>
          <table:table-cell table:style-name="ce366" office:value-type="float" office:value="0.39" calcext:value-type="float">
            <text:p>0,39</text:p>
          </table:table-cell>
          <table:table-cell table:style-name="ce366" office:value-type="float" office:value="2.34" calcext:value-type="float">
            <text:p>2,3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9" office:value-type="string" calcext:value-type="string">
            <text:p>879-4-1-6 СБ</text:p>
          </table:table-cell>
          <table:table-cell table:style-name="ce69" office:value-type="string" calcext:value-type="string">
            <text:p>Защита</text:p>
          </table:table-cell>
          <table:table-cell table:style-name="ce69" office:value-type="string" calcext:value-type="string">
            <text:p>2</text:p>
          </table:table-cell>
          <table:table-cell table:style-name="ce149" office:value-type="string" calcext:value-type="string">
            <text:p>кг</text:p>
          </table:table-cell>
          <table:table-cell table:style-name="ce216" office:value-type="float" office:value="5.28" calcext:value-type="float">
            <text:p>5,28</text:p>
          </table:table-cell>
          <table:table-cell table:style-name="ce149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879-4-1-3-0-1</text:p>
          </table:table-cell>
          <table:table-cell table:style-name="ce72" office:value-type="string" calcext:value-type="string">
            <text:p>Рамка <text:s text:c="2"/>Ø1088/Ø1024 +</text:p>
          </table:table-cell>
          <table:table-cell table:style-name="ce72" office:value-type="string" calcext:value-type="string">
            <text:p>2</text:p>
          </table:table-cell>
          <table:table-cell table:style-name="ce150" office:value-type="string" calcext:value-type="string">
            <text:p>кг</text:p>
          </table:table-cell>
          <table:table-cell table:style-name="ce217" office:value-type="float" office:value="1.64" calcext:value-type="float">
            <text:p>1,64</text:p>
          </table:table-cell>
          <table:table-cell table:style-name="ce150" office:value-type="float" office:value="3.28" calcext:value-type="float">
            <text:p>3,28</text:p>
          </table:table-cell>
          <table:table-cell table:style-name="ce150" office:value-type="string" calcext:value-type="string">
            <text:p>Лист Б-ПН-0-2,0 ГОСТ19903-2015/ <text:s text:c="6"/>345-09Г2С-св-14 ГОСТ19281-2014 <text:s text:c="15"/></text:p>
          </table:table-cell>
          <table:table-cell table:style-name="ce371" office:value-type="float" office:value="18.82" calcext:value-type="float">
            <text:p>18,82</text:p>
          </table:table-cell>
          <table:table-cell table:style-name="ce371" office:value-type="float" office:value="37.64" calcext:value-type="float">
            <text:p>37,6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9" office:value-type="string" calcext:value-type="string">
            <text:p>879-4-1-6-0-1</text:p>
          </table:table-cell>
          <table:table-cell table:style-name="ce65" office:value-type="string" calcext:value-type="string">
            <text:p>Рамка   <text:span text:style-name="T7">Ø 1075</text:span></text:p>
          </table:table-cell>
          <table:table-cell table:style-name="ce65" office:value-type="string" calcext:value-type="string">
            <text:p>2</text:p>
          </table:table-cell>
          <table:table-cell table:style-name="ce238" office:value-type="string" calcext:value-type="string">
            <text:p>кг</text:p>
          </table:table-cell>
          <table:table-cell table:style-name="ce191" office:value-type="float" office:value="1.7" calcext:value-type="float">
            <text:p>1,7</text:p>
          </table:table-cell>
          <table:table-cell table:style-name="ce238" office:value-type="float" office:value="3.4" calcext:value-type="float">
            <text:p>3,4</text:p>
          </table:table-cell>
          <table:table-cell table:style-name="ce238" office:value-type="string" calcext:value-type="string">
            <text:p>Лист Б-ПН-0-2,0 ГОСТ19903-2015/ <text:s text:c="6"/>ОК360В4-III-Ст3пс ГОСТ 16523-97 <text:s text:c="11"/></text:p>
          </table:table-cell>
          <table:table-cell table:style-name="ce372" office:value-type="float" office:value="18.6" calcext:value-type="float">
            <text:p>18,6</text:p>
          </table:table-cell>
          <table:table-cell table:style-name="ce372" office:value-type="float" office:value="37.2" calcext:value-type="float">
            <text:p>37,2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79-4-1-6-0-2</text:p>
          </table:table-cell>
          <table:table-cell table:style-name="ce65" office:value-type="string" calcext:value-type="string">
            <text:p>Рамка <text:s text:c="2"/>Ø 414</text:p>
          </table:table-cell>
          <table:table-cell table:style-name="ce65" office:value-type="string" calcext:value-type="string">
            <text:p>2</text:p>
          </table:table-cell>
          <table:table-cell table:style-name="ce238" office:value-type="string" calcext:value-type="string">
            <text:p>кг</text:p>
          </table:table-cell>
          <table:table-cell table:style-name="ce191" office:value-type="float" office:value="0.6" calcext:value-type="float">
            <text:p>0,6</text:p>
          </table:table-cell>
          <table:table-cell table:style-name="ce238"/>
          <table:table-cell table:style-name="ce238" office:value-type="string" calcext:value-type="string">
            <text:p>Лист Б-ПН-0-2,0 ГОСТ19903-2015/       ОК360В4-III-Ст3пс ГОСТ 16523-97            419х419/<text:span text:style-name="T7">Ø419/1</text:span></text:p>
          </table:table-cell>
          <table:table-cell table:style-name="ce372" office:value-type="float" office:value="2.81" calcext:value-type="float">
            <text:p>2,81</text:p>
          </table:table-cell>
          <table:table-cell table:style-name="ce372" office:value-type="float" office:value="5.62" calcext:value-type="float">
            <text:p>5,62</text:p>
          </table:table-cell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79-4-1-<text:span text:style-name="T2">6-0-4</text:span></text:p>
          </table:table-cell>
          <table:table-cell table:style-name="ce65" office:value-type="string" calcext:value-type="string">
            <text:p>Ребро <text:s/>+ L 345</text:p>
          </table:table-cell>
          <table:table-cell table:style-name="ce65" office:value-type="string" calcext:value-type="string">
            <text:p>8</text:p>
          </table:table-cell>
          <table:table-cell table:style-name="ce238" office:value-type="string" calcext:value-type="string">
            <text:p>кг</text:p>
          </table:table-cell>
          <table:table-cell table:style-name="ce191" office:value-type="float" office:value="0.21" calcext:value-type="float">
            <text:p>0,21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38" office:value-type="string" calcext:value-type="string">
            <text:p>Труба 15х15х1,5 ГОСТ8639-82/ <text:s text:c="18"/>В10 ГОСТ13663-86 <text:s text:c="25"/>L 365</text:p>
          </table:table-cell>
          <table:table-cell table:style-name="ce366"/>
          <table:table-cell table:style-name="ce372" office:value-type="string" calcext:value-type="string">
            <text:p>1,82</text:p>
            <text:p><text:span text:style-name="T7">L-3,0</text:span>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Материалы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Сетка сварная 25х25х2 <text:s/>горячего цинковая <text:s/>+</text:p>
          </table:table-cell>
          <table:table-cell table:style-name="ce65"/>
          <table:table-cell table:style-name="ce238" office:value-type="string" calcext:value-type="string">
            <text:p>м<text:span text:style-name="T18">2</text:span></text:p>
          </table:table-cell>
          <table:table-cell table:style-name="ce191" office:value-type="float" office:value="1.5" calcext:value-type="float">
            <text:p>1,5</text:p>
          </table:table-cell>
          <table:table-cell table:style-name="ce238" office:value-type="float" office:value="3" calcext:value-type="float">
            <text:p>3</text:p>
          </table:table-cell>
          <table:table-cell table:style-name="ce238"/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9" office:value-type="string" calcext:value-type="string">
            <text:p>879-4-1-4 СБ</text:p>
          </table:table-cell>
          <table:table-cell table:style-name="ce69" office:value-type="string" calcext:value-type="string">
            <text:p>Опора</text:p>
          </table:table-cell>
          <table:table-cell table:style-name="ce123" office:value-type="string" calcext:value-type="string">
            <text:p>2</text:p>
          </table:table-cell>
          <table:table-cell table:style-name="ce148" office:value-type="string" calcext:value-type="string">
            <text:p>кг</text:p>
          </table:table-cell>
          <table:table-cell table:style-name="ce215" office:value-type="float" office:value="52" calcext:value-type="float">
            <text:p>52</text:p>
          </table:table-cell>
          <table:table-cell table:style-name="ce14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79-4-1-4-0-1 б/ч</text:p>
          </table:table-cell>
          <table:table-cell table:style-name="ce65" office:value-type="string" calcext:value-type="string">
            <text:p>Швеллер L 1120 <text:s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9.6" calcext:value-type="float">
            <text:p>9,6</text:p>
          </table:table-cell>
          <table:table-cell table:style-name="ce141" office:value-type="float" office:value="38.4" calcext:value-type="float">
            <text:p>38,4</text:p>
          </table:table-cell>
          <table:table-cell table:style-name="ce238" office:value-type="string" calcext:value-type="string">
            <text:p>Швеллер 10П ГОСТ8240-97/ <text:s text:c="26"/>09Г2С ГОСТ19281-2014 <text:s text:c="14"/>L= 1130</text:p>
          </table:table-cell>
          <table:table-cell table:style-name="ce366" office:value-type="float" office:value="9.79" calcext:value-type="float">
            <text:p>9,79</text:p>
          </table:table-cell>
          <table:table-cell table:style-name="ce366" office:value-type="float" office:value="39.16" calcext:value-type="float">
            <text:p>39,16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79-4-1-4-0-2 б/ч</text:p>
          </table:table-cell>
          <table:table-cell table:style-name="ce65" office:value-type="string" calcext:value-type="string">
            <text:p>Швеллер L 1635 <text:s/>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4" calcext:value-type="float">
            <text:p>14</text:p>
          </table:table-cell>
          <table:table-cell table:style-name="ce141" office:value-type="float" office:value="28" calcext:value-type="float">
            <text:p>28</text:p>
          </table:table-cell>
          <table:table-cell table:style-name="ce238" office:value-type="string" calcext:value-type="string">
            <text:p>Швеллер 10П ГОСТ8240-97/ <text:s text:c="23"/>09Г2С ГОСТ19281-2014 <text:s text:c="14"/>L= 1645</text:p>
          </table:table-cell>
          <table:table-cell table:style-name="ce366" office:value-type="float" office:value="14.216" calcext:value-type="float">
            <text:p>14,22</text:p>
          </table:table-cell>
          <table:table-cell table:style-name="ce366" office:value-type="float" office:value="28.432" calcext:value-type="float">
            <text:p>28,43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79-4-1-4-0-3 б/ч</text:p>
          </table:table-cell>
          <table:table-cell table:style-name="ce65" office:value-type="string" calcext:value-type="string">
            <text:p>Швеллер L 1727 <text:s/>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4.8" calcext:value-type="float">
            <text:p>14,8</text:p>
          </table:table-cell>
          <table:table-cell table:style-name="ce141" office:value-type="float" office:value="29.6" calcext:value-type="float">
            <text:p>29,6</text:p>
          </table:table-cell>
          <table:table-cell table:style-name="ce238" office:value-type="string" calcext:value-type="string">
            <text:p>Швеллер 10П ГОСТ8240-97/ <text:s text:c="25"/>09Г2С ГОСТ19281-2014 <text:s text:c="14"/>L= 1737/1</text:p>
          </table:table-cell>
          <table:table-cell table:style-name="ce366" office:value-type="float" office:value="15" calcext:value-type="float">
            <text:p>15</text:p>
          </table:table-cell>
          <table:table-cell table:style-name="ce366" office:value-type="float" office:value="30" calcext:value-type="float">
            <text:p>30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5" office:value-type="string" calcext:value-type="string">
            <text:p>879-4-1-4-0-5</text:p>
          </table:table-cell>
          <table:table-cell table:style-name="ce65" office:value-type="string" calcext:value-type="string">
            <text:p>Косынка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12" calcext:value-type="float">
            <text:p>0,11</text:p>
          </table:table-cell>
          <table:table-cell table:style-name="ce141" office:value-type="float" office:value="0.88" calcext:value-type="float">
            <text:p>0,88</text:p>
          </table:table-cell>
          <table:table-cell table:style-name="ce238" office:value-type="string" calcext:value-type="string">
            <text:p>Лист Б-ПН-0-5 ГОСТ19903-2015/ <text:s text:c="9"/>345-09Г2С-св-14 ГОСТ19281-2014 <text:s text:c="13"/>60х40/1</text:p>
          </table:table-cell>
          <table:table-cell table:style-name="ce366" office:value-type="float" office:value="0.11" calcext:value-type="float">
            <text:p>0,11</text:p>
          </table:table-cell>
          <table:table-cell table:style-name="ce366" office:value-type="float" office:value="0.88" calcext:value-type="float">
            <text:p>0,8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65" office:value-type="string" calcext:value-type="string">
            <text:p>879-4-1-4-0-6</text:p>
          </table:table-cell>
          <table:table-cell table:style-name="ce65" office:value-type="string" calcext:value-type="string">
            <text:p>Ухо <text:s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238" office:value-type="string" calcext:value-type="string">
            <text:p>Лист Б-ПН-0-10 ГОСТ19903-2015/ <text:s text:c="8"/>345-09Г2С-св-14 ГОСТ19281-2014 <text:s text:c="9"/>150х125/1</text:p>
          </table:table-cell>
          <table:table-cell table:style-name="ce366" office:value-type="float" office:value="1.82" calcext:value-type="float">
            <text:p>1,82</text:p>
          </table:table-cell>
          <table:table-cell table:style-name="ce366" office:value-type="float" office:value="7.28" calcext:value-type="float">
            <text:p>7,2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65" office:value-type="string" calcext:value-type="string">
            <text:p>879-4-1-0-0-3</text:p>
          </table:table-cell>
          <table:table-cell table:style-name="ce65" office:value-type="string" calcext:value-type="string">
            <text:p>Платик <text:s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74" calcext:value-type="float">
            <text:p>0,74</text:p>
          </table:table-cell>
          <table:table-cell table:style-name="ce141" office:value-type="float" office:value="2.96" calcext:value-type="float">
            <text:p>2,96</text:p>
          </table:table-cell>
          <table:table-cell table:style-name="ce238" office:value-type="string" calcext:value-type="string">
            <text:p>Лист Б-ПН-0-5 ГОСТ19903-2015/ <text:s text:c="9"/>345-09Г2С-св-14 ГОСТ19281-2014 <text:s text:c="15"/>175х121/1 </text:p>
          </table:table-cell>
          <table:table-cell table:style-name="ce366" office:value-type="float" office:value="0.79" calcext:value-type="float">
            <text:p>0,79</text:p>
          </table:table-cell>
          <table:table-cell table:style-name="ce366" office:value-type="float" office:value="3.16" calcext:value-type="float">
            <text:p>3,16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8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5"/>
          <table:table-cell table:style-name="ce73"/>
          <table:table-cell table:style-name="ce97"/>
          <table:table-cell table:style-name="ce124"/>
          <table:table-cell table:style-name="ce154"/>
          <table:table-cell table:style-name="ce218"/>
          <table:table-cell table:style-name="ce154"/>
          <table:table-cell table:style-name="ce150"/>
          <table:table-cell table:style-name="ce371" table:number-columns-repeated="2"/>
          <table:table-cell table:style-name="ce15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5"/>
          <table:table-cell table:style-name="ce72" table:number-columns-repeated="2"/>
          <table:table-cell table:style-name="ce126"/>
          <table:table-cell table:style-name="ce154"/>
          <table:table-cell table:style-name="ce218"/>
          <table:table-cell table:style-name="ce154"/>
          <table:table-cell table:style-name="ce150"/>
          <table:table-cell table:style-name="ce371" table:number-columns-repeated="2"/>
          <table:table-cell table:style-name="ce15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9" office:value-type="string" calcext:value-type="string">
            <text:p>879-4-1-2 СБ</text:p>
          </table:table-cell>
          <table:table-cell table:style-name="ce69" office:value-type="string" calcext:value-type="string">
            <text:p>Рама</text:p>
          </table:table-cell>
          <table:table-cell table:style-name="ce69" office:value-type="string" calcext:value-type="string">
            <text:p>2</text:p>
          </table:table-cell>
          <table:table-cell table:style-name="ce149"/>
          <table:table-cell table:style-name="ce216" office:value-type="float" office:value="46" calcext:value-type="float">
            <text:p>46</text:p>
          </table:table-cell>
          <table:table-cell table:style-name="ce238"/>
          <table:table-cell table:style-name="ce238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79-4-1-2-0-1 б\ч</text:p>
          </table:table-cell>
          <table:table-cell table:style-name="ce65" office:value-type="string" calcext:value-type="string">
            <text:p>Швеллер L 1727 <text:s text:c="2"/>+</text:p>
          </table:table-cell>
          <table:table-cell table:style-name="ce65" office:value-type="string" calcext:value-type="string">
            <text:p>4</text:p>
          </table:table-cell>
          <table:table-cell table:style-name="ce238" office:value-type="string" calcext:value-type="string">
            <text:p>кг</text:p>
          </table:table-cell>
          <table:table-cell table:style-name="ce191" office:value-type="float" office:value="14.8" calcext:value-type="float">
            <text:p>14,8</text:p>
          </table:table-cell>
          <table:table-cell table:style-name="ce238" office:value-type="float" office:value="59.2" calcext:value-type="float">
            <text:p>59,2</text:p>
          </table:table-cell>
          <table:table-cell table:style-name="ce238" office:value-type="string" calcext:value-type="string">
            <text:p>Швеллер 10П ГОСТ8240-97/ <text:s text:c="26"/>09Г2С ГОСТ19281-2014 <text:s text:c="14"/>L= 1737/1</text:p>
          </table:table-cell>
          <table:table-cell table:style-name="ce366" office:value-type="float" office:value="14.92" calcext:value-type="float">
            <text:p>14,92</text:p>
          </table:table-cell>
          <table:table-cell table:style-name="ce366" office:value-type="float" office:value="59.68" calcext:value-type="float">
            <text:p>59,6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79-4-1-2-0-2 б/ч</text:p>
          </table:table-cell>
          <table:table-cell table:style-name="ce65" office:value-type="string" calcext:value-type="string">
            <text:p>Швеллер L 976 <text:s/>+</text:p>
          </table:table-cell>
          <table:table-cell table:style-name="ce65" office:value-type="string" calcext:value-type="string">
            <text:p>4</text:p>
          </table:table-cell>
          <table:table-cell table:style-name="ce238" office:value-type="string" calcext:value-type="string">
            <text:p>кг</text:p>
          </table:table-cell>
          <table:table-cell table:style-name="ce191" office:value-type="float" office:value="8.4" calcext:value-type="float">
            <text:p>8,4</text:p>
          </table:table-cell>
          <table:table-cell table:style-name="ce238" office:value-type="float" office:value="33.6" calcext:value-type="float">
            <text:p>33,6</text:p>
          </table:table-cell>
          <table:table-cell table:style-name="ce238" office:value-type="string" calcext:value-type="string">
            <text:p>Швеллер 10П ГОСТ8240-97/ <text:s text:c="26"/>09Г2С ГОСТ19281-2014 <text:s text:c="14"/>L= 986/1</text:p>
          </table:table-cell>
          <table:table-cell table:style-name="ce366" office:value-type="float" office:value="8.52" calcext:value-type="float">
            <text:p>8,52</text:p>
          </table:table-cell>
          <table:table-cell table:style-name="ce366" office:value-type="float" office:value="34.08" calcext:value-type="float">
            <text:p>34,0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1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1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221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3-1-2 СБ</text:p>
          </table:table-cell>
          <table:table-cell table:style-name="ce44" office:value-type="string" calcext:value-type="string">
            <text:p>Колонна</text:p>
          </table:table-cell>
          <table:table-cell table:style-name="ce11" office:value-type="float" office:value="4" calcext:value-type="float">
            <text:p>4</text:p>
          </table:table-cell>
          <table:table-cell table:style-name="ce109" office:value-type="string" calcext:value-type="string">
            <text:p>кг</text:p>
          </table:table-cell>
          <table:table-cell table:style-name="ce186" table:number-columns-repeated="2"/>
          <table:table-cell table:style-name="ce116" office:value-type="string" calcext:value-type="string">
            <text:p>Разный 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44"/>
          <table:table-cell table:style-name="ce109" table:number-columns-repeated="2"/>
          <table:table-cell table:style-name="ce186" table:number-columns-repeated="2"/>
          <table:table-cell table:style-name="ce116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3-1-2-0-1 б/ч</text:p>
          </table:table-cell>
          <table:table-cell table:style-name="ce45" office:value-type="string" calcext:value-type="string">
            <text:p>Труба <text:s text:c="2"/>L1280 <text:s text:c="2"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219" office:value-type="float" office:value="12" calcext:value-type="float">
            <text:p>12,00</text:p>
          </table:table-cell>
          <table:table-cell table:style-name="ce219" office:value-type="float" office:value="48" calcext:value-type="float">
            <text:p>48,00</text:p>
          </table:table-cell>
          <table:table-cell table:style-name="ce117" office:value-type="string" calcext:value-type="string">
            <text:p>Труба 80х80х4 ГОСТ8639-82/ <text:s text:c="22"/>345-09Г2С-св ГОСТ19281-2014 <text:s text:c="6"/>L=1290/1</text:p>
          </table:table-cell>
          <table:table-cell table:style-name="ce132"/>
          <table:table-cell table:style-name="ce256" office:value-type="string" calcext:value-type="string">
            <text:p>49,113</text:p>
            <text:p>L-5,264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/>
          <table:table-cell table:style-name="ce219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0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1-2-0-2</text:p>
          </table:table-cell>
          <table:table-cell table:style-name="ce45" office:value-type="string" calcext:value-type="string">
            <text:p>Платик <text:s text:c="2"/>131х131 <text:s text:c="2"/>+</text:p>
          </table:table-cell>
          <table:table-cell table:style-name="ce13" office:value-type="string" calcext:value-type="string">
            <text:p><text:span text:style-name="T1">16</text:span><text:span text:style-name="T6"> 8</text:span>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54" calcext:value-type="float">
            <text:p>0,5400</text:p>
          </table:table-cell>
          <table:table-cell table:style-name="ce219" office:value-type="float" office:value="8.64" calcext:value-type="float">
            <text:p>8,64</text:p>
          </table:table-cell>
          <table:table-cell table:style-name="ce117" office:value-type="string" calcext:value-type="string">
            <text:p>Лист Б-ПН-0-5 ГОСТ19903-2015/ <text:s text:c="8"/>345-09Г2С-св-12 ГОСТ19281-2014 <text:s text:c="9"/>136х136/1 <text:s text:c="2"/>эскиз</text:p>
          </table:table-cell>
          <table:table-cell table:style-name="ce257" office:value-type="float" office:value="0.73" calcext:value-type="float">
            <text:p>0,730</text:p>
          </table:table-cell>
          <table:table-cell table:style-name="ce257" office:value-type="float" office:value="11.68" calcext:value-type="float">
            <text:p>11,68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1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1" table:number-rows-repeated="4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4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5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2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2-0-1</text:p>
          </table:table-cell>
          <table:table-cell table:style-name="ce29" office:value-type="string" calcext:value-type="string">
            <text:p>Труба <text:s text:c="7"/>L 290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1.1" calcext:value-type="float">
            <text:p>1,1000</text:p>
          </table:table-cell>
          <table:table-cell table:style-name="ce71"/>
          <table:table-cell table:style-name="ce117" office:value-type="string" calcext:value-type="string">
            <text:p>Труба 57х3,5-12Х18Н10Т ГОСТ9941-81 <text:s text:c="41"/>L=295/1</text:p>
          </table:table-cell>
          <table:table-cell table:style-name="ce374" office:value-type="string" calcext:value-type="string">
            <text:p>1,47 <text:span text:style-name="T15">L0,315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2-0-2 б/ч</text:p>
          </table:table-cell>
          <table:table-cell table:style-name="ce29" office:value-type="string" calcext:value-type="string">
            <text:p>Труба <text:s text:c="10"/>L350 Rа12,5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5" calcext:value-type="float">
            <text:p>0,5000</text:p>
          </table:table-cell>
          <table:table-cell table:style-name="ce71"/>
          <table:table-cell table:style-name="ce117" office:value-type="string" calcext:value-type="string">
            <text:p>Труба 32х2,5-12Х18Н10Т ГОСТ 9941-81 <text:s/>L= 355/1</text:p>
          </table:table-cell>
          <table:table-cell table:style-name="ce375" office:value-type="string" calcext:value-type="string">
            <text:p><text:s text:c="4"/>0,69 L0,375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79-2-3-0-0-2</text:p>
          </table:table-cell>
          <table:table-cell table:style-name="ce74" office:value-type="string" calcext:value-type="string">
            <text:p>Штуцер -12Х18Н10Т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8" calcext:value-type="float">
            <text:p>0,1800</text:p>
          </table:table-cell>
          <table:table-cell table:style-name="ce71"/>
          <table:table-cell table:style-name="ce238" office:value-type="string" calcext:value-type="string">
            <text:p>Сталь12Х18Н10Т ГОСТ 5632-1016        <text:span text:style-name="T7">    </text:span><text:span text:style-name="T20">Ø48</text:span><text:span text:style-name="T7"> L=48/1 </text:span></text:p>
          </table:table-cell>
          <table:table-cell table:style-name="ce363" office:value-type="float" office:value="0.82" calcext:value-type="float">
            <text:p>0,820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884-2-16-0-0-3</text:p>
          </table:table-cell>
          <table:table-cell table:style-name="ce74" office:value-type="string" calcext:value-type="string">
            <text:p>Штуцер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05" office:value-type="float" office:value="0.14" calcext:value-type="float">
            <text:p>0,140</text:p>
          </table:table-cell>
          <table:table-cell table:style-name="ce68"/>
          <table:table-cell table:style-name="ce117" office:value-type="string" calcext:value-type="string">
            <text:p>Сталь 12Х18Н10Т ГОСТ 5632-2014 <text:s text:c="18"/>Ø38 <text:s text:c="4"/>L= 65 /1 </text:p>
          </table:table-cell>
          <table:table-cell table:style-name="ce132" office:value-type="float" office:value="0.648" calcext:value-type="float">
            <text:p>0,648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СТП0503-48</text:p>
          </table:table-cell>
          <table:table-cell table:style-name="ce74" office:value-type="string" calcext:value-type="string">
            <text:p>Прокладка 40/34х2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ce353" office:value-type="string" calcext:value-type="string">
            <text:p>Лист ГПРХМ2М3 ГОСТ 1173-2006 <text:s text:c="6"/>45х45/Ø45/1</text:p>
          </table:table-cell>
          <table:table-cell table:style-name="ce363" office:value-type="float" office:value="0.046" calcext:value-type="float">
            <text:p>0,0460</text:p>
          </table:table-cell>
          <table:table-cell table:style-name="ce376"/>
          <table:table-cell table:style-name="ce117" office:value-type="string" calcext:value-type="string">
            <text:p>4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Отвод 90-57х3,5-12Х18Н10Т <text:s/>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9" office:value-type="string" calcext:value-type="string">
            <text:p>Контргайка 25 ГОСТ 8968-7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2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Вентиль запорно-регулировочный VAL TEC VT.052.N06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3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3 СБ</text:p>
          </table:table-cell>
          <table:table-cell table:style-name="ce79" office:value-type="string" calcext:value-type="string">
            <text:p>Трубопровод DN65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220" office:value-type="float" office:value="11.4" calcext:value-type="float">
            <text:p>11,40</text:p>
          </table:table-cell>
          <table:table-cell table:style-name="ce186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3-0-1</text:p>
          </table:table-cell>
          <table:table-cell table:style-name="ce74" office:value-type="string" calcext:value-type="string">
            <text:p>Труба <text:s text:c="7"/>L 150 <text:s text:c="2"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92" calcext:value-type="float">
            <text:p>0,9200</text:p>
          </table:table-cell>
          <table:table-cell table:style-name="ce71"/>
          <table:table-cell table:style-name="ce117" office:value-type="string" calcext:value-type="string">
            <text:p>Труба 76х4-12Х18Н10Т ГОСТ9941-81 <text:s text:c="41"/>L=155/1</text:p>
          </table:table-cell>
          <table:table-cell table:style-name="ce374" office:value-type="string" calcext:value-type="string">
            <text:p>1,172</text:p>
            <text:p>L-0,164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3-0-0-2</text:p>
          </table:table-cell>
          <table:table-cell table:style-name="ce74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" calcext:value-type="float">
            <text:p>0,0600</text:p>
          </table:table-cell>
          <table:table-cell table:style-name="ce71"/>
          <table:table-cell table:style-name="ce117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63" office:value-type="float" office:value="0.319" calcext:value-type="float">
            <text:p>0,319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01-3-3-0-3</text:p>
          </table:table-cell>
          <table:table-cell table:style-name="ce74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2" calcext:value-type="float">
            <text:p>0,2000</text:p>
          </table:table-cell>
          <table:table-cell table:style-name="ce71"/>
          <table:table-cell table:style-name="ce117" office:value-type="string" calcext:value-type="string">
            <text:p>Круг 48-В ГОСТ 2590-2006/                     12Х18Н10Т ГОСТ5949-2018            L=<text:span text:style-name="T1"> </text:span><text:span text:style-name="T12">46/1</text:span></text:p>
          </table:table-cell>
          <table:table-cell table:style-name="ce363" office:value-type="float" office:value="0.75" calcext:value-type="float">
            <text:p>0,750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01-3-3-0-4</text:p>
          </table:table-cell>
          <table:table-cell table:style-name="ce74" office:value-type="string" calcext:value-type="string">
            <text:p>Труба <text:s text:c="10"/>Lразв 150+ <text:s text:c="2"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" calcext:value-type="float">
            <text:p>0,1000</text:p>
          </table:table-cell>
          <table:table-cell table:style-name="ce71"/>
          <table:table-cell table:style-name="ce117" office:value-type="string" calcext:value-type="string">
            <text:p>Труба 18х2-<text:span text:style-name="T5">12Х18Н10Т ГОСТ 9941-81  </text:span><text:span text:style-name="T21">L=175/1</text:span></text:p>
          </table:table-cell>
          <table:table-cell table:style-name="ce363" office:value-type="string" calcext:value-type="string">
            <text:p>0,171     <text:span text:style-name="T15">L-0,215 м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СТП0503-48</text:p>
          </table:table-cell>
          <table:table-cell table:style-name="ce74" office:value-type="string" calcext:value-type="string">
            <text:p>Прокладка 38/31х2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" calcext:value-type="float">
            <text:p>0,0100</text:p>
          </table:table-cell>
          <table:table-cell table:style-name="ce71"/>
          <table:table-cell table:style-name="ce117" office:value-type="string" calcext:value-type="string">
            <text:p>Лист ГПРХМ2М3 ГОСТ 1173-1006       43х43/<text:span text:style-name="T7">Ø43/1</text:span></text:p>
          </table:table-cell>
          <table:table-cell table:style-name="ce363" office:value-type="float" office:value="0.044" calcext:value-type="float">
            <text:p>0,0440</text:p>
          </table:table-cell>
          <table:table-cell table:style-name="ce376"/>
          <table:table-cell table:style-name="ce117" office:value-type="string" calcext:value-type="string">
            <text:p>4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Болт с шестигранной головкой ГОСТ Р ИСО 4014-М16х65-5.6-А2L 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0.1373" calcext:value-type="float">
            <text:p>0,1373</text:p>
          </table:table-cell>
          <table:table-cell table:style-name="ce221" office:value-type="float" office:value="1.0984" calcext:value-type="float">
            <text:p>1,098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6-А2L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0.0376" calcext:value-type="float">
            <text:p>0,0376</text:p>
          </table:table-cell>
          <table:table-cell table:style-name="ce221" office:value-type="float" office:value="0.3008" calcext:value-type="float">
            <text:p>0,3008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Контргайка 15 ГОСТ8968-7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Отвод 90-76х3-12Х18Н10Т ГОСТ 17375-2001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9"/>
          <table:table-cell table:style-name="ce74" office:value-type="string" calcext:value-type="string">
            <text:p>Переход К-76х3,5-57х3-12Х18Н10Т ГОСТ 17378-2001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74" office:value-type="string" calcext:value-type="string">
            <text:p>Фланец 50-16-11-1-В-12Х18Н10Т-IV ГОСТ 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2.28" calcext:value-type="float">
            <text:p>2,2800</text:p>
          </table:table-cell>
          <table:table-cell table:style-name="ce221"/>
          <table:table-cell table:style-name="ce117" office:value-type="string" calcext:value-type="string">
            <text:p>Сталь 12Х18Н10Т ГОСТ 5632-2014 <text:s text:c="18"/>Ø 170 <text:s text:c="3"/>L=53 /1 </text:p>
          </table:table-cell>
          <table:table-cell table:style-name="ce363" office:value-type="float" office:value="11.528" calcext:value-type="float">
            <text:p>11,528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4" calcext:value-type="float">
            <text:p>14</text:p>
          </table:table-cell>
          <table:table-cell table:style-name="ce29"/>
          <table:table-cell table:style-name="ce74" office:value-type="string" calcext:value-type="string">
            <text:p>Фланец 65-16-11-1-С-12Х18Н10Т-IV ГОСТ 33259-20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3.18" calcext:value-type="float">
            <text:p>3,1800</text:p>
          </table:table-cell>
          <table:table-cell table:style-name="ce221"/>
          <table:table-cell table:style-name="ce117" office:value-type="string" calcext:value-type="string">
            <text:p>Сталь 12Х18Н10Т ГОСТ 5632-2014              Ø190   <text:span text:style-name="T15">L= 55</text:span> /1 </text:p>
          </table:table-cell>
          <table:table-cell table:style-name="ce363" office:value-type="float" office:value="16.68" calcext:value-type="float">
            <text:p>16,680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5" calcext:value-type="float">
            <text:p>15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0.0608" calcext:value-type="float">
            <text:p>0,0608</text:p>
          </table:table-cell>
          <table:table-cell table:style-name="ce221" office:value-type="float" office:value="0.4864" calcext:value-type="float">
            <text:p>0,486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29"/>
          <table:table-cell table:style-name="ce74" office:value-type="string" calcext:value-type="string">
            <text:p>Шайба С.16.02.019 ГОСТ 11371-78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221" office:value-type="float" office:value="0.0109" calcext:value-type="float">
            <text:p>0,0109</text:p>
          </table:table-cell>
          <table:table-cell table:style-name="ce221" office:value-type="float" office:value="0.0872" calcext:value-type="float">
            <text:p>0,087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9" calcext:value-type="float">
            <text:p>19</text:p>
          </table:table-cell>
          <table:table-cell table:style-name="ce29"/>
          <table:table-cell table:style-name="ce74" office:value-type="string" calcext:value-type="string">
            <text:p>Кран шаровой ЗАРДП 050.016.10Р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0" calcext:value-type="float">
            <text:p>20</text:p>
          </table:table-cell>
          <table:table-cell table:style-name="ce29"/>
          <table:table-cell table:style-name="ce74" office:value-type="string" calcext:value-type="string">
            <text:p>Сигнализатор уровня ВИБРОТЭК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1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4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186" office:value-type="float" office:value="6.1" calcext:value-type="float">
            <text:p>6,1000</text:p>
          </table:table-cell>
          <table:table-cell table:style-name="ce186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74" office:value-type="string" calcext:value-type="string">
            <text:p>884-3-4-0-0-1</text:p>
          </table:table-cell>
          <table:table-cell table:style-name="ce74" office:value-type="string" calcext:value-type="string">
            <text:p>Труба <text:s text:c="7"/>L 100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55" office:value-type="string" calcext:value-type="string">
            <text:p>кг</text:p>
          </table:table-cell>
          <table:table-cell table:style-name="ce221" office:value-type="float" office:value="0.4" calcext:value-type="float">
            <text:p>0,4000</text:p>
          </table:table-cell>
          <table:table-cell table:style-name="ce221"/>
          <table:table-cell table:style-name="ce155" office:value-type="string" calcext:value-type="string">
            <text:p>Труба 57х3,5-12Х18Н10Т ГОСТ9941-81 <text:s text:c="41"/>L=105/1</text:p>
          </table:table-cell>
          <table:table-cell table:style-name="ce374" office:value-type="string" calcext:value-type="string">
            <text:p>0,53</text:p>
            <text:p>L-0,114</text:p>
          </table:table-cell>
          <table:table-cell table:style-name="ce376"/>
          <table:table-cell table:style-name="ce155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/>
          <table:table-cell table:style-name="ce74" office:value-type="string" calcext:value-type="string">
            <text:p>Болт с шестигранной головкой ГОСТ Р ИСО 4014-М16х65-5.8-А2L 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376" calcext:value-type="float">
            <text:p>0,1376</text:p>
          </table:table-cell>
          <table:table-cell table:style-name="ce71" office:value-type="float" office:value="1.1008" calcext:value-type="float">
            <text:p>1,1008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<text:s/>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3008" calcext:value-type="float">
            <text:p>0,3008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/>
          <table:table-cell table:style-name="ce74" office:value-type="string" calcext:value-type="string">
            <text:p>Переход К-57х3-38х2-12Х18Н10Т ГОСТТ17378-200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Фланец 32-16-11-1-С-12Х18Н10Т-IV ГОСТ 33259-20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1.5" calcext:value-type="float">
            <text:p>1,5000</text:p>
          </table:table-cell>
          <table:table-cell table:style-name="ce71"/>
          <table:table-cell table:style-name="ce117" office:value-type="string" calcext:value-type="string">
            <text:p>Сталь 12Х18Н10Т ГОСТ 5632-2014        Ø140 <text:span text:style-name="T15">L=48</text:span>/1 </text:p>
          </table:table-cell>
          <table:table-cell table:style-name="ce363" office:value-type="float" office:value="6.76" calcext:value-type="float">
            <text:p>6,760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Фланец 50-16-11-1-В-12Х18Н10Т-IV ГОСТ 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28" calcext:value-type="float">
            <text:p>2,2800</text:p>
          </table:table-cell>
          <table:table-cell table:style-name="ce117"/>
          <table:table-cell table:style-name="ce117" office:value-type="string" calcext:value-type="string">
            <text:p>Сталь 12Х18Н10Т ГОСТ 5632-2014 <text:s text:c="6"/>Ø170 <text:s text:c="3"/>L=53 /1 </text:p>
          </table:table-cell>
          <table:table-cell table:style-name="ce376" office:value-type="float" office:value="11.528" calcext:value-type="float">
            <text:p>11,52800</text:p>
          </table:table-cell>
          <table:table-cell table:style-name="ce117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08" calcext:value-type="float">
            <text:p>0,0608</text:p>
          </table:table-cell>
          <table:table-cell table:style-name="ce247" office:value-type="float" office:value="0.4864" calcext:value-type="float">
            <text:p>0,4864</text:p>
          </table:table-cell>
          <table:table-cell table:style-name="ce117"/>
          <table:table-cell table:style-name="ce376"/>
          <table:table-cell table:style-name="ce117" table:number-columns-repeated="2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Шайба С.16.02.019 ГОСТ 11371-78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" calcext:value-type="float">
            <text:p>0,0109</text:p>
          </table:table-cell>
          <table:table-cell table:style-name="ce71" office:value-type="float" office:value="0.0872" calcext:value-type="float">
            <text:p>0,087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Ниппель приварной с накидной гайкой М20х1,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5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13.9" calcext:value-type="float">
            <text:p>13,900</text:p>
          </table:table-cell>
          <table:table-cell table:style-name="ce186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74" office:value-type="string" calcext:value-type="string">
            <text:p>884-01-3-5-0-3</text:p>
          </table:table-cell>
          <table:table-cell table:style-name="ce74" office:value-type="string" calcext:value-type="string">
            <text:p>Труба <text:s text:c="10"/>L 1040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4.2" calcext:value-type="float">
            <text:p>4,2000</text:p>
          </table:table-cell>
          <table:table-cell table:style-name="ce71"/>
          <table:table-cell table:style-name="ce117" office:value-type="string" calcext:value-type="string">
            <text:p>Труба 57х3,5-12Х18Н10Т ГОСТ9941-81 <text:s text:c="41"/>L=1045/1</text:p>
          </table:table-cell>
          <table:table-cell table:style-name="ce377" office:value-type="string" calcext:value-type="string">
            <text:p>4,98 <text:s text:c="3"/>L1,065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5-0-6 б/ч</text:p>
          </table:table-cell>
          <table:table-cell table:style-name="ce74" office:value-type="string" calcext:value-type="string">
            <text:p>Труба <text:s text:c="10"/>L 110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2" calcext:value-type="float">
            <text:p>0,2000</text:p>
          </table:table-cell>
          <table:table-cell table:style-name="ce71"/>
          <table:table-cell table:style-name="ce117" office:value-type="string" calcext:value-type="string">
            <text:p>Труба 25х2-12Х18Н10Т ГОСТ 9941-81 L=115/1</text:p>
          </table:table-cell>
          <table:table-cell table:style-name="ce375" office:value-type="string" calcext:value-type="string">
            <text:p>0,149 <text:s/>L0,13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<text:span text:style-name="T1">84-3-3-0-0-2      </text:span>              <text:span text:style-name="T2">884-3-5-0-0-2 </text:span></text:p>
          </table:table-cell>
          <table:table-cell table:style-name="ce74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49" calcext:value-type="float">
            <text:p>0,4900</text:p>
          </table:table-cell>
          <table:table-cell table:style-name="ce71"/>
          <table:table-cell table:style-name="ce116" office:value-type="string" calcext:value-type="string">
            <text:p>Круг 65-В ГОСТ 2590-2006/ <text:s text:c="20"/>12Х18Н10Т ГОСТ5949-2018 <text:s text:c="11"/>L=105/1</text:p>
          </table:table-cell>
          <table:table-cell table:style-name="ce363" office:value-type="float" office:value="2.992" calcext:value-type="float">
            <text:p>2,992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3-5-0-0-1</text:p>
          </table:table-cell>
          <table:table-cell table:style-name="ce74" office:value-type="string" calcext:value-type="string">
            <text:p>Труба <text:s text:c="7"/>L 100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4" calcext:value-type="float">
            <text:p>0,4000</text:p>
          </table:table-cell>
          <table:table-cell table:style-name="ce71"/>
          <table:table-cell table:style-name="ce117" office:value-type="string" calcext:value-type="string">
            <text:p>Труба 57х3,5-12Х18Н10Т ГОСТ9941-81 <text:s text:c="41"/>L=105/1</text:p>
          </table:table-cell>
          <table:table-cell table:style-name="ce374" office:value-type="string" calcext:value-type="string">
            <text:p>0,53</text:p>
            <text:p>L-0,114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884-3-5-0-0-4</text:p>
          </table:table-cell>
          <table:table-cell table:style-name="ce74" office:value-type="string" calcext:value-type="string">
            <text:p>Корпус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98" calcext:value-type="float">
            <text:p>0,9800</text:p>
          </table:table-cell>
          <table:table-cell table:style-name="ce71"/>
          <table:table-cell table:style-name="ce117" office:value-type="string" calcext:value-type="string">
            <text:p>Труба 76х4-12Х18Н10Т ГОСТ9941-81 <text:s/>L=190/1 </text:p>
          </table:table-cell>
          <table:table-cell table:style-name="ce374" office:value-type="string" calcext:value-type="string">
            <text:p>1,43</text:p>
            <text:p>L-0,2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884-01-3-5-0-5</text:p>
          </table:table-cell>
          <table:table-cell table:style-name="ce74" office:value-type="string" calcext:value-type="string">
            <text:p>Термогильза <text:s text:c="2"/>+</text:p>
          </table:table-cell>
          <table:table-cell table:style-name="ce13" office:value-type="float" office:value="1" calcext:value-type="float">
            <text:p>1</text:p>
            <draw:frame table:end-cell-address="'Мат. ведомость'.D409" table:end-x="2.17mm" table:end-y="4.9mm" draw:z-index="0" draw:style-name="gr1" draw:text-style-name="P1" svg:width="2mm" svg:height="4.82mm" svg:x="0.17mm" svg:y="0.0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32" calcext:value-type="float">
            <text:p>0,3200</text:p>
          </table:table-cell>
          <table:table-cell table:style-name="ce71"/>
          <table:table-cell table:style-name="ce117" office:value-type="string" calcext:value-type="string">
            <text:p>Круг 30-В ГОСТ2590-2006/ <text:s text:c="21"/>12Х18Н10Т ГОСТ 5949-2018 <text:s text:c="11"/>L=110/1 шт</text:p>
          </table:table-cell>
          <table:table-cell table:style-name="ce247" office:value-type="float" office:value="0.66" calcext:value-type="float">
            <text:p>0,660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Н571-7</text:p>
          </table:table-cell>
          <table:table-cell table:style-name="ce74" office:value-type="string" calcext:value-type="string">
            <text:p>Ниппель шаровой 20х25-12Х18Н10Т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191" office:value-type="float" office:value="0.07221" calcext:value-type="float">
            <text:p>0,07</text:p>
          </table:table-cell>
          <table:table-cell table:style-name="ce238"/>
          <table:table-cell table:style-name="ce238" office:value-type="string" calcext:value-type="string">
            <text:p>Сталь 12Х18Н10Т ГОСТ5632-2014             <text:span text:style-name="T7">Ø30 L100/2</text:span></text:p>
          </table:table-cell>
          <table:table-cell table:style-name="ce365" office:value-type="float" office:value="0.302" calcext:value-type="float">
            <text:p>0,302</text:p>
          </table:table-cell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Н572-7</text:p>
          </table:table-cell>
          <table:table-cell table:style-name="ce74" office:value-type="string" calcext:value-type="string">
            <text:p>Гайка накидная М36х2-25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3" office:value-type="float" office:value="0.1013" calcext:value-type="float">
            <text:p>0,101</text:p>
          </table:table-cell>
          <table:table-cell table:style-name="ce238"/>
          <table:table-cell table:style-name="ce238" office:value-type="string" calcext:value-type="string">
            <text:p>Сталь 35 ГОСТ 1050-2013                   S=41 <text:span text:style-name="T7">L=27/1</text:span></text:p>
          </table:table-cell>
          <table:table-cell table:style-name="ce366" office:value-type="float" office:value="0.388" calcext:value-type="float">
            <text:p>0,39</text:p>
          </table:table-cell>
          <table:table-cell table:style-name="ce132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<text:span text:style-name="T5">884-3-3-0-0-2       </text:span>             </text:p>
          </table:table-cell>
          <table:table-cell table:style-name="ce74" office:value-type="string" calcext:value-type="string">
            <text:p>Штуцер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" calcext:value-type="float">
            <text:p>0,0600</text:p>
          </table:table-cell>
          <table:table-cell table:style-name="ce71"/>
          <table:table-cell table:style-name="ce117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63" office:value-type="float" office:value="0.319" calcext:value-type="float">
            <text:p>0,3190</text:p>
          </table:table-cell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Болт с шестигранной головкой ГОСТ Р ИСО 4014 М16х100-5.8-А2L <text:s/>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926" calcext:value-type="float">
            <text:p>0,1926</text:p>
          </table:table-cell>
          <table:table-cell table:style-name="ce71" office:value-type="float" office:value="0.7704" calcext:value-type="float">
            <text:p>0,77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1504" calcext:value-type="float">
            <text:p>0,15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74" office:value-type="string" calcext:value-type="string">
            <text:p>Контргайка 15 ГОСТ8968-7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4" calcext:value-type="float">
            <text:p>14</text:p>
          </table:table-cell>
          <table:table-cell table:style-name="ce29"/>
          <table:table-cell table:style-name="ce74" office:value-type="string" calcext:value-type="string">
            <text:p>Контргайка 50 ГОСТ8968-7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5" calcext:value-type="float">
            <text:p>15</text:p>
          </table:table-cell>
          <table:table-cell table:style-name="ce29"/>
          <table:table-cell table:style-name="ce74" office:value-type="string" calcext:value-type="string">
            <text:p>Переход К-76х3,5-57х3-12Х18Н10Т ГОСТ17378-2001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6" calcext:value-type="float">
            <text:p>16</text:p>
          </table:table-cell>
          <table:table-cell table:style-name="ce29"/>
          <table:table-cell table:style-name="ce74" office:value-type="string" calcext:value-type="string">
            <text:p>Тройник 57х3-12Х18Н10Т ГОСТ17376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7" calcext:value-type="float">
            <text:p>17</text:p>
          </table:table-cell>
          <table:table-cell table:style-name="ce29"/>
          <table:table-cell table:style-name="ce74" office:value-type="string" calcext:value-type="string">
            <text:p>Фланец 50-16-11-1-В-12Х18Н10Т-IV ГОСТ <text:s/>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28" calcext:value-type="float">
            <text:p>2,2800</text:p>
          </table:table-cell>
          <table:table-cell table:style-name="ce117"/>
          <table:table-cell table:style-name="ce117" office:value-type="string" calcext:value-type="string">
            <text:p>Сталь 12Х18Н10Т ГОСТ 5632-2014 <text:s text:c="18"/>Ø 170 <text:s text:c="3"/>L=53 /1 </text:p>
          </table:table-cell>
          <table:table-cell table:style-name="ce363" office:value-type="float" office:value="11.528" calcext:value-type="float">
            <text:p>11,528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8" calcext:value-type="float">
            <text:p>18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08" calcext:value-type="float">
            <text:p>0,0608</text:p>
          </table:table-cell>
          <table:table-cell table:style-name="ce71" office:value-type="float" office:value="0.2432" calcext:value-type="float">
            <text:p>0,243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4">
          <table:table-cell table:style-name="ce12" office:value-type="float" office:value="19" calcext:value-type="float">
            <text:p>19</text:p>
          </table:table-cell>
          <table:table-cell table:style-name="ce29"/>
          <table:table-cell table:style-name="ce74" office:value-type="string" calcext:value-type="string">
            <text:p>Шайба С16.02.019 ГОСТ11371-78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" calcext:value-type="float">
            <text:p>0,0109</text:p>
          </table:table-cell>
          <table:table-cell table:style-name="ce71" office:value-type="float" office:value="0.0436" calcext:value-type="float">
            <text:p>0,0436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7">
          <table:table-cell table:style-name="ce12" office:value-type="float" office:value="22" calcext:value-type="float">
            <text:p>22</text:p>
          </table:table-cell>
          <table:table-cell table:style-name="ce29"/>
          <table:table-cell table:style-name="ce74" office:value-type="string" calcext:value-type="string">
            <text:p>Клапан предохранительный <text:s/>VT.1831.N.04 1-2“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 table:number-rows-repeated="13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6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186" office:value-type="float" office:value="8" calcext:value-type="float">
            <text:p>8,0000</text:p>
          </table:table-cell>
          <table:table-cell table:style-name="ce186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6-0-1</text:p>
          </table:table-cell>
          <table:table-cell table:style-name="ce74" office:value-type="string" calcext:value-type="string">
            <text:p>Труба        L 840<text:span text:style-name="T5"> +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8" calcext:value-type="float">
            <text:p>2,80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<text:span text:style-name="T1">=</text:span><text:span text:style-name="T6">845/1</text:span></text:p>
          </table:table-cell>
          <table:table-cell table:style-name="ce374" office:value-type="string" calcext:value-type="string">
            <text:p><text:span text:style-name="T5">4,017 </text:span><text:span text:style-name="T21">L0,865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6-0-0-2</text:p>
          </table:table-cell>
          <table:table-cell table:style-name="ce74" office:value-type="string" calcext:value-type="string">
            <text:p>Фланец <text:s/>+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3" calcext:value-type="float">
            <text:p>2,3000</text:p>
          </table:table-cell>
          <table:table-cell table:style-name="ce71" office:value-type="float" office:value="6.9" calcext:value-type="float">
            <text:p>6,9000</text:p>
          </table:table-cell>
          <table:table-cell table:style-name="ce117" office:value-type="string" calcext:value-type="string">
            <text:p>Фланец 50-16-11-1-В-12Х18Н10Т ГОСТ 33259-2015                                    <text:span text:style-name="T7">Ø170 L=53/1</text:span></text:p>
          </table:table-cell>
          <table:table-cell table:style-name="ce363" office:value-type="float" office:value="11.528" calcext:value-type="float">
            <text:p>11,5280</text:p>
          </table:table-cell>
          <table:table-cell table:style-name="ce400" office:value-type="float" office:value="34.584" calcext:value-type="float">
            <text:p>34,584</text:p>
          </table:table-cell>
          <table:table-cell table:style-name="ce117" office:value-type="string" calcext:value-type="string">
            <text:p>Заг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3-6-0-0-3</text:p>
          </table:table-cell>
          <table:table-cell table:style-name="ce74" office:value-type="string" calcext:value-type="string">
            <text:p>Переход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3" calcext:value-type="float">
            <text:p>0,3000</text:p>
          </table:table-cell>
          <table:table-cell table:style-name="ce71"/>
          <table:table-cell table:style-name="ce117" office:value-type="string" calcext:value-type="string">
            <text:p>Переход К-76х3,5-57х3-12Х18Н10Т ГОСТ 17378-2001</text:p>
          </table:table-cell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3-5-0-0-2</text:p>
          </table:table-cell>
          <table:table-cell table:style-name="ce74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49" calcext:value-type="float">
            <text:p>0,4900</text:p>
          </table:table-cell>
          <table:table-cell table:style-name="ce71"/>
          <table:table-cell table:style-name="ce117" office:value-type="string" calcext:value-type="string">
            <text:p>Круг 65-В ГОСТ 2590-2006/ <text:s text:c="20"/>12Х18Н10Т ГОСТ5949-2018 <text:s text:c="11"/>L=105/1</text:p>
          </table:table-cell>
          <table:table-cell table:style-name="ce363" office:value-type="float" office:value="2.992" calcext:value-type="float">
            <text:p>2,992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884-3-5-0-0-4</text:p>
          </table:table-cell>
          <table:table-cell table:style-name="ce74" office:value-type="string" calcext:value-type="string">
            <text:p>Корпус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98" calcext:value-type="float">
            <text:p>0,9800</text:p>
          </table:table-cell>
          <table:table-cell table:style-name="ce71"/>
          <table:table-cell table:style-name="ce117" office:value-type="string" calcext:value-type="string">
            <text:p>Труба 76х4-12Х18Н10Т ГОСТ9941-81 <text:s/>L=190/1 </text:p>
          </table:table-cell>
          <table:table-cell table:style-name="ce374" office:value-type="string" calcext:value-type="string">
            <text:p>1,43</text:p>
            <text:p>L-0,2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74" office:value-type="string" calcext:value-type="string">
            <text:p>884-01-3-5-0-5</text:p>
          </table:table-cell>
          <table:table-cell table:style-name="ce74" office:value-type="string" calcext:value-type="string">
            <text:p>Термогильза <text:s text:c="2"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3" calcext:value-type="float">
            <text:p>0,3000</text:p>
          </table:table-cell>
          <table:table-cell table:style-name="ce71"/>
          <table:table-cell table:style-name="ce117" office:value-type="string" calcext:value-type="string">
            <text:p>Круг 30-В ГОСТ2590-2006/ <text:s text:c="21"/>12Х18Н10Т ГОСТ 5949-2018 <text:s text:c="11"/>L=110/1 шт</text:p>
          </table:table-cell>
          <table:table-cell table:style-name="ce132" office:value-type="float" office:value="0.66" calcext:value-type="float">
            <text:p>0,660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79"/>
          <table:table-cell table:style-name="ce109"/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Винт с шестигранной головкой ГОСТ Р ИСО 4017 М16х65-6.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37" calcext:value-type="float">
            <text:p>0,1370</text:p>
          </table:table-cell>
          <table:table-cell table:style-name="ce71" office:value-type="float" office:value="0.548" calcext:value-type="float">
            <text:p>0,5480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1504" calcext:value-type="float">
            <text:p>0,15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Контргайка 50 ГОСТ8968-7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2" calcext:value-type="float">
            <text:p>12</text:p>
          </table:table-cell>
          <table:table-cell table:style-name="ce29"/>
          <table:table-cell table:style-name="ce74" office:value-type="string" calcext:value-type="string">
            <text:p>Прокладка А-50-16-ПМБ ГОСТ 15180-86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26" calcext:value-type="float">
            <text:p>0,0260</text:p>
          </table:table-cell>
          <table:table-cell table:style-name="ce71"/>
          <table:table-cell table:style-name="ce117" office:value-type="string" calcext:value-type="string">
            <text:p>Паронит <text:s/>ПМБ -2,0 ГОСТ481-80 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76"/>
          <table:table-cell table:style-name="ce117" office:value-type="float" office:value="2.4" calcext:value-type="float">
            <text:p>2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224" office:value-type="float" office:value="0.00608" calcext:value-type="float">
            <text:p>0,00608</text:p>
          </table:table-cell>
          <table:table-cell table:style-name="ce71" office:value-type="float" office:value="0.02432" calcext:value-type="float">
            <text:p>0,0243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4" calcext:value-type="float">
            <text:p>14</text:p>
          </table:table-cell>
          <table:table-cell table:style-name="ce29"/>
          <table:table-cell table:style-name="ce74" office:value-type="string" calcext:value-type="string">
            <text:p>Шайба С.16.02.019 ГОСТ11371-78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7" calcext:value-type="float">
            <text:p>0,0110</text:p>
          </table:table-cell>
          <table:table-cell table:style-name="ce71" office:value-type="float" office:value="0.044" calcext:value-type="float">
            <text:p>0,0440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Default" table:number-columns-repeated="6"/>
          <table:table-cell table:style-name="ce363"/>
          <table:table-cell table:style-name="ce376"/>
          <table:table-cell table:style-name="ce117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7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186" office:value-type="float" office:value="6.85" calcext:value-type="float">
            <text:p>6,8500</text:p>
          </table:table-cell>
          <table:table-cell table:style-name="ce186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7-0-1</text:p>
          </table:table-cell>
          <table:table-cell table:style-name="ce74" office:value-type="string" calcext:value-type="string">
            <text:p>Труба <text:s text:c="7"/>L 2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82" calcext:value-type="float">
            <text:p>0,82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<text:span text:style-name="T6"> </text:span><text:span text:style-name="T22">210/1</text:span></text:p>
          </table:table-cell>
          <table:table-cell table:style-name="ce374" office:value-type="string" calcext:value-type="string">
            <text:p>1,045</text:p>
            <text:p>L-0,225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5-0-0-2</text:p>
          </table:table-cell>
          <table:table-cell table:style-name="ce29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49" calcext:value-type="float">
            <text:p>0,4900</text:p>
          </table:table-cell>
          <table:table-cell table:style-name="ce71"/>
          <table:table-cell table:style-name="ce117" office:value-type="string" calcext:value-type="string">
            <text:p>Круг 65-В ГОСТ 2590-2006/ <text:s text:c="20"/>12Х18Н10Т ГОСТ5949-2018 <text:s text:c="11"/>L=105/1</text:p>
          </table:table-cell>
          <table:table-cell table:style-name="ce363" office:value-type="float" office:value="2.992" calcext:value-type="float">
            <text:p>2,992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3-7-0-0-3 </text:p>
          </table:table-cell>
          <table:table-cell table:style-name="ce74" office:value-type="string" calcext:value-type="string">
            <text:p>Отвод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5" calcext:value-type="float">
            <text:p>0,5000</text:p>
          </table:table-cell>
          <table:table-cell table:style-name="ce71"/>
          <table:table-cell table:style-name="ce117" office:value-type="string" calcext:value-type="string">
            <text:p>Заготовка : Отвод 90-57х3,5-12Х18Н10Т ГОСТ 17375-2001</text:p>
          </table:table-cell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3-5-0-0-4</text:p>
          </table:table-cell>
          <table:table-cell table:style-name="ce74" office:value-type="string" calcext:value-type="string">
            <text:p>Корпус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98" calcext:value-type="float">
            <text:p>0,9800</text:p>
          </table:table-cell>
          <table:table-cell table:style-name="ce71"/>
          <table:table-cell table:style-name="ce117" office:value-type="string" calcext:value-type="string">
            <text:p>Труба 76х4-12Х18Н10Т ГОСТ9941-81 <text:s/>L=190/1 </text:p>
          </table:table-cell>
          <table:table-cell table:style-name="ce374" office:value-type="string" calcext:value-type="string">
            <text:p>1,43</text:p>
            <text:p>L-0,2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884-01-3-5-0-5</text:p>
          </table:table-cell>
          <table:table-cell table:style-name="ce74" office:value-type="string" calcext:value-type="string">
            <text:p>Термогильза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3" calcext:value-type="float">
            <text:p>0,3000</text:p>
          </table:table-cell>
          <table:table-cell table:style-name="ce71"/>
          <table:table-cell table:style-name="ce117" office:value-type="string" calcext:value-type="string">
            <text:p>Круг 30-В ГОСТ2590-2006/ <text:s text:c="21"/>12Х18Н10Т ГОСТ 5949-2018 <text:s text:c="11"/>L=110/1 шт</text:p>
          </table:table-cell>
          <table:table-cell table:style-name="ce132" office:value-type="float" office:value="0.66" calcext:value-type="float">
            <text:p>0,660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884-3-7-0-0-2</text:p>
          </table:table-cell>
          <table:table-cell table:style-name="ce74" office:value-type="string" calcext:value-type="string">
            <text:p>Фланец <text:s text:c="2"/>+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3" calcext:value-type="float">
            <text:p>2,3000</text:p>
          </table:table-cell>
          <table:table-cell table:style-name="ce71" office:value-type="float" office:value="6.9" calcext:value-type="float">
            <text:p>6,9000</text:p>
          </table:table-cell>
          <table:table-cell table:style-name="ce117" office:value-type="string" calcext:value-type="string">
            <text:p>Заготовка Фланец 50-10-11-1-В-12Х18Н10Т ГОСТ 33259-2015               <text:span text:style-name="T7">Ø170 L=50/1</text:span></text:p>
          </table:table-cell>
          <table:table-cell table:style-name="ce363" office:value-type="float" office:value="11.154" calcext:value-type="float">
            <text:p>11,1540</text:p>
          </table:table-cell>
          <table:table-cell table:style-name="ce376" office:value-type="float" office:value="33.462" calcext:value-type="float">
            <text:p>33,46200</text:p>
          </table:table-cell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79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ы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Винт с шестигранной головкой ГОСТ Р ИСО 4017 М16х65-6.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373" calcext:value-type="float">
            <text:p>0,1373</text:p>
          </table:table-cell>
          <table:table-cell table:style-name="ce71" office:value-type="float" office:value="0.5492" calcext:value-type="float">
            <text:p>0,549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1504" calcext:value-type="float">
            <text:p>0,15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 </text:p>
          </table:table-cell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Контргайка 50 ГОСТ8968-7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9"/>
          <table:table-cell table:style-name="ce74" office:value-type="string" calcext:value-type="string">
            <text:p>Переход К-76<text:span text:style-name="T2">х3,5</text:span>-57х3-12Х18Н10Т ГОСТ17378-2001 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74" office:value-type="string" calcext:value-type="string">
            <text:p>Прокладка А-50-10-ПМБ ГОСТ 15180-86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26" calcext:value-type="float">
            <text:p>0,0260</text:p>
          </table:table-cell>
          <table:table-cell table:style-name="ce71"/>
          <table:table-cell table:style-name="ce117" office:value-type="string" calcext:value-type="string">
            <text:p>Паронит <text:s/>ПМБ -2,0 ГОСТ481-80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76"/>
          <table:table-cell table:style-name="ce117" office:value-type="float" office:value="2.4" calcext:value-type="float">
            <text:p>2,4</text:p>
          </table:table-cell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4" calcext:value-type="float">
            <text:p>14</text:p>
          </table:table-cell>
          <table:table-cell table:style-name="ce29"/>
          <table:table-cell table:style-name="ce74" office:value-type="string" calcext:value-type="string">
            <text:p>Шайба 16.65Г.019 ГОСТ 6402-70 <text:s/>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0608" calcext:value-type="float">
            <text:p>0,0061</text:p>
          </table:table-cell>
          <table:table-cell table:style-name="ce71" office:value-type="float" office:value="0.0244" calcext:value-type="float">
            <text:p>0,024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5" calcext:value-type="float">
            <text:p>15</text:p>
          </table:table-cell>
          <table:table-cell table:style-name="ce29"/>
          <table:table-cell table:style-name="ce74" office:value-type="string" calcext:value-type="string">
            <text:p>Шайба С.16.02.019 ГОСТ 11371-78 <text:s text:c="2"/>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7" calcext:value-type="float">
            <text:p>0,0110</text:p>
          </table:table-cell>
          <table:table-cell table:style-name="ce71" office:value-type="float" office:value="0.044" calcext:value-type="float">
            <text:p>0,0440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Default" table:number-columns-repeated="6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 office:value-type="string" calcext:value-type="string">
            <text:p>Отвод 90-57х3,5-12Х18Н10Т <text:s/>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 office:value-type="string" calcext:value-type="string">
            <text:p>Заготовка для 884-3-7-0-0-3</text:p>
          </table:table-cell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7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4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4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8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220" office:value-type="float" office:value="13.5" calcext:value-type="float">
            <text:p>13,50</text:p>
          </table:table-cell>
          <table:table-cell table:style-name="ce186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8-0-1</text:p>
          </table:table-cell>
          <table:table-cell table:style-name="ce74" office:value-type="string" calcext:value-type="string">
            <text:p>Труба        L <text:span text:style-name="T1"> </text:span><text:span text:style-name="T12">1435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5.8" calcext:value-type="float">
            <text:p>5,8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 <text:span text:style-name="T23">1440/1</text:span></text:p>
          </table:table-cell>
          <table:table-cell table:style-name="ce374" office:value-type="string" calcext:value-type="string">
            <text:p>7,39</text:p>
            <text:p>L-1,59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8-0-1-01</text:p>
          </table:table-cell>
          <table:table-cell table:style-name="ce74" office:value-type="string" calcext:value-type="string">
            <text:p>Труба <text:s text:c="7"/>L 36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1.5" calcext:value-type="float">
            <text:p>1,50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<text:span text:style-name="T12">365/1</text:span></text:p>
          </table:table-cell>
          <table:table-cell table:style-name="ce374" office:value-type="string" calcext:value-type="string">
            <text:p>1,765</text:p>
            <text:p>L-0,38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Default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/>
          <table:table-cell table:style-name="ce74" office:value-type="string" calcext:value-type="string">
            <text:p>Болт с шестигранной головкой ГОСТ Р ИСО 4014-М16х65-5.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373" calcext:value-type="float">
            <text:p>0,1373</text:p>
          </table:table-cell>
          <table:table-cell table:style-name="ce71" office:value-type="float" office:value="0.5492" calcext:value-type="float">
            <text:p>0,5492</text:p>
          </table:table-cell>
          <table:table-cell table:style-name="ce354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1504" calcext:value-type="float">
            <text:p>0,15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Отвод 90-57х<text:span text:style-name="T12">3,5</text:span><text:span text:style-name="T13"> </text:span>12Х18Н10Т  ГОСТ 17375-2001 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Фланец 50-10-01-1-В-12Х18Н10Т-IV ГОСТ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06" calcext:value-type="float">
            <text:p>2,0600</text:p>
          </table:table-cell>
          <table:table-cell table:style-name="ce71"/>
          <table:table-cell table:style-name="ce117" office:value-type="string" calcext:value-type="string">
            <text:p>Сталь 12Х18Н10Т ГОСТ 5632-2014 <text:s text:c="6"/>Лист 20 Ø170 /1 </text:p>
          </table:table-cell>
          <table:table-cell table:style-name="ce363" office:value-type="float" office:value="5.39" calcext:value-type="float">
            <text:p>5,390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<text:span text:style-name="T14">Фланец 50-16-11-1-В-12Х18Н10Т</text:span>-IV 33259-2015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28" calcext:value-type="float">
            <text:p>2,2800</text:p>
          </table:table-cell>
          <table:table-cell table:style-name="ce117"/>
          <table:table-cell table:style-name="ce117" office:value-type="string" calcext:value-type="string">
            <text:p>Сталь 12Х18Н10Т ГОСТ 5632-2014 <text:s text:c="6"/>Ø 170 <text:s text:c="3"/>L=53 /1 </text:p>
          </table:table-cell>
          <table:table-cell table:style-name="ce363" office:value-type="float" office:value="11.528" calcext:value-type="float">
            <text:p>11,528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08" calcext:value-type="float">
            <text:p>0,0608</text:p>
          </table:table-cell>
          <table:table-cell table:style-name="ce71" office:value-type="float" office:value="0.2432" calcext:value-type="float">
            <text:p>0,243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Шайба С.16.02.019 ГОСТ 11371-78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" calcext:value-type="float">
            <text:p>0,0109</text:p>
          </table:table-cell>
          <table:table-cell table:style-name="ce71" office:value-type="float" office:value="0.0436" calcext:value-type="float">
            <text:p>0,0436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Default" table:number-columns-repeated="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9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220" office:value-type="float" office:value="9.4" calcext:value-type="float">
            <text:p>9,40</text:p>
          </table:table-cell>
          <table:table-cell table:style-name="ce186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3-9-0-0-1</text:p>
          </table:table-cell>
          <table:table-cell table:style-name="ce74" office:value-type="string" calcext:value-type="string">
            <text:p>Труба <text:s text:c="7"/>L 19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0.73" calcext:value-type="float">
            <text:p>0,730</text:p>
          </table:table-cell>
          <table:table-cell table:style-name="ce71"/>
          <table:table-cell table:style-name="ce117" office:value-type="string" calcext:value-type="string">
            <text:p>Труба 57х3,5-12Х18Н10Т ГОСТ9941-81 <text:s text:c="41"/>L=200/1</text:p>
          </table:table-cell>
          <table:table-cell table:style-name="ce374" office:value-type="string" calcext:value-type="string">
            <text:p>0,976</text:p>
            <text:p>L-0,21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9-0-2</text:p>
          </table:table-cell>
          <table:table-cell table:style-name="ce74" office:value-type="string" calcext:value-type="string">
            <text:p>Труба <text:s text:c="7"/>L 577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2.3" calcext:value-type="float">
            <text:p>2,3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<text:span text:style-name="T5">577/1</text:span></text:p>
          </table:table-cell>
          <table:table-cell table:style-name="ce374" office:value-type="string" calcext:value-type="string">
            <text:p><text:span text:style-name="T5">2,749</text:span></text:p>
            <text:p><text:span text:style-name="T5">L-0,592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884-01-3-9-0-3</text:p>
          </table:table-cell>
          <table:table-cell table:style-name="ce74" office:value-type="string" calcext:value-type="string">
            <text:p>Труба <text:s text:c="7"/>L 7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2.8" calcext:value-type="float">
            <text:p>2,800</text:p>
          </table:table-cell>
          <table:table-cell table:style-name="ce71"/>
          <table:table-cell table:style-name="ce117" office:value-type="string" calcext:value-type="string">
            <text:p>Труба 57х3,5-12Х18Н10Т ГОСТ9941-81 <text:s text:c="41"/>L=720/1</text:p>
          </table:table-cell>
          <table:table-cell table:style-name="ce374" office:value-type="string" calcext:value-type="string">
            <text:p>3,43</text:p>
            <text:p>L-0,738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27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227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Отвод 90-57х<text:span text:style-name="T5">3,5</text:span> -12Х18Н10Т  ГОСТ 17375-2001  +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Фланец 50-10-01-1-В-12Х18Н10Т-IV ГОСТ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06" calcext:value-type="float">
            <text:p>2,0600</text:p>
          </table:table-cell>
          <table:table-cell table:style-name="ce71"/>
          <table:table-cell table:style-name="ce117" office:value-type="string" calcext:value-type="string">
            <text:p>Сталь 12Х18Н10Т ГОСТ 5632-2014 <text:s text:c="18"/>Лист 20 Ø170 /1 </text:p>
          </table:table-cell>
          <table:table-cell table:style-name="ce363" office:value-type="float" office:value="5.39" calcext:value-type="float">
            <text:p>5,390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Реле потока лопостное «ЭМИС-ПОТОК 236»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10 СБ</text:p>
          </table:table-cell>
          <table:table-cell table:style-name="ce79" office:value-type="string" calcext:value-type="string">
            <text:p>Трубопровод DN50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 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10-0-1</text:p>
          </table:table-cell>
          <table:table-cell table:style-name="ce74" office:value-type="string" calcext:value-type="string">
            <text:p>Труба <text:s text:c="7"/>L 18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9" office:value-type="float" office:value="7.5" calcext:value-type="float">
            <text:p>7,5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<text:span text:style-name="T1">=</text:span>  1845 </text:p>
          </table:table-cell>
          <table:table-cell table:style-name="ce375" office:value-type="string" calcext:value-type="string">
            <text:p><text:s/>8,64 <text:s text:c="9"/>L=1,86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01-3-10-0-1-01</text:p>
          </table:table-cell>
          <table:table-cell table:style-name="ce74" office:value-type="string" calcext:value-type="string">
            <text:p>Труба <text:s text:c="7"/>L 500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9" office:value-type="float" office:value="2" calcext:value-type="float">
            <text:p>2,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<text:span text:style-name="T5"> 505/1</text:span></text:p>
          </table:table-cell>
          <table:table-cell table:style-name="ce374" office:value-type="string" calcext:value-type="string">
            <text:p>2,417</text:p>
            <text:p>L-0,52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3-3-0-0-2</text:p>
          </table:table-cell>
          <table:table-cell table:style-name="ce74" office:value-type="string" calcext:value-type="string">
            <text:p>Штуцер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" calcext:value-type="float">
            <text:p>0,0600</text:p>
          </table:table-cell>
          <table:table-cell table:style-name="ce71"/>
          <table:table-cell table:style-name="ce117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63" office:value-type="float" office:value="0.319" calcext:value-type="float">
            <text:p>0,319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Болт с шестигранной головкой ГОСТ Р ИСО 4014-М16х65-5.8-А2L 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1373" calcext:value-type="float">
            <text:p>0,1373</text:p>
          </table:table-cell>
          <table:table-cell table:style-name="ce71" office:value-type="float" office:value="1.0984" calcext:value-type="float">
            <text:p>1,098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<text:s/>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3008" calcext:value-type="float">
            <text:p>0,3008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Отвод 90-57х<text:span text:style-name="T5">3,5 </text:span>-12Х18Н10Т  ГОСТ 17375-2001 +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Прокладка А-50-10-ПМБ ГОСТ 15180-86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26" calcext:value-type="float">
            <text:p>0,0260</text:p>
          </table:table-cell>
          <table:table-cell table:style-name="ce71"/>
          <table:table-cell table:style-name="ce117" office:value-type="string" calcext:value-type="string">
            <text:p>Паронит <text:s/>ПМБ -2,0 ГОСТ481-80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76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Фланец 50-10-01-1-В-12Х18Н10Т-IV ГОСТ33259-2015 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06" calcext:value-type="float">
            <text:p>2,0600</text:p>
          </table:table-cell>
          <table:table-cell table:style-name="ce71"/>
          <table:table-cell table:style-name="ce117" office:value-type="string" calcext:value-type="string">
            <text:p>Сталь 12Х18Н10Т ГОСТ 5632-2001 <text:s text:c="15"/>Лист 20 Ø170 /1 </text:p>
          </table:table-cell>
          <table:table-cell table:style-name="ce363" office:value-type="float" office:value="5.39" calcext:value-type="float">
            <text:p>5,390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1" calcext:value-type="float">
            <text:p>11</text:p>
          </table:table-cell>
          <table:table-cell table:style-name="ce29"/>
          <table:table-cell table:style-name="ce74" office:value-type="string" calcext:value-type="string">
            <text:p>Фланец 50-10-11-1-В-12Х!8Н10Т-IV ГОСТ33259-2015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26" calcext:value-type="float">
            <text:p>2,2600</text:p>
          </table:table-cell>
          <table:table-cell table:style-name="ce71" office:value-type="float" office:value="4.52" calcext:value-type="float">
            <text:p>4,5200</text:p>
          </table:table-cell>
          <table:table-cell table:style-name="ce117" office:value-type="string" calcext:value-type="string">
            <text:p>Сталь 12Х18Н10Т ГОСТ 5632-2014 <text:s text:c="18"/>Ø170 <text:s text:c="4"/>L=50 /1 </text:p>
          </table:table-cell>
          <table:table-cell table:style-name="ce363" office:value-type="float" office:value="11.154" calcext:value-type="float">
            <text:p>11,1540</text:p>
          </table:table-cell>
          <table:table-cell table:style-name="ce376" office:value-type="float" office:value="22.308" calcext:value-type="float">
            <text:p>22,30800</text:p>
          </table:table-cell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2" calcext:value-type="float">
            <text:p>12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08" calcext:value-type="float">
            <text:p>0,0608</text:p>
          </table:table-cell>
          <table:table-cell table:style-name="ce71" office:value-type="float" office:value="0.4864" calcext:value-type="float">
            <text:p>0,486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3" calcext:value-type="float">
            <text:p>13</text:p>
          </table:table-cell>
          <table:table-cell table:style-name="ce29"/>
          <table:table-cell table:style-name="ce74" office:value-type="string" calcext:value-type="string">
            <text:p>Шайба С.16.02.019 ГОСТ 11371-78 <text:s/>+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" calcext:value-type="float">
            <text:p>0,0109</text:p>
          </table:table-cell>
          <table:table-cell table:style-name="ce71" office:value-type="float" office:value="0.0872" calcext:value-type="float">
            <text:p>0,087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Default" table:number-columns-repeated="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29"/>
          <table:table-cell table:style-name="ce74" office:value-type="string" calcext:value-type="string">
            <text:p>Кран шаровой ЗАРДП 015.016.10Р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4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6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11СБ</text:p>
          </table:table-cell>
          <table:table-cell table:style-name="ce79" office:value-type="string" calcext:value-type="string">
            <text:p>Трубопровод DN2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220" office:value-type="float" office:value="1" calcext:value-type="float">
            <text:p>1,00</text:p>
          </table:table-cell>
          <table:table-cell table:style-name="ce186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11-0-1</text:p>
          </table:table-cell>
          <table:table-cell table:style-name="ce74" office:value-type="string" calcext:value-type="string">
            <text:p>Труба <text:s text:c="7"/>Lразв 325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9" office:value-type="float" office:value="0.5" calcext:value-type="float">
            <text:p>0,50</text:p>
          </table:table-cell>
          <table:table-cell table:style-name="ce71"/>
          <table:table-cell table:style-name="ce117" office:value-type="string" calcext:value-type="string">
            <text:p>Труба 25х2-12Х18Н10Т ГОСТ 9941-81 <text:span text:style-name="T15">L 385</text:span></text:p>
          </table:table-cell>
          <table:table-cell table:style-name="ce374" office:value-type="string" calcext:value-type="string">
            <text:p>0,51</text:p>
            <text:p>L-0,425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11-0-0-2</text:p>
          </table:table-cell>
          <table:table-cell table:style-name="ce74" office:value-type="string" calcext:value-type="string">
            <text:p>Штуцер  <text:span text:style-name="T15">S36 L40 +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9" office:value-type="float" office:value="0.16" calcext:value-type="float">
            <text:p>0,16</text:p>
          </table:table-cell>
          <table:table-cell table:style-name="ce71"/>
          <table:table-cell table:style-name="ce117" office:value-type="string" calcext:value-type="string">
            <text:p>Круг 48-В ГОСТ 2590-2006/ <text:s text:c="20"/>12Х18Н10Т ГОСТ5949-2018 <text:s text:c="11"/>L=45/1</text:p>
          </table:table-cell>
          <table:table-cell table:style-name="ce363" office:value-type="float" office:value="0.751" calcext:value-type="float">
            <text:p>0,751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19"/>
          <table:table-cell table:style-name="ce71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Н571-7</text:p>
          </table:table-cell>
          <table:table-cell table:style-name="ce74" office:value-type="string" calcext:value-type="string">
            <text:p>Ниппель шаровой 20х25-12Х18Н10Т <text:s/>+</text:p>
          </table:table-cell>
          <table:table-cell table:style-name="ce13" office:value-type="string" calcext:value-type="string">
            <text:p><text:span text:style-name="T3">2</text:span></text:p>
          </table:table-cell>
          <table:table-cell table:style-name="ce13" office:value-type="string" calcext:value-type="string">
            <text:p>кг</text:p>
          </table:table-cell>
          <table:table-cell table:style-name="ce191" office:value-type="float" office:value="0.07221" calcext:value-type="float">
            <text:p>0,07</text:p>
          </table:table-cell>
          <table:table-cell table:style-name="ce238" office:value-type="float" office:value="0.14" calcext:value-type="float">
            <text:p>0,14</text:p>
          </table:table-cell>
          <table:table-cell table:style-name="ce238" office:value-type="string" calcext:value-type="string">
            <text:p>Сталь 12Х18Н10Т ГОСТ5632-2014             <text:span text:style-name="T7">Ø30 L100/2</text:span></text:p>
          </table:table-cell>
          <table:table-cell table:style-name="ce365" office:value-type="float" office:value="0.302" calcext:value-type="float">
            <text:p>0,302</text:p>
          </table:table-cell>
          <table:table-cell table:style-name="ce400" office:value-type="float" office:value="0.604" calcext:value-type="float">
            <text:p>0,604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Н572-7</text:p>
          </table:table-cell>
          <table:table-cell table:style-name="ce74" office:value-type="string" calcext:value-type="string">
            <text:p>Гайка накидная М36х2-25 <text:s text:c="2"/>+</text:p>
          </table:table-cell>
          <table:table-cell table:style-name="ce13" office:value-type="string" calcext:value-type="string">
            <text:p><text:span text:style-name="T3">2</text:span></text:p>
          </table:table-cell>
          <table:table-cell table:style-name="ce13" office:value-type="string" calcext:value-type="string">
            <text:p>кг</text:p>
          </table:table-cell>
          <table:table-cell table:style-name="ce223" office:value-type="float" office:value="0.1013" calcext:value-type="float">
            <text:p>0,101</text:p>
          </table:table-cell>
          <table:table-cell table:style-name="ce314" office:value-type="float" office:value="0.202" calcext:value-type="float">
            <text:p>0,202</text:p>
          </table:table-cell>
          <table:table-cell table:style-name="ce238" office:value-type="string" calcext:value-type="string">
            <text:p>Сталь 35 ГОСТ 1050-2013                   S 41 <text:span text:style-name="T7">L=27/1</text:span></text:p>
          </table:table-cell>
          <table:table-cell table:style-name="ce366" office:value-type="float" office:value="0.388" calcext:value-type="float">
            <text:p>0,39</text:p>
          </table:table-cell>
          <table:table-cell table:style-name="ce400" office:value-type="float" office:value="0.78" calcext:value-type="float">
            <text:p>0,78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8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5" office:value-type="string" calcext:value-type="string">
            <text:p>884-01-3-12 СБ</text:p>
          </table:table-cell>
          <table:table-cell table:style-name="ce75" office:value-type="string" calcext:value-type="string">
            <text:p>Трубопровод 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228" table:number-columns-repeated="2"/>
          <table:table-cell table:style-name="ce355" office:value-type="string" calcext:value-type="string">
            <text:p>Разный</text:p>
          </table:table-cell>
          <table:table-cell table:style-name="ce378"/>
          <table:table-cell table:style-name="ce401"/>
          <table:table-cell table:style-name="ce356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Детали </text:p>
          </table:table-cell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76" office:value-type="string" calcext:value-type="string">
            <text:p>884-01-3-12-0-0-1</text:p>
          </table:table-cell>
          <table:table-cell table:style-name="ce78" office:value-type="string" calcext:value-type="string">
            <text:p>Труба <text:s text:c="7"/>L 150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1.1" calcext:value-type="float">
            <text:p>1,100</text:p>
          </table:table-cell>
          <table:table-cell table:style-name="ce229"/>
          <table:table-cell table:style-name="ce356" office:value-type="string" calcext:value-type="string">
            <text:p>Труба <text:span text:style-name="T1">76х4</text:span>- 89х3,5-12Х18Н10Т ГОСТ9941-81                                                   L=155 /1</text:p>
          </table:table-cell>
          <table:table-cell table:style-name="ce379" office:value-type="string" calcext:value-type="string">
            <text:p><text:span text:style-name="T1">1,172</text:span> <text:span text:style-name="T2">1,173</text:span></text:p>
            <text:p>L-0,164</text:p>
          </table:table-cell>
          <table:table-cell table:style-name="ce401"/>
          <table:table-cell table:style-name="ce35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76" office:value-type="string" calcext:value-type="string">
            <text:p>884-3-3-0-0-2</text:p>
          </table:table-cell>
          <table:table-cell table:style-name="ce78" office:value-type="string" calcext:value-type="string">
            <text:p>Штуцер <text:s text:c="2"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0.06" calcext:value-type="float">
            <text:p>0,060</text:p>
          </table:table-cell>
          <table:table-cell table:style-name="ce229"/>
          <table:table-cell table:style-name="ce356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78" office:value-type="float" office:value="0.319" calcext:value-type="float">
            <text:p>0,3190</text:p>
          </table:table-cell>
          <table:table-cell table:style-name="ce401"/>
          <table:table-cell table:style-name="ce356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76" office:value-type="string" calcext:value-type="string">
            <text:p>884-3-12-0-0-2</text:p>
          </table:table-cell>
          <table:table-cell table:style-name="ce78" office:value-type="string" calcext:value-type="string">
            <text:p>Труба <text:s text:c="7"/>L 1063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4.26" calcext:value-type="float">
            <text:p>4,260</text:p>
          </table:table-cell>
          <table:table-cell table:style-name="ce229"/>
          <table:table-cell table:style-name="ce356" office:value-type="string" calcext:value-type="string">
            <text:p>Труба 57х3,5-12Х18Н10Т ГОСТ9941-81 <text:s text:c="41"/>L=1068/1</text:p>
          </table:table-cell>
          <table:table-cell table:style-name="ce379" office:value-type="string" calcext:value-type="string">
            <text:p>5,07</text:p>
            <text:p>L-1,091</text:p>
          </table:table-cell>
          <table:table-cell table:style-name="ce401"/>
          <table:table-cell table:style-name="ce35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Стандартные <text:s/>изделия </text:p>
          </table:table-cell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 table:style-name="ce76"/>
          <table:table-cell table:style-name="ce78" office:value-type="string" calcext:value-type="string">
            <text:p>Отвод 90-57х3,5-12Х18Н10Т <text:s/>ГОСТ 17375-2001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" table:number-columns-repeated="4"/>
          <table:table-cell table:style-name="ce229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 table:style-name="ce76"/>
          <table:table-cell table:style-name="ce78" office:value-type="string" calcext:value-type="string">
            <text:p>Переход К<text:span text:style-name="T1">-76 </text:span><text:span text:style-name="T6">89</text:span>х3,5-57х3-12Х18Н10Т ГОСТ17378-2001  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 table:style-name="ce76"/>
          <table:table-cell table:style-name="ce78" office:value-type="string" calcext:value-type="string">
            <text:p>Фланец 50-10-11-1-В-12Х18Н10Т-IV ГОСТ33259-2015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2.26" calcext:value-type="float">
            <text:p>2,260</text:p>
          </table:table-cell>
          <table:table-cell table:style-name="ce229"/>
          <table:table-cell table:style-name="ce356" office:value-type="string" calcext:value-type="string">
            <text:p>Сталь 12Х18Н10Т ГОСТ 5632-2014 <text:s text:c="8"/>Ø170 <text:s text:c="4"/>L=50 /1 </text:p>
          </table:table-cell>
          <table:table-cell table:style-name="ce378" office:value-type="float" office:value="11.154" calcext:value-type="float">
            <text:p>11,1540</text:p>
          </table:table-cell>
          <table:table-cell table:style-name="ce401"/>
          <table:table-cell table:style-name="ce356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 office:value-type="string" calcext:value-type="string">
            <text:p>Отвод 90-<text:span text:style-name="T1">76х3,5</text:span><text:span text:style-name="T6"> 89х3,5</text:span>-12Х18Н10Т ГОСТ 17375-2001  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Прочие изделия</text:p>
          </table:table-cell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76"/>
          <table:table-cell table:style-name="ce78" office:value-type="string" calcext:value-type="string">
            <text:p>Кран шаровой ЗАРДП 015.016.10Р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7" office:value-type="string" calcext:value-type="string">
            <text:p>884-01-3-12-01 СБ</text:p>
          </table:table-cell>
          <table:table-cell table:style-name="ce75" office:value-type="string" calcext:value-type="string">
            <text:p>Трубопровод 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228" table:number-columns-repeated="2"/>
          <table:table-cell table:style-name="ce355" office:value-type="string" calcext:value-type="string">
            <text:p>Разный</text:p>
          </table:table-cell>
          <table:table-cell table:style-name="ce378"/>
          <table:table-cell table:style-name="ce401"/>
          <table:table-cell table:style-name="ce35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Детали </text:p>
          </table:table-cell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78" office:value-type="string" calcext:value-type="string">
            <text:p>884-01-3-12-0-0-1</text:p>
          </table:table-cell>
          <table:table-cell table:style-name="ce78" office:value-type="string" calcext:value-type="string">
            <text:p>Труба <text:s text:c="7"/>L 150 <text:s text:c="2"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string" calcext:value-type="string">
            <text:p>0<text:span text:style-name="T1">,79</text:span><text:span text:style-name="T6"> 1,1</text:span></text:p>
          </table:table-cell>
          <table:table-cell table:style-name="ce229"/>
          <table:table-cell table:style-name="ce356" office:value-type="string" calcext:value-type="string">
            <text:p>Труба <text:span text:style-name="T1">76х4 </text:span><text:span text:style-name="T6">89х3,5</text:span>-12Х18Н10Т ГОСТ9941-81                                                     L=155/1</text:p>
          </table:table-cell>
          <table:table-cell table:style-name="ce379" office:value-type="string" calcext:value-type="string">
            <text:p><text:span text:style-name="T1">1,172</text:span><text:span text:style-name="T6">1,173</text:span></text:p>
            <text:p>L-0,164</text:p>
          </table:table-cell>
          <table:table-cell table:style-name="ce401"/>
          <table:table-cell table:style-name="ce35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78" office:value-type="string" calcext:value-type="string">
            <text:p>884-3-3-0-0-2</text:p>
          </table:table-cell>
          <table:table-cell table:style-name="ce78" office:value-type="string" calcext:value-type="string">
            <text:p>Штуцер <text:s text:c="2"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0.06" calcext:value-type="float">
            <text:p>0,060</text:p>
          </table:table-cell>
          <table:table-cell table:style-name="ce229"/>
          <table:table-cell table:style-name="ce356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78" office:value-type="float" office:value="0.319" calcext:value-type="float">
            <text:p>0,3190</text:p>
          </table:table-cell>
          <table:table-cell table:style-name="ce401"/>
          <table:table-cell table:style-name="ce356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7" table:number-columns-repeated="11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78" office:value-type="string" calcext:value-type="string">
            <text:p>884-3-12-0-0-2-01</text:p>
          </table:table-cell>
          <table:table-cell table:style-name="ce78" office:value-type="string" calcext:value-type="string">
            <text:p>Труба <text:s text:c="7"/>L 442 <text:s text:c="2"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2.95" calcext:value-type="float">
            <text:p>2,950</text:p>
          </table:table-cell>
          <table:table-cell table:style-name="ce229"/>
          <table:table-cell table:style-name="ce356" office:value-type="string" calcext:value-type="string">
            <text:p>Труба 57х3,5-12Х18Н10Т ГОСТ9941-81 <text:s text:c="41"/>L=447/1</text:p>
          </table:table-cell>
          <table:table-cell table:style-name="ce379" office:value-type="string" calcext:value-type="string">
            <text:p>2,143</text:p>
            <text:p>L-0,461</text:p>
          </table:table-cell>
          <table:table-cell table:style-name="ce401"/>
          <table:table-cell table:style-name="ce35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Стандартные <text:s/>изделия </text:p>
          </table:table-cell>
          <table:table-cell table:style-name="ce119" table:number-columns-repeated="2"/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 table:style-name="ce76"/>
          <table:table-cell table:style-name="ce78" office:value-type="string" calcext:value-type="string">
            <text:p>Отвод 90-57х3,5-12Х18Н10Т <text:s/>ГОСТ 17375-2001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 table:style-name="ce76"/>
          <table:table-cell table:style-name="ce78" office:value-type="string" calcext:value-type="string">
            <text:p>Отвод 90-<text:span text:style-name="T1">76х3,5 </text:span><text:span text:style-name="T5">89х3,5</text:span>-12Х18Н10Т ГОСТ 17375-2001  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 table:style-name="ce76"/>
          <table:table-cell table:style-name="ce78" office:value-type="string" calcext:value-type="string">
            <text:p>Переход К-<text:span text:style-name="T1">76х3,5</text:span>-<text:span text:style-name="T2">89х3,5</text:span>- 57х3-12Х18Н10Т ГОСТ17378-2001  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/>
          <table:table-cell table:style-name="ce229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 table:style-name="ce76"/>
          <table:table-cell table:style-name="ce78" office:value-type="string" calcext:value-type="string">
            <text:p>Фланец 50-10-11-1-В-12Х18Н10Т-IV ГОСТ33259-2015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кг</text:p>
          </table:table-cell>
          <table:table-cell table:style-name="ce230" office:value-type="float" office:value="2.26" calcext:value-type="float">
            <text:p>2,260</text:p>
          </table:table-cell>
          <table:table-cell table:style-name="ce229"/>
          <table:table-cell table:style-name="ce356" office:value-type="string" calcext:value-type="string">
            <text:p>Сталь 12Х18Н10Т ГОСТ 5632-2014 <text:s text:c="5"/>Ø170 <text:s text:c="2"/>L=50 /1 </text:p>
          </table:table-cell>
          <table:table-cell table:style-name="ce378" office:value-type="float" office:value="11.154" calcext:value-type="float">
            <text:p>11,1540</text:p>
          </table:table-cell>
          <table:table-cell table:style-name="ce401"/>
          <table:table-cell table:style-name="ce356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5" office:value-type="string" calcext:value-type="string">
            <text:p>Прочие изделия</text:p>
          </table:table-cell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76"/>
          <table:table-cell table:style-name="ce78" office:value-type="string" calcext:value-type="string">
            <text:p>Кран шаровой ЗАРДП 015.016.10Р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3-12 СБ</text:p>
          </table:table-cell>
          <table:table-cell table:style-name="ce79" office:value-type="string" calcext:value-type="string">
            <text:p>Трубопровод 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5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3-3-0-0-2</text:p>
          </table:table-cell>
          <table:table-cell table:style-name="ce74" office:value-type="string" calcext:value-type="string">
            <text:p>Штуцер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0.06" calcext:value-type="float">
            <text:p>0,060</text:p>
          </table:table-cell>
          <table:table-cell table:style-name="ce71"/>
          <table:table-cell table:style-name="ce117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63" office:value-type="float" office:value="0.319" calcext:value-type="float">
            <text:p>0,319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12-0-0-1</text:p>
          </table:table-cell>
          <table:table-cell table:style-name="ce74" office:value-type="string" calcext:value-type="string">
            <text:p>Труба <text:s text:c="7"/>L 150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0.79" calcext:value-type="float">
            <text:p>0,790</text:p>
          </table:table-cell>
          <table:table-cell table:style-name="ce71"/>
          <table:table-cell table:style-name="ce117" office:value-type="string" calcext:value-type="string">
            <text:p>Труба 76х4-12Х18Н10Т ГОСТ9941-81 <text:s text:c="50"/>L=155 /1</text:p>
          </table:table-cell>
          <table:table-cell table:style-name="ce374" office:value-type="string" calcext:value-type="string">
            <text:p>1,172</text:p>
            <text:p>L-0,164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884-3-12-0-0-2</text:p>
          </table:table-cell>
          <table:table-cell table:style-name="ce74" office:value-type="string" calcext:value-type="string">
            <text:p>Труба        L <text:span text:style-name="T1">1063  +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4.26" calcext:value-type="float">
            <text:p>4,260</text:p>
          </table:table-cell>
          <table:table-cell table:style-name="ce71"/>
          <table:table-cell table:style-name="ce117" office:value-type="string" calcext:value-type="string">
            <text:p><text:span text:style-name="T14">Труба 57х3,5-12Х18Н10Т ГОСТ9941-81                                          L=</text:span><text:span text:style-name="T24">1168</text:span></text:p>
          </table:table-cell>
          <table:table-cell table:style-name="ce374" office:value-type="string" calcext:value-type="string">
            <text:p>5,07</text:p>
            <text:p><text:span text:style-name="T1">L-1,091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Отвод 90-57х3,5-12Х18Н10Т <text:s/>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Отвод 90-76х3,5-12Х18Н10Т 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Переход К-76х3,5-57х3-12Х18Н10Т ГОСТ17378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Фланец 50-10-11-1-В-12Х18Н10Т-IV ГОСТ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2.26" calcext:value-type="float">
            <text:p>2,260</text:p>
          </table:table-cell>
          <table:table-cell table:style-name="ce71"/>
          <table:table-cell table:style-name="ce117" office:value-type="string" calcext:value-type="string">
            <text:p>Сталь 12Х18Н10Т ГОСТ 5632-2014 <text:s text:c="8"/>Ø170 <text:s text:c="4"/>L=50 /1 </text:p>
          </table:table-cell>
          <table:table-cell table:style-name="ce363" office:value-type="float" office:value="11.154" calcext:value-type="float">
            <text:p>11,154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Кран шаровой ЗАРДП 015.016.10Р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3-12-01 СБ</text:p>
          </table:table-cell>
          <table:table-cell table:style-name="ce79" office:value-type="string" calcext:value-type="string">
            <text:p>Трубопровод 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74" office:value-type="string" calcext:value-type="string">
            <text:p>884-3-3-0-0-2</text:p>
          </table:table-cell>
          <table:table-cell table:style-name="ce74" office:value-type="string" calcext:value-type="string">
            <text:p>Штуцер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" calcext:value-type="float">
            <text:p>0,0600</text:p>
          </table:table-cell>
          <table:table-cell table:style-name="ce71"/>
          <table:table-cell table:style-name="ce117" office:value-type="string" calcext:value-type="string">
            <text:p>Круг 30-В ГОСТ2590-2006/ <text:s text:c="22"/>12Х18Н10Т ГОСТ5949-2018 <text:s text:c="11"/>L=50/1 шт</text:p>
          </table:table-cell>
          <table:table-cell table:style-name="ce363" office:value-type="float" office:value="0.319" calcext:value-type="float">
            <text:p>0,3190</text:p>
          </table:table-cell>
          <table:table-cell table:style-name="ce376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884-3-12-0-0-1</text:p>
          </table:table-cell>
          <table:table-cell table:style-name="ce74" office:value-type="string" calcext:value-type="string">
            <text:p>Труба <text:s text:c="7"/>L 150 <text:s text:c="2"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79" calcext:value-type="float">
            <text:p>0,7900</text:p>
          </table:table-cell>
          <table:table-cell table:style-name="ce71"/>
          <table:table-cell table:style-name="ce117" office:value-type="string" calcext:value-type="string">
            <text:p>Труба 76х4-12Х18Н10Т ГОСТ9941-81 <text:s text:c="52"/>L=155/1</text:p>
          </table:table-cell>
          <table:table-cell table:style-name="ce374" office:value-type="string" calcext:value-type="string">
            <text:p>1,172</text:p>
            <text:p>L-0,164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74" office:value-type="string" calcext:value-type="string">
            <text:p>884-3-12-0-0-2-01</text:p>
          </table:table-cell>
          <table:table-cell table:style-name="ce74" office:value-type="string" calcext:value-type="string">
            <text:p>Труба        L <text:span text:style-name="T1">442   +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95" calcext:value-type="float">
            <text:p>2,9500</text:p>
          </table:table-cell>
          <table:table-cell table:style-name="ce71"/>
          <table:table-cell table:style-name="ce117" office:value-type="string" calcext:value-type="string">
            <text:p>Труба 57х3,5-12Х18Н10Т ГОСТ9941-81                                          L=<text:span text:style-name="T1">447/1 </text:span><text:span text:style-name="T6">540</text:span></text:p>
          </table:table-cell>
          <table:table-cell table:style-name="ce374" office:value-type="string" calcext:value-type="string">
            <text:p>2<text:span text:style-name="T1">,143</text:span></text:p>
            <text:p><text:span text:style-name="T1">L-0,461</text:span>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Отвод 90-57х3,5-12Х18Н10Т <text:s/>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Отвод 90-76х3,5-12Х18Н10Т ГОСТ 17375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Переход К-76х3,5-57х3-12Х18Н10Т ГОСТ17378-2001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/>
          <table:table-cell table:style-name="ce74" office:value-type="string" calcext:value-type="string">
            <text:p>Фланец 50-10-11-1-В-12Х18Н10Т-IV ГОСТ33259-201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2.26" calcext:value-type="float">
            <text:p>2,2600</text:p>
          </table:table-cell>
          <table:table-cell table:style-name="ce71"/>
          <table:table-cell table:style-name="ce117" office:value-type="string" calcext:value-type="string">
            <text:p>Сталь 12Х18Н10Т ГОСТ 5632-2014 <text:s text:c="5"/>Ø170 <text:s text:c="2"/>L=50 /1 </text:p>
          </table:table-cell>
          <table:table-cell table:style-name="ce363" office:value-type="float" office:value="11.154" calcext:value-type="float">
            <text:p>11,1540</text:p>
          </table:table-cell>
          <table:table-cell table:style-name="ce376"/>
          <table:table-cell table:style-name="ce117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9"/>
          <table:table-cell table:style-name="ce74" office:value-type="string" calcext:value-type="string">
            <text:p>Кран шаровой ЗАРДП 015.016.10Р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6"/>
          <table:table-cell table:style-name="ce76"/>
          <table:table-cell table:style-name="ce78"/>
          <table:table-cell table:style-name="ce119" table:number-columns-repeated="2"/>
          <table:table-cell table:style-name="ce229" table:number-columns-repeated="2"/>
          <table:table-cell table:style-name="ce356"/>
          <table:table-cell table:style-name="ce378"/>
          <table:table-cell table:style-name="ce401"/>
          <table:table-cell table:style-name="ce356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77" office:value-type="string" calcext:value-type="string">
            <text:p>884-01-3-13 СБ</text:p>
          </table:table-cell>
          <table:table-cell table:style-name="ce75" office:value-type="string" calcext:value-type="string">
            <text:p>Трубопровод DN65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86" table:number-columns-repeated="2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3-13 СБ</text:p>
          </table:table-cell>
          <table:table-cell table:style-name="ce79" office:value-type="string" calcext:value-type="string">
            <text:p>Трубопровод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1" office:value-type="float" office:value="1" calcext:value-type="float">
            <text:p>1</text:p>
          </table:table-cell>
          <table:table-cell table:style-name="ce78" office:value-type="string" calcext:value-type="string">
            <text:p>884-01-3-13-0-0-1</text:p>
          </table:table-cell>
          <table:table-cell table:style-name="ce78" office:value-type="string" calcext:value-type="string">
            <text:p>Труба <text:s text:c="7"/>L 308 <text:s/>+</text:p>
          </table:table-cell>
          <table:table-cell table:style-name="ce119" office:value-type="float" office:value="1" calcext:value-type="float">
            <text:p>1</text:p>
          </table:table-cell>
          <table:table-cell table:style-name="ce164" office:value-type="string" calcext:value-type="string">
            <text:p>кг</text:p>
          </table:table-cell>
          <table:table-cell table:style-name="ce231" office:value-type="string" calcext:value-type="string">
            <text:p><text:span text:style-name="T1">1,66 </text:span><text:span text:style-name="T3">1,7</text:span></text:p>
          </table:table-cell>
          <table:table-cell table:style-name="ce231"/>
          <table:table-cell table:style-name="ce164" office:value-type="string" calcext:value-type="string">
            <text:p>Труба <text:span text:style-name="T1">76х4</text:span><text:span text:style-name="T3"> 89х3,5</text:span>-12Х18Н10Т ГОСТ9941-81                                                     L=313 /1</text:p>
          </table:table-cell>
          <table:table-cell table:style-name="ce379" office:value-type="string" calcext:value-type="string">
            <text:p><text:span text:style-name="T1">2,323 </text:span><text:span text:style-name="T3">2,324</text:span></text:p>
            <text:p>L-0,325</text:p>
          </table:table-cell>
          <table:table-cell table:style-name="ce402"/>
          <table:table-cell table:style-name="ce116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79" office:value-type="string" calcext:value-type="string">
            <text:p>884-3-13-0-0-1</text:p>
          </table:table-cell>
          <table:table-cell table:style-name="ce79" office:value-type="string" calcext:value-type="string">
            <text:p>Труба <text:s text:c="7"/>L 308 <text:s/>+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кг</text:p>
          </table:table-cell>
          <table:table-cell table:style-name="ce242" office:value-type="float" office:value="1.66" calcext:value-type="float">
            <text:p>1,6600</text:p>
          </table:table-cell>
          <table:table-cell table:style-name="ce242"/>
          <table:table-cell table:style-name="ce128" office:value-type="string" calcext:value-type="string">
            <text:p>Труба 76х4-12Х18Н10Т ГОСТ9941-81 <text:s text:c="52"/>L=313 /1</text:p>
          </table:table-cell>
          <table:table-cell table:style-name="ce374" office:value-type="string" calcext:value-type="string">
            <text:p>2,323</text:p>
            <text:p>L-0,325</text:p>
          </table:table-cell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76"/>
          <table:table-cell table:style-name="ce78" office:value-type="string" calcext:value-type="string">
            <text:p>Отвод 90-<text:span text:style-name="T16">76 </text:span><text:span text:style-name="T17">89</text:span>х3,5-12Х18Н10Т ГОСТ 17375-2001  +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229" table:number-columns-repeated="2"/>
          <table:table-cell table:style-name="ce356"/>
          <table:table-cell table:style-name="ce363"/>
          <table:table-cell table:style-name="ce376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/>
          <table:table-cell table:style-name="ce29"/>
          <table:table-cell table:style-name="ce74" office:value-type="string" calcext:value-type="string">
            <text:p>Отвод 90-76х3,5-12Х18Н10Т ГОСТ 17375-2001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8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5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16 СБ</text:p>
          </table:table-cell>
          <table:table-cell table:style-name="ce79" office:value-type="string" calcext:value-type="string">
            <text:p>Опора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222" office:value-type="float" office:value="6.7" calcext:value-type="float">
            <text:p>6,700</text:p>
          </table:table-cell>
          <table:table-cell table:style-name="ce222"/>
          <table:table-cell table:style-name="ce116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/>
          <table:table-cell table:style-name="ce79"/>
          <table:table-cell table:style-name="ce109" table:number-columns-repeated="2"/>
          <table:table-cell table:style-name="ce222" table:number-columns-repeated="2"/>
          <table:table-cell table:style-name="ce116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9" office:value-type="string" calcext:value-type="string">
            <text:p>Детали </text:p>
          </table:table-cell>
          <table:table-cell table:style-name="ce13" table:number-columns-repeated="2"/>
          <table:table-cell table:style-name="ce227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227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884-01-3-16-0-1 б/ч</text:p>
          </table:table-cell>
          <table:table-cell table:style-name="ce74" office:value-type="string" calcext:value-type="string">
            <text:p>Лист 240х290 Rа25 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2.75" calcext:value-type="float">
            <text:p>2,750</text:p>
          </table:table-cell>
          <table:table-cell table:style-name="ce227"/>
          <table:table-cell table:style-name="ce117" office:value-type="string" calcext:value-type="string">
            <text:p>Лист Б-ПН-0-5 ГОСТ 19903-2015 <text:s text:c="16"/>Ст3пс4 ГОСТ14637-89 <text:s text:c="10"/>240х290</text:p>
          </table:table-cell>
          <table:table-cell table:style-name="ce363" office:value-type="float" office:value="2.83" calcext:value-type="float">
            <text:p>2,8300</text:p>
          </table:table-cell>
          <table:table-cell table:style-name="ce37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884-3-16-0-0-2 б/ч</text:p>
          </table:table-cell>
          <table:table-cell table:style-name="ce74" office:value-type="string" calcext:value-type="string">
            <text:p>Стойка <text:s/>L 120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227" office:value-type="float" office:value="1.8" calcext:value-type="float">
            <text:p>1,800</text:p>
          </table:table-cell>
          <table:table-cell table:style-name="ce227" office:value-type="float" office:value="7.2" calcext:value-type="float">
            <text:p>7,200</text:p>
          </table:table-cell>
          <table:table-cell table:style-name="ce117" office:value-type="string" calcext:value-type="string">
            <text:p>Швеллер 18П ГОСТ8240-97/                        Ст3пс4-II ГОСТ535-2005                L=<text:span text:style-name="T12">130/1</text:span></text:p>
          </table:table-cell>
          <table:table-cell table:style-name="ce363" office:value-type="float" office:value="2.28" calcext:value-type="float">
            <text:p>2,2800</text:p>
          </table:table-cell>
          <table:table-cell table:style-name="ce403" office:value-type="float" office:value="9.12" calcext:value-type="float">
            <text:p>9,12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79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/>
          <table:table-cell table:style-name="ce74" office:value-type="string" calcext:value-type="string">
            <text:p>Винт с шестигранной головкой ГОСТ Р ИСО 4017 М16х40-6.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979" calcext:value-type="float">
            <text:p>0,0979</text:p>
          </table:table-cell>
          <table:table-cell table:style-name="ce71" office:value-type="float" office:value="0.3916" calcext:value-type="float">
            <text:p>0,3916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74" office:value-type="string" calcext:value-type="string">
            <text:p>Гайка шестигранная нормальная ГОСТ ISO 4032-М16-8-А2L 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376" calcext:value-type="float">
            <text:p>0,0376</text:p>
          </table:table-cell>
          <table:table-cell table:style-name="ce71" office:value-type="float" office:value="0.1504" calcext:value-type="float">
            <text:p>0,1504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74" office:value-type="string" calcext:value-type="string">
            <text:p>Шайба С.16.02.019 ГОСТ 11371-78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109" calcext:value-type="float">
            <text:p>0,0109</text:p>
          </table:table-cell>
          <table:table-cell table:style-name="ce71" office:value-type="float" office:value="0.0436" calcext:value-type="float">
            <text:p>0,0436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9"/>
          <table:table-cell table:style-name="ce74" office:value-type="string" calcext:value-type="string">
            <text:p>Шайба 16 65Г 019 ГОСТ6402-70 <text:s/>+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0608" calcext:value-type="float">
            <text:p>0,0608</text:p>
          </table:table-cell>
          <table:table-cell table:style-name="ce71" office:value-type="float" office:value="0.2432" calcext:value-type="float">
            <text:p>0,2432</text:p>
          </table:table-cell>
          <table:table-cell table:style-name="ce117"/>
          <table:table-cell table:style-name="ce363"/>
          <table:table-cell table:style-name="ce376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884-01-3-17 СБ</text:p>
          </table:table-cell>
          <table:table-cell table:style-name="ce44" office:value-type="string" calcext:value-type="string">
            <text:p>Трубопровод 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кг</text:p>
          </table:table-cell>
          <table:table-cell table:style-name="ce186" table:number-columns-repeated="2"/>
          <table:table-cell table:style-name="ce116" office:value-type="string" calcext:value-type="string">
            <text:p>Разный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74" office:value-type="string" calcext:value-type="string">
            <text:p>884-01-3-17-0-2</text:p>
          </table:table-cell>
          <table:table-cell table:style-name="ce74" office:value-type="string" calcext:value-type="string">
            <text:p>Штуцер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71" office:value-type="float" office:value="0.3" calcext:value-type="float">
            <text:p>0,3000</text:p>
          </table:table-cell>
          <table:table-cell table:style-name="ce71"/>
          <table:table-cell table:style-name="ce117" office:value-type="string" calcext:value-type="string">
            <text:p>Сталь 12Х18Н10Т ГОСТ 5632-2014               Ø60  <text:span text:style-name="T15">L54/1</text:span> </text:p>
          </table:table-cell>
          <table:table-cell table:style-name="ce132" office:value-type="float" office:value="1.43" calcext:value-type="float">
            <text:p>1,430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Н571-8</text:p>
          </table:table-cell>
          <table:table-cell table:style-name="ce45" office:value-type="string" calcext:value-type="string">
            <text:p>Ниппель шаровой 25х32-12Х18Н10Т <text:s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243" office:value-type="string" calcext:value-type="string">
            <text:p>0,112</text:p>
          </table:table-cell>
          <table:table-cell table:style-name="ce243" office:value-type="string" calcext:value-type="string">
            <text:p>0,224</text:p>
          </table:table-cell>
          <table:table-cell table:style-name="ce243" office:value-type="string" calcext:value-type="string">
            <text:p>Сталь 12Х18Н10Т ГОСТ5632-2014 <text:s text:c="14"/>Ø 40 <text:s text:c="3"/>L=108/2</text:p>
          </table:table-cell>
          <table:table-cell table:style-name="ce247" office:value-type="float" office:value="0.634" calcext:value-type="float">
            <text:p>0,6340</text:p>
          </table:table-cell>
          <table:table-cell table:style-name="ce258" office:value-type="float" office:value="1.268" calcext:value-type="float">
            <text:p>1,268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Н572-8</text:p>
          </table:table-cell>
          <table:table-cell table:style-name="ce45" office:value-type="string" calcext:value-type="string">
            <text:p>Гайка накидная М45х2-32 <text:s text:c="2"/>+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243" office:value-type="string" calcext:value-type="string">
            <text:p>0,157</text:p>
          </table:table-cell>
          <table:table-cell table:style-name="ce243" office:value-type="string" calcext:value-type="string">
            <text:p>0,314</text:p>
          </table:table-cell>
          <table:table-cell table:style-name="ce243" office:value-type="string" calcext:value-type="string">
            <text:p>Сталь 35 ГОСТ 1050-2013 <text:s text:c="18"/>Ø 60 <text:s text:c="3"/>L=30/1</text:p>
          </table:table-cell>
          <table:table-cell table:style-name="ce380" office:value-type="float" office:value="0.844" calcext:value-type="float">
            <text:p>0,844</text:p>
          </table:table-cell>
          <table:table-cell table:style-name="ce243" office:value-type="string" calcext:value-type="string">
            <text:p>1,688</text:p>
          </table:table-cell>
          <table:table-cell table:style-name="ce243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СТП0503-48-2002</text:p>
          </table:table-cell>
          <table:table-cell table:style-name="ce45" office:value-type="string" calcext:value-type="string">
            <text:p>Прокладка 40/34х2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44" office:value-type="float" office:value="0.01" calcext:value-type="float">
            <text:p>0,01</text:p>
          </table:table-cell>
          <table:table-cell table:style-name="Default"/>
          <table:table-cell table:style-name="ce353" office:value-type="string" calcext:value-type="string">
            <text:p>Лист ГПРХМ2М3 ГОСТ 1173-1006 <text:s text:c="6"/>45х45/Ø45/1</text:p>
          </table:table-cell>
          <table:table-cell table:style-name="ce363" office:value-type="float" office:value="0.046" calcext:value-type="float">
            <text:p>0,0460</text:p>
          </table:table-cell>
          <table:table-cell table:style-name="ce376"/>
          <table:table-cell table:style-name="ce117" office:value-type="string" calcext:value-type="string">
            <text:p>4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тандартные <text:s/>изделия </text:p>
          </table:table-cell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/>
          <table:table-cell table:style-name="ce45" office:value-type="string" calcext:value-type="string">
            <text:p>Отвод 90-32х2-12Х18Н10Т ГОСТ 17375-2001 +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6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99" office:value-type="string" calcext:value-type="string">
            <text:p>Прочие изделия</text:p>
          </table:table-cell>
          <table:table-cell table:style-name="ce134"/>
          <table:table-cell table:style-name="ce170"/>
          <table:table-cell table:style-name="ce250"/>
          <table:table-cell table:style-name="ce318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86"/>
          <table:table-cell table:style-name="ce101" office:value-type="string" calcext:value-type="string">
            <text:p>Металлорукав РГМ 25-16-1.32 АР.П</text:p>
          </table:table-cell>
          <table:table-cell table:style-name="ce134" office:value-type="string" calcext:value-type="string">
            <text:p>1</text:p>
          </table:table-cell>
          <table:table-cell table:style-name="ce170"/>
          <table:table-cell table:style-name="ce250"/>
          <table:table-cell table:style-name="ce318"/>
          <table:table-cell table:style-name="ce125"/>
          <table:table-cell table:style-name="ce102"/>
          <table:table-cell table:style-name="ce151"/>
          <table:table-cell table:style-name="ce359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6" table:number-rows-repeated="4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7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8" office:value-type="string" calcext:value-type="string">
            <text:p>884-01-3-20 <text:s/>СБ</text:p>
          </table:table-cell>
          <table:table-cell table:style-name="ce79" office:value-type="string" calcext:value-type="string">
            <text:p>Бак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1" table:number-columns-repeated="2"/>
          <table:table-cell table:style-name="ce117" office:value-type="string" calcext:value-type="string">
            <text:p>Разный</text:p>
          </table:table-cell>
          <table:table-cell table:style-name="ce363"/>
          <table:table-cell table:style-name="ce376"/>
          <table:table-cell table:style-name="ce117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7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363"/>
          <table:table-cell table:style-name="ce37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Сборочные единицы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84-01-3-20-1</text:p>
          </table:table-cell>
          <table:table-cell table:style-name="ce65" office:value-type="string" calcext:value-type="string">
            <text:p>Корпус</text:p>
          </table:table-cell>
          <table:table-cell table:style-name="ce121" office:value-type="string" calcext:value-type="string">
            <text:p>1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79-4-2-2</text:p>
          </table:table-cell>
          <table:table-cell table:style-name="ce65" office:value-type="string" calcext:value-type="string">
            <text:p>Опора</text:p>
          </table:table-cell>
          <table:table-cell table:style-name="ce121" office:value-type="string" calcext:value-type="string">
            <text:p>2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84-01-3-20-3</text:p>
          </table:table-cell>
          <table:table-cell table:style-name="ce65" office:value-type="string" calcext:value-type="string">
            <text:p>Трубопровод Ду20</text:p>
          </table:table-cell>
          <table:table-cell table:style-name="ce121" office:value-type="string" calcext:value-type="string">
            <text:p>1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5" office:value-type="string" calcext:value-type="string">
            <text:p>884-01-3-20-4</text:p>
          </table:table-cell>
          <table:table-cell table:style-name="ce65" office:value-type="string" calcext:value-type="string">
            <text:p>Трубопровод Ду50</text:p>
          </table:table-cell>
          <table:table-cell table:style-name="ce121" office:value-type="string" calcext:value-type="string">
            <text:p>1</text:p>
          </table:table-cell>
          <table:table-cell table:style-name="ce238"/>
          <table:table-cell table:style-name="ce191"/>
          <table:table-cell table:style-name="ce238"/>
          <table:table-cell table:style-name="ce238" office:value-type="string" calcext:value-type="string">
            <text:p>Стр.</text:p>
          </table:table-cell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65" office:value-type="string" calcext:value-type="string">
            <text:p>879-4-2-0-0-1-01</text:p>
          </table:table-cell>
          <table:table-cell table:style-name="ce65" office:value-type="string" calcext:value-type="string">
            <text:p>Бобышка <text:s text:c="3"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2" calcext:value-type="float">
            <text:p>0,2</text:p>
          </table:table-cell>
          <table:table-cell table:style-name="ce141"/>
          <table:table-cell table:style-name="ce238" office:value-type="string" calcext:value-type="string">
            <text:p>Круг 30-В ГОСТ2590-2006/ <text:s text:c="23"/>12Х18Н10Т-б-ТГОСТ 5949-2018 <text:s/>L=60/1</text:p>
          </table:table-cell>
          <table:table-cell table:style-name="ce365" office:value-type="float" office:value="0.378" calcext:value-type="float">
            <text:p>0,378</text:p>
          </table:table-cell>
          <table:table-cell table:style-name="ce366"/>
          <table:table-cell table:style-name="ce23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5"/>
          <table:table-cell table:style-name="ce72" table:number-columns-repeated="2"/>
          <table:table-cell table:style-name="ce126"/>
          <table:table-cell table:style-name="ce154"/>
          <table:table-cell table:style-name="ce218"/>
          <table:table-cell table:style-name="ce154"/>
          <table:table-cell table:style-name="ce150"/>
          <table:table-cell table:style-name="ce371" table:number-columns-repeated="2"/>
          <table:table-cell table:style-name="ce15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65" office:value-type="string" calcext:value-type="string">
            <text:p>879-4-2-0-0-3 <text:s text:c="2"/>?</text:p>
          </table:table-cell>
          <table:table-cell table:style-name="ce65" office:value-type="string" calcext:value-type="string">
            <text:p>Кронштейн <text:s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" calcext:value-type="float">
            <text:p>0,1</text:p>
          </table:table-cell>
          <table:table-cell table:style-name="ce141"/>
          <table:table-cell table:style-name="ce238" office:value-type="string" calcext:value-type="string">
            <text:p>Лист Б-ПН-0-5 ГОСТ19903-2015/ <text:s text:c="10"/>345-09Г2С-св-12 ГОСТ19281-2014 <text:s text:c="3"/>100х35/1 эскиз</text:p>
          </table:table-cell>
          <table:table-cell table:style-name="ce370" office:value-type="float" office:value="0.177" calcext:value-type="float">
            <text:p>0,1770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65" office:value-type="string" calcext:value-type="string">
            <text:p>879-4-2-0-0-4-01</text:p>
          </table:table-cell>
          <table:table-cell table:style-name="ce65" office:value-type="string" calcext:value-type="string">
            <text:p>Крышка <text:s text:c="2"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3.95" calcext:value-type="float">
            <text:p>13,95</text:p>
          </table:table-cell>
          <table:table-cell table:style-name="ce141"/>
          <table:table-cell table:style-name="ce238" office:value-type="string" calcext:value-type="string">
            <text:p>Лист Б-ПН-0-5 ГОСТ19903-2015/ <text:s text:c="13"/>12Х18Н10Т-М2б ГОСТ 7350-77 <text:s text:c="4"/>650х550/1</text:p>
          </table:table-cell>
          <table:table-cell table:style-name="ce366" office:value-type="float" office:value="14.45" calcext:value-type="float">
            <text:p>14,45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65" office:value-type="string" calcext:value-type="string">
            <text:p>884-01-3-20-0-5 б/ч</text:p>
          </table:table-cell>
          <table:table-cell table:style-name="ce65" office:value-type="string" calcext:value-type="string">
            <text:p>Патрубок L 150 <text:s text:c="2"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6" calcext:value-type="float">
            <text:p>0,6</text:p>
          </table:table-cell>
          <table:table-cell table:style-name="ce141"/>
          <table:table-cell table:style-name="ce238" office:value-type="string" calcext:value-type="string">
            <text:p>Труба 57х3-12Х18Н10Т ГОСТ9941-81 <text:s text:c="56"/>L=155/1 </text:p>
          </table:table-cell>
          <table:table-cell table:style-name="ce381" office:value-type="string" calcext:value-type="string">
            <text:p>0,659</text:p>
            <text:p>L-0,164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1" calcext:value-type="float">
            <text:p>11</text:p>
          </table:table-cell>
          <table:table-cell table:style-name="ce65" office:value-type="string" calcext:value-type="string">
            <text:p>884-01-3-20-0-6</text:p>
          </table:table-cell>
          <table:table-cell table:style-name="ce65" office:value-type="string" calcext:value-type="string">
            <text:p>Труба <text:s text:c="10"/>L разв145 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6" calcext:value-type="float">
            <text:p>0,16</text:p>
          </table:table-cell>
          <table:table-cell table:style-name="ce141"/>
          <table:table-cell table:style-name="ce238" office:value-type="string" calcext:value-type="string">
            <text:p>Труба 25х2,5-12Х18Н10Т ГОСТ 9941-81 <text:s text:c="48"/>L= 175/1 </text:p>
          </table:table-cell>
          <table:table-cell table:style-name="ce382" office:value-type="string" calcext:value-type="string">
            <text:p><text:s text:c="3"/>0, 224 <text:s text:c="5"/>L0,195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5" office:value-type="string" calcext:value-type="string">
            <text:p>884-01-3-20-0-7 б/ч</text:p>
          </table:table-cell>
          <table:table-cell table:style-name="ce65" office:value-type="string" calcext:value-type="string">
            <text:p>Труба <text:s text:c="4"/>L113 <text:s/>Rа12,5 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6" calcext:value-type="float">
            <text:p>0,16</text:p>
          </table:table-cell>
          <table:table-cell table:style-name="ce141" office:value-type="float" office:value="0.32" calcext:value-type="float">
            <text:p>0,32</text:p>
          </table:table-cell>
          <table:table-cell table:style-name="ce238" office:value-type="string" calcext:value-type="string">
            <text:p>Труба 25х2,5-12Х18Н10Т ГОСТ9941-81 <text:s text:c="36"/>L= 118/1 </text:p>
          </table:table-cell>
          <table:table-cell table:style-name="ce383" office:value-type="float" office:value="0.173" calcext:value-type="float">
            <text:p>0,173</text:p>
          </table:table-cell>
          <table:table-cell table:style-name="ce381" office:value-type="string" calcext:value-type="string">
            <text:p>0,346</text:p>
            <text:p>L-0,248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5" office:value-type="string" calcext:value-type="string">
            <text:p>879-4-2-0-0-8 </text:p>
          </table:table-cell>
          <table:table-cell table:style-name="ce65" office:value-type="string" calcext:value-type="string">
            <text:p>Прокладка <text:s text:c="2"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36" calcext:value-type="float">
            <text:p>0,36</text:p>
          </table:table-cell>
          <table:table-cell table:style-name="ce141"/>
          <table:table-cell table:style-name="ce238" office:value-type="string" calcext:value-type="string">
            <text:p>Пластина 2Н-1-ТМКЩ-С-5 ГОСТ7338-90</text:p>
          </table:table-cell>
          <table:table-cell table:style-name="ce366" office:value-type="float" office:value="3.38" calcext:value-type="float">
            <text:p>3,38</text:p>
          </table:table-cell>
          <table:table-cell table:style-name="ce366"/>
          <table:table-cell table:style-name="ce238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65" office:value-type="string" calcext:value-type="string">
            <text:p>Н568-7</text:p>
          </table:table-cell>
          <table:table-cell table:style-name="ce65" office:value-type="string" calcext:value-type="string">
            <text:p>Штуцер промежуточный 20х25-12Х18Н10Т <text:s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251" office:value-type="float" office:value="0.155" calcext:value-type="float">
            <text:p>0,16</text:p>
          </table:table-cell>
          <table:table-cell table:style-name="ce238"/>
          <table:table-cell table:style-name="ce238" office:value-type="string" calcext:value-type="string">
            <text:p>Сталь 12Х18Н10Т ГОСТ5632-2014        <text:span text:style-name="T7">Ø48 L=41/1</text:span></text:p>
          </table:table-cell>
          <table:table-cell table:style-name="ce370" office:value-type="float" office:value="0.692" calcext:value-type="float">
            <text:p>0,6920</text:p>
          </table:table-cell>
          <table:table-cell table:style-name="ce221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5" office:value-type="string" calcext:value-type="string">
            <text:p>884-01-3-20-0-9 б/ч</text:p>
          </table:table-cell>
          <table:table-cell table:style-name="ce65" office:value-type="string" calcext:value-type="string">
            <text:p>Патрубок L 70 <text:s/>Rа12,5 + 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1" calcext:value-type="float">
            <text:p>0,11</text:p>
          </table:table-cell>
          <table:table-cell table:style-name="ce141"/>
          <table:table-cell table:style-name="ce238" office:value-type="string" calcext:value-type="string">
            <text:p>Труба 32х2-12Х10Н10Т ГОСТ 9941-81 <text:s/>L= 75/1</text:p>
          </table:table-cell>
          <table:table-cell table:style-name="ce384" office:value-type="string" calcext:value-type="string">
            <text:p>0,153 L0,09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65" office:value-type="string" calcext:value-type="string">
            <text:p>Н568-8</text:p>
          </table:table-cell>
          <table:table-cell table:style-name="ce65" office:value-type="string" calcext:value-type="string">
            <text:p>Штуцер промежуточный 25х32-12Х18Н10Т <text:s/>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252" office:value-type="string" calcext:value-type="string">
            <text:p>0,266</text:p>
          </table:table-cell>
          <table:table-cell table:style-name="ce243"/>
          <table:table-cell table:style-name="ce243" office:value-type="string" calcext:value-type="string">
            <text:p>Сталь 12Х18Н10Т ГОСТ 5632-2014 <text:s text:c="5"/>Ø60 L=47/1</text:p>
          </table:table-cell>
          <table:table-cell table:style-name="ce380" office:value-type="float" office:value="1.242" calcext:value-type="float">
            <text:p>1,242</text:p>
          </table:table-cell>
          <table:table-cell table:style-name="ce371"/>
          <table:table-cell table:style-name="ce23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5" office:value-type="string" calcext:value-type="string">
            <text:p>СТП0503-31-2005</text:p>
          </table:table-cell>
          <table:table-cell table:style-name="ce65" office:value-type="string" calcext:value-type="string">
            <text:p>Пробка М20х1,5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201" office:value-type="float" office:value="0.085" calcext:value-type="float">
            <text:p>0,09</text:p>
          </table:table-cell>
          <table:table-cell table:style-name="ce141"/>
          <table:table-cell table:style-name="ce238" office:value-type="string" calcext:value-type="string">
            <text:p>Сталь 30 ГОСТ 1050-2013                 <text:span text:style-name="T7">S-30  </text:span><text:span text:style-name="T15">L=1000/35шт</text:span></text:p>
          </table:table-cell>
          <table:table-cell table:style-name="ce365" office:value-type="float" office:value="0.178" calcext:value-type="float">
            <text:p>0,178</text:p>
          </table:table-cell>
          <table:table-cell table:style-name="ce366"/>
          <table:table-cell table:style-name="ce23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5" office:value-type="string" calcext:value-type="string">
            <text:p>СТП0503-46</text:p>
          </table:table-cell>
          <table:table-cell table:style-name="ce65" office:value-type="string" calcext:value-type="string">
            <text:p>Прокладка 30/21х2ПМБ</text:p>
            <text:p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254" office:value-type="float" office:value="0.002" calcext:value-type="float">
            <text:p>0,002</text:p>
          </table:table-cell>
          <table:table-cell table:style-name="ce141"/>
          <table:table-cell table:style-name="ce238" office:value-type="string" calcext:value-type="string">
            <text:p>Паронит <text:s/>ПМБ -2,0 ГОСТ481-80</text:p>
          </table:table-cell>
          <table:table-cell table:style-name="ce385" office:value-type="float" office:value="0.0043" calcext:value-type="float">
            <text:p>0,00430</text:p>
          </table:table-cell>
          <table:table-cell table:style-name="ce366"/>
          <table:table-cell table:style-name="ce238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тандартные <text:s/>изделия </text:p>
          </table:table-cell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1" calcext:value-type="float">
            <text:p>21</text:p>
          </table:table-cell>
          <table:table-cell table:style-name="ce65"/>
          <table:table-cell table:style-name="ce65" office:value-type="string" calcext:value-type="string">
            <text:p>Болт с шестигранной головкой ГОСТ Р ИСО 4014 М12х50-5.6-Р2L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55" office:value-type="float" office:value="0.05867" calcext:value-type="float">
            <text:p>0,0587</text:p>
          </table:table-cell>
          <table:table-cell table:style-name="ce319" office:value-type="float" office:value="0.46936" calcext:value-type="float">
            <text:p>0,4693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2" calcext:value-type="float">
            <text:p>22</text:p>
          </table:table-cell>
          <table:table-cell table:style-name="ce65"/>
          <table:table-cell table:style-name="ce65" office:value-type="string" calcext:value-type="string">
            <text:p>Болт с шестигранной головкой ГОСТ Р ИСО 4014 М16х70-5.6-Р2L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55" office:value-type="float" office:value="0.1452" calcext:value-type="float">
            <text:p>0,1452</text:p>
          </table:table-cell>
          <table:table-cell table:style-name="ce308" office:value-type="float" office:value="1.1616" calcext:value-type="float">
            <text:p>1,1616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3" calcext:value-type="float">
            <text:p>23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8х25-5.6-Р2L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07" office:value-type="float" office:value="0.0148" calcext:value-type="float">
            <text:p>0,0148</text:p>
          </table:table-cell>
          <table:table-cell table:style-name="ce308" office:value-type="float" office:value="0.1184" calcext:value-type="float">
            <text:p>0,1184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65"/>
          <table:table-cell table:style-name="ce65" office:value-type="string" calcext:value-type="string">
            <text:p>Гайка М8-6Н.6.016 ГОСТ3032-76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61" office:value-type="float" office:value="0.0149" calcext:value-type="float">
            <text:p>0,01490</text:p>
          </table:table-cell>
          <table:table-cell table:style-name="ce308" office:value-type="float" office:value="0.1192" calcext:value-type="float">
            <text:p>0,1192</text:p>
          </table:table-cell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5" calcext:value-type="float">
            <text:p>25</text:p>
          </table:table-cell>
          <table:table-cell table:style-name="ce65"/>
          <table:table-cell table:style-name="ce65" office:value-type="string" calcext:value-type="string">
            <text:p>Гайка шестигранная нормальная М12-6-Р2L ГОСТ ISO 4032 <text:s text:c="2"/>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62" office:value-type="float" office:value="0.01567" calcext:value-type="float">
            <text:p>0,016</text:p>
          </table:table-cell>
          <table:table-cell table:style-name="ce310" office:value-type="float" office:value="0.128" calcext:value-type="float">
            <text:p>0,12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6" calcext:value-type="float">
            <text:p>26</text:p>
          </table:table-cell>
          <table:table-cell table:style-name="ce65"/>
          <table:table-cell table:style-name="ce65" office:value-type="string" calcext:value-type="string">
            <text:p>Гайка шестигранная нормальная М16-6-Р2L ГОСТ ISO 4032 <text:s text:c="2"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55" office:value-type="float" office:value="0.0376" calcext:value-type="float">
            <text:p>0,0376</text:p>
          </table:table-cell>
          <table:table-cell table:style-name="ce308" office:value-type="float" office:value="0.3008" calcext:value-type="float">
            <text:p>0,300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65"/>
          <table:table-cell table:style-name="ce65" office:value-type="string" calcext:value-type="string">
            <text:p>Прокладка А-20-16-ПМБ ГОСТ 15180-86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263" office:value-type="float" office:value="0.009" calcext:value-type="float">
            <text:p>0,009</text:p>
          </table:table-cell>
          <table:table-cell table:style-name="ce310" office:value-type="float" office:value="0.018" calcext:value-type="float">
            <text:p>0,018</text:p>
          </table:table-cell>
          <table:table-cell table:style-name="ce238" office:value-type="string" calcext:value-type="string">
            <text:p>Паронит  ПМБ -2,0 ГОСТ481-80          <text:span text:style-name="T7">Ø60</text:span></text:p>
          </table:table-cell>
          <table:table-cell table:style-name="ce365" office:value-type="float" office:value="0.009" calcext:value-type="float">
            <text:p>0,009</text:p>
          </table:table-cell>
          <table:table-cell table:style-name="ce366" office:value-type="float" office:value="0.02" calcext:value-type="float">
            <text:p>0,02</text:p>
          </table:table-cell>
          <table:table-cell table:style-name="ce238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65"/>
          <table:table-cell table:style-name="ce65" office:value-type="string" calcext:value-type="string">
            <text:p>Прокладка А-50-16-ПМБ ГОСТ 15180-86 </text:p>
          </table:table-cell>
          <table:table-cell table:style-name="ce122" office:value-type="string" calcext:value-type="string">
            <text:p>2</text:p>
          </table:table-cell>
          <table:table-cell table:style-name="ce238" office:value-type="string" calcext:value-type="string">
            <text:p>кг</text:p>
          </table:table-cell>
          <table:table-cell table:style-name="ce71" office:value-type="float" office:value="0.026" calcext:value-type="float">
            <text:p>0,0260</text:p>
          </table:table-cell>
          <table:table-cell table:style-name="ce227" office:value-type="float" office:value="0.052" calcext:value-type="float">
            <text:p>0,052</text:p>
          </table:table-cell>
          <table:table-cell table:style-name="ce117" office:value-type="string" calcext:value-type="string">
            <text:p>Паронит <text:s/>ПМБ -2,0 ГОСТ481-80 </text:p>
          </table:table-cell>
          <table:table-cell table:style-name="ce363" office:value-type="float" office:value="0.053" calcext:value-type="float">
            <text:p>0,0530</text:p>
          </table:table-cell>
          <table:table-cell table:style-name="ce365" office:value-type="float" office:value="0.106" calcext:value-type="float">
            <text:p>0,106</text:p>
          </table:table-cell>
          <table:table-cell table:style-name="ce238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9" calcext:value-type="float">
            <text:p>29</text:p>
          </table:table-cell>
          <table:table-cell table:style-name="ce65"/>
          <table:table-cell table:style-name="ce65" office:value-type="string" calcext:value-type="string">
            <text:p>Фланец 20-16-11-1-В-12Х18Н10Т-II ГОСТ33259-2015 <text:s text:c="2"/>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87" calcext:value-type="float">
            <text:p>0,87</text:p>
          </table:table-cell>
          <table:table-cell table:style-name="ce141" office:value-type="float" office:value="1.74" calcext:value-type="float">
            <text:p>1,74</text:p>
          </table:table-cell>
          <table:table-cell table:style-name="ce238" office:value-type="string" calcext:value-type="string">
            <text:p>Сталь 12Х18Н10Т ГОСТ 5632-2014       <text:span text:style-name="T7">Ø110 L44/1 </text:span></text:p>
          </table:table-cell>
          <table:table-cell table:style-name="ce366" office:value-type="float" office:value="3.96" calcext:value-type="float">
            <text:p>3,96</text:p>
          </table:table-cell>
          <table:table-cell table:style-name="ce366" office:value-type="float" office:value="7.92" calcext:value-type="float">
            <text:p>7,92</text:p>
          </table:table-cell>
          <table:table-cell table:style-name="ce238" office:value-type="string" calcext:value-type="string">
            <text:p>За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0" calcext:value-type="float">
            <text:p>30</text:p>
          </table:table-cell>
          <table:table-cell table:style-name="ce65"/>
          <table:table-cell table:style-name="ce65" office:value-type="string" calcext:value-type="string">
            <text:p>Фланец 50-16-01-1-В-12Х18Н10Т-II ГОСТ33259-2015 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2.58" calcext:value-type="float">
            <text:p>2,58</text:p>
          </table:table-cell>
          <table:table-cell table:style-name="ce141" office:value-type="float" office:value="10.32" calcext:value-type="float">
            <text:p>10,32</text:p>
          </table:table-cell>
          <table:table-cell table:style-name="ce238" office:value-type="string" calcext:value-type="string">
            <text:p>Лист Б-ПН-0-24 ГОСТ 19903-2015/            12Х18Н10Т ГОСТ 7350-                <text:span text:style-name="T7">Ø170/1</text:span></text:p>
          </table:table-cell>
          <table:table-cell table:style-name="ce365" office:value-type="float" office:value="6.464" calcext:value-type="float">
            <text:p>6,464</text:p>
          </table:table-cell>
          <table:table-cell table:style-name="ce365" office:value-type="float" office:value="25.856" calcext:value-type="float">
            <text:p>25,856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65"/>
          <table:table-cell table:style-name="ce65" office:value-type="string" calcext:value-type="string">
            <text:p>Шайба 12.65Г.016 ГОСТ 6402-70 <text:s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048" calcext:value-type="float">
            <text:p>0,0048</text:p>
          </table:table-cell>
          <table:table-cell table:style-name="ce319" office:value-type="float" office:value="0.0384" calcext:value-type="float">
            <text:p>0,03840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65"/>
          <table:table-cell table:style-name="ce65" office:value-type="string" calcext:value-type="string">
            <text:p>Шайба 16.65Г.016 <text:s text:c="11"/>ГОСТ6402-70 <text:s text:c="2"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0105" calcext:value-type="float">
            <text:p>0,01</text:p>
          </table:table-cell>
          <table:table-cell table:style-name="ce141" office:value-type="float" office:value="0.084" calcext:value-type="float">
            <text:p>0,0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65"/>
          <table:table-cell table:style-name="ce65" office:value-type="string" calcext:value-type="string">
            <text:p>Шайба <text:s/>12.02.016 ГОСТ11371-78 <text:s text:c="2"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7" office:value-type="float" office:value="0.00606" calcext:value-type="float">
            <text:p>0,0061</text:p>
          </table:table-cell>
          <table:table-cell table:style-name="ce308" office:value-type="float" office:value="0.0488" calcext:value-type="float">
            <text:p>0,048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 office:value-type="float" office:value="34" calcext:value-type="float">
            <text:p>34</text:p>
          </table:table-cell>
          <table:table-cell table:style-name="ce65"/>
          <table:table-cell table:style-name="ce65" office:value-type="string" calcext:value-type="string">
            <text:p>Шайба 16.02.016 ГОСТ11371-78 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261" office:value-type="float" office:value="0.01097" calcext:value-type="float">
            <text:p>0,01097</text:p>
          </table:table-cell>
          <table:table-cell table:style-name="ce308" office:value-type="float" office:value="0.0877" calcext:value-type="float">
            <text:p>0,0877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Прочие изделия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 office:value-type="float" office:value="37" calcext:value-type="float">
            <text:p>37</text:p>
          </table:table-cell>
          <table:table-cell table:style-name="ce65"/>
          <table:table-cell table:style-name="ce65" office:value-type="string" calcext:value-type="string">
            <text:p>Магнитный указатель-индикатор уровня ТЭК-МПУ ТЭК-МПУ-Б-В-ББ-Т/20/16/В-L1000/235...1435-304-ПР/66-0-0-/0/0/0/0/0/-0-КЗ/ВТР/1/2“/16-ФД/ВТР/1,2“/16-Д-1100/1,6/80</text:p>
          </table:table-cell>
          <table:table-cell table:style-name="ce65" office:value-type="string" calcext:value-type="string">
            <text:p>1</text:p>
          </table:table-cell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1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/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0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9" office:value-type="string" calcext:value-type="string">
            <text:p>884-01-3-20-1 СБ</text:p>
          </table:table-cell>
          <table:table-cell table:style-name="ce69" office:value-type="string" calcext:value-type="string">
            <text:p>Корпус</text:p>
          </table:table-cell>
          <table:table-cell table:style-name="ce123" office:value-type="string" calcext:value-type="string">
            <text:p>1</text:p>
          </table:table-cell>
          <table:table-cell table:style-name="ce149" office:value-type="string" calcext:value-type="string">
            <text:p>кг</text:p>
          </table:table-cell>
          <table:table-cell table:style-name="ce216" office:value-type="float" office:value="159" calcext:value-type="float">
            <text:p>159</text:p>
          </table:table-cell>
          <table:table-cell table:style-name="ce23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8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9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84-01-3-20-1-3</text:p>
          </table:table-cell>
          <table:table-cell table:style-name="ce65" office:value-type="string" calcext:value-type="string">
            <text:p>Стенка <text:s text:c="3"/>650х1411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33.1" calcext:value-type="float">
            <text:p>33,1</text:p>
          </table:table-cell>
          <table:table-cell table:style-name="ce141"/>
          <table:table-cell table:style-name="ce238" office:value-type="string" calcext:value-type="string">
            <text:p>Лист Б-ПН-0-5 ГОСТ19903-2015/ 12Х18Н10Т-М2б ГОСТ 7350-77 <text:s text:c="10"/>650х1411/1</text:p>
          </table:table-cell>
          <table:table-cell table:style-name="ce386" office:value-type="string" calcext:value-type="string">
            <text:p>36,88  (0,94 м<text:span text:style-name="T18">2</text:span>)</text:p>
          </table:table-cell>
          <table:table-cell table:style-name="ce389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84-01-3-20-1-3-01</text:p>
          </table:table-cell>
          <table:table-cell table:style-name="ce65" office:value-type="string" calcext:value-type="string">
            <text:p>Стенка <text:s text:c="2"/>650х1411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32.9" calcext:value-type="float">
            <text:p>32,9</text:p>
          </table:table-cell>
          <table:table-cell table:style-name="ce141"/>
          <table:table-cell table:style-name="ce238" office:value-type="string" calcext:value-type="string">
            <text:p><text:span text:style-name="T25">Лист Б-ПН-0-5 ГОСТ19903-2015/ 12Х18Н10Т-М2б ГОСТ 7350-77 650х1411</text:span>/1</text:p>
          </table:table-cell>
          <table:table-cell table:style-name="ce386" office:value-type="string" calcext:value-type="string">
            <text:p>36,88  (0,94 м<text:span text:style-name="T18">2</text:span><text:span text:style-name="T27">)</text:span></text:p>
          </table:table-cell>
          <table:table-cell table:style-name="ce389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65" office:value-type="string" calcext:value-type="string">
            <text:p>884-01-3-20-1-4</text:p>
          </table:table-cell>
          <table:table-cell table:style-name="ce65" office:value-type="string" calcext:value-type="string">
            <text:p>Стенка <text:s text:c="2"/>1411х520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28.16" calcext:value-type="float">
            <text:p>28,16</text:p>
          </table:table-cell>
          <table:table-cell table:style-name="ce141"/>
          <table:table-cell table:style-name="ce238" office:value-type="string" calcext:value-type="string">
            <text:p><text:span text:style-name="T25">Лист Б-ПН-0-5 ГОСТ19903-2015/ 12Х18Н10Т-М2б ГОСТ 7350-77 1411х520</text:span>/1</text:p>
          </table:table-cell>
          <table:table-cell table:style-name="ce386" office:value-type="string" calcext:value-type="string">
            <text:p>29,75 (0,75м2)</text:p>
          </table:table-cell>
          <table:table-cell table:style-name="ce389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5" office:value-type="string" calcext:value-type="string">
            <text:p>884-01-3-20-1-4-01</text:p>
          </table:table-cell>
          <table:table-cell table:style-name="ce65" office:value-type="string" calcext:value-type="string">
            <text:p>Стенка <text:s text:c="2"/>1411х520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28.11" calcext:value-type="float">
            <text:p>28,11</text:p>
          </table:table-cell>
          <table:table-cell table:style-name="ce141"/>
          <table:table-cell table:style-name="ce238" office:value-type="string" calcext:value-type="string">
            <text:p><text:span text:style-name="T25">Лист Б-ПН-0-5 ГОСТ19903-2015/ 12Х18Н10Т-М2б ГОСТ 7350-77 </text:span>1411х520/1</text:p>
          </table:table-cell>
          <table:table-cell table:style-name="ce386" office:value-type="string" calcext:value-type="string">
            <text:p>29,75 (0,75м<text:span text:style-name="T18">2</text:span><text:span text:style-name="T27">)</text:span></text:p>
          </table:table-cell>
          <table:table-cell table:style-name="ce389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65" office:value-type="string" calcext:value-type="string">
            <text:p>879-4-2-1-0-1-01</text:p>
          </table:table-cell>
          <table:table-cell table:style-name="ce65" office:value-type="string" calcext:value-type="string">
            <text:p>Дно <text:s text:c="3"/>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2.16" calcext:value-type="float">
            <text:p>12,16</text:p>
          </table:table-cell>
          <table:table-cell table:style-name="ce141"/>
          <table:table-cell table:style-name="ce238" office:value-type="string" calcext:value-type="string">
            <text:p><text:span text:style-name="T25">Лист Б-ПН-0-5 ГОСТ19903-2015/ 12Х18Н10Т-М2б ГОСТ 7350-77 </text:span>510х610/1 </text:p>
          </table:table-cell>
          <table:table-cell table:style-name="ce386" office:value-type="string" calcext:value-type="string">
            <text:p>12,6 (0,32м<text:span text:style-name="T18">2</text:span><text:span text:style-name="T27">)</text:span></text:p>
          </table:table-cell>
          <table:table-cell table:style-name="ce40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65" office:value-type="string" calcext:value-type="string">
            <text:p>879-4-2-1-0-2-01</text:p>
          </table:table-cell>
          <table:table-cell table:style-name="ce65" office:value-type="string" calcext:value-type="string">
            <text:p>Крюк <text:s text:c="4"/>+</text:p>
          </table:table-cell>
          <table:table-cell table:style-name="ce121" office:value-type="string" calcext:value-type="string">
            <text:p><text:span text:style-name="T1">2 </text:span><text:span text:style-name="T6">4</text:span>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125" calcext:value-type="float">
            <text:p>0,13</text:p>
          </table:table-cell>
          <table:table-cell table:style-name="ce141" office:value-type="float" office:value="0.26" calcext:value-type="float">
            <text:p>0,26</text:p>
          </table:table-cell>
          <table:table-cell table:style-name="ce238" office:value-type="string" calcext:value-type="string">
            <text:p>Лист Б-ПН-0-5 ГОСТ19903-2015/          12Х18Н!0Т <text:span text:style-name="T5">М2б ГОСТ 7350-77  </text:span>  95х50/1 эскиз</text:p>
          </table:table-cell>
          <table:table-cell table:style-name="ce387" office:value-type="string" calcext:value-type="string">
            <text:p>0,236  (0,01 м<text:span text:style-name="T18">2</text:span><text:span text:style-name="T27">)</text:span></text:p>
          </table:table-cell>
          <table:table-cell table:style-name="ce407" office:value-type="float" office:value="0.472" calcext:value-type="float">
            <text:p>0,472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72" office:value-type="string" calcext:value-type="string">
            <text:p>879-4-2-1-0-3-03</text:p>
          </table:table-cell>
          <table:table-cell table:style-name="ce72" office:value-type="string" calcext:value-type="string">
            <text:p>Стенка <text:s text:c="3"/>+</text:p>
          </table:table-cell>
          <table:table-cell table:style-name="ce126" office:value-type="string" calcext:value-type="string">
            <text:p>1</text:p>
          </table:table-cell>
          <table:table-cell table:style-name="ce154" office:value-type="string" calcext:value-type="string">
            <text:p>кг</text:p>
          </table:table-cell>
          <table:table-cell table:style-name="ce218" office:value-type="float" office:value="37.59" calcext:value-type="float">
            <text:p>37,59</text:p>
          </table:table-cell>
          <table:table-cell table:style-name="ce154"/>
          <table:table-cell table:style-name="ce150" office:value-type="string" calcext:value-type="string">
            <text:p><text:span text:style-name="T26">Лист Б-ПН-0-5 ГОСТ19903-2015/ 12Х18Н10Т-М2б ГОСТ 7350-77 </text:span>1611,8 х 650/1</text:p>
          </table:table-cell>
          <table:table-cell table:style-name="ce388" office:value-type="string" calcext:value-type="string">
            <text:p>42,26 (1,07 м<text:span text:style-name="T18">2</text:span><text:span text:style-name="T27">)</text:span></text:p>
          </table:table-cell>
          <table:table-cell table:style-name="ce408"/>
          <table:table-cell table:style-name="ce150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89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86"/>
          <table:table-cell table:style-name="ce389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6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89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9" office:value-type="string" calcext:value-type="string">
            <text:p>879-4-2-2СБ</text:p>
          </table:table-cell>
          <table:table-cell table:style-name="ce69" office:value-type="string" calcext:value-type="string">
            <text:p>Опора</text:p>
          </table:table-cell>
          <table:table-cell table:style-name="ce123" office:value-type="string" calcext:value-type="string">
            <text:p>2</text:p>
          </table:table-cell>
          <table:table-cell table:style-name="ce148" office:value-type="string" calcext:value-type="string">
            <text:p>кг</text:p>
          </table:table-cell>
          <table:table-cell table:style-name="ce215" office:value-type="float" office:value="13.12" calcext:value-type="float">
            <text:p>13,12</text:p>
          </table:table-cell>
          <table:table-cell table:style-name="ce14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141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79-4-2-2-0-1</text:p>
          </table:table-cell>
          <table:table-cell table:style-name="ce65" office:value-type="string" calcext:value-type="string">
            <text:p>Платик <text:s text:c="4"/>+</text:p>
          </table:table-cell>
          <table:table-cell table:style-name="ce121" office:value-type="string" calcext:value-type="string">
            <text:p>8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1.9" calcext:value-type="float">
            <text:p>1,9</text:p>
          </table:table-cell>
          <table:table-cell table:style-name="ce141" office:value-type="float" office:value="15.2" calcext:value-type="float">
            <text:p>15,2</text:p>
          </table:table-cell>
          <table:table-cell table:style-name="ce238" office:value-type="string" calcext:value-type="string">
            <text:p>Лист Б-ПН-0-25 ГОСТ19903-2015/ <text:s text:c="8"/>295-09Г2С-св-12 ГОСТ19281-2014 110х110/1 </text:p>
          </table:table-cell>
          <table:table-cell table:style-name="ce365" office:value-type="float" office:value="2.613" calcext:value-type="float">
            <text:p>2,613</text:p>
          </table:table-cell>
          <table:table-cell table:style-name="ce365" office:value-type="float" office:value="20.904" calcext:value-type="float">
            <text:p>20,90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79-4-2-2-0-2</text:p>
          </table:table-cell>
          <table:table-cell table:style-name="ce65" office:value-type="string" calcext:value-type="string">
            <text:p>Опора <text:s text:c="2"/>+</text:p>
          </table:table-cell>
          <table:table-cell table:style-name="ce121" office:value-type="string" calcext:value-type="string">
            <text:p>2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6.7" calcext:value-type="float">
            <text:p>6,7</text:p>
          </table:table-cell>
          <table:table-cell table:style-name="ce141" office:value-type="float" office:value="13.4" calcext:value-type="float">
            <text:p>13,4</text:p>
          </table:table-cell>
          <table:table-cell table:style-name="ce238" office:value-type="string" calcext:value-type="string">
            <text:p>Лист Б-ПН-0-5 ГОСТ19903-2015/ <text:s text:c="9"/>345-09Г2С-св-12 ГОСТ19281-2014 <text:s text:c="2"/>303,6х612/1</text:p>
          </table:table-cell>
          <table:table-cell table:style-name="ce365" office:value-type="float" office:value="9.296" calcext:value-type="float">
            <text:p>9,296</text:p>
          </table:table-cell>
          <table:table-cell table:style-name="ce365" office:value-type="float" office:value="18.592" calcext:value-type="float">
            <text:p>18,592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65" office:value-type="string" calcext:value-type="string">
            <text:p>879-4-2-2-0-3</text:p>
          </table:table-cell>
          <table:table-cell table:style-name="ce65" office:value-type="string" calcext:value-type="string">
            <text:p>Ребро <text:s text:c="2"/>+</text:p>
          </table:table-cell>
          <table:table-cell table:style-name="ce121" office:value-type="string" calcext:value-type="string">
            <text:p>6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44" calcext:value-type="float">
            <text:p>0,44</text:p>
          </table:table-cell>
          <table:table-cell table:style-name="ce141" office:value-type="float" office:value="2.64" calcext:value-type="float">
            <text:p>2,64</text:p>
          </table:table-cell>
          <table:table-cell table:style-name="ce238" office:value-type="string" calcext:value-type="string">
            <text:p>Лист Б-ПН-0-5 ГОСТ19903-2015/ <text:s text:c="10"/>345-09Г2С-св-12 ГОСТ19281-2014 <text:s/>150х95/1 эскиз</text:p>
          </table:table-cell>
          <table:table-cell table:style-name="ce366" office:value-type="float" office:value="0.59" calcext:value-type="float">
            <text:p>0,59</text:p>
          </table:table-cell>
          <table:table-cell table:style-name="ce366" office:value-type="float" office:value="3.54" calcext:value-type="float">
            <text:p>3,5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65" office:value-type="string" calcext:value-type="string">
            <text:p>879-4-2-2-0-4</text:p>
          </table:table-cell>
          <table:table-cell table:style-name="ce65" office:value-type="string" calcext:value-type="string">
            <text:p>Ребро <text:s text:c="3"/>+</text:p>
          </table:table-cell>
          <table:table-cell table:style-name="ce121" office:value-type="string" calcext:value-type="string">
            <text:p>4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46" calcext:value-type="float">
            <text:p>0,46</text:p>
          </table:table-cell>
          <table:table-cell table:style-name="ce141" office:value-type="float" office:value="1.84" calcext:value-type="float">
            <text:p>1,84</text:p>
          </table:table-cell>
          <table:table-cell table:style-name="ce238" office:value-type="string" calcext:value-type="string">
            <text:p>Лист Б-ПН-0-5 ГОСТ19903-2015/ <text:s text:c="10"/>345-09Г2С-св-12 ГОСТ19281-2014 <text:s/>140х140/1 эскиз</text:p>
          </table:table-cell>
          <table:table-cell table:style-name="ce365" office:value-type="float" office:value="0.841" calcext:value-type="float">
            <text:p>0,841</text:p>
          </table:table-cell>
          <table:table-cell table:style-name="ce365" office:value-type="float" office:value="3.364" calcext:value-type="float">
            <text:p>3,364</text:p>
          </table:table-cell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тандартные <text:s/>изделия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Винт с шестигранной головкой ГОСТ Р ИСО 4017 М20х35-5.6-Р2L <text:s/>+</text:p>
          </table:table-cell>
          <table:table-cell table:style-name="ce122" office:value-type="string" calcext:value-type="string">
            <text:p>4</text:p>
          </table:table-cell>
          <table:table-cell table:style-name="ce145" office:value-type="string" calcext:value-type="string">
            <text:p>кг</text:p>
          </table:table-cell>
          <table:table-cell table:style-name="ce213" office:value-type="float" office:value="0.1563" calcext:value-type="float">
            <text:p>0,16</text:p>
          </table:table-cell>
          <table:table-cell table:style-name="ce312" office:value-type="float" office:value="0.6252" calcext:value-type="float">
            <text:p>0,6252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2"/>
          <table:table-cell table:style-name="ce145"/>
          <table:table-cell table:style-name="ce213"/>
          <table:table-cell table:style-name="ce145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5"/>
          <table:table-cell table:style-name="ce65" office:value-type="string" calcext:value-type="string">
            <text:p>Шайба 20.65Г.016 ГОСТ 6402-70 <text:s text:c="2"/>+</text:p>
          </table:table-cell>
          <table:table-cell table:style-name="ce122" office:value-type="string" calcext:value-type="string">
            <text:p>4</text:p>
          </table:table-cell>
          <table:table-cell table:style-name="ce145" office:value-type="string" calcext:value-type="string">
            <text:p>кг</text:p>
          </table:table-cell>
          <table:table-cell table:style-name="ce213" office:value-type="float" office:value="0.0197" calcext:value-type="float">
            <text:p>0,02</text:p>
          </table:table-cell>
          <table:table-cell table:style-name="ce312" office:value-type="float" office:value="0.0788" calcext:value-type="float">
            <text:p>0,0788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Шайба 20.02.016 ГОСТ 11371-78 <text:s text:c="2"/>+</text:p>
          </table:table-cell>
          <table:table-cell table:style-name="ce122" office:value-type="string" calcext:value-type="string">
            <text:p>4</text:p>
          </table:table-cell>
          <table:table-cell table:style-name="ce145" office:value-type="string" calcext:value-type="string">
            <text:p>кг</text:p>
          </table:table-cell>
          <table:table-cell table:style-name="ce213" office:value-type="float" office:value="0.0163" calcext:value-type="float">
            <text:p>0,02</text:p>
          </table:table-cell>
          <table:table-cell table:style-name="ce312" office:value-type="float" office:value="0.0652" calcext:value-type="float">
            <text:p>0,0652</text:p>
          </table:table-cell>
          <table:table-cell table:style-name="ce238"/>
          <table:table-cell table:style-name="ce366" table:number-columns-repeated="2"/>
          <table:table-cell table:style-name="ce23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4"/>
          <table:table-cell table:style-name="ce65" table:number-columns-repeated="2"/>
          <table:table-cell table:style-name="ce122"/>
          <table:table-cell table:style-name="ce145"/>
          <table:table-cell table:style-name="ce213"/>
          <table:table-cell table:style-name="ce312"/>
          <table:table-cell table:style-name="ce238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9" office:value-type="string" calcext:value-type="string">
            <text:p>884-01-3-20-3 СБ</text:p>
          </table:table-cell>
          <table:table-cell table:style-name="ce69" office:value-type="string" calcext:value-type="string">
            <text:p>Трубопровод Ду20</text:p>
          </table:table-cell>
          <table:table-cell table:style-name="ce123" office:value-type="string" calcext:value-type="string">
            <text:p>1</text:p>
          </table:table-cell>
          <table:table-cell table:style-name="ce148" office:value-type="string" calcext:value-type="string">
            <text:p>кг</text:p>
          </table:table-cell>
          <table:table-cell table:style-name="ce215" office:value-type="float" office:value="2.64" calcext:value-type="float">
            <text:p>2,64</text:p>
          </table:table-cell>
          <table:table-cell table:style-name="ce149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84-01-3-20-3-1 б/ч</text:p>
          </table:table-cell>
          <table:table-cell table:style-name="ce65" office:value-type="string" calcext:value-type="string">
            <text:p>Патрубок L 140  Rа12,5 </text:p>
            <text:p>+</text:p>
          </table:table-cell>
          <table:table-cell table:style-name="ce122" office:value-type="string" calcext:value-type="string">
            <text:p>1</text:p>
          </table:table-cell>
          <table:table-cell table:style-name="ce145" office:value-type="string" calcext:value-type="string">
            <text:p>кг</text:p>
          </table:table-cell>
          <table:table-cell table:style-name="ce213" office:value-type="float" office:value="0.19" calcext:value-type="float">
            <text:p>0,19</text:p>
          </table:table-cell>
          <table:table-cell table:style-name="ce238"/>
          <table:table-cell table:style-name="ce238" office:value-type="string" calcext:value-type="string">
            <text:p>Труба 25х2,5-12Х18Н10Т ГОСТ 9941-81 <text:s text:c="48"/>L= 145/1 </text:p>
          </table:table-cell>
          <table:table-cell table:style-name="ce381" office:value-type="string" calcext:value-type="string">
            <text:p>0,211</text:p>
            <text:p>L-0,151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тандартные <text:s/>изделия </text:p>
          </table:table-cell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Отвод 90-1-26,9х3,2-12Х18Н10Т ГОСТ 17375-2001 <text:s/>+</text:p>
          </table:table-cell>
          <table:table-cell table:style-name="ce121" office:value-type="string" calcext:value-type="string">
            <text:p>2</text:p>
          </table:table-cell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Прочие изделия </text:p>
          </table:table-cell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Кран шаровой ЗАРДП 020.016.30.03Р</text:p>
          </table:table-cell>
          <table:table-cell table:style-name="ce121" office:value-type="string" calcext:value-type="string">
            <text:p>1</text:p>
          </table:table-cell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9" office:value-type="string" calcext:value-type="string">
            <text:p>884-01-3-20-4 СБ</text:p>
          </table:table-cell>
          <table:table-cell table:style-name="ce69" office:value-type="string" calcext:value-type="string">
            <text:p>Трубопровод Ду50</text:p>
          </table:table-cell>
          <table:table-cell table:style-name="ce123" office:value-type="string" calcext:value-type="string">
            <text:p>1</text:p>
          </table:table-cell>
          <table:table-cell table:style-name="ce148" office:value-type="string" calcext:value-type="string">
            <text:p>кг</text:p>
          </table:table-cell>
          <table:table-cell table:style-name="ce215" office:value-type="float" office:value="5.62" calcext:value-type="float">
            <text:p>5,62</text:p>
          </table:table-cell>
          <table:table-cell table:style-name="ce238"/>
          <table:table-cell table:style-name="ce149" office:value-type="string" calcext:value-type="string">
            <text:p>Разный </text:p>
          </table:table-cell>
          <table:table-cell table:style-name="ce366" table:number-columns-repeated="2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Детали </text:p>
          </table:table-cell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2"/>
          <table:table-cell table:style-name="ce121"/>
          <table:table-cell table:style-name="ce141"/>
          <table:table-cell table:style-name="ce195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65" office:value-type="string" calcext:value-type="string">
            <text:p>884-01-3-20-4-1 б/ч</text:p>
          </table:table-cell>
          <table:table-cell table:style-name="ce65" office:value-type="string" calcext:value-type="string">
            <text:p>Труба <text:s text:c="5"/>L175 <text:s/>Rа25 +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0.7" calcext:value-type="float">
            <text:p>0,7</text:p>
          </table:table-cell>
          <table:table-cell table:style-name="ce238"/>
          <table:table-cell table:style-name="ce238" office:value-type="string" calcext:value-type="string">
            <text:p>Труба 57х3-12Х18Н10Т ГОСТ9941-81 <text:s text:c="53"/>L=180/1 </text:p>
          </table:table-cell>
          <table:table-cell table:style-name="ce381" office:value-type="string" calcext:value-type="string">
            <text:p>0,764</text:p>
            <text:p>L-0,19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5" office:value-type="string" calcext:value-type="string">
            <text:p>884-01-3-20-4-1-01 б/ч</text:p>
          </table:table-cell>
          <table:table-cell table:style-name="ce65" office:value-type="string" calcext:value-type="string">
            <text:p>Труба <text:s text:c="5"/>L900 Rа25 <text:s text:c="2"/></text:p>
          </table:table-cell>
          <table:table-cell table:style-name="ce121" office:value-type="string" calcext:value-type="string">
            <text:p>1</text:p>
          </table:table-cell>
          <table:table-cell table:style-name="ce141" office:value-type="string" calcext:value-type="string">
            <text:p>кг</text:p>
          </table:table-cell>
          <table:table-cell table:style-name="ce195" office:value-type="float" office:value="3.5" calcext:value-type="float">
            <text:p>3,5</text:p>
          </table:table-cell>
          <table:table-cell table:style-name="ce238"/>
          <table:table-cell table:style-name="ce238" office:value-type="string" calcext:value-type="string">
            <text:p>Труба 57х3-12Х18Н10Т ГОСТ 9941-81 <text:s text:c="2"/>L=905/1 </text:p>
          </table:table-cell>
          <table:table-cell table:style-name="ce381" office:value-type="string" calcext:value-type="string">
            <text:p><text:span text:style-name="T5">3,75</text:span></text:p>
            <text:p>L-0,928</text:p>
          </table:table-cell>
          <table:table-cell table:style-name="ce366"/>
          <table:table-cell table:style-name="ce23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/>
          <table:table-cell table:style-name="ce69" office:value-type="string" calcext:value-type="string">
            <text:p>Стандартные <text:s/>изделия </text:p>
          </table:table-cell>
          <table:table-cell table:style-name="ce65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Отвод 90-57х3,5-12Х18Н10Т ГОСТ 17375-2001 <text:s/>+</text:p>
          </table:table-cell>
          <table:table-cell table:style-name="ce122" office:value-type="string" calcext:value-type="string">
            <text:p>1</text:p>
          </table:table-cell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5">
          <table:table-cell table:style-name="ce4"/>
          <table:table-cell table:style-name="ce65" table:number-columns-repeated="2"/>
          <table:table-cell table:style-name="ce122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65" table:number-columns-repeated="3"/>
          <table:table-cell table:style-name="ce238"/>
          <table:table-cell table:style-name="ce191"/>
          <table:table-cell table:style-name="ce238" table:number-columns-repeated="2"/>
          <table:table-cell table:style-name="ce366" table:number-columns-repeated="2"/>
          <table:table-cell table:style-name="ce23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28" office:value-type="string" calcext:value-type="string">
            <text:p>884-20 СБ</text:p>
          </table:table-cell>
          <table:table-cell table:style-name="ce44" office:value-type="string" calcext:value-type="string">
            <text:p>Опоры</text:p>
          </table:table-cell>
          <table:table-cell table:style-name="ce11" office:value-type="float" office:value="1" calcext:value-type="float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50"/>
          <table:table-cell table:style-name="ce318"/>
          <table:table-cell table:style-name="ce358" office:value-type="string" calcext:value-type="string">
            <text:p>Разный</text:p>
          </table:table-cell>
          <table:table-cell table:style-name="ce318"/>
          <table:table-cell table:style-name="ce347"/>
          <table:table-cell table:style-name="ce359" office:value-type="float" office:value="2" calcext:value-type="float">
            <text:p>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18"/>
          <table:table-cell table:style-name="ce347"/>
          <table:table-cell table:style-name="ce3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99" office:value-type="string" calcext:value-type="string">
            <text:p>Сборочные единицы </text:p>
          </table:table-cell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18"/>
          <table:table-cell table:style-name="ce347"/>
          <table:table-cell table:style-name="ce3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18"/>
          <table:table-cell table:style-name="ce347"/>
          <table:table-cell table:style-name="ce3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>
            <text:p>884-20-1</text:p>
          </table:table-cell>
          <table:table-cell table:style-name="ce35" office:value-type="string" calcext:value-type="string">
            <text:p>Опора под тройник <text:s text:c="4"/>884-4-2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>
            <text:p>884-20-2</text:p>
          </table:table-cell>
          <table:table-cell table:style-name="ce35" office:value-type="string" calcext:value-type="string">
            <text:p>Опора под трубопроводы 884-4-4, 884-4-5-01, <text:s text:c="8"/>884-4-5-02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3" calcext:value-type="float">
            <text:p>3</text:p>
          </table:table-cell>
          <table:table-cell table:style-name="ce35" office:value-type="string" calcext:value-type="string">
            <text:p>884-20-3</text:p>
          </table:table-cell>
          <table:table-cell table:style-name="ce35" office:value-type="string" calcext:value-type="string">
            <text:p>Опора под электропривод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29" office:value-type="string" calcext:value-type="string">
            <text:p>884-20-3-01</text:p>
          </table:table-cell>
          <table:table-cell table:style-name="ce45" office:value-type="string" calcext:value-type="string">
            <text:p>Опора под электропривод</text:p>
          </table:table-cell>
          <table:table-cell table:style-name="ce12" office:value-type="float" office:value="1" calcext:value-type="float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5" calcext:value-type="float">
            <text:p>5</text:p>
          </table:table-cell>
          <table:table-cell table:style-name="ce29" office:value-type="string" calcext:value-type="string">
            <text:p>884-20-3-02</text:p>
          </table:table-cell>
          <table:table-cell table:style-name="ce45" office:value-type="string" calcext:value-type="string">
            <text:p>Опора под электропривод</text:p>
          </table:table-cell>
          <table:table-cell table:style-name="ce12" office:value-type="float" office:value="1" calcext:value-type="float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>
            <text:p>884-20-4</text:p>
          </table:table-cell>
          <table:table-cell table:style-name="ce35" office:value-type="string" calcext:value-type="string">
            <text:p>Опора под трубопровод 884-2-6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7" calcext:value-type="float">
            <text:p>7</text:p>
          </table:table-cell>
          <table:table-cell table:style-name="ce35" office:value-type="string" calcext:value-type="string">
            <text:p>884-20-5</text:p>
          </table:table-cell>
          <table:table-cell table:style-name="ce35" office:value-type="string" calcext:value-type="string">
            <text:p>Опора под трубопровод 884-2-3</text:p>
          </table:table-cell>
          <table:table-cell table:style-name="ce134" office:value-type="string" calcext:value-type="string">
            <text:p>2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35" office:value-type="string" calcext:value-type="string">
            <text:p>884-20-6</text:p>
          </table:table-cell>
          <table:table-cell table:style-name="ce35" office:value-type="string" calcext:value-type="string">
            <text:p>Опора под клапан <text:s text:c="7"/>884-2-6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9" calcext:value-type="float">
            <text:p>9</text:p>
          </table:table-cell>
          <table:table-cell table:style-name="ce35" office:value-type="string" calcext:value-type="string">
            <text:p>884-20-7</text:p>
          </table:table-cell>
          <table:table-cell table:style-name="ce35" office:value-type="string" calcext:value-type="string">
            <text:p>Опора системы охлаждения 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10" calcext:value-type="float">
            <text:p>10</text:p>
          </table:table-cell>
          <table:table-cell table:style-name="ce35" office:value-type="string" calcext:value-type="string">
            <text:p>884-20-8</text:p>
          </table:table-cell>
          <table:table-cell table:style-name="ce35" office:value-type="string" calcext:value-type="string">
            <text:p>Подвес системы охлаждения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11" calcext:value-type="float">
            <text:p>11</text:p>
          </table:table-cell>
          <table:table-cell table:style-name="ce35" office:value-type="string" calcext:value-type="string">
            <text:p>884-20-9</text:p>
          </table:table-cell>
          <table:table-cell table:style-name="ce35" office:value-type="string" calcext:value-type="string">
            <text:p>Подвес сиистемы продувки</text:p>
          </table:table-cell>
          <table:table-cell table:style-name="ce134" office:value-type="string" calcext:value-type="string">
            <text:p>3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1" office:value-type="float" office:value="12" calcext:value-type="float">
            <text:p>12</text:p>
          </table:table-cell>
          <table:table-cell table:style-name="ce35" office:value-type="string" calcext:value-type="string">
            <text:p>884-20-10</text:p>
          </table:table-cell>
          <table:table-cell table:style-name="ce35" office:value-type="string" calcext:value-type="string">
            <text:p>Опора системы продувки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264"/>
          <table:table-cell table:style-name="ce320"/>
          <table:table-cell table:style-name="ce58" office:value-type="string" calcext:value-type="string">
            <text:p>Стр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3" calcext:value-type="float">
            <text:p>13</text:p>
          </table:table-cell>
          <table:table-cell table:style-name="ce35" office:value-type="string" calcext:value-type="string">
            <text:p>884-20-11</text:p>
          </table:table-cell>
          <table:table-cell table:style-name="ce35" office:value-type="string" calcext:value-type="string">
            <text:p>Опора под клапан предохранительный ПРОК 50/16</text:p>
          </table:table-cell>
          <table:table-cell table:style-name="ce135" office:value-type="string" calcext:value-type="string">
            <text:p>1</text:p>
          </table:table-cell>
          <table:table-cell table:style-name="ce58"/>
          <table:table-cell table:style-name="ce85"/>
          <table:table-cell table:style-name="ce321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1" office:value-type="float" office:value="14" calcext:value-type="float">
            <text:p>14</text:p>
          </table:table-cell>
          <table:table-cell table:style-name="ce35" office:value-type="string" calcext:value-type="string">
            <text:p>884-20-12</text:p>
          </table:table-cell>
          <table:table-cell table:style-name="ce35" office:value-type="string" calcext:value-type="string">
            <text:p>Опора под клапан предохранительный ПРОК 25/100</text:p>
          </table:table-cell>
          <table:table-cell table:style-name="ce135" office:value-type="string" calcext:value-type="string">
            <text:p>1</text:p>
          </table:table-cell>
          <table:table-cell table:style-name="ce58"/>
          <table:table-cell table:style-name="ce85"/>
          <table:table-cell table:style-name="ce321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office:value-type="string" calcext:value-type="string">
            <text:p>884-20-13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5"/>
          <table:table-cell table:style-name="ce321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office:value-type="string" calcext:value-type="string">
            <text:p>884-20-13-01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5"/>
          <table:table-cell table:style-name="ce321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office:value-type="string" calcext:value-type="string">
            <text:p>884-20-13-03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5"/>
          <table:table-cell table:style-name="ce321"/>
          <table:table-cell table:style-name="ce58" office:value-type="string" calcext:value-type="string">
            <text:p>Стр.</text:p>
          </table:table-cell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office:value-type="string" calcext:value-type="string">
            <text:p>884-20-14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5"/>
          <table:table-cell table:style-name="ce321"/>
          <table:table-cell table:style-name="ce58"/>
          <table:table-cell table:style-name="ce320"/>
          <table:table-cell table:style-name="ce409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 office:value-type="string" calcext:value-type="string">
            <text:p>884-20-8-01 </text:p>
          </table:table-cell>
          <table:table-cell table:style-name="ce35" office:value-type="string" calcext:value-type="string">
            <text:p>Подвес системы охлаждения</text:p>
          </table:table-cell>
          <table:table-cell table:style-name="ce134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office:value-type="string" calcext:value-type="string">
            <text:p>884-20-15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office:value-type="string" calcext:value-type="string">
            <text:p>884-20-16</text:p>
          </table:table-cell>
          <table:table-cell table:style-name="ce35" office:value-type="string" calcext:value-type="string">
            <text:p>Опора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 office:value-type="string" calcext:value-type="string">
            <text:p>изм1</text:p>
          </table:table-cell>
          <table:table-cell table:style-name="ce37" office:value-type="string" calcext:value-type="string">
            <text:p>884-20-17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6</text:p>
          </table:table-cell>
          <table:table-cell table:style-name="ce129"/>
          <table:table-cell table:style-name="ce83"/>
          <table:table-cell table:style-name="ce105"/>
          <table:table-cell table:style-name="ce58" office:value-type="string" calcext:value-type="string">
            <text:p>Стр. <text:s text:c="3"/>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 office:value-type="string" calcext:value-type="string">
            <text:p>изм1</text:p>
          </table:table-cell>
          <table:table-cell table:style-name="ce37" office:value-type="string" calcext:value-type="string">
            <text:p>884-20-18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4</text:p>
          </table:table-cell>
          <table:table-cell table:style-name="ce58"/>
          <table:table-cell table:style-name="ce83"/>
          <table:table-cell table:style-name="ce105"/>
          <table:table-cell table:style-name="ce58" office:value-type="string" calcext:value-type="string">
            <text:p>Стр. <text:s text:c="3"/>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 office:value-type="string" calcext:value-type="string">
            <text:p>изм1</text:p>
          </table:table-cell>
          <table:table-cell table:style-name="ce37" office:value-type="string" calcext:value-type="string">
            <text:p>884-20-19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2</text:p>
          </table:table-cell>
          <table:table-cell table:style-name="ce58"/>
          <table:table-cell table:style-name="ce83"/>
          <table:table-cell table:style-name="ce105"/>
          <table:table-cell table:style-name="ce58" office:value-type="string" calcext:value-type="string">
            <text:p>Стр. <text:s text:c="2"/>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0" calcext:value-type="float">
            <text:p>30</text:p>
          </table:table-cell>
          <table:table-cell table:style-name="ce37" office:value-type="string" calcext:value-type="string">
            <text:p>884-20-0-0-0-1</text:p>
          </table:table-cell>
          <table:table-cell table:style-name="ce37" office:value-type="string" calcext:value-type="string">
            <text:p>Уголок <text:s text:c="3"/>L80 <text:s/>+</text:p>
          </table:table-cell>
          <table:table-cell table:style-name="ce136" office:value-type="string" calcext:value-type="string">
            <text:p>20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12" calcext:value-type="float">
            <text:p>0,12</text:p>
          </table:table-cell>
          <table:table-cell table:style-name="ce105" office:value-type="float" office:value="2.4" calcext:value-type="float">
            <text:p>2,40</text:p>
          </table:table-cell>
          <table:table-cell table:style-name="ce58" office:value-type="string" calcext:value-type="string">
            <text:p>Уголок 25х25х4-В ГОСТ 8509-93/              Ст3пс4-II ГОСТ 535-2005               <text:span text:style-name="T15">L=</text:span> 85/1 </text:p>
          </table:table-cell>
          <table:table-cell table:style-name="ce106" office:value-type="float" office:value="0.128" calcext:value-type="float">
            <text:p>0,1280</text:p>
          </table:table-cell>
          <table:table-cell table:style-name="ce153" office:value-type="float" office:value="2.56" calcext:value-type="float">
            <text:p>2,56000</text:p>
          </table:table-cell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1" calcext:value-type="float">
            <text:p>31</text:p>
          </table:table-cell>
          <table:table-cell table:style-name="ce37" office:value-type="string" calcext:value-type="string">
            <text:p>884-20-0-0-0-1-01</text:p>
          </table:table-cell>
          <table:table-cell table:style-name="ce37" office:value-type="string" calcext:value-type="string">
            <text:p>Уголок <text:s text:c="3"/>L80 <text:s/>+</text:p>
          </table:table-cell>
          <table:table-cell table:style-name="ce136" office:value-type="string" calcext:value-type="string">
            <text:p>10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12" calcext:value-type="float">
            <text:p>0,12</text:p>
          </table:table-cell>
          <table:table-cell table:style-name="ce105" office:value-type="float" office:value="1.2" calcext:value-type="float">
            <text:p>1,20</text:p>
          </table:table-cell>
          <table:table-cell table:style-name="ce58" office:value-type="string" calcext:value-type="string">
            <text:p>Уголок 25х25х4-В ГОСТ 8509-93/ <text:s text:c="13"/>Ст3пс4-II ГОСТ 535-2005 <text:s text:c="14"/>L= 85/1 </text:p>
          </table:table-cell>
          <table:table-cell table:style-name="ce106" office:value-type="float" office:value="0.128" calcext:value-type="float">
            <text:p>0,1280</text:p>
          </table:table-cell>
          <table:table-cell table:style-name="ce153" office:value-type="float" office:value="1.28" calcext:value-type="float">
            <text:p>1,28000</text:p>
          </table:table-cell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2" calcext:value-type="float">
            <text:p>32</text:p>
          </table:table-cell>
          <table:table-cell table:style-name="ce37" office:value-type="string" calcext:value-type="string">
            <text:p>884-20-0-0-0-2</text:p>
          </table:table-cell>
          <table:table-cell table:style-name="ce37" office:value-type="string" calcext:value-type="string">
            <text:p>Хомут +</text:p>
          </table:table-cell>
          <table:table-cell table:style-name="ce136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02" calcext:value-type="float">
            <text:p>0,02</text:p>
          </table:table-cell>
          <table:table-cell table:style-name="ce105"/>
          <table:table-cell table:style-name="ce58" office:value-type="string" calcext:value-type="string">
            <text:p>Лист БТ-ПН-0-1,2 ГОСТ19904-90/ <text:s text:c="7"/>ОК360В4-III-Ст3пс ГОСТ 16523-97 <text:s text:c="2"/>17х197/1 </text:p>
          </table:table-cell>
          <table:table-cell table:style-name="ce106" office:value-type="float" office:value="0.051" calcext:value-type="float">
            <text:p>0,0510</text:p>
          </table:table-cell>
          <table:table-cell table:style-name="ce153" office:value-type="float" office:value="0.102" calcext:value-type="float">
            <text:p>0,10200</text:p>
          </table:table-cell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office:value-type="string" calcext:value-type="string">
            <text:p>884-20-1 СБ</text:p>
          </table:table-cell>
          <table:table-cell table:style-name="ce37" office:value-type="string" calcext:value-type="string">
            <text:p>Опора под тройник <text:s/>884-4-2</text:p>
          </table:table-cell>
          <table:table-cell table:style-name="ce136" office:value-type="string" calcext:value-type="string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4.6" calcext:value-type="float">
            <text:p>4,6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</text:p>
          </table:table-cell>
          <table:table-cell table:style-name="ce35" office:value-type="string" calcext:value-type="string">
            <text:p>Пластина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66" calcext:value-type="float">
            <text:p>1,66</text:p>
          </table:table-cell>
          <table:table-cell table:style-name="ce105"/>
          <table:table-cell table:style-name="ce58" office:value-type="string" calcext:value-type="string">
            <text:p>Лист Б-ПН-0-10 ГОСТ19903-2015/ <text:s text:c="7"/>Ст3пс4 ГОСТ14637-89 <text:s text:c="18"/>85х305/1 </text:p>
          </table:table-cell>
          <table:table-cell table:style-name="ce106" office:value-type="float" office:value="1.678" calcext:value-type="float">
            <text:p>1,678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-0-0-2 б/ч</text:p>
          </table:table-cell>
          <table:table-cell table:style-name="ce35" office:value-type="string" calcext:value-type="string">
            <text:p>Швеллер L15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9" calcext:value-type="float">
            <text:p>0,90</text:p>
          </table:table-cell>
          <table:table-cell table:style-name="ce105"/>
          <table:table-cell table:style-name="ce58" office:value-type="string" calcext:value-type="string">
            <text:p>Швеллер 8У ГОСТ 8240-97/ <text:s text:c="25"/>Ст3пс4-II ГОСТ 535-2005 <text:s text:c="12"/>L=160/1</text:p>
          </table:table-cell>
          <table:table-cell table:style-name="ce106" office:value-type="float" office:value="1.2" calcext:value-type="float">
            <text:p>1,20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20-6-А2Р 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9" office:value-type="float" office:value="0.07144" calcext:value-type="float">
            <text:p>0,0714</text:p>
          </table:table-cell>
          <table:table-cell table:style-name="ce324" office:value-type="float" office:value="0.1428" calcext:value-type="float">
            <text:p>0,14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225-В Ст3сп ГОСТ 24137-8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70" office:value-type="float" office:value="1.778" calcext:value-type="float">
            <text:p>1,778</text:p>
          </table:table-cell>
          <table:table-cell table:style-name="ce324"/>
          <table:table-cell table:style-name="ce212" office:value-type="string" calcext:value-type="string">
            <text:p>Сталь Ст3сп ГОСТ380-2005 <text:s text:c="18"/>Ø 20 <text:s text:c="3"/>L=725/1</text:p>
          </table:table-cell>
          <table:table-cell table:style-name="ce106" office:value-type="float" office:value="1.85" calcext:value-type="float">
            <text:p>1,8500</text:p>
          </table:table-cell>
          <table:table-cell table:style-name="ce153"/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20.65Г.019 ГОСТ 6402-7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1269" calcext:value-type="float">
            <text:p>0,0127</text:p>
          </table:table-cell>
          <table:table-cell table:style-name="ce324" office:value-type="float" office:value="0.0254" calcext:value-type="float">
            <text:p>0,025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20.02.019 ГОСТ 11371-78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1636" calcext:value-type="float">
            <text:p>0,0164</text:p>
          </table:table-cell>
          <table:table-cell table:style-name="ce324" office:value-type="float" office:value="0.0328" calcext:value-type="float">
            <text:p>0,03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0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/>
          <table:table-cell table:style-name="ce37" office:value-type="string" calcext:value-type="string">
            <text:p>884-20-2 СБ</text:p>
          </table:table-cell>
          <table:table-cell table:style-name="ce37" office:value-type="string" calcext:value-type="string">
            <text:p>Опора под трубопроводы 884-4-4, 884-4-5-01, 884-4-5-02</text:p>
          </table:table-cell>
          <table:table-cell table:style-name="ce136" office:value-type="string" calcext:value-type="string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7" calcext:value-type="float">
            <text:p>7,0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5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92" office:value-type="string" calcext:value-type="string">
            <text:p>884-20-1-0-0-1-<text:span text:style-name="T1">02 </text:span><text:span text:style-name="T6">01</text:span></text:p>
          </table:table-cell>
          <table:table-cell table:style-name="ce35" office:value-type="string" calcext:value-type="string">
            <text:p>Пластина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65" calcext:value-type="float">
            <text:p>1,65</text:p>
          </table:table-cell>
          <table:table-cell table:style-name="ce105"/>
          <table:table-cell table:style-name="ce58" office:value-type="string" calcext:value-type="string">
            <text:p>Лист Б-ПН-0-10 ГОСТ19903-2015/        Ст3пс4 ГОСТ14637-89                   8<text:span text:style-name="T1">5х275/</text:span>1  <text:span text:style-name="T2">85х137/1</text:span></text:p>
          </table:table-cell>
          <table:table-cell table:style-name="ce106" office:value-type="float" office:value="2.013" calcext:value-type="float">
            <text:p>2,01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2-0-0-1</text:p>
          </table:table-cell>
          <table:table-cell table:style-name="ce35" office:value-type="string" calcext:value-type="string">
            <text:p>Уголок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73" calcext:value-type="float">
            <text:p>0,73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305/1</text:p>
          </table:table-cell>
          <table:table-cell table:style-name="ce106" office:value-type="float" office:value="0.764" calcext:value-type="float">
            <text:p>0,76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2-0-0-1-01</text:p>
          </table:table-cell>
          <table:table-cell table:style-name="ce35" office:value-type="string" calcext:value-type="string">
            <text:p>Уголок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61" calcext:value-type="float">
            <text:p>0,61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250/1</text:p>
          </table:table-cell>
          <table:table-cell table:style-name="ce106" office:value-type="float" office:value="0.626" calcext:value-type="float">
            <text:p>0,626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1-0-0-2-01 б/ч</text:p>
          </table:table-cell>
          <table:table-cell table:style-name="ce35" office:value-type="string" calcext:value-type="string">
            <text:p>Швеллер L66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4.65" calcext:value-type="float">
            <text:p>4,65</text:p>
          </table:table-cell>
          <table:table-cell table:style-name="ce105"/>
          <table:table-cell table:style-name="ce58" office:value-type="string" calcext:value-type="string">
            <text:p>Швеллер 8У ГОСТ 8240-97/ <text:s text:c="25"/>Ст3пс4-II ГОСТ 535-2005 <text:s text:c="12"/>L 670/1</text:p>
          </table:table-cell>
          <table:table-cell table:style-name="ce106" office:value-type="float" office:value="4.842" calcext:value-type="float">
            <text:p>4,842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2-6-А2Р <text:s/>+</text:p>
          </table:table-cell>
          <table:table-cell table:style-name="ce134" office:value-type="string" calcext:value-type="string">
            <text:p>6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157" calcext:value-type="float">
            <text:p>0,0157</text:p>
          </table:table-cell>
          <table:table-cell table:style-name="ce325" office:value-type="float" office:value="0.0942" calcext:value-type="float">
            <text:p>0,094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Хомут 90-В ГОСТ 24137-80 <text:s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74" office:value-type="float" office:value="0.278" calcext:value-type="float">
            <text:p>0,28</text:p>
          </table:table-cell>
          <table:table-cell table:style-name="ce274" office:value-type="float" office:value="0.556" calcext:value-type="float">
            <text:p>0,56</text:p>
          </table:table-cell>
          <table:table-cell table:style-name="ce212" office:value-type="string" calcext:value-type="string">
            <text:p>Сталь Ст3сп ГОСТ380-2005 <text:s text:c="18"/>Ø 12 <text:s text:c="3"/>L=321 /1</text:p>
          </table:table-cell>
          <table:table-cell table:style-name="ce380" office:value-type="float" office:value="0.295" calcext:value-type="float">
            <text:p>0,295</text:p>
          </table:table-cell>
          <table:table-cell table:style-name="ce212" office:value-type="float" office:value="0.59" calcext:value-type="float">
            <text:p>0,59</text:p>
          </table:table-cell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Хомут 110-В ГОСТ 24137-8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кг</text:p>
          </table:table-cell>
          <table:table-cell table:style-name="ce92" office:value-type="string" calcext:value-type="string">
            <text:p>0,326</text:p>
          </table:table-cell>
          <table:table-cell table:style-name="ce326"/>
          <table:table-cell table:style-name="ce212" office:value-type="string" calcext:value-type="string">
            <text:p>Сталь Ст3сп ГОСТ380-2005 <text:s text:c="18"/>Ø 12 <text:s text:c="3"/>L=373 /1</text:p>
          </table:table-cell>
          <table:table-cell table:style-name="ce106" office:value-type="float" office:value="0.343" calcext:value-type="float">
            <text:p>0,3430</text:p>
          </table:table-cell>
          <table:table-cell table:style-name="ce153"/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35"/>
          <table:table-cell table:style-name="ce35" office:value-type="string" calcext:value-type="string">
            <text:p>Шайба 12 65 019 ГОСТ 6402-70 <text:s/>+</text:p>
          </table:table-cell>
          <table:table-cell table:style-name="ce134" office:value-type="string" calcext:value-type="string">
            <text:p>6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035" calcext:value-type="float">
            <text:p>0,0035</text:p>
          </table:table-cell>
          <table:table-cell table:style-name="ce325" office:value-type="float" office:value="0.021" calcext:value-type="float">
            <text:p>0,021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style-name="ce35"/>
          <table:table-cell table:style-name="ce35" office:value-type="string" calcext:value-type="string">
            <text:p>Шайба С.12.02.Ст3.019 ГОСТ11371-78 +</text:p>
          </table:table-cell>
          <table:table-cell table:style-name="ce134" office:value-type="string" calcext:value-type="string">
            <text:p>6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061" calcext:value-type="float">
            <text:p>0,0061</text:p>
          </table:table-cell>
          <table:table-cell table:style-name="ce325" office:value-type="float" office:value="0.0366" calcext:value-type="float">
            <text:p>0,036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3 СБ</text:p>
          </table:table-cell>
          <table:table-cell table:style-name="ce37" office:value-type="string" calcext:value-type="string">
            <text:p>Опора под электропривод</text:p>
          </table:table-cell>
          <table:table-cell table:style-name="ce136" office:value-type="string" calcext:value-type="string">
            <text:p>1</text:p>
          </table:table-cell>
          <table:table-cell table:style-name="ce174" office:value-type="string" calcext:value-type="string">
            <text:p>кг</text:p>
          </table:table-cell>
          <table:table-cell table:style-name="ce275" office:value-type="float" office:value="2.5" calcext:value-type="float">
            <text:p>2,50</text:p>
          </table:table-cell>
          <table:table-cell table:style-name="ce323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3-0-0-1</text:p>
          </table:table-cell>
          <table:table-cell table:style-name="ce35" office:value-type="string" calcext:value-type="string">
            <text:p>Уголок <text:s text:c="2"/>L72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2.2" calcext:value-type="float">
            <text:p>2,2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730</text:p>
          </table:table-cell>
          <table:table-cell table:style-name="ce106" office:value-type="float" office:value="2.35" calcext:value-type="float">
            <text:p>2,35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3-0-0-1-01</text:p>
          </table:table-cell>
          <table:table-cell table:style-name="ce35" office:value-type="string" calcext:value-type="string">
            <text:p>Уголок <text:s text:c="2"/>L72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2.2" calcext:value-type="float">
            <text:p>2,2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730</text:p>
          </table:table-cell>
          <table:table-cell table:style-name="ce106" office:value-type="float" office:value="2.35" calcext:value-type="float">
            <text:p>2,35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2х50-6.8-А2Р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5867" calcext:value-type="float">
            <text:p>0,0587</text:p>
          </table:table-cell>
          <table:table-cell table:style-name="ce325" office:value-type="float" office:value="0.2348" calcext:value-type="float">
            <text:p>0,234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32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2-6-А2Р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157" calcext:value-type="float">
            <text:p>0,0157</text:p>
          </table:table-cell>
          <table:table-cell table:style-name="ce325" office:value-type="float" office:value="0.0628" calcext:value-type="float">
            <text:p>0,06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2 65 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0345" calcext:value-type="float">
            <text:p>0,0035</text:p>
          </table:table-cell>
          <table:table-cell table:style-name="ce325" office:value-type="float" office:value="0.014" calcext:value-type="float">
            <text:p>0,01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Default"/>
          <table:table-cell table:style-name="ce134"/>
          <table:table-cell table:style-name="ce170"/>
          <table:table-cell table:style-name="ce271"/>
          <table:table-cell table:style-name="ce32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.12.02.019 ГОСТ11371-78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06066" calcext:value-type="float">
            <text:p>0,0061</text:p>
          </table:table-cell>
          <table:table-cell table:style-name="ce325" office:value-type="float" office:value="0.0244" calcext:value-type="float">
            <text:p>0,024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28" office:value-type="string" calcext:value-type="string">
            <text:p>884-20-3-01 СБ</text:p>
          </table:table-cell>
          <table:table-cell table:style-name="ce44" office:value-type="string" calcext:value-type="string">
            <text:p>Опора под электропривод</text:p>
          </table:table-cell>
          <table:table-cell table:style-name="ce11" office:value-type="float" office:value="1" calcext:value-type="float">
            <text:p>1</text:p>
          </table:table-cell>
          <table:table-cell table:style-name="ce175" office:value-type="string" calcext:value-type="string">
            <text:p>кг</text:p>
          </table:table-cell>
          <table:table-cell table:style-name="ce276"/>
          <table:table-cell table:style-name="ce105"/>
          <table:table-cell table:style-name="ce360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29"/>
          <table:table-cell table:style-name="ce45"/>
          <table:table-cell table:style-name="ce12"/>
          <table:table-cell table:style-name="ce176"/>
          <table:table-cell table:style-name="ce27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7" table:number-columns-repeated="2"/>
          <table:table-cell table:style-name="ce136"/>
          <table:table-cell table:style-name="ce175"/>
          <table:table-cell table:style-name="ce276"/>
          <table:table-cell table:style-name="ce323"/>
          <table:table-cell table:style-name="ce129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6"/>
          <table:table-cell table:style-name="ce27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176"/>
          <table:table-cell table:style-name="ce27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6"/>
          <table:table-cell table:style-name="ce27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3-0-0-1-02</text:p>
          </table:table-cell>
          <table:table-cell table:style-name="ce35" office:value-type="string" calcext:value-type="string">
            <text:p>Уголок   <text:span text:style-name="T7">L760 +</text:span>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2.4" calcext:value-type="float">
            <text:p>2,4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770</text:p>
          </table:table-cell>
          <table:table-cell table:style-name="ce106" office:value-type="float" office:value="2.5" calcext:value-type="float">
            <text:p>2,50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string" calcext:value-type="string">
            <text:p>22а</text:p>
          </table:table-cell>
          <table:table-cell table:style-name="ce35" office:value-type="string" calcext:value-type="string">
            <text:p>884-20-3-0-0-1-03</text:p>
          </table:table-cell>
          <table:table-cell table:style-name="ce35" office:value-type="string" calcext:value-type="string">
            <text:p>Уголок <text:s text:c="2"/>L76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2.4" calcext:value-type="float">
            <text:p>2,4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770</text:p>
          </table:table-cell>
          <table:table-cell table:style-name="ce106" office:value-type="float" office:value="2.5" calcext:value-type="float">
            <text:p>2,50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2х50-6.8-А2Р +</text:p>
          </table:table-cell>
          <table:table-cell table:style-name="ce134" office:value-type="string" calcext:value-type="string">
            <text:p>4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5867" calcext:value-type="float">
            <text:p>0,0587</text:p>
          </table:table-cell>
          <table:table-cell table:style-name="ce325" office:value-type="float" office:value="0.2348" calcext:value-type="float">
            <text:p>0,234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32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2-6-А2Р <text:s/>+</text:p>
          </table:table-cell>
          <table:table-cell table:style-name="ce134" office:value-type="string" calcext:value-type="string">
            <text:p>4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157" calcext:value-type="float">
            <text:p>0,0157</text:p>
          </table:table-cell>
          <table:table-cell table:style-name="ce325" office:value-type="float" office:value="0.0628" calcext:value-type="float">
            <text:p>0,06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2 65 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0345" calcext:value-type="float">
            <text:p>0,0035</text:p>
          </table:table-cell>
          <table:table-cell table:style-name="ce325" office:value-type="float" office:value="0.014" calcext:value-type="float">
            <text:p>0,01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Default"/>
          <table:table-cell table:style-name="ce134"/>
          <table:table-cell table:style-name="ce173"/>
          <table:table-cell table:style-name="ce272"/>
          <table:table-cell table:style-name="ce32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.12.02.019 ГОСТ11371-78 <text:s/>+</text:p>
          </table:table-cell>
          <table:table-cell table:style-name="ce134" office:value-type="string" calcext:value-type="string">
            <text:p>4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06066" calcext:value-type="float">
            <text:p>0,0061</text:p>
          </table:table-cell>
          <table:table-cell table:style-name="ce325" office:value-type="float" office:value="0.0244" calcext:value-type="float">
            <text:p>0,024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29"/>
          <table:table-cell table:style-name="ce45"/>
          <table:table-cell table:style-name="ce12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28" office:value-type="string" calcext:value-type="string">
            <text:p>884-20-3-02 СБ</text:p>
          </table:table-cell>
          <table:table-cell table:style-name="ce44" office:value-type="string" calcext:value-type="string">
            <text:p>Опора под электропривод</text:p>
          </table:table-cell>
          <table:table-cell table:style-name="ce11" office:value-type="float" office:value="1" calcext:value-type="float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2.8" calcext:value-type="float">
            <text:p>2,8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29"/>
          <table:table-cell table:style-name="ce45"/>
          <table:table-cell table:style-name="ce12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3-0-0-1-04</text:p>
          </table:table-cell>
          <table:table-cell table:style-name="ce35" office:value-type="string" calcext:value-type="string">
            <text:p>Уголок   <text:span text:style-name="T7">L830 +</text:span></text:p>
          </table:table-cell>
          <table:table-cell table:style-name="ce134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2.6" calcext:value-type="float">
            <text:p>2,6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840</text:p>
          </table:table-cell>
          <table:table-cell table:style-name="ce106" office:value-type="float" office:value="2.724" calcext:value-type="float">
            <text:p>2,72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3-0-0-1-05</text:p>
          </table:table-cell>
          <table:table-cell table:style-name="ce35" office:value-type="string" calcext:value-type="string">
            <text:p>Уголок <text:s text:c="2"/>L830 <text:s/>+</text:p>
          </table:table-cell>
          <table:table-cell table:style-name="ce134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2.6" calcext:value-type="float">
            <text:p>2,60</text:p>
          </table:table-cell>
          <table:table-cell table:style-name="ce105"/>
          <table:table-cell table:style-name="ce58" office:value-type="string" calcext:value-type="string">
            <text:p>Уголок В-63х40х4 ГОСТ8510-86/ <text:s text:c="16"/>Ст3сп-II ГОСТ 535-2005 <text:s text:c="13"/>L=840</text:p>
          </table:table-cell>
          <table:table-cell table:style-name="ce106" office:value-type="float" office:value="2.724" calcext:value-type="float">
            <text:p>2,72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2х50-6.8-А2Р +</text:p>
          </table:table-cell>
          <table:table-cell table:style-name="ce134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78" office:value-type="float" office:value="0.05867" calcext:value-type="float">
            <text:p>0,0587</text:p>
          </table:table-cell>
          <table:table-cell table:style-name="ce153" office:value-type="float" office:value="0.02348" calcext:value-type="float">
            <text:p>0,0234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5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2-6-А2Р +</text:p>
          </table:table-cell>
          <table:table-cell table:style-name="ce134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78" office:value-type="float" office:value="0.01567" calcext:value-type="float">
            <text:p>0,0157</text:p>
          </table:table-cell>
          <table:table-cell table:style-name="ce153" office:value-type="float" office:value="0.0628" calcext:value-type="float">
            <text:p>0,0628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2 65 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78" office:value-type="float" office:value="0.00345" calcext:value-type="float">
            <text:p>0,0035</text:p>
          </table:table-cell>
          <table:table-cell table:style-name="ce153" office:value-type="float" office:value="0.014" calcext:value-type="float">
            <text:p>0,0140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Default"/>
          <table:table-cell table:style-name="ce134"/>
          <table:table-cell table:style-name="ce58"/>
          <table:table-cell table:style-name="ce278"/>
          <table:table-cell table:style-name="ce15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.12.02.019 ГОСТ11371-78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78" office:value-type="float" office:value="0.006066" calcext:value-type="float">
            <text:p>0,0061</text:p>
          </table:table-cell>
          <table:table-cell table:style-name="ce153" office:value-type="float" office:value="0.0244" calcext:value-type="float">
            <text:p>0,024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29"/>
          <table:table-cell table:style-name="ce45"/>
          <table:table-cell table:style-name="ce12"/>
          <table:table-cell table:style-name="ce58"/>
          <table:table-cell table:style-name="ce278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8"/>
          <table:table-cell table:style-name="ce29"/>
          <table:table-cell table:style-name="ce45"/>
          <table:table-cell table:style-name="ce12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4 СБ</text:p>
          </table:table-cell>
          <table:table-cell table:style-name="ce37" office:value-type="string" calcext:value-type="string">
            <text:p>Опора под трубопровод 884-2-6</text:p>
          </table:table-cell>
          <table:table-cell table:style-name="ce136" office:value-type="string" calcext:value-type="string">
            <text:p>1</text:p>
          </table:table-cell>
          <table:table-cell table:style-name="ce58"/>
          <table:table-cell table:style-name="ce83"/>
          <table:table-cell table:style-name="ce105"/>
          <table:table-cell table:style-name="ce58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2</text:p>
          </table:table-cell>
          <table:table-cell table:style-name="ce35" office:value-type="string" calcext:value-type="string">
            <text:p>Пластина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65" calcext:value-type="float">
            <text:p>1,65</text:p>
          </table:table-cell>
          <table:table-cell table:style-name="ce105"/>
          <table:table-cell table:style-name="ce58" office:value-type="string" calcext:value-type="string">
            <text:p>Лист Б-ПН-0-10 ГОСТ19903-2015/ <text:s text:c="8"/>Ст3пс4 ГОСТ 14637-89 <text:s text:c="22"/>85х275/1 </text:p>
          </table:table-cell>
          <table:table-cell table:style-name="ce106" office:value-type="float" office:value="2.013" calcext:value-type="float">
            <text:p>2,01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-0-0-2-02 б/ч</text:p>
          </table:table-cell>
          <table:table-cell table:style-name="ce35" office:value-type="string" calcext:value-type="string">
            <text:p>Швеллер L275 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94" calcext:value-type="float">
            <text:p>1,94</text:p>
          </table:table-cell>
          <table:table-cell table:style-name="ce105"/>
          <table:table-cell table:style-name="ce58" office:value-type="string" calcext:value-type="string">
            <text:p>Швеллер 8У ГОСТ 8240-97/ <text:s text:c="25"/>Ст3пс4-II ГОСТ 535-2005 <text:s text:c="12"/>L= 285/1</text:p>
          </table:table-cell>
          <table:table-cell table:style-name="ce106" office:value-type="float" office:value="2.09" calcext:value-type="float">
            <text:p>2,09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6-6-А2Р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376" calcext:value-type="float">
            <text:p>0,0376</text:p>
          </table:table-cell>
          <table:table-cell table:style-name="ce326" office:value-type="float" office:value="0.0752" calcext:value-type="float">
            <text:p>0,0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225-Ст3сп-Ц3хр ГОСТ24138-80</text:p>
          </table:table-cell>
          <table:table-cell table:style-name="ce134" office:value-type="string" calcext:value-type="string">
            <text:p>1</text:p>
          </table:table-cell>
          <table:table-cell table:style-name="ce58"/>
          <table:table-cell table:style-name="ce83"/>
          <table:table-cell table:style-name="ce105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6.65Г.019 ГОСТ 6402-70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79" office:value-type="float" office:value="0.00608" calcext:value-type="float">
            <text:p>0,0061</text:p>
          </table:table-cell>
          <table:table-cell table:style-name="ce328" office:value-type="float" office:value="0.0122" calcext:value-type="float">
            <text:p>0,0122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16.02.019 ГОСТ11371-78 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80" office:value-type="float" office:value="0.01097" calcext:value-type="float">
            <text:p>0,01097</text:p>
          </table:table-cell>
          <table:table-cell table:style-name="ce328" office:value-type="float" office:value="0.02194" calcext:value-type="float">
            <text:p>0,0219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281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225-Ст3сп-Ц3хр ГОСТ24138-80</text:p>
          </table:table-cell>
          <table:table-cell table:style-name="ce136" office:value-type="string" calcext:value-type="string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0.77" calcext:value-type="float">
            <text:p>0,77</text:p>
          </table:table-cell>
          <table:table-cell table:style-name="ce323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 office:value-type="string" calcext:value-type="string">
            <text:p>4,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поз1 </text:p>
          </table:table-cell>
          <table:table-cell table:style-name="ce35" office:value-type="string" calcext:value-type="string">
            <text:p>Шпилька М16 на <text:s text:c="9"/>хомут 225 <text:s/>ГОСТ 24138-8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73"/>
          <table:table-cell table:style-name="ce105"/>
          <table:table-cell table:style-name="ce58" office:value-type="string" calcext:value-type="string">
            <text:p>Круг 20-В ГОСТ 2590-2006/ <text:s text:c="25"/>Ст3пс4 ГОСТ 535-2005 <text:s text:c="21"/>L=105/1 <text:s/></text:p>
          </table:table-cell>
          <table:table-cell table:style-name="ce106" office:value-type="float" office:value="0.268" calcext:value-type="float">
            <text:p>0,2680</text:p>
          </table:table-cell>
          <table:table-cell table:style-name="ce106" office:value-type="float" office:value="0.536" calcext:value-type="float">
            <text:p>0,5360</text:p>
          </table:table-cell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поз2</text:p>
          </table:table-cell>
          <table:table-cell table:style-name="ce35" office:value-type="string" calcext:value-type="string">
            <text:p>Пластина 36х <text:s text:c="2"/>на хомут 225 <text:s/>ГОСТ 24138-80 <text:s/>+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кг</text:p>
          </table:table-cell>
          <table:table-cell table:style-name="ce273" office:value-type="float" office:value="0.6" calcext:value-type="float">
            <text:p>0,60</text:p>
          </table:table-cell>
          <table:table-cell table:style-name="ce105"/>
          <table:table-cell table:style-name="ce58" office:value-type="string" calcext:value-type="string">
            <text:p>Лист Б-ПН-0-3ГОСТ19903-2015/ <text:s text:c="19"/>Ст3пс4 ГОСТ 14637-89 <text:s text:c="8"/>36х558/1 </text:p>
          </table:table-cell>
          <table:table-cell table:style-name="ce106" office:value-type="float" office:value="0.624" calcext:value-type="float">
            <text:p>0,62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0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6">
          <table:table-cell table:style-name="ce19"/>
          <table:table-cell table:style-name="ce37" office:value-type="string" calcext:value-type="string">
            <text:p>884-20-5 СБ</text:p>
          </table:table-cell>
          <table:table-cell table:style-name="ce37" office:value-type="string" calcext:value-type="string">
            <text:p>Опора под трубопровод 884-2-3</text:p>
          </table:table-cell>
          <table:table-cell table:style-name="ce136" office:value-type="string" calcext:value-type="string">
            <text:p>2</text:p>
          </table:table-cell>
          <table:table-cell table:style-name="ce177" office:value-type="string" calcext:value-type="string">
            <text:p>кг</text:p>
          </table:table-cell>
          <table:table-cell table:style-name="ce267" office:value-type="float" office:value="4" calcext:value-type="float">
            <text:p>4,00</text:p>
          </table:table-cell>
          <table:table-cell table:style-name="ce105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3</text:p>
          </table:table-cell>
          <table:table-cell table:style-name="ce35" office:value-type="string" calcext:value-type="string">
            <text:p>Пластина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95" calcext:value-type="float">
            <text:p>1,95</text:p>
          </table:table-cell>
          <table:table-cell table:style-name="ce326" office:value-type="float" office:value="3.9" calcext:value-type="float">
            <text:p>3,90</text:p>
          </table:table-cell>
          <table:table-cell table:style-name="ce58" office:value-type="string" calcext:value-type="string">
            <text:p>Лист Б-ПН-0-10 ГОСТ19903-2015/ <text:s text:c="8"/>Ст3пс4 ГОСТ 14637-89 <text:s text:c="22"/>125х217/1 </text:p>
          </table:table-cell>
          <table:table-cell table:style-name="ce106" office:value-type="float" office:value="2.103" calcext:value-type="float">
            <text:p>2,1030</text:p>
          </table:table-cell>
          <table:table-cell table:style-name="ce106" office:value-type="float" office:value="4.206" calcext:value-type="float">
            <text:p>4,206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326"/>
          <table:table-cell table:style-name="ce58"/>
          <table:table-cell table:style-name="ce106" table:number-columns-repeated="2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-0-0-2-03 б/ч</text:p>
          </table:table-cell>
          <table:table-cell table:style-name="ce35" office:value-type="string" calcext:value-type="string">
            <text:p>Швеллер L300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2.1" calcext:value-type="float">
            <text:p>2,10</text:p>
          </table:table-cell>
          <table:table-cell table:style-name="ce326" office:value-type="float" office:value="4.2" calcext:value-type="float">
            <text:p>4,20</text:p>
          </table:table-cell>
          <table:table-cell table:style-name="ce58" office:value-type="string" calcext:value-type="string">
            <text:p>Швеллер 8У ГОСТ 8240-97/ <text:s text:c="25"/>Ст3пс4-II ГОСТ 535-2005 <text:s text:c="12"/>L 310/1</text:p>
          </table:table-cell>
          <table:table-cell table:style-name="ce106" office:value-type="float" office:value="2.269" calcext:value-type="float">
            <text:p>2,2690</text:p>
          </table:table-cell>
          <table:table-cell table:style-name="ce106" office:value-type="float" office:value="4.538" calcext:value-type="float">
            <text:p>4,538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6-6-А2Р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376" calcext:value-type="float">
            <text:p>0,0376</text:p>
          </table:table-cell>
          <table:table-cell table:style-name="ce326" office:value-type="float" office:value="0.1504" calcext:value-type="float">
            <text:p>0,15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71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160-В-Ст3сп-ГОСТ24137-80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827" calcext:value-type="float">
            <text:p>0,8270</text:p>
          </table:table-cell>
          <table:table-cell table:style-name="ce325" office:value-type="float" office:value="1.654" calcext:value-type="float">
            <text:p>1,6540</text:p>
          </table:table-cell>
          <table:table-cell table:style-name="ce58" office:value-type="string" calcext:value-type="string">
            <text:p>Ст3 пс4 ГОСТ 380-2005 <text:s text:c="24"/>Ø16 L530/1</text:p>
          </table:table-cell>
          <table:table-cell table:style-name="ce106" office:value-type="float" office:value="0.866" calcext:value-type="float">
            <text:p>0,8660</text:p>
          </table:table-cell>
          <table:table-cell table:style-name="ce106" office:value-type="float" office:value="1.732" calcext:value-type="float">
            <text:p>1,7320</text:p>
          </table:table-cell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6.65Г.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0608" calcext:value-type="float">
            <text:p>0,0061</text:p>
          </table:table-cell>
          <table:table-cell table:style-name="ce324" office:value-type="float" office:value="0.0244" calcext:value-type="float">
            <text:p>0,024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16.02.019 ГОСТ11371-78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1097" calcext:value-type="float">
            <text:p>0,01097</text:p>
          </table:table-cell>
          <table:table-cell table:style-name="ce324" office:value-type="float" office:value="0.04388" calcext:value-type="float">
            <text:p>0,043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8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6 СБ</text:p>
          </table:table-cell>
          <table:table-cell table:style-name="ce37" office:value-type="string" calcext:value-type="string">
            <text:p>Опора под клапан <text:s text:c="7"/>884-2-6</text:p>
          </table:table-cell>
          <table:table-cell table:style-name="ce136" office:value-type="string" calcext:value-type="string">
            <text:p>1</text:p>
          </table:table-cell>
          <table:table-cell table:style-name="ce174" office:value-type="string" calcext:value-type="string">
            <text:p>кг</text:p>
          </table:table-cell>
          <table:table-cell table:style-name="ce275" office:value-type="float" office:value="3.44" calcext:value-type="float">
            <text:p>3,44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4</text:p>
          </table:table-cell>
          <table:table-cell table:style-name="ce35" office:value-type="string" calcext:value-type="string">
            <text:p>Пластина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42" calcext:value-type="float">
            <text:p>1,42</text:p>
          </table:table-cell>
          <table:table-cell table:style-name="ce105"/>
          <table:table-cell table:style-name="ce58" office:value-type="string" calcext:value-type="string">
            <text:p>Лист Б-ПН-0-10 ГОСТ19903-2015/ <text:s text:c="8"/>Ст3пс4 ГОСТ 14637-89 <text:s text:c="22"/>85х235/1 </text:p>
          </table:table-cell>
          <table:table-cell table:style-name="ce106" office:value-type="float" office:value="1.678" calcext:value-type="float">
            <text:p>1,678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-0-0-2-02 б/ч</text:p>
          </table:table-cell>
          <table:table-cell table:style-name="ce35" office:value-type="string" calcext:value-type="string">
            <text:p>Швеллер <text:s/>L275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94" calcext:value-type="float">
            <text:p>1,94</text:p>
          </table:table-cell>
          <table:table-cell table:style-name="ce105"/>
          <table:table-cell table:style-name="ce58" office:value-type="string" calcext:value-type="string">
            <text:p>Швеллер 8У ГОСТ 8240-97/ <text:s text:c="25"/>Ст3пс4-II ГОСТ 535-2005 <text:s text:c="12"/>L =285/1</text:p>
          </table:table-cell>
          <table:table-cell table:style-name="ce106" office:value-type="float" office:value="2.09" calcext:value-type="float">
            <text:p>2,09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2-6-А2Р <text:s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72" office:value-type="float" office:value="0.01567" calcext:value-type="float">
            <text:p>0,0157</text:p>
          </table:table-cell>
          <table:table-cell table:style-name="ce326" office:value-type="float" office:value="0.0314" calcext:value-type="float">
            <text:p>0,03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2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195-Ст3сп-Ц3хр ГОСТ24138-80</text:p>
          </table:table-cell>
          <table:table-cell table:style-name="ce134" office:value-type="string" calcext:value-type="string">
            <text:p>1</text:p>
          </table:table-cell>
          <table:table-cell table:style-name="ce173" office:value-type="string" calcext:value-type="string">
            <text:p>кг</text:p>
          </table:table-cell>
          <table:table-cell table:style-name="ce272"/>
          <table:table-cell table:style-name="ce326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2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2.65Г.019 ГОСТ 6402-70 <text:s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83" office:value-type="float" office:value="0.00345" calcext:value-type="float">
            <text:p>0,00345</text:p>
          </table:table-cell>
          <table:table-cell table:style-name="ce325" office:value-type="float" office:value="0.0069" calcext:value-type="float">
            <text:p>0,006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12.02.019 ГОСТ11371-78 <text:s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83" office:value-type="float" office:value="0.00606" calcext:value-type="float">
            <text:p>0,00606</text:p>
          </table:table-cell>
          <table:table-cell table:style-name="ce330" office:value-type="float" office:value="0.01212" calcext:value-type="float">
            <text:p>0,0121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27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3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0"/>
          <table:table-cell table:style-name="ce93"/>
          <table:table-cell table:style-name="ce104" office:value-type="string" calcext:value-type="string">
            <text:p>Хомут 195-Ст3сп Ц3хр ГОСТ24138-80</text:p>
          </table:table-cell>
          <table:table-cell table:style-name="ce212" office:value-type="string" calcext:value-type="string">
            <text:p>1+1</text:p>
          </table:table-cell>
          <table:table-cell table:style-name="ce212" table:number-columns-repeated="3"/>
          <table:table-cell table:style-name="ce361" office:value-type="string" calcext:value-type="string">
            <text:p>Разный <text:s/>+1 884-20-12</text:p>
          </table:table-cell>
          <table:table-cell table:style-name="ce212" table:number-columns-repeated="2"/>
          <table:table-cell table:style-name="ce212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93"/>
          <table:table-cell table:style-name="Default" table:number-columns-repeated="2"/>
          <table:table-cell table:style-name="ce212" table:number-columns-repeated="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93"/>
          <table:table-cell table:style-name="ce49" office:value-type="string" calcext:value-type="string">
            <text:p>Детали </text:p>
          </table:table-cell>
          <table:table-cell table:style-name="Default"/>
          <table:table-cell table:style-name="ce212" table:number-columns-repeated="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93"/>
          <table:table-cell table:style-name="Default" table:number-columns-repeated="2"/>
          <table:table-cell table:style-name="ce212" table:number-columns-repeated="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29" office:value-type="string" calcext:value-type="string">
            <text:p>Поз 1</text:p>
          </table:table-cell>
          <table:table-cell table:style-name="ce45" office:value-type="string" calcext:value-type="string">
            <text:p>Шпилька <text:s/>на хомут 195 ГОСТ 24138-80 <text:s text:c="3"/>+</text:p>
          </table:table-cell>
          <table:table-cell table:style-name="ce12" office:value-type="string" calcext:value-type="string">
            <text:p>2+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13" calcext:value-type="float">
            <text:p>0,1300</text:p>
          </table:table-cell>
          <table:table-cell table:style-name="ce68" office:value-type="float" office:value="0.26" calcext:value-type="float">
            <text:p>0,2600</text:p>
          </table:table-cell>
          <table:table-cell table:style-name="ce117" office:value-type="string" calcext:value-type="string">
            <text:p>Круг 16-В ГОСТ 2590-2006/ <text:s text:c="23"/>Ст3 кп ГОСТ 535-2005 <text:s text:c="20"/>L=190/2</text:p>
          </table:table-cell>
          <table:table-cell table:style-name="ce247" office:value-type="float" office:value="0.155" calcext:value-type="float">
            <text:p>0,1550</text:p>
          </table:table-cell>
          <table:table-cell table:style-name="ce258" office:value-type="float" office:value="0.62" calcext:value-type="float">
            <text:p>0,62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247"/>
          <table:table-cell table:style-name="ce25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6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20"/>
          <table:table-cell table:style-name="ce29" office:value-type="string" calcext:value-type="string">
            <text:p>Поз 2</text:p>
          </table:table-cell>
          <table:table-cell table:style-name="ce45" office:value-type="string" calcext:value-type="string">
            <text:p>Пластина <text:s/>на хомут 195 ГОСТ 24138 <text:s/>+</text:p>
          </table:table-cell>
          <table:table-cell table:style-name="ce12" office:value-type="string" calcext:value-type="string">
            <text:p>1+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3" calcext:value-type="float">
            <text:p>0,3000</text:p>
          </table:table-cell>
          <table:table-cell table:style-name="ce68" office:value-type="float" office:value="0.6" calcext:value-type="float">
            <text:p>0,6000</text:p>
          </table:table-cell>
          <table:table-cell table:style-name="ce117" office:value-type="string" calcext:value-type="string">
            <text:p>Ст3кп ГОСТ 380-2005 <text:s text:c="28"/>Лист 2 <text:s text:c="2"/>30х486/1</text:p>
          </table:table-cell>
          <table:table-cell table:style-name="ce247" office:value-type="float" office:value="0.31" calcext:value-type="float">
            <text:p>0,3100</text:p>
          </table:table-cell>
          <table:table-cell table:style-name="ce258" office:value-type="float" office:value="0.62" calcext:value-type="float">
            <text:p>0,62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9">
          <table:table-cell table:style-name="ce20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7 СБ</text:p>
          </table:table-cell>
          <table:table-cell table:style-name="ce37" office:value-type="string" calcext:value-type="string">
            <text:p>Опора системы охлаждения </text:p>
          </table:table-cell>
          <table:table-cell table:style-name="ce136" office:value-type="string" calcext:value-type="string">
            <text:p>1</text:p>
          </table:table-cell>
          <table:table-cell table:style-name="ce129"/>
          <table:table-cell table:style-name="ce268" office:value-type="float" office:value="4.1" calcext:value-type="float">
            <text:p>4,1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2-0-0-1-02</text:p>
          </table:table-cell>
          <table:table-cell table:style-name="ce35" office:value-type="string" calcext:value-type="string">
            <text:p>Полка <text:s text:c="3"/>L17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4" calcext:value-type="float">
            <text:p>0,40</text:p>
          </table:table-cell>
          <table:table-cell table:style-name="ce326" office:value-type="float" office:value="0.8" calcext:value-type="float">
            <text:p>0,8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75/1</text:p>
          </table:table-cell>
          <table:table-cell table:style-name="ce106" office:value-type="float" office:value="0.438" calcext:value-type="float">
            <text:p>0,4380</text:p>
          </table:table-cell>
          <table:table-cell table:style-name="ce106" office:value-type="float" office:value="0.876" calcext:value-type="float">
            <text:p>0,876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7-0-0-1 б/ч</text:p>
          </table:table-cell>
          <table:table-cell table:style-name="ce35" office:value-type="string" calcext:value-type="string">
            <text:p>Уголок <text:s text:c="2"/>L125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3" calcext:value-type="float">
            <text:p>3,00</text:p>
          </table:table-cell>
          <table:table-cell table:style-name="ce326"/>
          <table:table-cell table:style-name="ce58" office:value-type="string" calcext:value-type="string">
            <text:p>Уголок <text:s/>40х40х4-В ГОСТ 8509-93/ <text:s text:c="17"/>Ст3пс4-II-св ГОСТ 535-2005 <text:s text:c="5"/>L=1255/1</text:p>
          </table:table-cell>
          <table:table-cell table:style-name="ce106" office:value-type="float" office:value="3.143" calcext:value-type="float">
            <text:p>3,14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0-6-А2Р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06" office:value-type="float" office:value="0.01022" calcext:value-type="float">
            <text:p>0,01022</text:p>
          </table:table-cell>
          <table:table-cell table:style-name="ce325" office:value-type="float" office:value="0.04088" calcext:value-type="float">
            <text:p>0,040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60-ВСт3сп ГОСТ 24137-80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00" office:value-type="float" office:value="0.141" calcext:value-type="float">
            <text:p>0,1410</text:p>
          </table:table-cell>
          <table:table-cell table:style-name="ce200" office:value-type="float" office:value="0.282" calcext:value-type="float">
            <text:p>0,2820</text:p>
          </table:table-cell>
          <table:table-cell table:style-name="ce12" office:value-type="string" calcext:value-type="string">
            <text:p>Ст3сп ГОСТ 380-2005                   <text:span text:style-name="T7">Ø10 L=245/1 </text:span></text:p>
          </table:table-cell>
          <table:table-cell table:style-name="ce68" office:value-type="float" office:value="0.156" calcext:value-type="float">
            <text:p>0,1560</text:p>
          </table:table-cell>
          <table:table-cell table:style-name="ce206" office:value-type="float" office:value="0.312" calcext:value-type="float">
            <text:p>0,3120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32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0 65Г.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85" office:value-type="float" office:value="0.00201" calcext:value-type="float">
            <text:p>0,00201</text:p>
          </table:table-cell>
          <table:table-cell table:style-name="ce330" office:value-type="float" office:value="0.00804" calcext:value-type="float">
            <text:p>0,0080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.10.02.Ст3.019 ГОСТ11371-78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85" office:value-type="float" office:value="0.00343" calcext:value-type="float">
            <text:p>0,00343</text:p>
          </table:table-cell>
          <table:table-cell table:style-name="ce330" office:value-type="float" office:value="0.01372" calcext:value-type="float">
            <text:p>0,0137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0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8 СБ</text:p>
          </table:table-cell>
          <table:table-cell table:style-name="ce37" office:value-type="string" calcext:value-type="string">
            <text:p>Подвес системы охлаждения</text:p>
          </table:table-cell>
          <table:table-cell table:style-name="ce136" office:value-type="string" calcext:value-type="string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3.7" calcext:value-type="float">
            <text:p>3,7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5</text:p>
          </table:table-cell>
          <table:table-cell table:style-name="ce35" office:value-type="string" calcext:value-type="string">
            <text:p>Пластина <text:s/>60х14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32" calcext:value-type="float">
            <text:p>0,32</text:p>
          </table:table-cell>
          <table:table-cell table:style-name="ce105"/>
          <table:table-cell table:style-name="ce58" office:value-type="string" calcext:value-type="string">
            <text:p>Лист Б-ПН-0-5 ГОСТ19903-2015/ <text:s text:c="8"/>Ст3пс4 ГОСТ 14637-89 <text:s text:c="22"/>65х145/1 </text:p>
          </table:table-cell>
          <table:table-cell table:style-name="ce106" office:value-type="float" office:value="0.41" calcext:value-type="float">
            <text:p>0,41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7-0-0-1-01 б/ч</text:p>
          </table:table-cell>
          <table:table-cell table:style-name="ce35" office:value-type="string" calcext:value-type="string">
            <text:p>Уголок <text:s text:c="2"/>L60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5" calcext:value-type="float">
            <text:p>1,50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605/1</text:p>
          </table:table-cell>
          <table:table-cell table:style-name="ce106" office:value-type="float" office:value="1.515" calcext:value-type="float">
            <text:p>1,515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8-0-0-1</text:p>
          </table:table-cell>
          <table:table-cell table:style-name="ce35" office:value-type="string" calcext:value-type="string">
            <text:p>Платик 60х14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98" calcext:value-type="float">
            <text:p>0,98</text:p>
          </table:table-cell>
          <table:table-cell table:style-name="ce105"/>
          <table:table-cell table:style-name="ce58" office:value-type="string" calcext:value-type="string">
            <text:p>Лист Б-ПН-0-20 ГОСТ19903-2015/ <text:s text:c="10"/>Ст3пс4 ГОСТ 14637-89 <text:s text:c="7"/>70х150/1 </text:p>
          </table:table-cell>
          <table:table-cell table:style-name="ce106" office:value-type="float" office:value="1.982" calcext:value-type="float">
            <text:p>1,982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8-0-0-3</text:p>
          </table:table-cell>
          <table:table-cell table:style-name="ce35" office:value-type="string" calcext:value-type="string">
            <text:p>Полка <text:s text:c="3"/>L28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68" calcext:value-type="float">
            <text:p>0,68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285/1</text:p>
          </table:table-cell>
          <table:table-cell table:style-name="ce106" office:value-type="float" office:value="0.714" calcext:value-type="float">
            <text:p>0,71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0х25-6.8-А2Р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9" office:value-type="float" office:value="0.02522" calcext:value-type="float">
            <text:p>0,0252</text:p>
          </table:table-cell>
          <table:table-cell table:style-name="ce331" office:value-type="float" office:value="0.0504" calcext:value-type="float">
            <text:p>0,050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0-6-А2Р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199" office:value-type="float" office:value="0.01022" calcext:value-type="float">
            <text:p>0,01022</text:p>
          </table:table-cell>
          <table:table-cell table:style-name="ce331" office:value-type="float" office:value="0.06132" calcext:value-type="float">
            <text:p>0,061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Хомут 60-ВСт3сп ГОСТ 24137-8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00" office:value-type="float" office:value="0.141" calcext:value-type="float">
            <text:p>0,1410</text:p>
          </table:table-cell>
          <table:table-cell table:style-name="ce200" office:value-type="float" office:value="0.282" calcext:value-type="float">
            <text:p>0,2820</text:p>
          </table:table-cell>
          <table:table-cell table:style-name="ce12" office:value-type="string" calcext:value-type="string">
            <text:p>Ст3сп ГОСТ 380-2005                   <text:span text:style-name="T7">Ø10 L=245/1 </text:span></text:p>
          </table:table-cell>
          <table:table-cell table:style-name="ce68" office:value-type="float" office:value="0.156" calcext:value-type="float">
            <text:p>0,1560</text:p>
          </table:table-cell>
          <table:table-cell table:style-name="ce68" office:value-type="float" office:value="0.312" calcext:value-type="float">
            <text:p>0,312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10 65Г.019 ГОСТ 6402-70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201" calcext:value-type="float">
            <text:p>0,00201</text:p>
          </table:table-cell>
          <table:table-cell table:style-name="ce331" office:value-type="float" office:value="0.01206" calcext:value-type="float">
            <text:p>0,0120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35"/>
          <table:table-cell table:style-name="ce35" office:value-type="string" calcext:value-type="string">
            <text:p>Шайба С.10.02.Ст3.019 ГОСТ11371-78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343" calcext:value-type="float">
            <text:p>0,00343</text:p>
          </table:table-cell>
          <table:table-cell table:style-name="ce331" office:value-type="float" office:value="0.02058" calcext:value-type="float">
            <text:p>0,0205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2"/>
          <table:table-cell table:style-name="ce331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8-01 СБ</text:p>
          </table:table-cell>
          <table:table-cell table:style-name="ce37" office:value-type="string" calcext:value-type="string">
            <text:p>Подвес системы охлаждения</text:p>
          </table:table-cell>
          <table:table-cell table:style-name="ce136" office:value-type="string" calcext:value-type="string">
            <text:p>1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3.7" calcext:value-type="float">
            <text:p>3,7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5</text:p>
          </table:table-cell>
          <table:table-cell table:style-name="ce35" office:value-type="string" calcext:value-type="string">
            <text:p>Пластина <text:s/>60х14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32" calcext:value-type="float">
            <text:p>0,32</text:p>
          </table:table-cell>
          <table:table-cell table:style-name="ce105"/>
          <table:table-cell table:style-name="ce58" office:value-type="string" calcext:value-type="string">
            <text:p>Лист Б-ПН-0-5 ГОСТ19903-2015/ <text:s text:c="8"/>Ст3пс4 ГОСТ 14637-89 <text:s text:c="22"/>65х145/1 </text:p>
          </table:table-cell>
          <table:table-cell table:style-name="ce106" office:value-type="float" office:value="0.41" calcext:value-type="float">
            <text:p>0,41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7-0-0-1-01 б/ч</text:p>
          </table:table-cell>
          <table:table-cell table:style-name="ce35" office:value-type="string" calcext:value-type="string">
            <text:p>Уголок <text:s text:c="2"/>L60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5" calcext:value-type="float">
            <text:p>1,50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605/1</text:p>
          </table:table-cell>
          <table:table-cell table:style-name="ce106" office:value-type="float" office:value="1.515" calcext:value-type="float">
            <text:p>1,515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8-0-0-1</text:p>
          </table:table-cell>
          <table:table-cell table:style-name="ce35" office:value-type="string" calcext:value-type="string">
            <text:p>Платик 60х14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98" calcext:value-type="float">
            <text:p>0,98</text:p>
          </table:table-cell>
          <table:table-cell table:style-name="ce105"/>
          <table:table-cell table:style-name="ce58" office:value-type="string" calcext:value-type="string">
            <text:p>Лист Б-ПН-0-20 ГОСТ19903-2015/ <text:s text:c="10"/>Ст3пс4 ГОСТ 14637-89 <text:s text:c="7"/>70х150/1 </text:p>
          </table:table-cell>
          <table:table-cell table:style-name="ce106" office:value-type="float" office:value="1.982" calcext:value-type="float">
            <text:p>1,982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8-0-0-3-01</text:p>
          </table:table-cell>
          <table:table-cell table:style-name="ce35" office:value-type="string" calcext:value-type="string">
            <text:p>Полка <text:s text:c="3"/>L40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97" calcext:value-type="float">
            <text:p>0,97</text:p>
          </table:table-cell>
          <table:table-cell table:style-name="ce105"/>
          <table:table-cell table:style-name="ce58" office:value-type="string" calcext:value-type="string">
            <text:p>Уголок <text:s/>40х40х4-В ГОСТ 8509-93/ <text:s text:c="17"/>Ст3пс4-II-св ГОСТ 535-2005 <text:s text:c="5"/>L=405/1</text:p>
          </table:table-cell>
          <table:table-cell table:style-name="ce106" office:value-type="float" office:value="1.014" calcext:value-type="float">
            <text:p>1,01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0х25-6.8-А2Р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69" office:value-type="float" office:value="0.02522" calcext:value-type="float">
            <text:p>0,0252</text:p>
          </table:table-cell>
          <table:table-cell table:style-name="ce331" office:value-type="float" office:value="0.0504" calcext:value-type="float">
            <text:p>0,050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0-6-А2Р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199" office:value-type="float" office:value="0.01022" calcext:value-type="float">
            <text:p>0,01022</text:p>
          </table:table-cell>
          <table:table-cell table:style-name="ce331" office:value-type="float" office:value="0.06132" calcext:value-type="float">
            <text:p>0,061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Хомут 60-ВСт3сп ГОСТ 24137-8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00" office:value-type="float" office:value="0.141" calcext:value-type="float">
            <text:p>0,1410</text:p>
          </table:table-cell>
          <table:table-cell table:style-name="ce200" office:value-type="float" office:value="0.282" calcext:value-type="float">
            <text:p>0,2820</text:p>
          </table:table-cell>
          <table:table-cell table:style-name="ce12" office:value-type="string" calcext:value-type="string">
            <text:p>Ст3сп ГОСТ 380-2005                   <text:span text:style-name="T7">Ø10 L=245/1 </text:span></text:p>
          </table:table-cell>
          <table:table-cell table:style-name="ce68" office:value-type="float" office:value="0.156" calcext:value-type="float">
            <text:p>0,1560</text:p>
          </table:table-cell>
          <table:table-cell table:style-name="ce206" office:value-type="float" office:value="0.312" calcext:value-type="float">
            <text:p>0,3120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6"/>
          <table:table-cell table:style-name="ce332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10 65Г.019 ГОСТ 6402-70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201" calcext:value-type="float">
            <text:p>0,00201</text:p>
          </table:table-cell>
          <table:table-cell table:style-name="ce331" office:value-type="float" office:value="0.01206" calcext:value-type="float">
            <text:p>0,0120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35"/>
          <table:table-cell table:style-name="ce35" office:value-type="string" calcext:value-type="string">
            <text:p>Шайба С.10.02.Ст3.019 ГОСТ11371-78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343" calcext:value-type="float">
            <text:p>0,00343</text:p>
          </table:table-cell>
          <table:table-cell table:style-name="ce331" office:value-type="float" office:value="0.02058" calcext:value-type="float">
            <text:p>0,0205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2"/>
          <table:table-cell table:style-name="ce331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7" office:value-type="string" calcext:value-type="string">
            <text:p>884-20-9 СБ</text:p>
          </table:table-cell>
          <table:table-cell table:style-name="ce37" office:value-type="string" calcext:value-type="string">
            <text:p>Подвес системы продувки</text:p>
          </table:table-cell>
          <table:table-cell table:style-name="ce136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3.5" calcext:value-type="float">
            <text:p>3,50</text:p>
          </table:table-cell>
          <table:table-cell table:style-name="ce105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5" office:value-type="string" calcext:value-type="string">
            <text:p>Детали </text:p>
          </table:table-cell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5</text:p>
          </table:table-cell>
          <table:table-cell table:style-name="ce35" office:value-type="string" calcext:value-type="string">
            <text:p>Пластина <text:s/>60х140 <text:s/>+</text:p>
          </table:table-cell>
          <table:table-cell table:style-name="ce134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87" office:value-type="float" office:value="0.32" calcext:value-type="float">
            <text:p>0,32</text:p>
          </table:table-cell>
          <table:table-cell table:style-name="ce333" office:value-type="float" office:value="0.96" calcext:value-type="float">
            <text:p>0,96</text:p>
          </table:table-cell>
          <table:table-cell table:style-name="ce58" office:value-type="string" calcext:value-type="string">
            <text:p>Лист Б-ПН-0-5 ГОСТ19903-2015/ <text:s text:c="8"/>Ст3пс4 ГОСТ 14637-89 <text:s text:c="22"/>65х145/1 </text:p>
          </table:table-cell>
          <table:table-cell table:style-name="ce106" office:value-type="float" office:value="0.41" calcext:value-type="float">
            <text:p>0,4100</text:p>
          </table:table-cell>
          <table:table-cell table:style-name="ce153" office:value-type="float" office:value="1.23" calcext:value-type="float">
            <text:p>1,230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7-0-0-1-01 б/ч</text:p>
          </table:table-cell>
          <table:table-cell table:style-name="ce35" office:value-type="string" calcext:value-type="string">
            <text:p>Уголок <text:s text:c="2"/>L600 <text:s text:c="2"/>+</text:p>
          </table:table-cell>
          <table:table-cell table:style-name="ce134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87" office:value-type="float" office:value="1.5" calcext:value-type="float">
            <text:p>1,50</text:p>
          </table:table-cell>
          <table:table-cell table:style-name="ce333" office:value-type="float" office:value="4.5" calcext:value-type="float">
            <text:p>4,5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605/1</text:p>
          </table:table-cell>
          <table:table-cell table:style-name="ce106" office:value-type="float" office:value="1.515" calcext:value-type="float">
            <text:p>1,5150</text:p>
          </table:table-cell>
          <table:table-cell table:style-name="ce153" office:value-type="float" office:value="4.545" calcext:value-type="float">
            <text:p>4,545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8-0-0-1</text:p>
          </table:table-cell>
          <table:table-cell table:style-name="ce35" office:value-type="string" calcext:value-type="string">
            <text:p>Платик 60х140 <text:s/>+</text:p>
          </table:table-cell>
          <table:table-cell table:style-name="ce134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87" office:value-type="float" office:value="0.98" calcext:value-type="float">
            <text:p>0,98</text:p>
          </table:table-cell>
          <table:table-cell table:style-name="ce333" office:value-type="float" office:value="2.94" calcext:value-type="float">
            <text:p>2,94</text:p>
          </table:table-cell>
          <table:table-cell table:style-name="ce58" office:value-type="string" calcext:value-type="string">
            <text:p>Лист Б-ПН-0-20 ГОСТ19903-2015/ <text:s text:c="10"/>Ст3пс4 ГОСТ 14637-89 <text:s text:c="7"/>70х150/1 </text:p>
          </table:table-cell>
          <table:table-cell table:style-name="ce106" office:value-type="float" office:value="1.982" calcext:value-type="float">
            <text:p>1,9820</text:p>
          </table:table-cell>
          <table:table-cell table:style-name="ce153" office:value-type="float" office:value="5.946" calcext:value-type="float">
            <text:p>5,94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9-0-0-1</text:p>
          </table:table-cell>
          <table:table-cell table:style-name="ce35" office:value-type="string" calcext:value-type="string">
            <text:p>Полка <text:s text:c="3"/>L280 <text:s/>+</text:p>
          </table:table-cell>
          <table:table-cell table:style-name="ce134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87" office:value-type="float" office:value="0.68" calcext:value-type="float">
            <text:p>0,68</text:p>
          </table:table-cell>
          <table:table-cell table:style-name="ce333" office:value-type="float" office:value="2.04" calcext:value-type="float">
            <text:p>2,04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285/1</text:p>
          </table:table-cell>
          <table:table-cell table:style-name="ce106" office:value-type="float" office:value="0.714" calcext:value-type="float">
            <text:p>0,7140</text:p>
          </table:table-cell>
          <table:table-cell table:style-name="ce153" office:value-type="float" office:value="2.142" calcext:value-type="float">
            <text:p>2,14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288"/>
          <table:table-cell table:style-name="ce33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58"/>
          <table:table-cell table:style-name="ce288"/>
          <table:table-cell table:style-name="ce33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288"/>
          <table:table-cell table:style-name="ce33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-М10х25-6.8-А2Р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79" office:value-type="float" office:value="0.02522" calcext:value-type="float">
            <text:p>0,0252</text:p>
          </table:table-cell>
          <table:table-cell table:style-name="ce334" office:value-type="float" office:value="0.1512" calcext:value-type="float">
            <text:p>0,15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6-6-А2Р <text:s/>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80" office:value-type="float" office:value="0.00257" calcext:value-type="float">
            <text:p>0,00257</text:p>
          </table:table-cell>
          <table:table-cell table:style-name="ce335" office:value-type="float" office:value="0.03084" calcext:value-type="float">
            <text:p>0,030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8-6-А2Р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0" office:value-type="float" office:value="0.00554" calcext:value-type="float">
            <text:p>0,00554</text:p>
          </table:table-cell>
          <table:table-cell table:style-name="ce335" office:value-type="float" office:value="0.03324" calcext:value-type="float">
            <text:p>0,03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10-6-А2Р 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9" office:value-type="float" office:value="0.01022" calcext:value-type="float">
            <text:p>0,01022</text:p>
          </table:table-cell>
          <table:table-cell table:style-name="ce335" office:value-type="float" office:value="0.06132" calcext:value-type="float">
            <text:p>0,0613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35"/>
          <table:table-cell table:style-name="ce35" office:value-type="string" calcext:value-type="string">
            <text:p>Хомут 14-ВСт3сп ГОСТ 24137-80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90" office:value-type="float" office:value="0.018" calcext:value-type="float">
            <text:p>0,02</text:p>
          </table:table-cell>
          <table:table-cell table:style-name="ce291" office:value-type="float" office:value="0.12" calcext:value-type="float">
            <text:p>0,1200</text:p>
          </table:table-cell>
          <table:table-cell table:style-name="ce212" office:value-type="string" calcext:value-type="string">
            <text:p>Ст3сп ГОСТ 380-2005                                     <text:span text:style-name="T7">Ø6 L97/1</text:span></text:p>
          </table:table-cell>
          <table:table-cell table:style-name="ce380" office:value-type="float" office:value="0.022" calcext:value-type="float">
            <text:p>0,022</text:p>
          </table:table-cell>
          <table:table-cell table:style-name="ce380" office:value-type="float" office:value="0.132" calcext:value-type="float">
            <text:p>0,132</text:p>
          </table:table-cell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style-name="ce35"/>
          <table:table-cell table:style-name="ce35" office:value-type="string" calcext:value-type="string">
            <text:p>Хомут 32-ВСт3сп ГОСТ 24137-80 <text:s text:c="2"/>+</text:p>
          </table:table-cell>
          <table:table-cell table:style-name="ce134" office:value-type="string" calcext:value-type="string">
            <text:p>3</text:p>
          </table:table-cell>
          <table:table-cell table:style-name="ce170" office:value-type="string" calcext:value-type="string">
            <text:p>кг</text:p>
          </table:table-cell>
          <table:table-cell table:style-name="ce291" office:value-type="float" office:value="0.067" calcext:value-type="float">
            <text:p>0,0670</text:p>
          </table:table-cell>
          <table:table-cell table:style-name="ce291" office:value-type="float" office:value="0.201" calcext:value-type="float">
            <text:p>0,2010</text:p>
          </table:table-cell>
          <table:table-cell table:style-name="ce212" office:value-type="string" calcext:value-type="string">
            <text:p>Сталь Ст3сп ГОСТ380-2005 <text:s text:c="18"/>Ø8 <text:s text:c="4"/>L=160 /1</text:p>
          </table:table-cell>
          <table:table-cell table:style-name="ce390" office:value-type="float" office:value="0.065" calcext:value-type="float">
            <text:p>0,0650</text:p>
          </table:table-cell>
          <table:table-cell table:style-name="ce410" office:value-type="float" office:value="0.195" calcext:value-type="float">
            <text:p>0,19500</text:p>
          </table:table-cell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7"/>
          <table:table-cell table:style-name="ce334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35"/>
          <table:table-cell table:style-name="ce35" office:value-type="string" calcext:value-type="string">
            <text:p>Шайба 6 65Г 019 ГОСТ 6402-70 <text:s/>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0376" calcext:value-type="float">
            <text:p>0,00038</text:p>
          </table:table-cell>
          <table:table-cell table:style-name="ce328" office:value-type="float" office:value="0.00456" calcext:value-type="float">
            <text:p>0,0045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35"/>
          <table:table-cell table:style-name="ce35" office:value-type="string" calcext:value-type="string">
            <text:p>Шайба 8 65Г 019 ГОСТ 6402-70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103" calcext:value-type="float">
            <text:p>0,00103</text:p>
          </table:table-cell>
          <table:table-cell table:style-name="ce328" office:value-type="float" office:value="0.00618" calcext:value-type="float">
            <text:p>0,0061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5" calcext:value-type="float">
            <text:p>15</text:p>
          </table:table-cell>
          <table:table-cell table:style-name="ce35"/>
          <table:table-cell table:style-name="ce35" office:value-type="string" calcext:value-type="string">
            <text:p>Шайба 10 65Г.019 ГОСТ 6402-70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201" calcext:value-type="float">
            <text:p>0,00201</text:p>
          </table:table-cell>
          <table:table-cell table:style-name="ce328" office:value-type="float" office:value="0.01206" calcext:value-type="float">
            <text:p>0,0120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2"/>
          <table:table-cell table:style-name="ce328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style-name="ce35"/>
          <table:table-cell table:style-name="ce35" office:value-type="string" calcext:value-type="string">
            <text:p>Шайба С.6.02.Ст3.019 ГОСТ11371-78 <text:s/>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099" calcext:value-type="float">
            <text:p>0,00099</text:p>
          </table:table-cell>
          <table:table-cell table:style-name="ce328" office:value-type="float" office:value="0.01188" calcext:value-type="float">
            <text:p>0,0118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7" calcext:value-type="float">
            <text:p>17</text:p>
          </table:table-cell>
          <table:table-cell table:style-name="ce35"/>
          <table:table-cell table:style-name="ce35" office:value-type="string" calcext:value-type="string">
            <text:p>Шайба С.8.02.Ст3.019 ГОСТ11371-78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172" calcext:value-type="float">
            <text:p>0,00172</text:p>
          </table:table-cell>
          <table:table-cell table:style-name="ce328" office:value-type="float" office:value="0.01032" calcext:value-type="float">
            <text:p>0,010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82"/>
          <table:table-cell table:style-name="ce328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8" calcext:value-type="float">
            <text:p>18</text:p>
          </table:table-cell>
          <table:table-cell table:style-name="ce35"/>
          <table:table-cell table:style-name="ce35" office:value-type="string" calcext:value-type="string">
            <text:p>Шайба С.10.02.Ст3.019 ГОСТ11371-78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343" calcext:value-type="float">
            <text:p>0,00343</text:p>
          </table:table-cell>
          <table:table-cell table:style-name="ce328" office:value-type="float" office:value="0.02058" calcext:value-type="float">
            <text:p>0,0205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6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 office:value-type="float" office:value="1" calcext:value-type="float">
            <text:p>1</text:p>
          </table:table-cell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5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9"/>
          <table:table-cell table:style-name="ce37" office:value-type="string" calcext:value-type="string">
            <text:p>884-20-10 СБ</text:p>
          </table:table-cell>
          <table:table-cell table:style-name="ce37" office:value-type="string" calcext:value-type="string">
            <text:p>Опора системы продувки</text:p>
          </table:table-cell>
          <table:table-cell table:style-name="ce136" office:value-type="string" calcext:value-type="string">
            <text:p>1</text:p>
          </table:table-cell>
          <table:table-cell table:style-name="ce177" office:value-type="string" calcext:value-type="string">
            <text:p>кг</text:p>
          </table:table-cell>
          <table:table-cell table:style-name="ce292" office:value-type="float" office:value="1.35" calcext:value-type="float">
            <text:p>1,35</text:p>
          </table:table-cell>
          <table:table-cell table:style-name="ce323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9"/>
          <table:table-cell table:style-name="ce37" table:number-columns-repeated="2"/>
          <table:table-cell table:style-name="ce136"/>
          <table:table-cell table:style-name="ce177"/>
          <table:table-cell table:style-name="ce292"/>
          <table:table-cell table:style-name="ce323"/>
          <table:table-cell table:style-name="ce129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1-06</text:p>
          </table:table-cell>
          <table:table-cell table:style-name="ce35" office:value-type="string" calcext:value-type="string">
            <text:p>Пластина <text:s/>40х80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12" calcext:value-type="float">
            <text:p>0,12</text:p>
          </table:table-cell>
          <table:table-cell table:style-name="ce333"/>
          <table:table-cell table:style-name="ce58" office:value-type="string" calcext:value-type="string">
            <text:p>Лист Б-ПН-0-5 ГОСТ19903-2015/ <text:s text:c="8"/>Ст3пс4 ГОСТ 14637-89 <text:s text:c="22"/>45х85/1 </text:p>
          </table:table-cell>
          <table:table-cell table:style-name="ce106" office:value-type="float" office:value="0.177" calcext:value-type="float">
            <text:p>0,177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2-0-0-1-03</text:p>
          </table:table-cell>
          <table:table-cell table:style-name="ce35" office:value-type="string" calcext:value-type="string">
            <text:p>Полка <text:s text:c="3"/>L8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0.2" calcext:value-type="float">
            <text:p>0,20</text:p>
          </table:table-cell>
          <table:table-cell table:style-name="ce333"/>
          <table:table-cell table:style-name="ce58" office:value-type="string" calcext:value-type="string">
            <text:p>Уголок <text:s/>40х40х4-В ГОСТ 8509-93/ <text:s text:c="17"/>Ст3пс4-II-св ГОСТ 535-2005 <text:s text:c="5"/>L=85/1</text:p>
          </table:table-cell>
          <table:table-cell table:style-name="ce106" office:value-type="float" office:value="0.213" calcext:value-type="float">
            <text:p>0,21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7-0-0-1-02 б/ч</text:p>
          </table:table-cell>
          <table:table-cell table:style-name="ce35" office:value-type="string" calcext:value-type="string">
            <text:p>Уголок L 425 <text:s/>+</text:p>
          </table:table-cell>
          <table:table-cell table:style-name="ce134" office:value-type="string" calcext:value-type="string">
            <text:p>1</text:p>
          </table:table-cell>
          <table:table-cell table:style-name="ce170" office:value-type="string" calcext:value-type="string">
            <text:p>кг</text:p>
          </table:table-cell>
          <table:table-cell table:style-name="ce267" office:value-type="float" office:value="1.07" calcext:value-type="float">
            <text:p>1,07</text:p>
          </table:table-cell>
          <table:table-cell table:style-name="ce333"/>
          <table:table-cell table:style-name="ce58" office:value-type="string" calcext:value-type="string">
            <text:p>Уголок <text:s/>40х40х4-В ГОСТ 8509-93/ <text:s text:c="17"/>Ст3пс4-II-св ГОСТ 535-2005 <text:s text:c="5"/>L=430/1</text:p>
          </table:table-cell>
          <table:table-cell table:style-name="ce106" office:value-type="float" office:value="1.077" calcext:value-type="float">
            <text:p>1,077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267"/>
          <table:table-cell table:style-name="ce33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170"/>
          <table:table-cell table:style-name="ce267"/>
          <table:table-cell table:style-name="ce333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2"/>
          <table:table-cell table:style-name="ce38"/>
          <table:table-cell table:style-name="ce35"/>
          <table:table-cell table:style-name="ce54"/>
          <table:table-cell table:style-name="ce62"/>
          <table:table-cell table:style-name="ce84"/>
          <table:table-cell table:style-name="ce336"/>
          <table:table-cell table:style-name="ce58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-М8-6-А2Р <text:s/>+</text:p>
          </table:table-cell>
          <table:table-cell table:style-name="ce134" office:value-type="string" calcext:value-type="string">
            <text:p>4</text:p>
          </table:table-cell>
          <table:table-cell table:style-name="ce179" office:value-type="string" calcext:value-type="string">
            <text:p>кг</text:p>
          </table:table-cell>
          <table:table-cell table:style-name="ce282" office:value-type="float" office:value="0.00554" calcext:value-type="float">
            <text:p>0,00554</text:p>
          </table:table-cell>
          <table:table-cell table:style-name="ce331" office:value-type="float" office:value="0.02216" calcext:value-type="float">
            <text:p>0,0221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82"/>
          <table:table-cell table:style-name="ce332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Хомут 25-В ст3сп <text:s/>ГОСТ 24137-80 <text:s/>+</text:p>
          </table:table-cell>
          <table:table-cell table:style-name="ce134" office:value-type="string" calcext:value-type="string">
            <text:p>2</text:p>
          </table:table-cell>
          <table:table-cell table:style-name="ce179" office:value-type="string" calcext:value-type="string">
            <text:p>кг</text:p>
          </table:table-cell>
          <table:table-cell table:style-name="ce294" office:value-type="float" office:value="0.0049" calcext:value-type="float">
            <text:p>0,0049</text:p>
          </table:table-cell>
          <table:table-cell table:style-name="ce294" office:value-type="float" office:value="0.0098" calcext:value-type="float">
            <text:p>0,0098</text:p>
          </table:table-cell>
          <table:table-cell table:style-name="ce212" office:value-type="string" calcext:value-type="string">
            <text:p>Сталь Ст3сп ГОСТ380-2005 <text:s text:c="18"/>Ø 8 <text:s text:c="3"/>L140 /1</text:p>
          </table:table-cell>
          <table:table-cell table:style-name="ce390" office:value-type="float" office:value="0.057" calcext:value-type="float">
            <text:p>0,0570</text:p>
          </table:table-cell>
          <table:table-cell table:style-name="ce410" office:value-type="float" office:value="0.114" calcext:value-type="float">
            <text:p>0,11400</text:p>
          </table:table-cell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8 65Г 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9" office:value-type="string" calcext:value-type="string">
            <text:p>кг</text:p>
          </table:table-cell>
          <table:table-cell table:style-name="ce282" office:value-type="float" office:value="0.00103" calcext:value-type="float">
            <text:p>0,00103</text:p>
          </table:table-cell>
          <table:table-cell table:style-name="ce331" office:value-type="float" office:value="0.00412" calcext:value-type="float">
            <text:p>0,0041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С.8.02.Ст3.019 ГОСТ11371-78 <text:s/>+</text:p>
          </table:table-cell>
          <table:table-cell table:style-name="ce134" office:value-type="string" calcext:value-type="string">
            <text:p>4</text:p>
          </table:table-cell>
          <table:table-cell table:style-name="ce179" office:value-type="string" calcext:value-type="string">
            <text:p>кг</text:p>
          </table:table-cell>
          <table:table-cell table:style-name="ce282" office:value-type="float" office:value="0.00172" calcext:value-type="float">
            <text:p>0,00172</text:p>
          </table:table-cell>
          <table:table-cell table:style-name="ce331" office:value-type="float" office:value="0.00688" calcext:value-type="float">
            <text:p>0,0068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35" table:number-columns-repeated="3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/>
          <table:table-cell table:style-name="ce37" office:value-type="string" calcext:value-type="string">
            <text:p>884-20-11 СБ</text:p>
          </table:table-cell>
          <table:table-cell table:style-name="ce37" office:value-type="string" calcext:value-type="string">
            <text:p>Опора под клапан предохранительный ПРОК 50/16</text:p>
          </table:table-cell>
          <table:table-cell table:style-name="ce139" office:value-type="string" calcext:value-type="string">
            <text:p>1</text:p>
          </table:table-cell>
          <table:table-cell table:style-name="ce181"/>
          <table:table-cell table:style-name="ce295"/>
          <table:table-cell table:style-name="ce338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2-04 б/ч</text:p>
          </table:table-cell>
          <table:table-cell table:style-name="ce35" office:value-type="string" calcext:value-type="string">
            <text:p>Швеллер <text:s/>L705 <text:s/>+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96" office:value-type="float" office:value="4.9" calcext:value-type="float">
            <text:p>4,900</text:p>
          </table:table-cell>
          <table:table-cell table:style-name="ce337"/>
          <table:table-cell table:style-name="ce58" office:value-type="string" calcext:value-type="string">
            <text:p>Швеллер 8У ГОСТ 8240-97/ <text:s text:c="25"/>Ст3пс4-II ГОСТ 535-2005 <text:s text:c="12"/>L =715/1</text:p>
          </table:table-cell>
          <table:table-cell table:style-name="ce324" office:value-type="float" office:value="7.783" calcext:value-type="float">
            <text:p>7,78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96"/>
          <table:table-cell table:style-name="ce337"/>
          <table:table-cell table:style-name="ce58"/>
          <table:table-cell table:style-name="ce324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1-0-0-1-01</text:p>
          </table:table-cell>
          <table:table-cell table:style-name="ce35" office:value-type="string" calcext:value-type="string">
            <text:p>Уголок <text:s/>L26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96" office:value-type="float" office:value="0.82" calcext:value-type="float">
            <text:p>0,820</text:p>
          </table:table-cell>
          <table:table-cell table:style-name="ce337"/>
          <table:table-cell table:style-name="ce58" office:value-type="string" calcext:value-type="string">
            <text:p>Уголок В-63х40х4 ГОСТ8510-86/ <text:s text:c="16"/>Ст3сп-II ГОСТ 535-2005 <text:s text:c="13"/>L=270/1</text:p>
          </table:table-cell>
          <table:table-cell table:style-name="ce324" office:value-type="float" office:value="0.891" calcext:value-type="float">
            <text:p>0,891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5"/>
          <table:table-cell table:style-name="ce179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5"/>
          <table:table-cell table:style-name="ce179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5"/>
          <table:table-cell table:style-name="ce179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2-6-А2Р <text:s/>+</text:p>
          </table:table-cell>
          <table:table-cell table:style-name="ce134" office:value-type="string" calcext:value-type="string">
            <text:p>2</text:p>
          </table:table-cell>
          <table:table-cell table:style-name="ce179" office:value-type="string" calcext:value-type="string">
            <text:p>кг</text:p>
          </table:table-cell>
          <table:table-cell table:style-name="ce282" office:value-type="float" office:value="0.01567" calcext:value-type="float">
            <text:p>0,01567</text:p>
          </table:table-cell>
          <table:table-cell table:style-name="ce331" office:value-type="float" office:value="0.03134" calcext:value-type="float">
            <text:p>0,0313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185-В Ст3сп ГОСТ 24138-80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82"/>
          <table:table-cell table:style-name="ce337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Шайба 12.65Г.019 ГОСТ 6402-70 <text:s/>+</text:p>
          </table:table-cell>
          <table:table-cell table:style-name="ce134" office:value-type="string" calcext:value-type="string">
            <text:p>2</text:p>
          </table:table-cell>
          <table:table-cell table:style-name="ce179" office:value-type="string" calcext:value-type="string">
            <text:p>кг</text:p>
          </table:table-cell>
          <table:table-cell table:style-name="ce280" office:value-type="float" office:value="0.00345" calcext:value-type="float">
            <text:p>0,00345</text:p>
          </table:table-cell>
          <table:table-cell table:style-name="ce339" office:value-type="float" office:value="0.0069" calcext:value-type="float">
            <text:p>0,006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С12.02.019 ГОСТ 11371-78 <text:s/>+</text:p>
          </table:table-cell>
          <table:table-cell table:style-name="ce134" office:value-type="string" calcext:value-type="string">
            <text:p>2</text:p>
          </table:table-cell>
          <table:table-cell table:style-name="ce179" office:value-type="string" calcext:value-type="string">
            <text:p>кг</text:p>
          </table:table-cell>
          <table:table-cell table:style-name="ce280" office:value-type="float" office:value="0.00606" calcext:value-type="float">
            <text:p>0,00606</text:p>
          </table:table-cell>
          <table:table-cell table:style-name="ce331" office:value-type="float" office:value="0.01212" calcext:value-type="float">
            <text:p>0,0121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9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185-В Ст3сп ГОСТ 24138-80</text:p>
          </table:table-cell>
          <table:table-cell table:style-name="ce139" office:value-type="string" calcext:value-type="string">
            <text:p>1</text:p>
          </table:table-cell>
          <table:table-cell table:style-name="ce181" office:value-type="string" calcext:value-type="string">
            <text:p>кг</text:p>
          </table:table-cell>
          <table:table-cell table:style-name="ce297" office:value-type="float" office:value="0.365" calcext:value-type="float">
            <text:p>0,3650</text:p>
          </table:table-cell>
          <table:table-cell table:style-name="ce338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string" calcext:value-type="string">
            <text:p>4 <text:s/>1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29" office:value-type="string" calcext:value-type="string">
            <text:p>Поз 1</text:p>
          </table:table-cell>
          <table:table-cell table:style-name="ce45" office:value-type="string" calcext:value-type="string">
            <text:p>Шпилька <text:s/>на хомут 185 ГОСТ 24138-80 <text:s text:c="3"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14" calcext:value-type="float">
            <text:p>0,140</text:p>
          </table:table-cell>
          <table:table-cell table:style-name="ce205" office:value-type="float" office:value="0.28" calcext:value-type="float">
            <text:p>0,280</text:p>
          </table:table-cell>
          <table:table-cell table:style-name="ce117" office:value-type="string" calcext:value-type="string">
            <text:p>Круг 16-В ГОСТ 2590-2006/ <text:s text:c="23"/>Ст3 кп ГОСТ 535-2005 <text:s text:c="20"/>L=190/2</text:p>
          </table:table-cell>
          <table:table-cell table:style-name="ce68" office:value-type="float" office:value="0.155" calcext:value-type="float">
            <text:p>0,1550</text:p>
          </table:table-cell>
          <table:table-cell table:style-name="ce205" office:value-type="float" office:value="0.31" calcext:value-type="float">
            <text:p>0,31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68"/>
          <table:table-cell table:style-name="ce206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0"/>
          <table:table-cell table:style-name="ce29" office:value-type="string" calcext:value-type="string">
            <text:p>Поз 2</text:p>
          </table:table-cell>
          <table:table-cell table:style-name="ce45" office:value-type="string" calcext:value-type="string">
            <text:p>Планка <text:s/>на хомут 185 ГОСТ 24138 <text:s text:c="3"/>+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24" calcext:value-type="float">
            <text:p>0,240</text:p>
          </table:table-cell>
          <table:table-cell table:style-name="ce68"/>
          <table:table-cell table:style-name="ce117" office:value-type="string" calcext:value-type="string">
            <text:p>Ст3кп ГОСТ 380-2005 <text:s text:c="28"/>Лист 2 <text:s text:c="2"/>30х458/1 <text:s/></text:p>
          </table:table-cell>
          <table:table-cell table:style-name="ce68" office:value-type="float" office:value="0.297" calcext:value-type="float">
            <text:p>0,2970</text:p>
          </table:table-cell>
          <table:table-cell table:style-name="ce206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1">
          <table:table-cell table:style-name="ce18"/>
          <table:table-cell table:style-name="ce35" table:number-columns-repeated="2"/>
          <table:table-cell table:style-name="ce1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/>
          <table:table-cell table:style-name="ce37" office:value-type="string" calcext:value-type="string">
            <text:p>884-20-12 СБ</text:p>
          </table:table-cell>
          <table:table-cell table:style-name="ce37" office:value-type="string" calcext:value-type="string">
            <text:p>Опора под клапан предохранительный ПРОК 25/100</text:p>
          </table:table-cell>
          <table:table-cell table:style-name="ce139" office:value-type="string" calcext:value-type="string">
            <text:p>1</text:p>
          </table:table-cell>
          <table:table-cell table:style-name="ce181"/>
          <table:table-cell table:style-name="ce295"/>
          <table:table-cell table:style-name="ce338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180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-0-0-2-05 б/ч</text:p>
          </table:table-cell>
          <table:table-cell table:style-name="ce35" office:value-type="string" calcext:value-type="string">
            <text:p>Швеллер <text:s/>L725 <text:s/>+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96" office:value-type="float" office:value="5.1" calcext:value-type="float">
            <text:p>5,100</text:p>
          </table:table-cell>
          <table:table-cell table:style-name="ce337"/>
          <table:table-cell table:style-name="ce58" office:value-type="string" calcext:value-type="string">
            <text:p>Швеллер 8У ГОСТ 8240-97/ <text:s text:c="25"/>Ст3пс4-II ГОСТ 535-2005 <text:s text:c="12"/>L =735/1</text:p>
          </table:table-cell>
          <table:table-cell table:style-name="ce324" office:value-type="float" office:value="5.311" calcext:value-type="float">
            <text:p>5,311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96"/>
          <table:table-cell table:style-name="ce337"/>
          <table:table-cell table:style-name="ce58"/>
          <table:table-cell table:style-name="ce324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1-0-0-1</text:p>
          </table:table-cell>
          <table:table-cell table:style-name="ce35" office:value-type="string" calcext:value-type="string">
            <text:p>Уголок <text:s/>L=250 <text:s text:c="2"/>+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96" office:value-type="float" office:value="0.79" calcext:value-type="float">
            <text:p>0,790</text:p>
          </table:table-cell>
          <table:table-cell table:style-name="ce337"/>
          <table:table-cell table:style-name="ce58" office:value-type="string" calcext:value-type="string">
            <text:p>Уголок В-63х40х4 ГОСТ8510-86/ <text:s text:c="16"/>Ст3сп-II ГОСТ 535-2005 <text:s text:c="13"/>L=260/1</text:p>
          </table:table-cell>
          <table:table-cell table:style-name="ce324" office:value-type="float" office:value="0.859" calcext:value-type="float">
            <text:p>0,859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1-0-0-1-02</text:p>
          </table:table-cell>
          <table:table-cell table:style-name="ce35" office:value-type="string" calcext:value-type="string">
            <text:p>Уголок <text:s/>L280 <text:s text:c="3"/>+</text:p>
          </table:table-cell>
          <table:table-cell table:style-name="ce134" office:value-type="string" calcext:value-type="string">
            <text:p>1</text:p>
          </table:table-cell>
          <table:table-cell table:style-name="ce179" office:value-type="string" calcext:value-type="string">
            <text:p>кг</text:p>
          </table:table-cell>
          <table:table-cell table:style-name="ce296" office:value-type="float" office:value="0.89" calcext:value-type="float">
            <text:p>0,890</text:p>
          </table:table-cell>
          <table:table-cell table:style-name="ce337"/>
          <table:table-cell table:style-name="ce58" office:value-type="string" calcext:value-type="string">
            <text:p>Уголок В-63х40х4 ГОСТ8510-86/ <text:s text:c="16"/>Ст3сп-II ГОСТ 535-2005 <text:s text:c="13"/>L=290/1</text:p>
          </table:table-cell>
          <table:table-cell table:style-name="ce324" office:value-type="float" office:value="0.955" calcext:value-type="float">
            <text:p>0,955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82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179"/>
          <table:table-cell table:style-name="ce282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82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2-6-А2Р +</text:p>
          </table:table-cell>
          <table:table-cell table:style-name="ce134" office:value-type="string" calcext:value-type="string">
            <text:p>4</text:p>
          </table:table-cell>
          <table:table-cell table:style-name="ce179" office:value-type="string" calcext:value-type="string">
            <text:p>кг</text:p>
          </table:table-cell>
          <table:table-cell table:style-name="ce282" office:value-type="float" office:value="0.01567" calcext:value-type="float">
            <text:p>0,01567</text:p>
          </table:table-cell>
          <table:table-cell table:style-name="ce340" office:value-type="float" office:value="0.0628" calcext:value-type="float">
            <text:p>0,06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Хомут 145-В Ст3сп ГОСТ24138-80</text:p>
          </table:table-cell>
          <table:table-cell table:style-name="ce134" office:value-type="string" calcext:value-type="string">
            <text:p>1</text:p>
          </table:table-cell>
          <table:table-cell table:style-name="ce179"/>
          <table:table-cell table:style-name="ce282"/>
          <table:table-cell table:style-name="ce337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Хомут 195-В СТ3сп ГОСТ 24138-80</text:p>
          </table:table-cell>
          <table:table-cell table:style-name="ce134" office:value-type="string" calcext:value-type="string">
            <text:p>1</text:p>
          </table:table-cell>
          <table:table-cell table:style-name="ce179"/>
          <table:table-cell table:style-name="ce282"/>
          <table:table-cell table:style-name="ce337"/>
          <table:table-cell table:style-name="ce58" office:value-type="string" calcext:value-type="string">
            <text:p>Стр.178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179"/>
          <table:table-cell table:style-name="ce282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12.65Г.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9" office:value-type="string" calcext:value-type="string">
            <text:p>кг</text:p>
          </table:table-cell>
          <table:table-cell table:style-name="ce285" office:value-type="float" office:value="0.00345" calcext:value-type="float">
            <text:p>0,00345</text:p>
          </table:table-cell>
          <table:table-cell table:style-name="ce325" office:value-type="float" office:value="0.0138" calcext:value-type="float">
            <text:p>0,013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С.12.02.019 ГОСТ 11371-78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9" office:value-type="float" office:value="0.00606" calcext:value-type="float">
            <text:p>0,0061</text:p>
          </table:table-cell>
          <table:table-cell table:style-name="ce105" office:value-type="float" office:value="0.0244" calcext:value-type="float">
            <text:p>0,0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145-В Ст3сп ГОСТ24138-80</text:p>
          </table:table-cell>
          <table:table-cell table:style-name="ce35" office:value-type="string" calcext:value-type="string">
            <text:p>1</text:p>
          </table:table-cell>
          <table:table-cell table:style-name="ce180"/>
          <table:table-cell table:style-name="ce83"/>
          <table:table-cell table:style-name="ce105"/>
          <table:table-cell table:style-name="ce58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180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93"/>
          <table:table-cell table:style-name="ce108" office:value-type="string" calcext:value-type="string">
            <text:p>Детали </text:p>
          </table:table-cell>
          <table:table-cell table:style-name="Default"/>
          <table:table-cell table:style-name="ce212" table:number-columns-repeated="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93"/>
          <table:table-cell table:style-name="Default" table:number-columns-repeated="2"/>
          <table:table-cell table:style-name="ce212" table:number-columns-repeated="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20"/>
          <table:table-cell table:style-name="ce29" office:value-type="string" calcext:value-type="string">
            <text:p>Поз 1</text:p>
          </table:table-cell>
          <table:table-cell table:style-name="ce45" office:value-type="string" calcext:value-type="string">
            <text:p>Шпилька <text:s/>на хомут 145 ГОСТ 24138-80 <text:s text:c="3"/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12" calcext:value-type="float">
            <text:p>0,120</text:p>
          </table:table-cell>
          <table:table-cell table:style-name="ce68" office:value-type="float" office:value="0.24" calcext:value-type="float">
            <text:p>0,2400</text:p>
          </table:table-cell>
          <table:table-cell table:style-name="ce117" office:value-type="string" calcext:value-type="string">
            <text:p>Круг 16-В ГОСТ 2590-2006/ <text:s text:c="23"/>Ст3 кп ГОСТ 535-2005 <text:s text:c="20"/>L=180/2</text:p>
          </table:table-cell>
          <table:table-cell table:style-name="ce132" office:value-type="float" office:value="0.147" calcext:value-type="float">
            <text:p>0,1470</text:p>
          </table:table-cell>
          <table:table-cell table:style-name="ce147" office:value-type="float" office:value="0.294" calcext:value-type="float">
            <text:p>0,2940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0"/>
          <table:table-cell table:style-name="ce29"/>
          <table:table-cell table:style-name="ce45"/>
          <table:table-cell table:style-name="ce12" table:number-columns-repeated="2"/>
          <table:table-cell table:style-name="ce205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20"/>
          <table:table-cell table:style-name="ce29" office:value-type="string" calcext:value-type="string">
            <text:p>Поз 2</text:p>
          </table:table-cell>
          <table:table-cell table:style-name="ce45" office:value-type="string" calcext:value-type="string">
            <text:p>Планка <text:s/>на хомут 145 ГОСТ 24138 <text:s text:c="3"/>+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5" office:value-type="float" office:value="0.2" calcext:value-type="float">
            <text:p>0,200</text:p>
          </table:table-cell>
          <table:table-cell table:style-name="ce68"/>
          <table:table-cell table:style-name="ce117" office:value-type="string" calcext:value-type="string">
            <text:p>Ст3кп ГОСТ 380-2005 <text:s text:c="28"/>Лист 2 <text:s text:c="2"/>30х354/1</text:p>
          </table:table-cell>
          <table:table-cell table:style-name="ce132" office:value-type="float" office:value="0.226" calcext:value-type="float">
            <text:p>0,2260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0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office:value-type="string" calcext:value-type="string">
            <text:p>884-20-13 СБ</text:p>
          </table:table-cell>
          <table:table-cell table:style-name="ce37" office:value-type="string" calcext:value-type="string">
            <text:p>Опора</text:p>
          </table:table-cell>
          <table:table-cell table:style-name="ce37" office:value-type="string" calcext:value-type="string">
            <text:p>2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6.6" calcext:value-type="float">
            <text:p>6,6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3-0-0-1 б/ч</text:p>
          </table:table-cell>
          <table:table-cell table:style-name="ce35" office:value-type="string" calcext:value-type="string">
            <text:p>Уголок <text:s text:c="3"/>L160 <text:s text:c="2"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4" calcext:value-type="float">
            <text:p>0,40</text:p>
          </table:table-cell>
          <table:table-cell table:style-name="ce105" office:value-type="float" office:value="1.6" calcext:value-type="float">
            <text:p>1,6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65/1</text:p>
          </table:table-cell>
          <table:table-cell table:style-name="ce106" office:value-type="float" office:value="0.413" calcext:value-type="float">
            <text:p>0,4130</text:p>
          </table:table-cell>
          <table:table-cell table:style-name="ce153" office:value-type="float" office:value="1.652" calcext:value-type="float">
            <text:p>1,65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3-0-0-1-01 б/ч</text:p>
          </table:table-cell>
          <table:table-cell table:style-name="ce35" office:value-type="string" calcext:value-type="string">
            <text:p>Уголок <text:s text:c="3"/>L180 <text:s text:c="2"/>+</text:p>
          </table:table-cell>
          <table:table-cell table:style-name="ce35" office:value-type="string" calcext:value-type="string">
            <text:p>8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44" calcext:value-type="float">
            <text:p>0,44</text:p>
          </table:table-cell>
          <table:table-cell table:style-name="ce105" office:value-type="float" office:value="3.52" calcext:value-type="float">
            <text:p>3,52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85/1</text:p>
          </table:table-cell>
          <table:table-cell table:style-name="ce106" office:value-type="float" office:value="0.463" calcext:value-type="float">
            <text:p>0,4630</text:p>
          </table:table-cell>
          <table:table-cell table:style-name="ce153" office:value-type="float" office:value="3.704" calcext:value-type="float">
            <text:p>3,704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3-0-0-2</text:p>
          </table:table-cell>
          <table:table-cell table:style-name="ce35" office:value-type="string" calcext:value-type="string">
            <text:p>Лист <text:s text:c="2"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4" calcext:value-type="float">
            <text:p>1,40</text:p>
          </table:table-cell>
          <table:table-cell table:style-name="ce105" office:value-type="float" office:value="2.8" calcext:value-type="float">
            <text:p>2,80</text:p>
          </table:table-cell>
          <table:table-cell table:style-name="ce58" office:value-type="string" calcext:value-type="string">
            <text:p>Лист Б-ПН-0-3,0 ГОСТ19903-2015/ <text:s text:c="8"/>Ст3пс4 ГОСТ 14637-89 <text:s text:c="21"/>165х376/1 </text:p>
          </table:table-cell>
          <table:table-cell table:style-name="ce106" office:value-type="float" office:value="1.635" calcext:value-type="float">
            <text:p>1,6350</text:p>
          </table:table-cell>
          <table:table-cell table:style-name="ce153" office:value-type="float" office:value="3.27" calcext:value-type="float">
            <text:p>3,27000</text:p>
          </table:table-cell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13-0-0-3 б/ч</text:p>
          </table:table-cell>
          <table:table-cell table:style-name="ce35" office:value-type="string" calcext:value-type="string">
            <text:p>Полка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2.1" calcext:value-type="float">
            <text:p>2,10</text:p>
          </table:table-cell>
          <table:table-cell table:style-name="ce105" office:value-type="float" office:value="4.2" calcext:value-type="float">
            <text:p>4,20</text:p>
          </table:table-cell>
          <table:table-cell table:style-name="ce58" office:value-type="string" calcext:value-type="string">
            <text:p>Швеллер 8У ГОСТ 8240-97/ <text:s text:c="25"/>Ст3пс4-II ГОСТ 535-2005 <text:s text:c="12"/>L =301/1</text:p>
          </table:table-cell>
          <table:table-cell table:style-name="ce106" office:value-type="float" office:value="2.203" calcext:value-type="float">
            <text:p>2,2030</text:p>
          </table:table-cell>
          <table:table-cell table:style-name="ce153" office:value-type="float" office:value="4.406" calcext:value-type="float">
            <text:p>4,40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6-6-А2Р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376" calcext:value-type="float">
            <text:p>0,0376</text:p>
          </table:table-cell>
          <table:table-cell table:style-name="ce106" office:value-type="float" office:value="0.1504" calcext:value-type="float">
            <text:p>0,150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Хомут 330-Ст3сп-Ц3хр ГОСТ24138-80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98"/>
          <table:table-cell table:style-name="ce105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298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16.65Г.019 ГОСТ 6402-70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0608" calcext:value-type="float">
            <text:p>0,0061</text:p>
          </table:table-cell>
          <table:table-cell table:style-name="ce106" office:value-type="float" office:value="0.0244" calcext:value-type="float">
            <text:p>0,024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С16.02.019 ГОСТ11371-78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109" calcext:value-type="float">
            <text:p>0,0109</text:p>
          </table:table-cell>
          <table:table-cell table:style-name="ce106" office:value-type="float" office:value="0.0439" calcext:value-type="float">
            <text:p>0,043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7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330-Ст3сп-Ц3хр ГОСТ24138-80</text:p>
          </table:table-cell>
          <table:table-cell table:style-name="ce37" office:value-type="string" calcext:value-type="string">
            <text:p>2</text:p>
          </table:table-cell>
          <table:table-cell table:style-name="ce129"/>
          <table:table-cell table:style-name="ce268"/>
          <table:table-cell table:style-name="ce323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6"/>
          <table:table-cell table:style-name="ce129"/>
          <table:table-cell table:style-name="ce268"/>
          <table:table-cell table:style-name="ce323"/>
          <table:table-cell table:style-name="ce129"/>
          <table:table-cell table:style-name="ce106"/>
          <table:table-cell table:style-name="ce153"/>
          <table:table-cell table:style-name="ce58" office:value-type="string" calcext:value-type="string">
            <text:p>4,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поз1 </text:p>
          </table:table-cell>
          <table:table-cell table:style-name="ce35" office:value-type="string" calcext:value-type="string">
            <text:p>Шпилька М16 на <text:s text:c="9"/>хомут 330 <text:s/>ГОСТ 24138-80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3" office:value-type="string" calcext:value-type="string">
            <text:p>кг</text:p>
          </table:table-cell>
          <table:table-cell table:style-name="ce273" office:value-type="float" office:value="0.2" calcext:value-type="float">
            <text:p>0,20</text:p>
          </table:table-cell>
          <table:table-cell table:style-name="ce105" office:value-type="float" office:value="0.8" calcext:value-type="float">
            <text:p>0,80</text:p>
          </table:table-cell>
          <table:table-cell table:style-name="ce58" office:value-type="string" calcext:value-type="string">
            <text:p>Круг 20-В ГОСТ 2590-2006/ <text:s text:c="25"/>Ст3пс4 ГОСТ 535-2005 <text:s text:c="15"/>L=250/2 <text:s/></text:p>
          </table:table-cell>
          <table:table-cell table:style-name="ce106" office:value-type="float" office:value="0.319" calcext:value-type="float">
            <text:p>0,3190</text:p>
          </table:table-cell>
          <table:table-cell table:style-name="ce153" office:value-type="float" office:value="1.276" calcext:value-type="float">
            <text:p>1,27600</text:p>
          </table:table-cell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поз2</text:p>
          </table:table-cell>
          <table:table-cell table:style-name="ce35" office:value-type="string" calcext:value-type="string">
            <text:p>Пластина 40х818 <text:s text:c="2"/>на хомут 330 <text:s/>ГОСТ 24138-80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3" office:value-type="string" calcext:value-type="string">
            <text:p>кг</text:p>
          </table:table-cell>
          <table:table-cell table:style-name="ce273" office:value-type="float" office:value="0.9" calcext:value-type="float">
            <text:p>0,90</text:p>
          </table:table-cell>
          <table:table-cell table:style-name="ce105" office:value-type="float" office:value="1.8" calcext:value-type="float">
            <text:p>1,80</text:p>
          </table:table-cell>
          <table:table-cell table:style-name="ce58" office:value-type="string" calcext:value-type="string">
            <text:p>Лист Б-ПН-0-3ГОСТ19903-2015/ <text:s text:c="19"/>Ст3пс4 ГОСТ 14637-89 <text:s text:c="8"/>40х818/1 </text:p>
          </table:table-cell>
          <table:table-cell table:style-name="ce106" office:value-type="float" office:value="0.968" calcext:value-type="float">
            <text:p>0,9680</text:p>
          </table:table-cell>
          <table:table-cell table:style-name="ce153" office:value-type="float" office:value="1.936" calcext:value-type="float">
            <text:p>1,93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7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1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office:value-type="string" calcext:value-type="string">
            <text:p>884-20-13-01 СБ</text:p>
          </table:table-cell>
          <table:table-cell table:style-name="ce37" office:value-type="string" calcext:value-type="string">
            <text:p>Опора</text:p>
          </table:table-cell>
          <table:table-cell table:style-name="ce37" office:value-type="string" calcext:value-type="string">
            <text:p>2</text:p>
          </table:table-cell>
          <table:table-cell table:style-name="ce129"/>
          <table:table-cell table:style-name="ce268" office:value-type="float" office:value="5.8" calcext:value-type="float">
            <text:p>5,8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3-0-0-1 б/ч</text:p>
          </table:table-cell>
          <table:table-cell table:style-name="ce35" office:value-type="string" calcext:value-type="string">
            <text:p>Уголок <text:s text:c="3"/>L160 <text:s text:c="2"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4" calcext:value-type="float">
            <text:p>0,40</text:p>
          </table:table-cell>
          <table:table-cell table:style-name="ce105" office:value-type="float" office:value="1.6" calcext:value-type="float">
            <text:p>1,6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65/1</text:p>
          </table:table-cell>
          <table:table-cell table:style-name="ce106" office:value-type="float" office:value="0.413" calcext:value-type="float">
            <text:p>0,4130</text:p>
          </table:table-cell>
          <table:table-cell table:style-name="ce153" office:value-type="float" office:value="1.652" calcext:value-type="float">
            <text:p>1,65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3-0-0-1-02 б/ч</text:p>
          </table:table-cell>
          <table:table-cell table:style-name="ce35" office:value-type="string" calcext:value-type="string">
            <text:p>Уголок <text:s text:c="3"/>L258 <text:s/>+</text:p>
          </table:table-cell>
          <table:table-cell table:style-name="ce35" office:value-type="string" calcext:value-type="string">
            <text:p>8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62" calcext:value-type="float">
            <text:p>0,62</text:p>
          </table:table-cell>
          <table:table-cell table:style-name="ce105" office:value-type="float" office:value="4.96" calcext:value-type="float">
            <text:p>4,96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263/1</text:p>
          </table:table-cell>
          <table:table-cell table:style-name="ce106" office:value-type="float" office:value="0.659" calcext:value-type="float">
            <text:p>0,6590</text:p>
          </table:table-cell>
          <table:table-cell table:style-name="ce153" office:value-type="float" office:value="5.272" calcext:value-type="float">
            <text:p>5,27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3-0-0-2-01 б/ч</text:p>
          </table:table-cell>
          <table:table-cell table:style-name="ce35" office:value-type="string" calcext:value-type="string">
            <text:p>Лист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" calcext:value-type="float">
            <text:p>1,00</text:p>
          </table:table-cell>
          <table:table-cell table:style-name="ce105" office:value-type="float" office:value="2" calcext:value-type="float">
            <text:p>2,00</text:p>
          </table:table-cell>
          <table:table-cell table:style-name="ce58" office:value-type="string" calcext:value-type="string">
            <text:p>Лист Б-ПН-0-3,0 ГОСТ19903-2015/ <text:s text:c="8"/>Ст3пс4 ГОСТ 14637-89 <text:s text:c="21"/>165х246/1 </text:p>
          </table:table-cell>
          <table:table-cell table:style-name="ce106" office:value-type="float" office:value="1.02" calcext:value-type="float">
            <text:p>1,0200</text:p>
          </table:table-cell>
          <table:table-cell table:style-name="ce153" office:value-type="float" office:value="2.04" calcext:value-type="float">
            <text:p>2,040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13-0-0-3-01 б/ч</text:p>
          </table:table-cell>
          <table:table-cell table:style-name="ce35" office:value-type="string" calcext:value-type="string">
            <text:p>Полка <text:s text:c="2"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2" calcext:value-type="float">
            <text:p>1,20</text:p>
          </table:table-cell>
          <table:table-cell table:style-name="ce105" office:value-type="float" office:value="2.4" calcext:value-type="float">
            <text:p>2,40</text:p>
          </table:table-cell>
          <table:table-cell table:style-name="ce58" office:value-type="string" calcext:value-type="string">
            <text:p>Швеллер 8У ГОСТ 8240-97/ <text:s text:c="25"/>Ст3пс4-II ГОСТ 535-2005 <text:s text:c="12"/>L =171/1</text:p>
          </table:table-cell>
          <table:table-cell table:style-name="ce106" office:value-type="float" office:value="1.274" calcext:value-type="float">
            <text:p>1,2740</text:p>
          </table:table-cell>
          <table:table-cell table:style-name="ce153" office:value-type="float" office:value="2.548" calcext:value-type="float">
            <text:p>2,548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6-6-А2Р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376" calcext:value-type="float">
            <text:p>0,0376</text:p>
          </table:table-cell>
          <table:table-cell table:style-name="ce105" office:value-type="float" office:value="0.1504" calcext:value-type="float">
            <text:p>0,15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Хомут 200-Ст3сп-Ц3хр ГОСТ24138-80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98"/>
          <table:table-cell table:style-name="ce105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298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16.65Г.019 ГОСТ 6402-70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0608" calcext:value-type="float">
            <text:p>0,0061</text:p>
          </table:table-cell>
          <table:table-cell table:style-name="ce106" office:value-type="float" office:value="0.0244" calcext:value-type="float">
            <text:p>0,0244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С16.02.019 ГОСТ11371-78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109" calcext:value-type="float">
            <text:p>0,0109</text:p>
          </table:table-cell>
          <table:table-cell table:style-name="ce106" office:value-type="float" office:value="0.0439" calcext:value-type="float">
            <text:p>0,0439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200-Ст3сп-Ц3хр ГОСТ24138-80</text:p>
          </table:table-cell>
          <table:table-cell table:style-name="ce37" office:value-type="string" calcext:value-type="string">
            <text:p>2+1</text:p>
          </table:table-cell>
          <table:table-cell table:style-name="ce58" office:value-type="string" calcext:value-type="string">
            <text:p>кг</text:p>
          </table:table-cell>
          <table:table-cell table:style-name="ce83"/>
          <table:table-cell table:style-name="ce105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6"/>
          <table:table-cell table:style-name="ce129"/>
          <table:table-cell table:style-name="ce268"/>
          <table:table-cell table:style-name="ce323"/>
          <table:table-cell table:style-name="ce129"/>
          <table:table-cell table:style-name="ce106"/>
          <table:table-cell table:style-name="ce153"/>
          <table:table-cell table:style-name="ce58" office:value-type="string" calcext:value-type="string">
            <text:p>4,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4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поз1 </text:p>
          </table:table-cell>
          <table:table-cell table:style-name="ce35" office:value-type="string" calcext:value-type="string">
            <text:p>Шпилька М16 на <text:s text:c="9"/>хомут 200 <text:s/>ГОСТ 24138-80 <text:s text:c="2"/>+</text:p>
          </table:table-cell>
          <table:table-cell table:style-name="ce134" office:value-type="string" calcext:value-type="string">
            <text:p>6</text:p>
          </table:table-cell>
          <table:table-cell table:style-name="ce173" office:value-type="string" calcext:value-type="string">
            <text:p>кг</text:p>
          </table:table-cell>
          <table:table-cell table:style-name="ce273"/>
          <table:table-cell table:style-name="ce105"/>
          <table:table-cell table:style-name="ce58" office:value-type="string" calcext:value-type="string">
            <text:p>Круг 20-В ГОСТ 2590-2006/ <text:s text:c="25"/>Ст3пс4 ГОСТ 535-2005 <text:s text:c="21"/>L=190/2 <text:s/></text:p>
          </table:table-cell>
          <table:table-cell table:style-name="ce106" office:value-type="float" office:value="0.242" calcext:value-type="float">
            <text:p>0,2420</text:p>
          </table:table-cell>
          <table:table-cell table:style-name="ce153" office:value-type="float" office:value="1.452" calcext:value-type="float">
            <text:p>1,45200</text:p>
          </table:table-cell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поз2</text:p>
          </table:table-cell>
          <table:table-cell table:style-name="ce35" office:value-type="string" calcext:value-type="string">
            <text:p>Пластина 36х493 <text:s text:c="2"/>на хомут 200 <text:s/>ГОСТ 24138-80 <text:s/>+</text:p>
          </table:table-cell>
          <table:table-cell table:style-name="ce134" office:value-type="string" calcext:value-type="string">
            <text:p>3</text:p>
          </table:table-cell>
          <table:table-cell table:style-name="ce173" office:value-type="string" calcext:value-type="string">
            <text:p>кг</text:p>
          </table:table-cell>
          <table:table-cell table:style-name="ce273"/>
          <table:table-cell table:style-name="ce105"/>
          <table:table-cell table:style-name="ce58" office:value-type="string" calcext:value-type="string">
            <text:p>Лист Б-ПН-0-3 ГОСТ19903-2015/ <text:s text:c="19"/>Ст3пс4 ГОСТ 14637-89 <text:s text:c="8"/>36х493/1 </text:p>
          </table:table-cell>
          <table:table-cell table:style-name="ce106" office:value-type="float" office:value="0.545" calcext:value-type="float">
            <text:p>0,5450</text:p>
          </table:table-cell>
          <table:table-cell table:style-name="ce153" office:value-type="float" office:value="1.635" calcext:value-type="float">
            <text:p>1,635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6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30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6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office:value-type="string" calcext:value-type="string">
            <text:p>884-20-13-03 СБ</text:p>
          </table:table-cell>
          <table:table-cell table:style-name="ce37" office:value-type="string" calcext:value-type="string">
            <text:p>Опора</text:p>
          </table:table-cell>
          <table:table-cell table:style-name="ce37" office:value-type="string" calcext:value-type="string">
            <text:p>1</text:p>
          </table:table-cell>
          <table:table-cell table:style-name="ce129"/>
          <table:table-cell table:style-name="ce268"/>
          <table:table-cell table:style-name="ce323"/>
          <table:table-cell table:style-name="ce129" office:value-type="string" calcext:value-type="string">
            <text:p>Разный </text:p>
          </table:table-cell>
          <table:table-cell table:style-name="ce106"/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3-0-0-1 б/ч</text:p>
          </table:table-cell>
          <table:table-cell table:style-name="ce35" office:value-type="string" calcext:value-type="string">
            <text:p>Уголок <text:s text:c="3"/>L160 <text:s text:c="2"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4" calcext:value-type="float">
            <text:p>0,40</text:p>
          </table:table-cell>
          <table:table-cell table:style-name="ce105" office:value-type="float" office:value="0.8" calcext:value-type="float">
            <text:p>0,8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65/1</text:p>
          </table:table-cell>
          <table:table-cell table:style-name="ce106" office:value-type="float" office:value="0.413" calcext:value-type="float">
            <text:p>0,4130</text:p>
          </table:table-cell>
          <table:table-cell table:style-name="ce153" office:value-type="float" office:value="0.826" calcext:value-type="float">
            <text:p>0,82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3-0-0-1-03 б/ч</text:p>
          </table:table-cell>
          <table:table-cell table:style-name="ce35" office:value-type="string" calcext:value-type="string">
            <text:p>Уголок <text:s text:c="3"/>L707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7" calcext:value-type="float">
            <text:p>1,70</text:p>
          </table:table-cell>
          <table:table-cell table:style-name="ce105" office:value-type="float" office:value="6.8" calcext:value-type="float">
            <text:p>6,8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712/1</text:p>
          </table:table-cell>
          <table:table-cell table:style-name="ce106" office:value-type="float" office:value="1.783" calcext:value-type="float">
            <text:p>1,7830</text:p>
          </table:table-cell>
          <table:table-cell table:style-name="ce153" office:value-type="float" office:value="7.132" calcext:value-type="float">
            <text:p>7,13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3-0-0-2-01 б/ч</text:p>
          </table:table-cell>
          <table:table-cell table:style-name="ce35" office:value-type="string" calcext:value-type="string">
            <text:p>Лист <text:s/>+</text:p>
          </table:table-cell>
          <table:table-cell table:style-name="ce35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9" calcext:value-type="float">
            <text:p>0,90</text:p>
          </table:table-cell>
          <table:table-cell table:style-name="ce105"/>
          <table:table-cell table:style-name="ce58" office:value-type="string" calcext:value-type="string">
            <text:p>Лист Б-ПН-0-3,0 ГОСТ19903-2015/ <text:s text:c="8"/>Ст3пс4 ГОСТ 14637-89 <text:s text:c="21"/>165х246/1 </text:p>
          </table:table-cell>
          <table:table-cell table:style-name="ce106" office:value-type="float" office:value="1.02" calcext:value-type="float">
            <text:p>1,020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13-0-0-3-01 б/ч</text:p>
          </table:table-cell>
          <table:table-cell table:style-name="ce35" office:value-type="string" calcext:value-type="string">
            <text:p>Полка <text:s text:c="2"/>+</text:p>
          </table:table-cell>
          <table:table-cell table:style-name="ce35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2" calcext:value-type="float">
            <text:p>1,20</text:p>
          </table:table-cell>
          <table:table-cell table:style-name="ce105"/>
          <table:table-cell table:style-name="ce58" office:value-type="string" calcext:value-type="string">
            <text:p>Швеллер 8У ГОСТ 8240-97/ <text:s text:c="25"/>Ст3пс4-II ГОСТ 535-2005 <text:s text:c="12"/>L =171/1</text:p>
          </table:table-cell>
          <table:table-cell table:style-name="ce106" office:value-type="float" office:value="1.274" calcext:value-type="float">
            <text:p>1,274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6-6-А2Р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376" calcext:value-type="float">
            <text:p>0,0376</text:p>
          </table:table-cell>
          <table:table-cell table:style-name="ce341" office:value-type="float" office:value="0.0752" calcext:value-type="float">
            <text:p>0,075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Хомут 200-Ст3сп-Ц3хр ГОСТ24138-80</text:p>
          </table:table-cell>
          <table:table-cell table:style-name="ce35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298"/>
          <table:table-cell table:style-name="ce341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298"/>
          <table:table-cell table:style-name="ce341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16.65Г.019 ГОСТ 6402-70 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0608" calcext:value-type="float">
            <text:p>0,0061</text:p>
          </table:table-cell>
          <table:table-cell table:style-name="ce341" office:value-type="float" office:value="0.0122" calcext:value-type="float">
            <text:p>0,012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С16.02.019 ГОСТ11371-78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98" office:value-type="float" office:value="0.0109" calcext:value-type="float">
            <text:p>0,0109</text:p>
          </table:table-cell>
          <table:table-cell table:style-name="ce341" office:value-type="float" office:value="0.0218" calcext:value-type="float">
            <text:p>0,021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298"/>
          <table:table-cell table:style-name="ce341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/>
          <table:table-cell table:style-name="ce37" office:value-type="string" calcext:value-type="string">
            <text:p>884-20-14 СБ</text:p>
          </table:table-cell>
          <table:table-cell table:style-name="ce37" office:value-type="string" calcext:value-type="string">
            <text:p>Опора под трубопроводы <text:s text:c="9"/>884-5-1, 884-5-2</text:p>
          </table:table-cell>
          <table:table-cell table:style-name="ce37" office:value-type="string" calcext:value-type="string">
            <text:p>2</text:p>
          </table:table-cell>
          <table:table-cell table:style-name="ce129" office:value-type="string" calcext:value-type="string">
            <text:p>кг</text:p>
          </table:table-cell>
          <table:table-cell table:style-name="ce268" office:value-type="float" office:value="3" calcext:value-type="float">
            <text:p>3,00</text:p>
          </table:table-cell>
          <table:table-cell table:style-name="ce32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4-0-0-1</text:p>
          </table:table-cell>
          <table:table-cell table:style-name="ce35" office:value-type="string" calcext:value-type="string">
            <text:p>Уголок <text:s text:c="3"/>L160 <text:s text:c="2"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4" calcext:value-type="float">
            <text:p>0,40</text:p>
          </table:table-cell>
          <table:table-cell table:style-name="ce105" office:value-type="float" office:value="0.8" calcext:value-type="float">
            <text:p>0,8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165/1</text:p>
          </table:table-cell>
          <table:table-cell table:style-name="ce106" office:value-type="float" office:value="0.413" calcext:value-type="float">
            <text:p>0,4130</text:p>
          </table:table-cell>
          <table:table-cell table:style-name="ce153" office:value-type="float" office:value="0.826" calcext:value-type="float">
            <text:p>0,82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4-0-0-1-01</text:p>
          </table:table-cell>
          <table:table-cell table:style-name="ce35" office:value-type="string" calcext:value-type="string">
            <text:p>Уголок <text:s text:c="3"/>L525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25" calcext:value-type="float">
            <text:p>1,25</text:p>
          </table:table-cell>
          <table:table-cell table:style-name="ce105" office:value-type="float" office:value="2.5" calcext:value-type="float">
            <text:p>2,5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530/1</text:p>
          </table:table-cell>
          <table:table-cell table:style-name="ce106" office:value-type="float" office:value="1.327" calcext:value-type="float">
            <text:p>1,3270</text:p>
          </table:table-cell>
          <table:table-cell table:style-name="ce153" office:value-type="float" office:value="2.654" calcext:value-type="float">
            <text:p>2,654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4-0-0-1-02</text:p>
          </table:table-cell>
          <table:table-cell table:style-name="ce35" office:value-type="string" calcext:value-type="string">
            <text:p>Уголок <text:s text:c="3"/>L <text:s text:c="4"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1.27" calcext:value-type="float">
            <text:p>1,27</text:p>
          </table:table-cell>
          <table:table-cell table:style-name="ce105" office:value-type="float" office:value="2.54" calcext:value-type="float">
            <text:p>2,54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5"/>L=530/1</text:p>
          </table:table-cell>
          <table:table-cell table:style-name="ce106" office:value-type="float" office:value="1.327" calcext:value-type="float">
            <text:p>1,3270</text:p>
          </table:table-cell>
          <table:table-cell table:style-name="ce153" office:value-type="float" office:value="2.654" calcext:value-type="float">
            <text:p>2,654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8-6-А2Р <text:s text:c="2"/>+</text:p>
          </table:table-cell>
          <table:table-cell table:style-name="ce35" office:value-type="string" calcext:value-type="string">
            <text:p>8</text:p>
          </table:table-cell>
          <table:table-cell table:style-name="ce58" office:value-type="string" calcext:value-type="string">
            <text:p>кг</text:p>
          </table:table-cell>
          <table:table-cell table:style-name="ce299" office:value-type="float" office:value="0.00554" calcext:value-type="float">
            <text:p>0,00554</text:p>
          </table:table-cell>
          <table:table-cell table:style-name="ce337" office:value-type="float" office:value="0.04432" calcext:value-type="float">
            <text:p>0,044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Хомут 25-В ст3сп-Ц3хр <text:s/>ГОСТ 24137-80 <text:s/>+</text:p>
          </table:table-cell>
          <table:table-cell table:style-name="ce35" office:value-type="string" calcext:value-type="string">
            <text:p>4</text:p>
          </table:table-cell>
          <table:table-cell table:style-name="ce58" office:value-type="string" calcext:value-type="string">
            <text:p>кг</text:p>
          </table:table-cell>
          <table:table-cell table:style-name="ce300" office:value-type="float" office:value="0.0049" calcext:value-type="float">
            <text:p>0,0049</text:p>
          </table:table-cell>
          <table:table-cell table:style-name="ce300" office:value-type="float" office:value="0.0196" calcext:value-type="float">
            <text:p>0,0196</text:p>
          </table:table-cell>
          <table:table-cell table:style-name="ce212" office:value-type="string" calcext:value-type="string">
            <text:p>Сталь Ст3сп ГОСТ380-2005 <text:s text:c="18"/>Ø 8 <text:s text:c="3"/>L140 /1</text:p>
          </table:table-cell>
          <table:table-cell table:style-name="ce390" office:value-type="float" office:value="0.057" calcext:value-type="float">
            <text:p>0,0570</text:p>
          </table:table-cell>
          <table:table-cell table:style-name="ce410" office:value-type="float" office:value="0.228" calcext:value-type="float">
            <text:p>0,22800</text:p>
          </table:table-cell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Шайба 8.65Г.019 ГОСТ 6402-70 <text:s/>+</text:p>
          </table:table-cell>
          <table:table-cell table:style-name="ce35" office:value-type="string" calcext:value-type="string">
            <text:p>8</text:p>
          </table:table-cell>
          <table:table-cell table:style-name="ce58" office:value-type="string" calcext:value-type="string">
            <text:p>кг</text:p>
          </table:table-cell>
          <table:table-cell table:style-name="ce281" office:value-type="float" office:value="0.016" calcext:value-type="float">
            <text:p>0,01600</text:p>
          </table:table-cell>
          <table:table-cell table:style-name="ce342" office:value-type="float" office:value="0.128" calcext:value-type="float">
            <text:p>0,12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С.8.02.019 ГОСТ11371-78 +</text:p>
          </table:table-cell>
          <table:table-cell table:style-name="ce35" office:value-type="string" calcext:value-type="string">
            <text:p>8</text:p>
          </table:table-cell>
          <table:table-cell table:style-name="ce58" office:value-type="string" calcext:value-type="string">
            <text:p>кг</text:p>
          </table:table-cell>
          <table:table-cell table:style-name="ce281" office:value-type="float" office:value="0.00172" calcext:value-type="float">
            <text:p>0,00172</text:p>
          </table:table-cell>
          <table:table-cell table:style-name="ce337" office:value-type="float" office:value="0.01376" calcext:value-type="float">
            <text:p>0,01376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6">
          <table:table-cell table:style-name="ce18"/>
          <table:table-cell table:style-name="ce35" table:number-columns-repeated="3"/>
          <table:table-cell table:style-name="ce58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7" office:value-type="string" calcext:value-type="string">
            <text:p>884-20-15 СБ</text:p>
          </table:table-cell>
          <table:table-cell table:style-name="ce37" office:value-type="string" calcext:value-type="string">
            <text:p>Опора</text:p>
          </table:table-cell>
          <table:table-cell table:style-name="ce139" office:value-type="string" calcext:value-type="string">
            <text:p>1</text:p>
          </table:table-cell>
          <table:table-cell table:style-name="ce175" office:value-type="string" calcext:value-type="string">
            <text:p>кг</text:p>
          </table:table-cell>
          <table:table-cell table:style-name="ce301"/>
          <table:table-cell table:style-name="ce338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.2" calcext:value-type="float">
            <text:p>4,2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5"/>
          <table:table-cell table:style-name="ce176"/>
          <table:table-cell table:style-name="ce299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5"/>
          <table:table-cell table:style-name="ce176"/>
          <table:table-cell table:style-name="ce299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2"/>
          <table:table-cell table:style-name="ce135"/>
          <table:table-cell table:style-name="ce176"/>
          <table:table-cell table:style-name="ce299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5-0-0-1</text:p>
          </table:table-cell>
          <table:table-cell table:style-name="ce35" office:value-type="string" calcext:value-type="string">
            <text:p>Уголок <text:s text:c="3"/>L315 <text:s text:c="2"/>+</text:p>
          </table:table-cell>
          <table:table-cell table:style-name="ce135" office:value-type="string" calcext:value-type="string">
            <text:p>4</text:p>
          </table:table-cell>
          <table:table-cell table:style-name="ce176" office:value-type="string" calcext:value-type="string">
            <text:p>кг</text:p>
          </table:table-cell>
          <table:table-cell table:style-name="ce302" office:value-type="float" office:value="0.76" calcext:value-type="float">
            <text:p>0,760</text:p>
          </table:table-cell>
          <table:table-cell table:style-name="ce342" office:value-type="float" office:value="3.04" calcext:value-type="float">
            <text:p>3,04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3"/>L=320/1</text:p>
          </table:table-cell>
          <table:table-cell table:style-name="ce106" office:value-type="float" office:value="0.802" calcext:value-type="float">
            <text:p>0,8020</text:p>
          </table:table-cell>
          <table:table-cell table:style-name="ce153" office:value-type="float" office:value="3.208" calcext:value-type="float">
            <text:p>3,208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884-20-15-0-0-1-01</text:p>
          </table:table-cell>
          <table:table-cell table:style-name="ce35" office:value-type="string" calcext:value-type="string">
            <text:p>Уголок <text:s text:c="3"/>L165 <text:s/>+</text:p>
          </table:table-cell>
          <table:table-cell table:style-name="ce135" office:value-type="string" calcext:value-type="string">
            <text:p>2</text:p>
          </table:table-cell>
          <table:table-cell table:style-name="ce176" office:value-type="string" calcext:value-type="string">
            <text:p>кг</text:p>
          </table:table-cell>
          <table:table-cell table:style-name="ce302" office:value-type="float" office:value="0.29" calcext:value-type="float">
            <text:p>0,290</text:p>
          </table:table-cell>
          <table:table-cell table:style-name="ce342" office:value-type="float" office:value="0.58" calcext:value-type="float">
            <text:p>0,58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3"/>L=165/1</text:p>
          </table:table-cell>
          <table:table-cell table:style-name="ce106" office:value-type="float" office:value="0.413" calcext:value-type="float">
            <text:p>0,4130</text:p>
          </table:table-cell>
          <table:table-cell table:style-name="ce153" office:value-type="float" office:value="0.826" calcext:value-type="float">
            <text:p>0,826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>
            <text:p>884-20-15-0-0-1-02</text:p>
          </table:table-cell>
          <table:table-cell table:style-name="ce35" office:value-type="string" calcext:value-type="string">
            <text:p>Уголок <text:s text:c="3"/>L115 <text:s text:c="2"/>+</text:p>
          </table:table-cell>
          <table:table-cell table:style-name="ce135" office:value-type="string" calcext:value-type="string">
            <text:p>2</text:p>
          </table:table-cell>
          <table:table-cell table:style-name="ce176" office:value-type="string" calcext:value-type="string">
            <text:p>кг</text:p>
          </table:table-cell>
          <table:table-cell table:style-name="ce302" office:value-type="float" office:value="0.28" calcext:value-type="float">
            <text:p>0,280</text:p>
          </table:table-cell>
          <table:table-cell table:style-name="ce341" office:value-type="float" office:value="0.56" calcext:value-type="float">
            <text:p>0,5600</text:p>
          </table:table-cell>
          <table:table-cell table:style-name="ce58" office:value-type="string" calcext:value-type="string">
            <text:p>Уголок <text:s/>40х40х4-В ГОСТ 8509-93/ <text:s text:c="17"/>Ст3пс4-II-св ГОСТ 535-2005 <text:s text:c="3"/>L=120/1</text:p>
          </table:table-cell>
          <table:table-cell table:style-name="ce106" office:value-type="float" office:value="0.3" calcext:value-type="float">
            <text:p>0,3000</text:p>
          </table:table-cell>
          <table:table-cell table:style-name="ce153" office:value-type="float" office:value="0.6" calcext:value-type="float">
            <text:p>0,600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 office:value-type="string" calcext:value-type="string">
            <text:p>884-20-15-0-0-2</text:p>
          </table:table-cell>
          <table:table-cell table:style-name="ce35" office:value-type="string" calcext:value-type="string">
            <text:p>Лист <text:s text:c="2"/>+</text:p>
          </table:table-cell>
          <table:table-cell table:style-name="ce135" office:value-type="string" calcext:value-type="string">
            <text:p>1</text:p>
          </table:table-cell>
          <table:table-cell table:style-name="ce176" office:value-type="string" calcext:value-type="string">
            <text:p>кг</text:p>
          </table:table-cell>
          <table:table-cell table:style-name="ce302" office:value-type="float" office:value="1.2" calcext:value-type="float">
            <text:p>1,200</text:p>
          </table:table-cell>
          <table:table-cell table:style-name="ce341"/>
          <table:table-cell table:style-name="ce58" office:value-type="string" calcext:value-type="string">
            <text:p>Лист Б-ПН-0-3 ГОСТ19903-2015/ <text:s text:c="13"/>Ст3пс4 ГОСТ 14637-89 <text:s text:c="16"/>200х245/1 </text:p>
          </table:table-cell>
          <table:table-cell table:style-name="ce106" office:value-type="float" office:value="1.227" calcext:value-type="float">
            <text:p>1,227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ные изделия</text:p>
          </table:table-cell>
          <table:table-cell table:style-name="ce35"/>
          <table:table-cell table:style-name="ce58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2-6-А2Р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1567" calcext:value-type="float">
            <text:p>0,01567</text:p>
          </table:table-cell>
          <table:table-cell table:style-name="ce331" office:value-type="float" office:value="0.06268" calcext:value-type="float">
            <text:p>0,0626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35"/>
          <table:table-cell table:style-name="ce35" office:value-type="string" calcext:value-type="string">
            <text:p>Хомут 110-Ст3сп-Ц3хр. ГОСТ 24138-80</text:p>
          </table:table-cell>
          <table:table-cell table:style-name="ce134" office:value-type="string" calcext:value-type="string">
            <text:p>2</text:p>
          </table:table-cell>
          <table:table-cell table:style-name="ce170"/>
          <table:table-cell table:style-name="ce281"/>
          <table:table-cell table:style-name="ce337"/>
          <table:table-cell table:style-name="ce58" office:value-type="string" calcext:value-type="string">
            <text:p>Стр.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Шайба 12 65 019 ГОСТ 6402-70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1" office:value-type="float" office:value="0.0035" calcext:value-type="float">
            <text:p>0,0035</text:p>
          </table:table-cell>
          <table:table-cell table:style-name="ce331" office:value-type="float" office:value="0.014" calcext:value-type="float">
            <text:p>0,0140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35"/>
          <table:table-cell table:style-name="ce35" office:value-type="string" calcext:value-type="string">
            <text:p>Шайба С12.02.019 ГОСТ 11371-78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82" office:value-type="float" office:value="0.00606" calcext:value-type="float">
            <text:p>0,00606</text:p>
          </table:table-cell>
          <table:table-cell table:style-name="ce331" office:value-type="float" office:value="0.0244" calcext:value-type="float">
            <text:p>0,02440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8"/>
          <table:table-cell table:style-name="ce35" table:number-columns-repeated="3"/>
          <table:table-cell table:style-name="ce58"/>
          <table:table-cell table:style-name="ce281"/>
          <table:table-cell table:style-name="ce337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/>
          <table:table-cell table:style-name="ce35"/>
          <table:table-cell table:style-name="ce37" office:value-type="string" calcext:value-type="string">
            <text:p>Хомут 110-Ст3сп-Ц3хр ГОСТ 24138-80</text:p>
          </table:table-cell>
          <table:table-cell table:style-name="ce139" office:value-type="string" calcext:value-type="string">
            <text:p>2</text:p>
          </table:table-cell>
          <table:table-cell table:style-name="ce176" office:value-type="string" calcext:value-type="string">
            <text:p>кг</text:p>
          </table:table-cell>
          <table:table-cell table:style-name="ce277" office:value-type="float" office:value="0.232" calcext:value-type="float">
            <text:p>0,23</text:p>
          </table:table-cell>
          <table:table-cell table:style-name="ce343"/>
          <table:table-cell table:style-name="ce129" office:value-type="string" calcext:value-type="string">
            <text:p>Разный</text:p>
          </table:table-cell>
          <table:table-cell table:style-name="ce106"/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136"/>
          <table:table-cell table:style-name="ce177"/>
          <table:table-cell table:style-name="ce268"/>
          <table:table-cell table:style-name="ce323"/>
          <table:table-cell table:style-name="ce129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2"/>
          <table:table-cell table:style-name="ce134"/>
          <table:table-cell table:style-name="ce170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Поз.1 </text:p>
          </table:table-cell>
          <table:table-cell table:style-name="ce35" office:value-type="string" calcext:value-type="string">
            <text:p>Шпилька М12 на <text:s text:c="9"/>хомут 110 <text:s/>ГОСТ 24138-80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73"/>
          <table:table-cell table:style-name="ce105"/>
          <table:table-cell table:style-name="ce58" office:value-type="string" calcext:value-type="string">
            <text:p>Круг 16-В ГОСТ 2590-2006/ <text:s text:c="25"/>Ст3пс4 ГОСТ 535-2005 <text:s text:c="14"/>L=140/2 <text:s/></text:p>
          </table:table-cell>
          <table:table-cell table:style-name="ce106" office:value-type="float" office:value="0.114" calcext:value-type="float">
            <text:p>0,1140</text:p>
          </table:table-cell>
          <table:table-cell table:style-name="ce153" office:value-type="float" office:value="0.456" calcext:value-type="float">
            <text:p>0,45600</text:p>
          </table:table-cell>
          <table:table-cell table:style-name="ce5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35" office:value-type="string" calcext:value-type="string">
            <text:p>Поз.2</text:p>
          </table:table-cell>
          <table:table-cell table:style-name="ce35" office:value-type="string" calcext:value-type="string">
            <text:p>Пластина 30х262 <text:s text:c="2"/>на хомут 110 <text:s/>ГОСТ 24138-80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73"/>
          <table:table-cell table:style-name="ce105"/>
          <table:table-cell table:style-name="ce58" office:value-type="string" calcext:value-type="string">
            <text:p>Лист Б-ПН-0-3ГОСТ19903-2015/ <text:s text:c="19"/>Ст3пс4 ГОСТ 14637-89 <text:s text:c="8"/>30х262/1 </text:p>
          </table:table-cell>
          <table:table-cell table:style-name="ce106" office:value-type="float" office:value="0.251" calcext:value-type="float">
            <text:p>0,2510</text:p>
          </table:table-cell>
          <table:table-cell table:style-name="ce153" office:value-type="float" office:value="0.502" calcext:value-type="float">
            <text:p>0,50200</text:p>
          </table:table-cell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7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 office:value-type="string" calcext:value-type="string">
            <text:p><text:s/></text:p>
          </table:table-cell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office:value-type="string" calcext:value-type="string">
            <text:p>884-20-16 СБ</text:p>
          </table:table-cell>
          <table:table-cell table:style-name="ce37" office:value-type="string" calcext:value-type="string">
            <text:p>Опора</text:p>
          </table:table-cell>
          <table:table-cell table:style-name="ce37" office:value-type="string" calcext:value-type="string">
            <text:p>1</text:p>
          </table:table-cell>
          <table:table-cell table:style-name="ce129"/>
          <table:table-cell table:style-name="ce268" office:value-type="float" office:value="0.75" calcext:value-type="float">
            <text:p>0,75</text:p>
          </table:table-cell>
          <table:table-cell table:style-name="ce323"/>
          <table:table-cell table:style-name="ce129" office:value-type="string" calcext:value-type="string">
            <text:p>Разный ( по сл)</text:p>
          </table:table-cell>
          <table:table-cell table:style-name="ce106"/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7" table:number-columns-repeated="3"/>
          <table:table-cell table:style-name="ce129"/>
          <table:table-cell table:style-name="ce268"/>
          <table:table-cell table:style-name="ce323"/>
          <table:table-cell table:style-name="ce129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/>
          <table:table-cell table:style-name="ce37" office:value-type="string" calcext:value-type="string">
            <text:p>Детали 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884-20-16-0-0-1</text:p>
          </table:table-cell>
          <table:table-cell table:style-name="ce35" office:value-type="string" calcext:value-type="string">
            <text:p>Уголок <text:s text:c="3"/>L305 <text:s text:c="4"/>+</text:p>
          </table:table-cell>
          <table:table-cell table:style-name="ce35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83" office:value-type="float" office:value="0.5" calcext:value-type="float">
            <text:p>0,50</text:p>
          </table:table-cell>
          <table:table-cell table:style-name="ce105"/>
          <table:table-cell table:style-name="ce58" office:value-type="string" calcext:value-type="string">
            <text:p>Уголок 32х32х4-В ГОСТ 8509-93/ <text:s text:c="17"/>Ст3пс4-II-св ГОСТ 535-2005 <text:s text:c="5"/>L=310/1</text:p>
          </table:table-cell>
          <table:table-cell table:style-name="ce392" office:value-type="float" office:value="0.613" calcext:value-type="float">
            <text:p>0,6130</text:p>
          </table:table-cell>
          <table:table-cell table:style-name="ce153"/>
          <table:table-cell table:style-name="ce5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 office:value-type="string" calcext:value-type="string">
            <text:p>Стандарные изделия</text:p>
          </table:table-cell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/>
          <table:table-cell table:style-name="ce37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8-6-А2Р 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81" office:value-type="float" office:value="0.00554" calcext:value-type="float">
            <text:p>0,00554</text:p>
          </table:table-cell>
          <table:table-cell table:style-name="ce337" office:value-type="float" office:value="0.01108" calcext:value-type="float">
            <text:p>0,01108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Хомут 32-В Ст3сп ГОСТ 24137-80 <text:s/>+</text:p>
          </table:table-cell>
          <table:table-cell table:style-name="ce35" office:value-type="string" calcext:value-type="string">
            <text:p>1</text:p>
          </table:table-cell>
          <table:table-cell table:style-name="ce58" office:value-type="string" calcext:value-type="string">
            <text:p>кг</text:p>
          </table:table-cell>
          <table:table-cell table:style-name="ce303" office:value-type="float" office:value="0.067" calcext:value-type="float">
            <text:p>0,0670</text:p>
          </table:table-cell>
          <table:table-cell table:style-name="ce344"/>
          <table:table-cell table:style-name="ce212" office:value-type="string" calcext:value-type="string">
            <text:p>Сталь Ст3сп ГОСТ380-2005 <text:s text:c="18"/>Ø8 <text:s text:c="4"/>L=160 /1</text:p>
          </table:table-cell>
          <table:table-cell table:style-name="ce390" office:value-type="float" office:value="0.068" calcext:value-type="float">
            <text:p>0,0680</text:p>
          </table:table-cell>
          <table:table-cell table:style-name="ce410"/>
          <table:table-cell table:style-name="ce212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Шайба 8.65Г.019 ГОСТ 6402-70 <text:s/>+</text:p>
          </table:table-cell>
          <table:table-cell table:style-name="ce35" office:value-type="string" calcext:value-type="string">
            <text:p>2</text:p>
          </table:table-cell>
          <table:table-cell table:style-name="ce58" office:value-type="string" calcext:value-type="string">
            <text:p>кг</text:p>
          </table:table-cell>
          <table:table-cell table:style-name="ce281" office:value-type="float" office:value="0.0016" calcext:value-type="float">
            <text:p>0,00160</text:p>
          </table:table-cell>
          <table:table-cell table:style-name="ce345" office:value-type="float" office:value="0.0032" calcext:value-type="float">
            <text:p>0,0032</text:p>
          </table:table-cell>
          <table:table-cell table:style-name="ce58"/>
          <table:table-cell table:style-name="ce106"/>
          <table:table-cell table:style-name="ce153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7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7">
          <table:table-cell table:style-name="ce16"/>
          <table:table-cell table:style-name="ce37" office:value-type="string" calcext:value-type="string">
            <text:p>884-20-17 СБ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6</text:p>
          </table:table-cell>
          <table:table-cell table:style-name="ce182" office:value-type="string" calcext:value-type="string">
            <text:p>кг</text:p>
          </table:table-cell>
          <table:table-cell table:style-name="ce80"/>
          <table:table-cell table:style-name="ce102"/>
          <table:table-cell table:style-name="ce358" office:value-type="string" calcext:value-type="string">
            <text:p>Разный </text:p>
          </table:table-cell>
          <table:table-cell table:style-name="ce102"/>
          <table:table-cell table:style-name="ce151"/>
          <table:table-cell table:style-name="ce413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7">
          <table:table-cell table:style-name="ce16"/>
          <table:table-cell table:style-name="ce37" table:number-columns-repeated="2"/>
          <table:table-cell table:style-name="ce136"/>
          <table:table-cell table:style-name="ce182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41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7" table:number-columns-repeated="2"/>
          <table:table-cell table:style-name="ce136"/>
          <table:table-cell table:style-name="ce182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41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6"/>
          <table:table-cell table:style-name="ce37"/>
          <table:table-cell table:style-name="ce37" office:value-type="string" calcext:value-type="string">
            <text:p>Детали </text:p>
          </table:table-cell>
          <table:table-cell table:style-name="ce136"/>
          <table:table-cell table:style-name="ce182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41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884-20-17-0-0-1</text:p>
          </table:table-cell>
          <table:table-cell table:style-name="ce35" office:value-type="string" calcext:value-type="string">
            <text:p>Кронштейн <text:s/>L75 <text:s/>+</text:p>
          </table:table-cell>
          <table:table-cell table:style-name="ce134" office:value-type="string" calcext:value-type="string">
            <text:p>6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15" calcext:value-type="float">
            <text:p>0,1500</text:p>
          </table:table-cell>
          <table:table-cell table:style-name="ce346" office:value-type="float" office:value="0.9" calcext:value-type="float">
            <text:p>0,900</text:p>
          </table:table-cell>
          <table:table-cell table:style-name="ce359" office:value-type="string" calcext:value-type="string">
            <text:p>Уголок 32х32х4-В ГОСТ 8509-93/ <text:s text:c="17"/>Ст3пс4-II-св ГОСТ 535-2005 <text:s text:c="5"/>L-80/1</text:p>
          </table:table-cell>
          <table:table-cell table:style-name="ce393" office:value-type="float" office:value="0.16" calcext:value-type="float">
            <text:p>0,1600</text:p>
          </table:table-cell>
          <table:table-cell table:style-name="ce393" office:value-type="float" office:value="0.96" calcext:value-type="float">
            <text:p>0,9600</text:p>
          </table:table-cell>
          <table:table-cell table:style-name="ce413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30"/>
          <table:table-cell table:style-name="ce35" table:number-columns-repeated="2"/>
          <table:table-cell table:style-name="ce134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35"/>
          <table:table-cell table:style-name="ce37" office:value-type="string" calcext:value-type="string">
            <text:p>Стандартные изделия</text:p>
          </table:table-cell>
          <table:table-cell table:style-name="ce134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 М10х30-5.6-А2L 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285" calcext:value-type="float">
            <text:p>0,0285</text:p>
          </table:table-cell>
          <table:table-cell table:style-name="ce347" office:value-type="float" office:value="0.342" calcext:value-type="float">
            <text:p>0,34200</text:p>
          </table:table-cell>
          <table:table-cell table:style-name="ce359"/>
          <table:table-cell table:style-name="ce318"/>
          <table:table-cell table:style-name="ce347"/>
          <table:table-cell table:style-name="ce413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Гайка шестигранная нормальная ГОСТ ISO 4032 М10-6-А2L <text:s/>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1022" calcext:value-type="float">
            <text:p>0,0102</text:p>
          </table:table-cell>
          <table:table-cell table:style-name="ce347" office:value-type="float" office:value="0.12264" calcext:value-type="float">
            <text:p>0,12264</text:p>
          </table:table-cell>
          <table:table-cell table:style-name="ce359"/>
          <table:table-cell table:style-name="ce318"/>
          <table:table-cell table:style-name="ce347"/>
          <table:table-cell table:style-name="ce413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Шайба С.10.02.Ст3.019 ГОСТ 11371-78 <text:s/>+</text:p>
          </table:table-cell>
          <table:table-cell table:style-name="ce134" office:value-type="string" calcext:value-type="string">
            <text:p>1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0343" calcext:value-type="float">
            <text:p>0,0034</text:p>
          </table:table-cell>
          <table:table-cell table:style-name="ce347" office:value-type="float" office:value="0.04116" calcext:value-type="float">
            <text:p>0,04116</text:p>
          </table:table-cell>
          <table:table-cell table:style-name="ce359"/>
          <table:table-cell table:style-name="ce318"/>
          <table:table-cell table:style-name="ce347"/>
          <table:table-cell table:style-name="ce413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9"/>
          <table:table-cell table:style-name="ce35" table:number-columns-repeated="2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18"/>
          <table:table-cell table:style-name="ce347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4">
          <table:table-cell table:style-name="ce9"/>
          <table:table-cell table:style-name="ce35" table:number-columns-repeated="2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18"/>
          <table:table-cell table:style-name="ce347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7">
          <table:table-cell table:style-name="ce9"/>
          <table:table-cell table:style-name="ce35" table:number-columns-repeated="2"/>
          <table:table-cell table:style-name="ce134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6">
          <table:table-cell table:style-name="ce16"/>
          <table:table-cell table:style-name="ce37" table:number-columns-repeated="2"/>
          <table:table-cell table:style-name="ce136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7">
          <table:table-cell table:style-name="ce16"/>
          <table:table-cell table:style-name="ce37" office:value-type="string" calcext:value-type="string">
            <text:p>884-20-18 СБ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4</text:p>
          </table:table-cell>
          <table:table-cell table:style-name="ce177" office:value-type="string" calcext:value-type="string">
            <text:p>кг</text:p>
          </table:table-cell>
          <table:table-cell table:style-name="ce304" office:value-type="float" office:value="0.3" calcext:value-type="float">
            <text:p>0,3000</text:p>
          </table:table-cell>
          <table:table-cell table:style-name="ce102"/>
          <table:table-cell table:style-name="ce358" office:value-type="string" calcext:value-type="string">
            <text:p>Разный </text:p>
          </table:table-cell>
          <table:table-cell table:style-name="ce102"/>
          <table:table-cell table:style-name="ce151"/>
          <table:table-cell table:style-name="ce414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7" table:number-columns-repeated="2"/>
          <table:table-cell table:style-name="ce136"/>
          <table:table-cell table:style-name="ce170"/>
          <table:table-cell table:style-name="ce250"/>
          <table:table-cell table:style-name="ce102"/>
          <table:table-cell table:style-name="ce125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31">
          <table:table-cell table:style-name="ce16"/>
          <table:table-cell table:style-name="ce37"/>
          <table:table-cell table:style-name="ce37" office:value-type="string" calcext:value-type="string">
            <text:p>Детали </text:p>
          </table:table-cell>
          <table:table-cell table:style-name="ce136"/>
          <table:table-cell table:style-name="ce170"/>
          <table:table-cell table:style-name="ce250"/>
          <table:table-cell table:style-name="ce102"/>
          <table:table-cell table:style-name="ce125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32"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884-20-18-0-0-1</text:p>
          </table:table-cell>
          <table:table-cell table:style-name="ce35" office:value-type="string" calcext:value-type="string">
            <text:p>Кронштейн <text:s text:c="2"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25" calcext:value-type="float">
            <text:p>0,2500</text:p>
          </table:table-cell>
          <table:table-cell table:style-name="ce348" office:value-type="float" office:value="1" calcext:value-type="float">
            <text:p>1,00</text:p>
          </table:table-cell>
          <table:table-cell table:style-name="ce173" office:value-type="string" calcext:value-type="string">
            <text:p>Лист Б-ПН-0-3,0 ГОСТ19903-2015/ <text:s text:c="8"/>Ст3пс4 ГОСТ 16523-97 <text:s text:c="11"/>180х65/1 </text:p>
          </table:table-cell>
          <table:table-cell table:style-name="ce394" office:value-type="float" office:value="0.329" calcext:value-type="float">
            <text:p>0,3290</text:p>
          </table:table-cell>
          <table:table-cell table:style-name="ce394" office:value-type="float" office:value="1.316" calcext:value-type="float">
            <text:p>1,3160</text:p>
          </table:table-cell>
          <table:table-cell table:style-name="ce414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30"/>
          <table:table-cell table:style-name="ce35" table:number-columns-repeated="2"/>
          <table:table-cell table:style-name="ce134"/>
          <table:table-cell table:style-name="ce170"/>
          <table:table-cell table:style-name="ce250"/>
          <table:table-cell table:style-name="ce349"/>
          <table:table-cell table:style-name="ce125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30"/>
          <table:table-cell table:style-name="ce35"/>
          <table:table-cell table:style-name="ce37" office:value-type="string" calcext:value-type="string">
            <text:p>Стандартные <text:s/>изделия </text:p>
          </table:table-cell>
          <table:table-cell table:style-name="ce134"/>
          <table:table-cell table:style-name="ce170"/>
          <table:table-cell table:style-name="ce250"/>
          <table:table-cell table:style-name="ce349"/>
          <table:table-cell table:style-name="ce125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36" office:value-type="float" office:value="3" calcext:value-type="float">
            <text:p>3</text:p>
          </table:table-cell>
          <table:table-cell table:style-name="ce35"/>
          <table:table-cell table:style-name="ce35" office:value-type="string" calcext:value-type="string">
            <text:p>Винт с шестигранной головкой ГОСТ Р ИСО 4017 М10х30-5.6-А2L 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285" calcext:value-type="float">
            <text:p>0,0285</text:p>
          </table:table-cell>
          <table:table-cell table:style-name="ce350" office:value-type="float" office:value="0.114" calcext:value-type="float">
            <text:p>0,1140</text:p>
          </table:table-cell>
          <table:table-cell table:style-name="ce125"/>
          <table:table-cell table:style-name="ce102"/>
          <table:table-cell table:style-name="ce151"/>
          <table:table-cell table:style-name="ce414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30" office:value-type="float" office:value="4" calcext:value-type="float">
            <text:p>4</text:p>
          </table:table-cell>
          <table:table-cell table:style-name="ce38"/>
          <table:table-cell table:style-name="ce35" office:value-type="string" calcext:value-type="string">
            <text:p>Гайка шестигранная нормальная ГОСТ ISO 4032 М10-6-А2L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1022" calcext:value-type="float">
            <text:p>0,0102</text:p>
          </table:table-cell>
          <table:table-cell table:style-name="ce350" office:value-type="float" office:value="0.04088" calcext:value-type="float">
            <text:p>0,0409</text:p>
          </table:table-cell>
          <table:table-cell table:style-name="ce125"/>
          <table:table-cell table:style-name="ce102"/>
          <table:table-cell table:style-name="ce151"/>
          <table:table-cell table:style-name="ce414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30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Шайба С.10.02.Ст3.019 ГОСТ 11371-78 <text:s/>+</text:p>
          </table:table-cell>
          <table:table-cell table:style-name="ce134" office:value-type="string" calcext:value-type="string">
            <text:p>4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0343" calcext:value-type="float">
            <text:p>0,0034</text:p>
          </table:table-cell>
          <table:table-cell table:style-name="ce350" office:value-type="float" office:value="0.01372" calcext:value-type="float">
            <text:p>0,0137</text:p>
          </table:table-cell>
          <table:table-cell table:style-name="ce125"/>
          <table:table-cell table:style-name="ce102"/>
          <table:table-cell table:style-name="ce151"/>
          <table:table-cell table:style-name="ce414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6"/>
          <table:table-cell table:style-name="ce35" table:number-columns-repeated="2"/>
          <table:table-cell table:style-name="ce134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6"/>
          <table:table-cell table:style-name="ce35" table:number-columns-repeated="2"/>
          <table:table-cell table:style-name="ce134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3">
          <table:table-cell table:style-name="ce16"/>
          <table:table-cell table:style-name="ce37" table:number-columns-repeated="2"/>
          <table:table-cell table:style-name="ce136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5">
          <table:table-cell table:style-name="ce16"/>
          <table:table-cell table:style-name="ce37" table:number-columns-repeated="2"/>
          <table:table-cell table:style-name="ce136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3">
          <table:table-cell table:style-name="ce16"/>
          <table:table-cell table:style-name="ce37" office:value-type="string" calcext:value-type="string">
            <text:p>884-20-19</text:p>
          </table:table-cell>
          <table:table-cell table:style-name="ce37" office:value-type="string" calcext:value-type="string">
            <text:p>Кронштейн</text:p>
          </table:table-cell>
          <table:table-cell table:style-name="ce136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80"/>
          <table:table-cell table:style-name="ce102"/>
          <table:table-cell table:style-name="ce358" office:value-type="string" calcext:value-type="string">
            <text:p>Разный </text:p>
          </table:table-cell>
          <table:table-cell table:style-name="ce102"/>
          <table:table-cell table:style-name="ce151"/>
          <table:table-cell table:style-name="ce414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2"/>
          <table:table-cell table:style-name="ce99" office:value-type="string" calcext:value-type="string">
            <text:p>Детали </text:p>
          </table:table-cell>
          <table:table-cell table:style-name="ce52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86" office:value-type="string" calcext:value-type="string">
            <text:p>884-20-19-0-0-1</text:p>
          </table:table-cell>
          <table:table-cell table:style-name="ce101" office:value-type="string" calcext:value-type="string">
            <text:p>Кронштейн <text:s text:c="2"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4" calcext:value-type="float">
            <text:p>0,4000</text:p>
          </table:table-cell>
          <table:table-cell table:style-name="ce318" office:value-type="float" office:value="0.8" calcext:value-type="float">
            <text:p>0,8000</text:p>
          </table:table-cell>
          <table:table-cell table:style-name="ce359" office:value-type="string" calcext:value-type="string">
            <text:p>Лист Б-ПН-0-3,0 ГОСТ19903-2015/ <text:s text:c="8"/>Ст3пс4 ГОСТ 16523-97 <text:s text:c="19"/>180х105/1 </text:p>
          </table:table-cell>
          <table:table-cell table:style-name="ce394" office:value-type="float" office:value="0.494" calcext:value-type="float">
            <text:p>0,4940</text:p>
          </table:table-cell>
          <table:table-cell table:style-name="ce394" office:value-type="float" office:value="0.988" calcext:value-type="float">
            <text:p>0,9880</text:p>
          </table:table-cell>
          <table:table-cell table:style-name="ce414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99" office:value-type="string" calcext:value-type="string">
            <text:p>Стандартные изделия</text:p>
          </table:table-cell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46" office:value-type="float" office:value="3" calcext:value-type="float">
            <text:p>3</text:p>
          </table:table-cell>
          <table:table-cell table:style-name="ce86"/>
          <table:table-cell table:style-name="ce101" office:value-type="string" calcext:value-type="string">
            <text:p>Винт с шестигранной головкой ГОСТ Р ИСО 4017 М10х35-5.6-А2L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3128" calcext:value-type="float">
            <text:p>0,0313</text:p>
          </table:table-cell>
          <table:table-cell table:style-name="ce318" office:value-type="float" office:value="0.06256" calcext:value-type="float">
            <text:p>0,0626</text:p>
          </table:table-cell>
          <table:table-cell table:style-name="ce359"/>
          <table:table-cell table:style-name="ce102"/>
          <table:table-cell table:style-name="ce151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86"/>
          <table:table-cell table:style-name="ce101" office:value-type="string" calcext:value-type="string">
            <text:p>Гайка шестигранная нормальная ГОСТ ISO 4032 М10-6-А2L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305" office:value-type="float" office:value="0.01022" calcext:value-type="float">
            <text:p>0,010</text:p>
          </table:table-cell>
          <table:table-cell table:style-name="ce318" office:value-type="float" office:value="0.02044" calcext:value-type="float">
            <text:p>0,0204</text:p>
          </table:table-cell>
          <table:table-cell table:style-name="ce359"/>
          <table:table-cell table:style-name="ce102"/>
          <table:table-cell table:style-name="ce151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306"/>
          <table:table-cell table:style-name="ce318"/>
          <table:table-cell table:style-name="ce359"/>
          <table:table-cell table:style-name="ce102"/>
          <table:table-cell table:style-name="ce151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86"/>
          <table:table-cell table:style-name="ce101" office:value-type="string" calcext:value-type="string">
            <text:p>Шайба С.10.02.Ст3.019 ГОСТ 11371-78 <text:s/>+</text:p>
          </table:table-cell>
          <table:table-cell table:style-name="ce134" office:value-type="string" calcext:value-type="string">
            <text:p>2</text:p>
          </table:table-cell>
          <table:table-cell table:style-name="ce170" office:value-type="string" calcext:value-type="string">
            <text:p>кг</text:p>
          </table:table-cell>
          <table:table-cell table:style-name="ce250" office:value-type="float" office:value="0.00343" calcext:value-type="float">
            <text:p>0,0034</text:p>
          </table:table-cell>
          <table:table-cell table:style-name="ce318" office:value-type="float" office:value="0.00686" calcext:value-type="float">
            <text:p>0,0069</text:p>
          </table:table-cell>
          <table:table-cell table:style-name="ce359"/>
          <table:table-cell table:style-name="ce102"/>
          <table:table-cell table:style-name="ce151"/>
          <table:table-cell table:style-name="ce5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6"/>
          <table:table-cell table:style-name="ce37" table:number-columns-repeated="2"/>
          <table:table-cell table:style-name="ce136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6"/>
          <table:table-cell table:style-name="ce37" table:number-columns-repeated="2"/>
          <table:table-cell table:style-name="ce136"/>
          <table:table-cell table:style-name="ce170"/>
          <table:table-cell table:style-name="ce80"/>
          <table:table-cell table:style-name="ce102"/>
          <table:table-cell table:style-name="ce358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2"/>
          <table:table-cell table:style-name="ce99"/>
          <table:table-cell table:style-name="ce52"/>
          <table:table-cell table:style-name="ce56"/>
          <table:table-cell table:style-name="ce80"/>
          <table:table-cell table:style-name="ce102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394" table:number-columns-repeated="2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9"/>
          <table:table-cell table:style-name="ce86"/>
          <table:table-cell table:style-name="ce99"/>
          <table:table-cell table:style-name="ce134"/>
          <table:table-cell table:style-name="ce170"/>
          <table:table-cell table:style-name="ce250"/>
          <table:table-cell table:style-name="ce318"/>
          <table:table-cell table:style-name="ce359"/>
          <table:table-cell table:style-name="ce102"/>
          <table:table-cell table:style-name="ce151"/>
          <table:table-cell table:style-name="ce41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46"/>
          <table:table-cell table:style-name="ce86"/>
          <table:table-cell table:style-name="ce101"/>
          <table:table-cell table:style-name="ce134"/>
          <table:table-cell table:style-name="ce170"/>
          <table:table-cell table:style-name="ce306"/>
          <table:table-cell table:style-name="ce318"/>
          <table:table-cell table:style-name="ce359"/>
          <table:table-cell table:style-name="ce102"/>
          <table:table-cell table:style-name="ce151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9"/>
          <table:table-cell table:style-name="ce86"/>
          <table:table-cell table:style-name="ce101"/>
          <table:table-cell table:style-name="ce134"/>
          <table:table-cell table:style-name="ce170"/>
          <table:table-cell table:style-name="ce306"/>
          <table:table-cell table:style-name="ce318"/>
          <table:table-cell table:style-name="ce359"/>
          <table:table-cell table:style-name="ce102"/>
          <table:table-cell table:style-name="ce151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86"/>
          <table:table-cell table:style-name="ce101"/>
          <table:table-cell table:style-name="ce134"/>
          <table:table-cell table:style-name="ce170"/>
          <table:table-cell table:style-name="ce306"/>
          <table:table-cell table:style-name="ce318"/>
          <table:table-cell table:style-name="ce359"/>
          <table:table-cell table:style-name="ce102"/>
          <table:table-cell table:style-name="ce151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63650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6" table:number-rows-repeated="983038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Первый лист" table:style-name="ta2">
        <table:table-column table:style-name="co13" table:number-columns-repeated="257" table:default-cell-style-name="Default"/>
        <table:table-row table:style-name="ro33">
          <table:table-cell table:style-name="ce232" table:number-columns-repeated="4"/>
          <table:table-cell table:style-name="ce233" office:value-type="string" calcext:value-type="string">
            <text:p>ООО «Конструкторско-технологический центр»</text:p>
          </table:table-cell>
          <table:table-cell table:style-name="ce232" table:number-columns-repeated="7"/>
          <table:table-cell table:style-name="ce236" table:number-columns-repeated="245"/>
        </table:table-row>
        <table:table-row table:style-name="ro34">
          <table:table-cell table:style-name="ce233"/>
          <table:table-cell table:style-name="ce232" table:number-columns-repeated="11"/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Согласовано <text:s text:c="136"/></text:p>
          </table:table-cell>
          <table:table-cell table:style-name="ce232" table:number-columns-repeated="10"/>
          <table:table-cell table:style-name="ce241" office:value-type="string" calcext:value-type="string">
            <text:p><text:s/>Утверждаю:</text:p>
          </table:table-cell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Зам. генерального директора</text:p>
          </table:table-cell>
          <table:table-cell table:style-name="ce232" table:number-columns-repeated="10"/>
          <table:table-cell table:style-name="ce241" office:value-type="string" calcext:value-type="string">
            <text:p>Директор ООО «КТЦ»</text:p>
          </table:table-cell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по техническим вопросам</text:p>
          </table:table-cell>
          <table:table-cell table:style-name="ce232" table:number-columns-repeated="11"/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ОАО «Пензкомпрессормаш»</text:p>
          </table:table-cell>
          <table:table-cell table:style-name="ce232" table:number-columns-repeated="10"/>
          <table:table-cell table:style-name="ce241"/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____________В.Ю. Филиппов</text:p>
          </table:table-cell>
          <table:table-cell table:style-name="ce232" table:number-columns-repeated="10"/>
          <table:table-cell table:style-name="ce241" office:value-type="string" calcext:value-type="string">
            <text:p>___________В.А. Строков</text:p>
          </table:table-cell>
          <table:table-cell table:style-name="ce236" table:number-columns-repeated="245"/>
        </table:table-row>
        <table:table-row table:style-name="ro35">
          <table:table-cell table:style-name="ce233" office:value-type="string" calcext:value-type="string">
            <text:p>«____»__________2016 г. <text:s/></text:p>
          </table:table-cell>
          <table:table-cell table:style-name="ce232" table:number-columns-repeated="10"/>
          <table:table-cell table:style-name="ce241" office:value-type="string" calcext:value-type="string">
            <text:p>«____»__________2016 г. <text:s/></text:p>
          </table:table-cell>
          <table:table-cell table:style-name="ce236" table:number-columns-repeated="245"/>
        </table:table-row>
        <table:table-row table:style-name="ro35">
          <table:table-cell table:style-name="ce234"/>
          <table:table-cell table:style-name="ce232" table:number-columns-repeated="11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7" office:value-type="string" calcext:value-type="string">
            <text:p>Ведомость материалов </text:p>
          </table:table-cell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7" office:value-type="string" calcext:value-type="string">
            <text:p>на </text:p>
          </table:table-cell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7"/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9"/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7"/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5"/>
          <table:table-cell table:style-name="ce237" office:value-type="string" calcext:value-type="string">
            <text:p>0503.43000 00001</text:p>
          </table:table-cell>
          <table:table-cell table:style-name="ce232" table:number-columns-repeated="6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33" office:value-type="string" calcext:value-type="string">
            <text:p>Исполнитель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33" office:value-type="string" calcext:value-type="string">
            <text:p> <text:span text:style-name="T28">Начальник бюро </text:span>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40" office:value-type="string" calcext:value-type="string">
            <text:p><text:s/>___________ Малафеева Л.В 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40" office:value-type="string" calcext:value-type="string">
            <text:p>«_____»_________2016 г.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40" office:value-type="string" calcext:value-type="string">
            <text:p>Нормы <text:s/>расхода 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40" office:value-type="string" calcext:value-type="string">
            <text:p>Инженер- технолог <text:s/>1 кат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2" table:number-columns-repeated="9"/>
          <table:table-cell table:style-name="ce240" office:value-type="string" calcext:value-type="string">
            <text:p>_______ <text:s/>Силантьева <text:s/>Н.В.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6">
          <table:table-cell table:style-name="ce232" table:number-columns-repeated="9"/>
          <table:table-cell table:style-name="ce240" office:value-type="string" calcext:value-type="string">
            <text:p>«_____»_________2016 г.</text:p>
          </table:table-cell>
          <table:table-cell table:style-name="ce232" table:number-columns-repeated="2"/>
          <table:table-cell table:style-name="ce236" table:number-columns-repeated="245"/>
        </table:table-row>
        <table:table-row table:style-name="ro36">
          <table:table-cell table:style-name="ce232" table:number-columns-repeated="9"/>
          <table:table-cell table:style-name="ce240"/>
          <table:table-cell table:style-name="ce232" table:number-columns-repeated="2"/>
          <table:table-cell table:style-name="ce236" table:number-columns-repeated="245"/>
        </table:table-row>
        <table:table-row table:style-name="ro35">
          <table:table-cell table:style-name="ce235"/>
          <table:table-cell/>
          <table:table-cell table:style-name="ce232" table:number-columns-repeated="10"/>
          <table:table-cell table:style-name="ce236" table:number-columns-repeated="245"/>
        </table:table-row>
        <table:table-row table:style-name="ro1" table:number-rows-repeated="65511">
          <table:table-cell table:style-name="ce236" table:number-columns-repeated="257"/>
        </table:table-row>
        <table:table-row table:style-name="ro26" table:number-rows-repeated="983039">
          <table:table-cell table:number-columns-repeated="257"/>
        </table:table-row>
        <table:table-row table:style-name="ro2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4" loext:min-decimal-places="4" number:min-integer-digits="1" number:grouping="true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18" loext:min-decimal-places="18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0" loext:min-decimal-places="0" number:min-integer-digits="0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3" loext:min-decimal-places="3" number:min-integer-digits="1" number:grouping="true"/>
    </number:number-style>
    <number:number-style style:name="N141P0" style:volatile="true">
      <number:number number:decimal-places="3" loext:min-decimal-places="3" number:min-integer-digits="1"/>
    </number:number-style>
    <number:number-style style:name="N141">
      <style:text-properties fo:color="#ff0000"/>
      <number:text>-</number:text>
      <number:number number:decimal-places="3" loext:min-decimal-places="3" number:min-integer-digits="1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/>
    </number:number-style>
    <number:number-style style:name="N142">
      <style:text-properties fo:color="#ff0000"/>
      <number:text>-</number:text>
      <number:number number:decimal-places="2" loext:min-decimal-places="2" number:min-integer-digits="1"/>
      <style:map style:condition="value()&gt;=0" style:apply-style-name="N142P0"/>
    </number:number-style>
    <number:number-style style:name="N143P0" style:volatile="true">
      <number:number number:decimal-places="4" loext:min-decimal-places="4" number:min-integer-digits="1"/>
    </number:number-style>
    <number:number-style style:name="N143">
      <style:text-properties fo:color="#ff0000"/>
      <number:text>-</number:text>
      <number:number number:decimal-places="4" loext:min-decimal-places="4" number:min-integer-digits="1"/>
      <style:map style:condition="value()&gt;=0" style:apply-style-name="N143P0"/>
    </number:number-style>
    <style:style style:name="Default" style:family="table-cell">
      <style:table-cell-properties fo:padding="0.71mm" style:rotation-align="none" style:vertical-align="middle"/>
      <style:text-properties style:font-name="Arial Cyr" fo:font-family="'Arial Cyr'" style:font-family-generic="swiss" style:font-pitch="variable" style:font-name-asian="Microsoft YaHei" style:font-family-asian="'Microsoft YaHei'" style:font-family-generic-asian="system" style:font-pitch-asian="variable" style:font-name-complex="Arial Cyr" style:font-family-complex="'Arial Cyr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Заголовок1_20_1" style:display-name="Заголовок1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 Cyr" style:font-family-complex="'Arial Cyr'" style:font-family-generic-complex="swiss" style:font-pitch-complex="variable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87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4" fo:font-size="12pt" fo:font-style="normal" fo:text-shadow="none" style:text-underline-style="none" fo:font-weight="normal" style:font-size-asian="12pt" style:font-style-asian="normal" style:font-weight-asian="normal" style:font-name-complex="Times New Roman4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09:58:01.7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Мат._20_ведомость" style:display-name="PageStyle_Мат. ведомость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Первый_20_лист" style:display-name="PageStyle_Перв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</meta:initial-creator>
    <meta:creation-date>1997-11-10T10:16:15</meta:creation-date>
    <dc:date>2023-01-31T10:26:20.801000000</dc:date>
    <meta:print-date>2021-05-13T11:45:26.387000000</meta:print-date>
    <meta:editing-cycles>112</meta:editing-cycles>
    <meta:editing-duration>P1DT8H46M46S</meta:editing-duration>
    <meta:generator>LibreOffice/6.2.4.2$Windows_X86_64 LibreOffice_project/2412653d852ce75f65fbfa83fb7e7b669a126d64</meta:generator>
    <meta:document-statistic meta:table-count="2" meta:cell-count="4452" meta:object-count="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